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4.157cm" fo:margin-left="0.991cm" table:align="left" style:writing-mode="lr-tb"/>
    </style:style>
    <style:style style:name="表13.A" style:family="table-column">
      <style:table-column-properties style:column-width="14.157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text-properties style:font-name="Courier"/>
    </style:style>
    <style:style style:name="P14" style:family="paragraph" style:parent-style-name="Standard">
      <style:paragraph-properties>
        <style:tab-stops>
          <style:tab-stop style:position="0cm"/>
        </style:tab-stops>
      </style:paragraph-properties>
    </style:style>
    <style:style style:name="P15" style:family="paragraph" style:parent-style-name="Standard">
      <style:paragraph-properties fo:text-align="center" style:justify-single-word="false"/>
      <style:text-properties style:font-name-asian="ＭＳ ゴシック"/>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7" style:family="paragraph" style:parent-style-name="Standard">
      <style:text-properties officeooo:paragraph-rsid="0008327f"/>
    </style:style>
    <style:style style:name="P18" style:family="paragraph" style:parent-style-name="Standard">
      <style:text-properties officeooo:paragraph-rsid="0009fb1b"/>
    </style:style>
    <style:style style:name="P19" style:family="paragraph" style:parent-style-name="Standard">
      <style:paragraph-properties>
        <style:tab-stops>
          <style:tab-stop style:position="2.223cm"/>
        </style:tab-stops>
      </style:paragraph-properties>
    </style:style>
    <style:style style:name="P20" style:family="paragraph" style:parent-style-name="Standard">
      <style:text-properties officeooo:paragraph-rsid="000ab48e"/>
    </style:style>
    <style:style style:name="P21" style:family="paragraph" style:parent-style-name="Standard">
      <style:text-properties officeooo:paragraph-rsid="000ab7d6"/>
    </style:style>
    <style:style style:name="P22" style:family="paragraph" style:parent-style-name="Standard">
      <style:text-properties officeooo:paragraph-rsid="000d10c3"/>
    </style:style>
    <style:style style:name="P23" style:family="paragraph" style:parent-style-name="Standard">
      <style:text-properties style:font-name="IPAMincho" style:font-name-asian="IPAMincho" style:language-asian="ja" style:country-asian="JP"/>
    </style:style>
    <style:style style:name="P24"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5"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26" style:family="paragraph" style:parent-style-name="Standard">
      <style:text-properties style:font-name="IPAMincho" officeooo:paragraph-rsid="0017a420" style:font-name-asian="IPAMincho" style:language-asian="ja" style:country-asian="JP"/>
    </style:style>
    <style:style style:name="P27" style:family="paragraph" style:parent-style-name="Standard">
      <style:paragraph-properties fo:text-align="end" style:justify-single-word="false"/>
    </style:style>
    <style:style style:name="P28" style:family="paragraph" style:parent-style-name="Standard">
      <style:paragraph-properties fo:break-before="page"/>
    </style:style>
    <style:style style:name="P29" style:family="paragraph" style:parent-style-name="Standard">
      <style:paragraph-properties fo:break-before="page"/>
      <style:text-properties style:language-asian="ja" style:country-asian="JP"/>
    </style:style>
    <style:style style:name="P30" style:family="paragraph" style:parent-style-name="Standard">
      <style:paragraph-properties fo:text-align="start" style:justify-single-word="false" fo:break-before="page"/>
      <style:text-properties style:language-asian="ja" style:country-asian="JP"/>
    </style:style>
    <style:style style:name="P3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32" style:family="paragraph" style:parent-style-name="Standard">
      <style:paragraph-properties fo:break-before="page">
        <style:tab-stops>
          <style:tab-stop style:position="0cm"/>
        </style:tab-stops>
      </style:paragraph-properties>
      <style:text-properties style:language-asian="ja" style:country-asian="JP"/>
    </style:style>
    <style:style style:name="P33" style:family="paragraph" style:parent-style-name="Standard">
      <style:paragraph-properties fo:break-before="page"/>
      <style:text-properties officeooo:paragraph-rsid="000d10c3"/>
    </style:style>
    <style:style style:name="P34" style:family="paragraph" style:parent-style-name="Standard">
      <style:paragraph-properties fo:margin-left="0cm" fo:margin-right="0cm" fo:text-indent="0.37cm" style:auto-text-indent="false"/>
    </style:style>
    <style:style style:name="P35" style:family="paragraph" style:parent-style-name="Standard">
      <style:paragraph-properties fo:margin-left="0cm" fo:margin-right="0cm" fo:text-indent="0.37cm" style:auto-text-indent="false"/>
      <style:text-properties style:font-name="Courier"/>
    </style:style>
    <style:style style:name="P36" style:family="paragraph" style:parent-style-name="Standard">
      <style:paragraph-properties fo:margin-left="0cm" fo:margin-right="0cm" fo:text-indent="1.482cm" style:auto-text-indent="false"/>
    </style:style>
    <style:style style:name="P37" style:family="paragraph" style:parent-style-name="Standard">
      <style:paragraph-properties fo:margin-left="0cm" fo:margin-right="0cm" fo:text-indent="1.482cm" style:auto-text-indent="false"/>
      <style:text-properties style:font-name="Courier"/>
    </style:style>
    <style:style style:name="P38" style:family="paragraph" style:parent-style-name="Standard">
      <style:paragraph-properties fo:margin-left="1.111cm" fo:margin-right="0cm" fo:text-indent="0cm" style:auto-text-indent="false"/>
      <style:text-properties style:language-asian="ja" style:country-asian="JP"/>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ab-stops>
          <style:tab-stop style:position="0cm"/>
        </style:tab-stops>
      </style:paragraph-properties>
    </style:style>
    <style:style style:name="P41" style:family="paragraph" style:parent-style-name="Standard">
      <style:paragraph-properties fo:margin-left="0cm" fo:margin-right="0cm" fo:text-indent="0cm" style:auto-text-indent="false"/>
      <style:text-properties style:language-asian="ja" style:country-asian="JP"/>
    </style:style>
    <style:style style:name="P42"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43" style:family="paragraph" style:parent-style-name="Standard">
      <style:paragraph-properties fo:margin-left="0cm" fo:margin-right="0cm" fo:text-indent="0cm" style:auto-text-indent="false">
        <style:tab-stops>
          <style:tab-stop style:position="2.778cm"/>
        </style:tab-stops>
      </style:paragraph-properties>
    </style:style>
    <style:style style:name="P44" style:family="paragraph" style:parent-style-name="Standard">
      <style:paragraph-properties fo:margin-left="0cm" fo:margin-right="0cm" fo:text-indent="0cm" style:auto-text-indent="false">
        <style:tab-stops>
          <style:tab-stop style:position="2.275cm"/>
        </style:tab-stops>
      </style:paragraph-properties>
    </style:style>
    <style:style style:name="P45" style:family="paragraph" style:parent-style-name="Standard">
      <style:paragraph-properties fo:margin-left="0cm" fo:margin-right="0cm" fo:text-indent="0cm" style:auto-text-indent="false">
        <style:tab-stops>
          <style:tab-stop style:position="2.316cm"/>
        </style:tab-stops>
      </style:paragraph-properties>
    </style:style>
    <style:style style:name="P46" style:family="paragraph" style:parent-style-name="Standard">
      <style:paragraph-properties fo:margin-left="0cm" fo:margin-right="0cm" fo:text-indent="0cm" style:auto-text-indent="false">
        <style:tab-stops>
          <style:tab-stop style:position="2.249cm"/>
        </style:tab-stops>
      </style:paragraph-properties>
    </style:style>
    <style:style style:name="P47"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48"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4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50" style:family="paragraph" style:parent-style-name="Standard">
      <style:paragraph-properties fo:margin-left="0cm" fo:margin-right="0cm" fo:text-indent="0cm" style:auto-text-indent="false"/>
      <style:text-properties officeooo:paragraph-rsid="0011d2d1"/>
    </style:style>
    <style:style style:name="P51" style:family="paragraph" style:parent-style-name="Standard">
      <style:paragraph-properties fo:margin-left="0cm" fo:margin-right="0cm" fo:text-indent="0cm" style:auto-text-indent="false" fo:break-before="page"/>
      <style:text-properties style:language-asian="ja" style:country-asian="JP"/>
    </style:style>
    <style:style style:name="P52" style:family="paragraph" style:parent-style-name="Standard">
      <style:paragraph-properties fo:margin-left="0cm" fo:margin-right="0cm" fo:text-indent="0.582cm" style:auto-text-indent="false"/>
    </style:style>
    <style:style style:name="P53" style:family="paragraph" style:parent-style-name="Standard">
      <style:paragraph-properties fo:margin-left="1.482cm" fo:margin-right="0cm" fo:text-indent="1.482cm" style:auto-text-indent="false"/>
      <style:text-properties style:font-name="Courier"/>
    </style:style>
    <style:style style:name="P54" style:family="paragraph" style:parent-style-name="Standard">
      <style:paragraph-properties fo:margin-left="1.482cm" fo:margin-right="0cm" fo:text-indent="0cm" style:auto-text-indent="false"/>
    </style:style>
    <style:style style:name="P55"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56"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57"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58"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5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6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6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62"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63" style:family="paragraph" style:parent-style-name="Table_20_Contents">
      <style:paragraph-properties style:line-height-at-least="0cm"/>
      <style:text-properties style:language-asian="ja" style:country-asian="JP"/>
    </style:style>
    <style:style style:name="P64" style:family="paragraph" style:parent-style-name="Table_20_Contents">
      <style:paragraph-properties style:line-height-at-least="0cm"/>
      <style:text-properties officeooo:paragraph-rsid="00181c4e" style:language-asian="ja" style:country-asian="JP"/>
    </style:style>
    <style:style style:name="P65" style:family="paragraph" style:parent-style-name="Table_20_Contents">
      <style:paragraph-properties style:line-height-at-least="0cm"/>
      <style:text-properties officeooo:paragraph-rsid="0019b44d" style:language-asian="ja" style:country-asian="JP"/>
    </style:style>
    <style:style style:name="P66" style:family="paragraph" style:parent-style-name="Table_20_Contents">
      <style:paragraph-properties style:line-height-at-least="0cm"/>
      <style:text-properties officeooo:paragraph-rsid="001a934f" style:language-asian="ja" style:country-asian="JP"/>
    </style:style>
    <style:style style:name="P67" style:family="paragraph" style:parent-style-name="Table_20_Contents">
      <style:paragraph-properties style:line-height-at-least="0cm"/>
      <style:text-properties officeooo:paragraph-rsid="001bc9ba" style:language-asian="ja" style:country-asian="JP"/>
    </style:style>
    <style:style style:name="P68" style:family="paragraph" style:parent-style-name="Table_20_Contents">
      <style:paragraph-properties style:line-height-at-least="0cm"/>
      <style:text-properties officeooo:paragraph-rsid="001f02fd" style:language-asian="ja" style:country-asian="JP"/>
    </style:style>
    <style:style style:name="P69" style:family="paragraph" style:parent-style-name="Table_20_Contents">
      <style:paragraph-properties style:line-height-at-least="0cm"/>
      <style:text-properties style:font-name="Courier New" style:language-asian="ja" style:country-asian="JP"/>
    </style:style>
    <style:style style:name="P70" style:family="paragraph" style:parent-style-name="Table_20_Contents">
      <style:paragraph-properties style:line-height-at-least="0cm" fo:text-align="start" style:justify-single-word="false"/>
      <style:text-properties style:font-name="Courier New" style:language-asian="ja" style:country-asian="JP"/>
    </style:style>
    <style:style style:name="P71" style:family="paragraph" style:parent-style-name="Table_20_Contents">
      <style:paragraph-properties style:line-height-at-least="0cm"/>
      <style:text-properties style:font-name="Courier New" officeooo:paragraph-rsid="00181c4e" style:language-asian="ja" style:country-asian="JP"/>
    </style:style>
    <style:style style:name="P72" style:family="paragraph" style:parent-style-name="Table_20_Contents">
      <style:paragraph-properties style:line-height-at-least="0cm"/>
      <style:text-properties style:font-name="Courier New" officeooo:paragraph-rsid="0019b44d" style:language-asian="ja" style:country-asian="JP"/>
    </style:style>
    <style:style style:name="P73" style:family="paragraph" style:parent-style-name="Table_20_Contents">
      <style:paragraph-properties style:line-height-at-least="0cm"/>
      <style:text-properties style:font-name="Courier New" officeooo:paragraph-rsid="001bc9ba" style:language-asian="ja" style:country-asian="JP"/>
    </style:style>
    <style:style style:name="P74" style:family="paragraph" style:parent-style-name="Table_20_Contents">
      <style:paragraph-properties style:line-height-at-least="0cm"/>
      <style:text-properties style:font-name="Courier New" officeooo:paragraph-rsid="001f02fd" style:language-asian="ja" style:country-asian="JP"/>
    </style:style>
    <style:style style:name="P75" style:family="paragraph" style:parent-style-name="Table_20_Contents">
      <style:paragraph-properties fo:line-height="100%"/>
      <style:text-properties style:font-name="Courier New" style:language-asian="ja" style:country-asian="JP"/>
    </style:style>
    <style:style style:name="P76"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77" style:family="paragraph" style:parent-style-name="Table_20_Contents">
      <style:paragraph-properties style:line-height-at-least="0cm"/>
      <style:text-properties fo:font-style="normal" style:language-asian="ja" style:country-asian="JP" style:font-style-asian="normal" style:font-style-complex="normal"/>
    </style:style>
    <style:style style:name="P78"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79" style:family="paragraph" style:parent-style-name="Table_20_Contents">
      <style:paragraph-properties style:line-height-at-least="0cm"/>
      <style:text-properties style:font-name-asian="ＭＳ ゴシック" style:language-asian="ja" style:country-asian="JP"/>
    </style:style>
    <style:style style:name="P80" style:family="paragraph" style:parent-style-name="Table_20_Contents">
      <style:paragraph-properties style:line-height-at-least="0cm"/>
      <style:text-properties officeooo:paragraph-rsid="00181c4e" style:font-name-asian="ＭＳ ゴシック" style:language-asian="ja" style:country-asian="JP"/>
    </style:style>
    <style:style style:name="P81" style:family="paragraph" style:parent-style-name="Table_20_Contents">
      <style:paragraph-properties style:line-height-at-least="0cm"/>
      <style:text-properties officeooo:paragraph-rsid="0019b44d" style:font-name-asian="ＭＳ ゴシック" style:language-asian="ja" style:country-asian="JP"/>
    </style:style>
    <style:style style:name="P82" style:family="paragraph" style:parent-style-name="Table_20_Contents">
      <style:paragraph-properties style:line-height-at-least="0cm"/>
      <style:text-properties officeooo:paragraph-rsid="001bc9ba" style:font-name-asian="ＭＳ ゴシック" style:language-asian="ja" style:country-asian="JP"/>
    </style:style>
    <style:style style:name="P83" style:family="paragraph" style:parent-style-name="Table_20_Contents">
      <style:paragraph-properties style:line-height-at-least="0cm"/>
      <style:text-properties officeooo:paragraph-rsid="001f02fd" style:font-name-asian="ＭＳ ゴシック" style:language-asian="ja" style:country-asian="JP"/>
    </style:style>
    <style:style style:name="P84" style:family="paragraph" style:parent-style-name="Table_20_Contents">
      <style:paragraph-properties style:line-height-at-least="0cm"/>
      <style:text-properties style:text-underline-style="none" officeooo:paragraph-rsid="00181c4e" style:language-asian="ja" style:country-asian="JP"/>
    </style:style>
    <style:style style:name="P85" style:family="paragraph" style:parent-style-name="Table_20_Contents">
      <style:paragraph-properties style:line-height-at-least="0cm"/>
      <style:text-properties style:text-underline-style="none" officeooo:paragraph-rsid="0019b44d" style:language-asian="ja" style:country-asian="JP"/>
    </style:style>
    <style:style style:name="P86" style:family="paragraph" style:parent-style-name="Table_20_Contents">
      <style:text-properties officeooo:paragraph-rsid="001f02fd"/>
    </style:style>
    <style:style style:name="P87"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88" style:family="paragraph" style:parent-style-name="Contents_20_1">
      <style:paragraph-properties fo:background-color="#ffffff">
        <style:tab-stops>
          <style:tab-stop style:position="14.998cm" style:type="right" style:leader-style="dotted" style:leader-text="."/>
        </style:tab-stops>
        <style:background-image/>
      </style:paragraph-properties>
    </style:style>
    <style:style style:name="P89" style:family="paragraph" style:parent-style-name="Contents_20_2">
      <style:paragraph-properties fo:background-color="#ffffff">
        <style:tab-stops>
          <style:tab-stop style:position="14.628cm" style:type="right" style:leader-style="dotted" style:leader-text="."/>
        </style:tab-stops>
        <style:background-image/>
      </style:paragraph-properties>
    </style:style>
    <style:style style:name="P90" style:family="paragraph" style:parent-style-name="Contents_20_3">
      <style:paragraph-properties fo:background-color="#ffffff">
        <style:tab-stops>
          <style:tab-stop style:position="14.258cm" style:type="right" style:leader-style="dotted" style:leader-text="."/>
        </style:tab-stops>
        <style:background-image/>
      </style:paragraph-properties>
    </style:style>
    <style:style style:name="P91" style:family="paragraph" style:parent-style-name="Standard" style:list-style-name="WW8Num3">
      <style:paragraph-properties>
        <style:tab-stops>
          <style:tab-stop style:position="2.223cm"/>
        </style:tab-stops>
      </style:paragraph-properties>
    </style:style>
    <style:style style:name="P92" style:family="paragraph" style:parent-style-name="Standard" style:list-style-name="WW8Num4">
      <style:paragraph-properties>
        <style:tab-stops>
          <style:tab-stop style:position="2.223cm"/>
        </style:tab-stops>
      </style:paragraph-properties>
    </style:style>
    <style:style style:name="P93" style:family="paragraph" style:parent-style-name="Standard" style:list-style-name="WW8Num4">
      <style:paragraph-properties>
        <style:tab-stops>
          <style:tab-stop style:position="2.223cm"/>
        </style:tab-stops>
      </style:paragraph-properties>
      <style:text-properties officeooo:paragraph-rsid="000b825e"/>
    </style:style>
    <style:style style:name="P94" style:family="paragraph" style:parent-style-name="Standard" style:list-style-name="WW8Num2">
      <style:paragraph-properties>
        <style:tab-stops>
          <style:tab-stop style:position="2.223cm"/>
        </style:tab-stops>
      </style:paragraph-properties>
    </style:style>
    <style:style style:name="P95" style:family="paragraph" style:parent-style-name="Standard" style:list-style-name="L34">
      <style:paragraph-properties>
        <style:tab-stops>
          <style:tab-stop style:position="0cm"/>
        </style:tab-stops>
      </style:paragraph-properties>
      <style:text-properties style:language-asian="ja" style:country-asian="JP"/>
    </style:style>
    <style:style style:name="P96" style:family="paragraph" style:parent-style-name="Standard" style:list-style-name="L38">
      <style:paragraph-properties>
        <style:tab-stops>
          <style:tab-stop style:position="0cm"/>
        </style:tab-stops>
      </style:paragraph-properties>
      <style:text-properties style:language-asian="ja" style:country-asian="JP"/>
    </style:style>
    <style:style style:name="P97" style:family="paragraph" style:parent-style-name="Standard" style:list-style-name="L35">
      <style:text-properties style:language-asian="ja" style:country-asian="JP"/>
    </style:style>
    <style:style style:name="P98" style:family="paragraph" style:parent-style-name="Standard" style:list-style-name="L35"/>
    <style:style style:name="P99" style:family="paragraph" style:parent-style-name="Standard" style:list-style-name="WW8Num2">
      <style:paragraph-properties>
        <style:tab-stops>
          <style:tab-stop style:position="2.223cm"/>
        </style:tab-stops>
      </style:paragraph-properties>
      <style:text-properties style:font-name="Courier"/>
    </style:style>
    <style:style style:name="P100" style:family="paragraph" style:parent-style-name="Standard" style:list-style-name="WW8Num5">
      <style:paragraph-properties>
        <style:tab-stops>
          <style:tab-stop style:position="2.223cm"/>
        </style:tab-stops>
      </style:paragraph-properties>
      <style:text-properties style:font-name="Courier"/>
    </style:style>
    <style:style style:name="P101" style:family="paragraph" style:parent-style-name="Standard" style:list-style-name="L39"/>
    <style:style style:name="P102" style:family="paragraph" style:parent-style-name="Standard">
      <style:text-properties fo:color="#000000" style:text-underline-style="none"/>
    </style:style>
    <style:style style:name="P103" style:family="paragraph" style:parent-style-name="Standard">
      <style:text-properties fo:color="#000000" style:text-underline-style="none" officeooo:paragraph-rsid="000d10c3"/>
    </style:style>
    <style:style style:name="P10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05" style:family="paragraph" style:parent-style-name="Standard" style:master-page-name="_31__20_を変換">
      <style:paragraph-properties style:page-number="auto" fo:break-before="page"/>
      <style:text-properties style:language-asian="ja" style:country-asian="JP"/>
    </style:style>
    <style:style style:name="P10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07"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08" style:family="paragraph" style:parent-style-name="Standard" style:list-style-name="L37">
      <style:paragraph-properties fo:margin-left="1.482cm" fo:margin-right="0cm" fo:text-indent="0cm" style:auto-text-indent="false"/>
      <style:text-properties style:language-asian="ja" style:country-asian="JP"/>
    </style:style>
    <style:style style:name="P109" style:family="paragraph" style:parent-style-name="Standard">
      <style:paragraph-properties fo:margin-left="0cm" fo:margin-right="0cm" fo:text-indent="0.37cm" style:auto-text-indent="false"/>
      <style:text-properties fo:color="#000000" style:text-underline-style="none"/>
    </style:style>
    <style:style style:name="P110" style:family="paragraph" style:parent-style-name="Heading_20_1" style:master-page-name="_32__20_を変換">
      <style:paragraph-properties style:page-number="auto">
        <style:tab-stops>
          <style:tab-stop style:position="0cm"/>
        </style:tab-stops>
      </style:paragraph-properties>
    </style:style>
    <style:style style:name="P111" style:family="paragraph" style:parent-style-name="Heading_20_1" style:master-page-name="_33__20_を変換">
      <style:paragraph-properties style:page-number="auto"/>
    </style:style>
    <style:style style:name="P112" style:family="paragraph" style:parent-style-name="Heading_20_1" style:master-page-name="_37__20_を変換">
      <style:paragraph-properties style:page-number="auto">
        <style:tab-stops>
          <style:tab-stop style:position="0cm"/>
        </style:tab-stops>
      </style:paragraph-properties>
    </style:style>
    <style:style style:name="P113" style:family="paragraph" style:parent-style-name="Heading_20_1" style:master-page-name="_39__20_を変換">
      <style:paragraph-properties style:page-number="auto">
        <style:tab-stops>
          <style:tab-stop style:position="0cm"/>
        </style:tab-stops>
      </style:paragraph-properties>
    </style:style>
    <style:style style:name="P114" style:family="paragraph" style:parent-style-name="Heading_20_1" style:master-page-name="_31_0_20_を変換">
      <style:paragraph-properties style:page-number="auto">
        <style:tab-stops>
          <style:tab-stop style:position="0cm"/>
        </style:tab-stops>
      </style:paragraph-properties>
    </style:style>
    <style:style style:name="P115" style:family="paragraph" style:parent-style-name="Heading_20_2">
      <style:paragraph-properties>
        <style:tab-stops>
          <style:tab-stop style:position="0cm"/>
        </style:tab-stops>
      </style:paragraph-properties>
    </style:style>
    <style:style style:name="P116" style:family="paragraph" style:parent-style-name="Heading_20_2">
      <style:text-properties style:language-asian="ja" style:country-asian="JP"/>
    </style:style>
    <style:style style:name="P117" style:family="paragraph" style:parent-style-name="Heading_20_2">
      <style:paragraph-properties fo:break-before="page"/>
    </style:style>
    <style:style style:name="P118" style:family="paragraph" style:parent-style-name="Heading_20_2">
      <style:paragraph-properties fo:break-before="page">
        <style:tab-stops>
          <style:tab-stop style:position="0cm"/>
        </style:tab-stops>
      </style:paragraph-properties>
    </style:style>
    <style:style style:name="P119" style:family="paragraph" style:parent-style-name="Heading_20_2">
      <style:paragraph-properties fo:break-before="page"/>
      <style:text-properties style:language-asian="ja" style:country-asian="JP"/>
    </style:style>
    <style:style style:name="P120" style:family="paragraph" style:parent-style-name="Heading_20_2" style:master-page-name="_38__20_を変換">
      <style:paragraph-properties style:page-number="auto">
        <style:tab-stops>
          <style:tab-stop style:position="0cm"/>
        </style:tab-stops>
      </style:paragraph-properties>
    </style:style>
    <style:style style:name="P121" style:family="paragraph" style:parent-style-name="Heading_20_3">
      <style:paragraph-properties>
        <style:tab-stops>
          <style:tab-stop style:position="0cm"/>
        </style:tab-stops>
      </style:paragraph-properties>
    </style:style>
    <style:style style:name="P122" style:family="paragraph" style:parent-style-name="Heading_20_3">
      <style:text-properties style:language-asian="ja" style:country-asian="JP"/>
    </style:style>
    <style:style style:name="P123" style:family="paragraph" style:parent-style-name="Heading_20_3">
      <style:text-properties officeooo:paragraph-rsid="0019b44d" style:language-asian="ja" style:country-asian="JP"/>
    </style:style>
    <style:style style:name="P124" style:family="paragraph" style:parent-style-name="Heading_20_3" style:list-style-name="">
      <style:paragraph-properties fo:text-align="justify" style:justify-single-word="false" fo:orphans="0" fo:widows="0" fo:hyphenation-ladder-count="no-limit"/>
      <style:text-properties style:language-asian="ja" style:country-asian="JP" fo:hyphenate="false" fo:hyphenation-remain-char-count="2" fo:hyphenation-push-char-count="2"/>
    </style:style>
    <style:style style:name="P125" style:family="paragraph" style:parent-style-name="Heading_20_3">
      <style:text-properties officeooo:paragraph-rsid="001f02fd" style:language-asian="ja" style:country-asian="JP"/>
    </style:style>
    <style:style style:name="P126" style:family="paragraph" style:parent-style-name="Heading_20_3" style:list-style-name="">
      <style:paragraph-properties fo:text-align="justify" style:justify-single-word="false" fo:orphans="0" fo:widows="0" fo:hyphenation-ladder-count="no-limit"/>
      <style:text-properties officeooo:paragraph-rsid="0019b44d" fo:hyphenate="false" fo:hyphenation-remain-char-count="2" fo:hyphenation-push-char-count="2"/>
    </style:style>
    <style:style style:name="P127" style:family="paragraph" style:parent-style-name="Heading_20_3">
      <style:text-properties officeooo:paragraph-rsid="00181c4e"/>
    </style:style>
    <style:style style:name="P128" style:family="paragraph" style:parent-style-name="Heading_20_3">
      <style:text-properties officeooo:paragraph-rsid="001bc9ba"/>
    </style:style>
    <style:style style:name="P129" style:family="paragraph" style:parent-style-name="Heading_20_3">
      <style:text-properties officeooo:paragraph-rsid="001f02fd"/>
    </style:style>
    <style:style style:name="P130" style:family="paragraph" style:parent-style-name="Heading_20_3">
      <style:paragraph-properties fo:break-before="page"/>
    </style:style>
    <style:style style:name="P131" style:family="paragraph" style:parent-style-name="Heading_20_3">
      <style:paragraph-properties fo:break-before="page">
        <style:tab-stops>
          <style:tab-stop style:position="0cm"/>
        </style:tab-stops>
      </style:paragraph-properties>
    </style:style>
    <style:style style:name="P132" style:family="paragraph" style:parent-style-name="Heading_20_3">
      <style:paragraph-properties fo:break-before="page"/>
      <style:text-properties style:language-asian="ja" style:country-asian="JP"/>
    </style:style>
    <style:style style:name="P133"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134" style:family="paragraph" style:parent-style-name="Heading_20_3">
      <style:paragraph-properties fo:break-before="page"/>
      <style:text-properties officeooo:paragraph-rsid="001bc9ba" style:language-asian="ja" style:country-asian="JP"/>
    </style:style>
    <style:style style:name="P135" style:family="paragraph" style:parent-style-name="Heading_20_3">
      <style:paragraph-properties fo:break-before="page"/>
      <style:text-properties officeooo:paragraph-rsid="00181c4e"/>
    </style:style>
    <style:style style:name="P136" style:family="paragraph" style:parent-style-name="Heading_20_3">
      <style:paragraph-properties fo:break-before="page"/>
      <style:text-properties officeooo:paragraph-rsid="0019b44d"/>
    </style:style>
    <style:style style:name="P137" style:family="paragraph" style:parent-style-name="Heading_20_3">
      <style:paragraph-properties fo:break-before="page"/>
      <style:text-properties officeooo:paragraph-rsid="001f02fd"/>
    </style:style>
    <style:style style:name="P138"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39" style:family="paragraph" style:parent-style-name="Table_20_Contents" style:list-style-name="L40">
      <style:paragraph-properties style:line-height-at-least="0cm"/>
      <style:text-properties style:language-asian="ja" style:country-asian="JP"/>
    </style:style>
    <style:style style:name="P140" style:family="paragraph" style:parent-style-name="Table_20_Contents" style:list-style-name="L41">
      <style:paragraph-properties style:line-height-at-least="0cm"/>
      <style:text-properties style:language-asian="ja" style:country-asian="JP"/>
    </style:style>
    <style:style style:name="P141" style:family="paragraph" style:parent-style-name="Table_20_Contents" style:list-style-name="L41">
      <style:paragraph-properties style:line-height-at-least="0cm"/>
      <style:text-properties officeooo:paragraph-rsid="001ca9c0" style:language-asian="ja" style:country-asian="JP"/>
    </style:style>
    <style:style style:name="P142" style:family="paragraph">
      <style:paragraph-properties fo:text-align="center" style:writing-mode="lr-tb"/>
      <style:text-properties fo:font-size="24pt"/>
    </style:style>
    <style:style style:name="P143" style:family="paragraph">
      <style:paragraph-properties fo:text-align="center"/>
    </style:style>
    <style:style style:name="P144" style:family="paragraph">
      <style:text-properties fo:font-size="8pt" style:font-size-asian="8pt" style:font-size-complex="8pt"/>
    </style:style>
    <style:style style:name="P145" style:family="paragraph">
      <style:paragraph-properties fo:text-align="justify"/>
    </style:style>
    <style:style style:name="P146"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203274" style:language-asian="ja" style:country-asian="JP"/>
    </style:style>
    <style:style style:name="T3" style:family="text">
      <style:text-properties officeooo:rsid="0024005d" style:language-asian="ja" style:country-asian="JP"/>
    </style:style>
    <style:style style:name="T4" style:family="text">
      <style:text-properties style:font-name="Courier"/>
    </style:style>
    <style:style style:name="T5" style:family="text">
      <style:text-properties style:font-name="Courier" style:font-name-complex="Arial"/>
    </style:style>
    <style:style style:name="T6" style:family="text">
      <style:text-properties style:font-name="Courier" style:language-asian="ja" style:country-asian="JP"/>
    </style:style>
    <style:style style:name="T7" style:family="text">
      <style:text-properties style:font-name="Courier New"/>
    </style:style>
    <style:style style:name="T8" style:family="text">
      <style:text-properties style:font-name="Courier New" style:language-asian="ja" style:country-asian="JP"/>
    </style:style>
    <style:style style:name="T9" style:family="text">
      <style:text-properties style:font-name="Courier New" style:font-name-asian="Courier New"/>
    </style:style>
    <style:style style:name="T10" style:family="text">
      <style:text-properties style:font-name="Courier New" style:font-name-asian="Courier New" style:font-name-complex="Courier New1"/>
    </style:style>
    <style:style style:name="T11" style:family="text">
      <style:text-properties style:font-name="Courier New" style:font-name-asian="ＭＳ ゴシック"/>
    </style:style>
    <style:style style:name="T12" style:family="text">
      <style:text-properties style:font-name="Courier New" style:font-name-asian="IPAMincho"/>
    </style:style>
    <style:style style:name="T13" style:family="text">
      <style:text-properties style:font-name="ＭＳ 明朝"/>
    </style:style>
    <style:style style:name="T14" style:family="text">
      <style:text-properties style:text-underline-style="none"/>
    </style:style>
    <style:style style:name="T15" style:family="text">
      <style:text-properties style:use-window-font-color="true" style:text-underline-style="none"/>
    </style:style>
    <style:style style:name="T16" style:family="text">
      <style:text-properties style:font-name="ＭＳ ゴシック" style:font-name-asian="ＭＳ ゴシック"/>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language-asian="ja" style:country-asian="JP"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Times New Roman" style:font-name-asian="Times New Roman" style:font-name-complex="Times New Roman"/>
    </style:style>
    <style:style style:name="T23" style:family="text">
      <style:text-properties fo:font-weight="normal" style:font-name-asian="ＭＳ ゴシック" style:font-weight-asian="normal" style:font-weight-complex="normal"/>
    </style:style>
    <style:style style:name="T24" style:family="text">
      <style:text-properties fo:font-weight="normal" style:font-weight-asian="normal" style:font-weight-complex="normal"/>
    </style:style>
    <style:style style:name="T25" style:family="text">
      <style:text-properties style:text-position="sub 58%" fo:font-style="italic" style:font-style-asian="italic" style:font-style-complex="italic"/>
    </style:style>
    <style:style style:name="T26" style:family="text">
      <style:text-properties fo:font-variant="normal" fo:text-transform="none" fo:color="#5555ff" style:font-name="Carlito" fo:font-size="10.5pt" fo:letter-spacing="normal" fo:font-style="normal" fo:font-weight="normal" style:font-size-asian="10.5pt" style:font-weight-asian="normal" style:font-size-complex="10.5pt" style:font-weight-complex="normal"/>
    </style:style>
    <style:style style:name="T27" style:family="text">
      <style:text-properties fo:font-variant="normal" fo:text-transform="none" style:font-name="Carlito" fo:font-size="10.5pt" fo:letter-spacing="normal" fo:font-style="normal" fo:font-weight="normal" style:font-size-asian="10.5pt" style:font-weight-asian="normal" style:font-size-complex="10.5pt" style:font-weight-complex="normal"/>
    </style:style>
    <style:style style:name="T28" style:family="text">
      <style:text-properties fo:font-variant="normal" fo:text-transform="none" fo:color="#000000" style:font-name="Carlito" fo:font-size="10.5pt" fo:letter-spacing="normal" fo:font-style="normal" fo:font-weight="normal" style:font-size-asian="10.5pt" style:font-weight-asian="normal" style:font-size-complex="10.5pt" style:font-weight-complex="normal"/>
    </style:style>
    <style:style style:name="T29" style:family="text">
      <style:text-properties fo:font-variant="normal" fo:text-transform="none" fo:color="#000000" style:font-name="Carlito" fo:font-size="10.5pt" fo:letter-spacing="normal" fo:font-style="normal" style:text-underline-style="solid" style:text-underline-width="auto" style:text-underline-color="font-color" fo:font-weight="normal" style:font-size-asian="10.5pt" style:font-weight-asian="normal" style:font-size-complex="10.5pt" style:font-weight-complex="normal"/>
    </style:style>
    <style:style style:name="T30"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1" style:family="text">
      <style:text-properties style:font-name="Carlito"/>
    </style:style>
    <style:style style:name="T32" style:family="text">
      <style:text-properties style:font-name="Carlito" fo:font-weight="normal" style:font-weight-asian="normal" style:font-weight-complex="normal"/>
    </style:style>
    <style:style style:name="T33" style:family="text">
      <style:text-properties style:font-name="Courier 10 Pitch"/>
    </style:style>
    <style:style style:name="T34" style:family="text">
      <style:text-properties fo:color="#000000"/>
    </style:style>
    <style:style style:name="T35" style:family="text">
      <style:text-properties fo:color="#000000" style:text-underline-style="none"/>
    </style:style>
    <style:style style:name="T36" style:family="text">
      <style:text-properties fo:color="#000000" style:text-underline-style="solid" style:text-underline-width="auto" style:text-underline-color="font-color"/>
    </style:style>
    <style:style style:name="T37" style:family="text">
      <style:text-properties fo:color="#000000" style:font-name="Carlito"/>
    </style:style>
    <style:style style:name="T38" style:family="text">
      <style:text-properties fo:color="#000000" style:font-name="Carlito" fo:font-weight="normal" style:font-weight-asian="normal" style:font-weight-complex="normal"/>
    </style:style>
    <style:style style:name="T39" style:family="text">
      <style:text-properties fo:color="#000000" style:font-name="Carlito" style:text-underline-style="solid" style:text-underline-width="auto" style:text-underline-color="font-color"/>
    </style:style>
    <style:style style:name="T40" style:family="text">
      <style:text-properties fo:color="#000000" style:font-name="Carlito" style:text-underline-style="solid" style:text-underline-width="auto" style:text-underline-color="font-color" fo:font-weight="normal" style:font-weight-asian="normal" style:font-weight-complex="normal"/>
    </style:style>
    <style:style style:name="T41" style:family="text">
      <style:text-properties fo:color="#000000" style:font-name="Carlito" style:text-underline-style="none"/>
    </style:style>
    <style:style style:name="T42" style:family="text">
      <style:text-properties fo:color="#000000" style:font-name="Carlito" style:text-underline-style="none" fo:font-weight="normal" style:font-weight-asian="normal" style:font-weight-complex="normal"/>
    </style:style>
    <style:style style:name="T43" style:family="text">
      <style:text-properties officeooo:rsid="00223ba1"/>
    </style:style>
    <style:style style:name="T44" style:family="text"/>
    <style:style style:name="T4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dash" draw:stroke-dash="Ultrafine_20_Dashed" draw:fill="none" draw:textarea-horizontal-align="center" draw:textarea-vertical-align="middle" style:run-through="foreground"/>
    </style:style>
    <style:style style:name="gr1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2" style:family="graphic">
      <style:graphic-properties draw:stroke="solid" draw:stroke-dash="Ultrafine_20_Dashed" draw:fill="none" draw:textarea-horizontal-align="center" draw:textarea-vertical-align="middle" style:run-through="foreground"/>
    </style:style>
    <style:style style:name="gr13"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A programming language 'perfume'.</text:p>
      <text:p text:style-name="P16"/>
      <text:p text:style-name="P16">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text:span><text:span text:style-name="T3">23</text:span>, 2014</text:p>
      <text:p text:style-name="P4"/>
      <text:p text:style-name="P4"/>
      <text:section text:style-name="Sect1" text:name="セクション1">
        <text:p text:style-name="P105"/>
        <text:p text:style-name="Standard"/>
        <text:p text:style-name="P15"><text:span text:style-name="T1">－</text:span> 　目　次　 <text:span text:style-name="T1">－</text:span></text:p>
        <text:p text:style-name="P87"/>
        <text:p text:style-name="P8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__RefHeading__14336_1559979953"><text:span text:style-name="T35">1. はじめに<text:tab/>9</text:span></text:a></text:p>
            <text:p text:style-name="P88"><text:a xlink:type="simple" xlink:href="#__RefHeading__14338_1559979953"><text:span text:style-name="T35">2. 概要<text:tab/>10</text:span></text:a></text:p>
            <text:p text:style-name="P89"><text:a xlink:type="simple" xlink:href="#__RefHeading__14340_1559979953"><text:span text:style-name="T35">2.1 特徴<text:tab/>10</text:span></text:a></text:p>
            <text:p text:style-name="P89"><text:a xlink:type="simple" xlink:href="#__RefHeading__14342_1559979953"><text:span text:style-name="T35">2.2 外観<text:tab/>13</text:span></text:a></text:p>
            <text:p text:style-name="P89"><text:a xlink:type="simple" xlink:href="#__RefHeading__14344_1559979953"><text:span text:style-name="T35">2.3 影響を受けた言語<text:tab/>14</text:span></text:a></text:p>
            <text:p text:style-name="P88"><text:a xlink:type="simple" xlink:href="#__RefHeading__14346_1559979953"><text:span text:style-name="T35">3. 準備<text:tab/>15</text:span></text:a></text:p>
            <text:p text:style-name="P89"><text:a xlink:type="simple" xlink:href="#__RefHeading__14348_1559979953"><text:span text:style-name="T35">3.1 プラットフォーム<text:tab/>15</text:span></text:a></text:p>
            <text:p text:style-name="P89"><text:a xlink:type="simple" xlink:href="#__RefHeading__14350_1559979953"><text:span text:style-name="T35">3.2 コンパイル方法<text:tab/>16</text:span></text:a></text:p>
            <text:p text:style-name="P89"><text:a xlink:type="simple" xlink:href="#__RefHeading__14352_1559979953"><text:span text:style-name="T35">3.3 処理系の構成<text:tab/>19</text:span></text:a></text:p>
            <text:p text:style-name="P90"><text:a xlink:type="simple" xlink:href="#__RefHeading__14354_1559979953"><text:span text:style-name="T35">3.3.1 ファイル構成<text:tab/>19</text:span></text:a></text:p>
            <text:p text:style-name="P90"><text:a xlink:type="simple" xlink:href="#__RefHeading__14356_1559979953"><text:span text:style-name="T35">3.3.2 環境変数<text:tab/>19</text:span></text:a></text:p>
            <text:p text:style-name="P90"><text:a xlink:type="simple" xlink:href="#__RefHeading__14358_1559979953"><text:span text:style-name="T35">3.3.3 グローバル変数<text:tab/>19</text:span></text:a></text:p>
            <text:p text:style-name="P89"><text:a xlink:type="simple" xlink:href="#__RefHeading__14360_1559979953"><text:span text:style-name="T35">3.4 起動<text:tab/>20</text:span></text:a></text:p>
            <text:p text:style-name="P88"><text:a xlink:type="simple" xlink:href="#__RefHeading__14362_1559979953"><text:span text:style-name="T35">4. 言語仕様<text:tab/>21</text:span></text:a></text:p>
            <text:p text:style-name="P89"><text:a xlink:type="simple" xlink:href="#__RefHeading__14364_1559979953"><text:span text:style-name="T35">4.1 データ型<text:tab/>21</text:span></text:a></text:p>
            <text:p text:style-name="P90"><text:a xlink:type="simple" xlink:href="#__RefHeading__14366_1559979953"><text:span text:style-name="T35">4.1.1 nil<text:tab/>21</text:span></text:a></text:p>
            <text:p text:style-name="P90"><text:a xlink:type="simple" xlink:href="#__RefHeading__14368_1559979953"><text:span text:style-name="T35">4.1.2 シンボル<text:tab/>21</text:span></text:a></text:p>
            <text:p text:style-name="P90"><text:a xlink:type="simple" xlink:href="#__RefHeading__14370_1559979953"><text:span text:style-name="T35">4.1.3 参照<text:tab/>21</text:span></text:a></text:p>
            <text:p text:style-name="P90"><text:a xlink:type="simple" xlink:href="#__RefHeading__14372_1559979953"><text:span text:style-name="T35">4.1.4 整数<text:tab/>22</text:span></text:a></text:p>
            <text:p text:style-name="P90"><text:a xlink:type="simple" xlink:href="#__RefHeading__14374_1559979953"><text:span text:style-name="T35">4.1.5 浮動小数点<text:tab/>22</text:span></text:a></text:p>
            <text:p text:style-name="P90"><text:a xlink:type="simple" xlink:href="#__RefHeading__14376_1559979953"><text:span text:style-name="T35">4.1.6 文字列<text:tab/>23</text:span></text:a></text:p>
            <text:p text:style-name="P90"><text:a xlink:type="simple" xlink:href="#__RefHeading__14378_1559979953"><text:span text:style-name="T35">4.1.7 正規表現文字列<text:tab/>23</text:span></text:a></text:p>
            <text:p text:style-name="P90"><text:a xlink:type="simple" xlink:href="#__RefHeading__14380_1559979953"><text:span text:style-name="T35">4.1.8 リスト<text:tab/>24</text:span></text:a></text:p>
            <text:p text:style-name="P90"><text:a xlink:type="simple" xlink:href="#__RefHeading__14382_1559979953"><text:span text:style-name="T35">4.1.9 クロージャ（ブロック）<text:tab/>24</text:span></text:a></text:p>
            <text:p text:style-name="P90"><text:a xlink:type="simple" xlink:href="#__RefHeading__14384_1559979953"><text:span text:style-name="T35">4.1.10 評価ブロック<text:tab/>25</text:span></text:a></text:p>
            <text:p text:style-name="P90"><text:a xlink:type="simple" xlink:href="#__RefHeading__14386_1559979953"><text:span text:style-name="T35">4.1.11 関数<text:tab/>26</text:span></text:a></text:p>
            <text:p text:style-name="P90"><text:a xlink:type="simple" xlink:href="#__RefHeading__14388_1559979953"><text:span text:style-name="T35">4.1.12 オブジェクト<text:tab/>27</text:span></text:a></text:p>
            <text:p text:style-name="P90"><text:a xlink:type="simple" xlink:href="#__RefHeading__14390_1559979953"><text:span text:style-name="T35">4.1.13 制御型<text:tab/>27</text:span></text:a></text:p>
            <text:p text:style-name="P90"><text:a xlink:type="simple" xlink:href="#__RefHeading__14392_1559979953"><text:span text:style-name="T35">4.1.14 例外<text:tab/>28</text:span></text:a></text:p>
            <text:p text:style-name="P90"><text:a xlink:type="simple" xlink:href="#__RefHeading__14394_1559979953"><text:span text:style-name="T35">4.1.15 バインドリスト<text:tab/>28</text:span></text:a></text:p>
            <text:p text:style-name="P89"><text:a xlink:type="simple" xlink:href="#__RefHeading__14396_1559979953"><text:span text:style-name="T35">4.2 クラス<text:tab/>29</text:span></text:a></text:p>
            <text:p text:style-name="P89"><text:soft-page-break/><text:a xlink:type="simple" xlink:href="#__RefHeading__14398_1559979953"><text:span text:style-name="T35">4.3 プログラムの構成<text:tab/>30</text:span></text:a></text:p>
            <text:p text:style-name="P89"><text:a xlink:type="simple" xlink:href="#__RefHeading__14400_1559979953"><text:span text:style-name="T35">4.4 構文規則<text:tab/>32</text:span></text:a></text:p>
            <text:p text:style-name="P89"><text:a xlink:type="simple" xlink:href="#__RefHeading__14402_1559979953"><text:span text:style-name="T35">4.5 変数<text:tab/>34</text:span></text:a></text:p>
            <text:p text:style-name="P89"><text:a xlink:type="simple" xlink:href="#__RefHeading__14404_1559979953"><text:span text:style-name="T35">4.6 関数<text:tab/>37</text:span></text:a></text:p>
            <text:p text:style-name="P89"><text:a xlink:type="simple" xlink:href="#__RefHeading__14406_1559979953"><text:span text:style-name="T35">4.7 クラス<text:tab/>38</text:span></text:a></text:p>
            <text:p text:style-name="P89"><text:a xlink:type="simple" xlink:href="#__RefHeading__14408_1559979953"><text:span text:style-name="T35">4.8 オブジェクト<text:tab/>39</text:span></text:a></text:p>
            <text:p text:style-name="P89"><text:a xlink:type="simple" xlink:href="#__RefHeading__14410_1559979953"><text:span text:style-name="T35">4.9 メソッド<text:tab/>40</text:span></text:a></text:p>
            <text:p text:style-name="P89"><text:a xlink:type="simple" xlink:href="#__RefHeading__14412_1559979953"><text:span text:style-name="T35">4.10 引数<text:tab/>41</text:span></text:a></text:p>
            <text:p text:style-name="P89"><text:a xlink:type="simple" xlink:href="#__RefHeading__14414_1559979953"><text:span text:style-name="T35">4.11 マクロ<text:tab/>46</text:span></text:a></text:p>
            <text:p text:style-name="P90"><text:a xlink:type="simple" xlink:href="#__RefHeading__14416_1559979953"><text:span text:style-name="T35">4.11.1 getマクロ<text:tab/>46</text:span></text:a></text:p>
            <text:p text:style-name="P90"><text:a xlink:type="simple" xlink:href="#__RefHeading__14418_1559979953"><text:span text:style-name="T35">4.11.2 initマクロ<text:tab/>47</text:span></text:a></text:p>
            <text:p text:style-name="P90"><text:a xlink:type="simple" xlink:href="#__RefHeading__14420_1559979953"><text:span text:style-name="T35">4.11.3 「:」と「\」<text:tab/>48</text:span></text:a></text:p>
            <text:p text:style-name="P89"><text:a xlink:type="simple" xlink:href="#__RefHeading__14422_1559979953"><text:span text:style-name="T35">4.12 関数/クラスファイルのオートロード<text:tab/>48</text:span></text:a></text:p>
            <text:p text:style-name="P88"><text:a xlink:type="simple" xlink:href="#__RefHeading__14424_1559979953"><text:span text:style-name="T35">5. リファレンス<text:tab/>49</text:span></text:a></text:p>
            <text:p text:style-name="P89"><text:a xlink:type="simple" xlink:href="#__RefHeading__14426_1559979953"><text:span text:style-name="T35">5.1 コマンドリファレンス<text:tab/>50</text:span></text:a></text:p>
            <text:p text:style-name="P90"><text:a xlink:type="simple" xlink:href="#__RefHeading__14428_1559979953"><text:span text:style-name="T35">!　<text:tab/>50</text:span></text:a></text:p>
            <text:p text:style-name="P90"><text:a xlink:type="simple" xlink:href="#__RefHeading__14430_1559979953"><text:span text:style-name="T35">alias　<text:tab/>51</text:span></text:a></text:p>
            <text:p text:style-name="P90"><text:a xlink:type="simple" xlink:href="#__RefHeading__14432_1559979953"><text:span text:style-name="T35">and　<text:tab/>52</text:span></text:a></text:p>
            <text:p text:style-name="P90"><text:a xlink:type="simple" xlink:href="#__RefHeading__14434_1559979953"><text:span text:style-name="T35">begin　<text:tab/>53</text:span></text:a></text:p>
            <text:p text:style-name="P90"><text:a xlink:type="simple" xlink:href="#__RefHeading__14436_1559979953"><text:span text:style-name="T35">break　<text:tab/>54</text:span></text:a></text:p>
            <text:p text:style-name="P90"><text:a xlink:type="simple" xlink:href="#__RefHeading__14438_1559979953"><text:span text:style-name="T35">call　<text:tab/>55</text:span></text:a></text:p>
            <text:p text:style-name="P90"><text:a xlink:type="simple" xlink:href="#__RefHeading__14440_1559979953"><text:span text:style-name="T35">case　<text:tab/>56</text:span></text:a></text:p>
            <text:p text:style-name="P90"><text:a xlink:type="simple" xlink:href="#__RefHeading__14442_1559979953"><text:span text:style-name="T35">cd　<text:tab/>57</text:span></text:a></text:p>
            <text:p text:style-name="P90"><text:a xlink:type="simple" xlink:href="#__RefHeading__14444_1559979953"><text:span text:style-name="T35">class　<text:tab/>58</text:span></text:a></text:p>
            <text:p text:style-name="P90"><text:a xlink:type="simple" xlink:href="#__RefHeading__14446_1559979953"><text:span text:style-name="T35">cond　<text:tab/>59</text:span></text:a></text:p>
            <text:p text:style-name="P90"><text:a xlink:type="simple" xlink:href="#__RefHeading__14448_1559979953"><text:span text:style-name="T35">continue　<text:tab/>60</text:span></text:a></text:p>
            <text:p text:style-name="P90"><text:a xlink:type="simple" xlink:href="#__RefHeading__14450_1559979953"><text:span text:style-name="T35">defun　<text:tab/>61</text:span></text:a></text:p>
            <text:p text:style-name="P90"><text:a xlink:type="simple" xlink:href="#__RefHeading__14452_1559979953"><text:span text:style-name="T35">defvar　<text:tab/>62</text:span></text:a></text:p>
            <text:p text:style-name="P90"><text:a xlink:type="simple" xlink:href="#__RefHeading__14454_1559979953"><text:span text:style-name="T35">defvar?　<text:tab/>63</text:span></text:a></text:p>
            <text:p text:style-name="P90"><text:a xlink:type="simple" xlink:href="#__RefHeading__14456_1559979953"><text:span text:style-name="T35">dict　<text:tab/>64</text:span></text:a></text:p>
            <text:p text:style-name="P90"><text:a xlink:type="simple" xlink:href="#__RefHeading__14458_1559979953"><text:span text:style-name="T35">dict?　<text:tab/>65</text:span></text:a></text:p>
            <text:p text:style-name="P90"><text:a xlink:type="simple" xlink:href="#__RefHeading__14460_1559979953"><text:span text:style-name="T35">dict-class<text:tab/>66</text:span></text:a></text:p>
            <text:p text:style-name="P90"><text:a xlink:type="simple" xlink:href="#__RefHeading__14462_1559979953"><text:span text:style-name="T35">dict-func<text:tab/>66</text:span></text:a></text:p>
            <text:p text:style-name="P90"><text:a xlink:type="simple" xlink:href="#__RefHeading__14464_1559979953"><text:span text:style-name="T35">dict-global<text:tab/>66</text:span></text:a></text:p>
            <text:p text:style-name="P90"><text:a xlink:type="simple" xlink:href="#__RefHeading__14466_1559979953"><text:span text:style-name="T35">dict-local<text:tab/>66</text:span></text:a></text:p>
            <text:p text:style-name="P90"><text:a xlink:type="simple" xlink:href="#__RefHeading__14468_1559979953"><text:span text:style-name="T35">dict-object　<text:tab/>66</text:span></text:a></text:p>
            <text:p text:style-name="P90"><text:soft-page-break/><text:a xlink:type="simple" xlink:href="#__RefHeading__14470_1559979953"><text:span text:style-name="T35">exec　<text:tab/>67</text:span></text:a></text:p>
            <text:p text:style-name="P90"><text:a xlink:type="simple" xlink:href="#__RefHeading__14472_1559979953"><text:span text:style-name="T35">exists?　<text:tab/>68</text:span></text:a></text:p>
            <text:p text:style-name="P90"><text:a xlink:type="simple" xlink:href="#__RefHeading__14474_1559979953"><text:span text:style-name="T35">exit　<text:tab/>69</text:span></text:a></text:p>
            <text:p text:style-name="P90"><text:a xlink:type="simple" xlink:href="#__RefHeading__14476_1559979953"><text:span text:style-name="T35">false　<text:tab/>70</text:span></text:a></text:p>
            <text:p text:style-name="P90"><text:a xlink:type="simple" xlink:href="#__RefHeading__14478_1559979953"><text:span text:style-name="T35">file　<text:tab/>71</text:span></text:a></text:p>
            <text:p text:style-name="P90"><text:a xlink:type="simple" xlink:href="#__RefHeading__14480_1559979953"><text:span text:style-name="T35">fork　<text:tab/>72</text:span></text:a></text:p>
            <text:p text:style-name="P90"><text:a xlink:type="simple" xlink:href="#__RefHeading__14482_1559979953"><text:span text:style-name="T35">fun　<text:tab/>73</text:span></text:a></text:p>
            <text:p text:style-name="P90"><text:a xlink:type="simple" xlink:href="#__RefHeading__14484_1559979953"><text:span text:style-name="T35">if　<text:tab/>74</text:span></text:a></text:p>
            <text:p text:style-name="P90"><text:a xlink:type="simple" xlink:href="#__RefHeading__14486_1559979953"><text:span text:style-name="T35">info　<text:tab/>75</text:span></text:a></text:p>
            <text:p text:style-name="P90"><text:a xlink:type="simple" xlink:href="#__RefHeading__14488_1559979953"><text:span text:style-name="T35">lazy　<text:tab/>76</text:span></text:a></text:p>
            <text:p text:style-name="P90"><text:a xlink:type="simple" xlink:href="#__RefHeading__14490_1559979953"><text:span text:style-name="T35">load　<text:tab/>77</text:span></text:a></text:p>
            <text:p text:style-name="P90"><text:a xlink:type="simple" xlink:href="#__RefHeading__14492_1559979953"><text:span text:style-name="T35">new　<text:tab/>78</text:span></text:a></text:p>
            <text:p text:style-name="P90"><text:a xlink:type="simple" xlink:href="#__RefHeading__14494_1559979953"><text:span text:style-name="T35">or　<text:tab/>79</text:span></text:a></text:p>
            <text:p text:style-name="P90"><text:a xlink:type="simple" xlink:href="#__RefHeading__14496_1559979953"><text:span text:style-name="T35">print / println　<text:tab/>80</text:span></text:a></text:p>
            <text:p text:style-name="P90"><text:a xlink:type="simple" xlink:href="#__RefHeading__14498_1559979953"><text:span text:style-name="T35">pwd　<text:tab/>81</text:span></text:a></text:p>
            <text:p text:style-name="P90"><text:a xlink:type="simple" xlink:href="#__RefHeading__14500_1559979953"><text:span text:style-name="T35">rand　<text:tab/>82</text:span></text:a></text:p>
            <text:p text:style-name="P90"><text:a xlink:type="simple" xlink:href="#__RefHeading__14502_1559979953"><text:span text:style-name="T35">read　<text:tab/>83</text:span></text:a></text:p>
            <text:p text:style-name="P90"><text:a xlink:type="simple" xlink:href="#__RefHeading__14504_1559979953"><text:span text:style-name="T35">redo　<text:tab/>84</text:span></text:a></text:p>
            <text:p text:style-name="P90"><text:a xlink:type="simple" xlink:href="#__RefHeading__14506_1559979953"><text:span text:style-name="T35">result　<text:tab/>85</text:span></text:a></text:p>
            <text:p text:style-name="P90"><text:a xlink:type="simple" xlink:href="#__RefHeading__14508_1559979953"><text:span text:style-name="T35">retry　<text:tab/>86</text:span></text:a></text:p>
            <text:p text:style-name="P90"><text:a xlink:type="simple" xlink:href="#__RefHeading__14510_1559979953"><text:span text:style-name="T35">return　<text:tab/>87</text:span></text:a></text:p>
            <text:p text:style-name="P90"><text:a xlink:type="simple" xlink:href="#__RefHeading__14512_1559979953"><text:span text:style-name="T35">sdir　<text:tab/>88</text:span></text:a></text:p>
            <text:p text:style-name="P90"><text:a xlink:type="simple" xlink:href="#__RefHeading__14514_1559979953"><text:span text:style-name="T35">self　<text:tab/>89</text:span></text:a></text:p>
            <text:p text:style-name="P90"><text:a xlink:type="simple" xlink:href="#__RefHeading__14516_1559979953"><text:span text:style-name="T35">set　<text:tab/>90</text:span></text:a></text:p>
            <text:p text:style-name="P90"><text:a xlink:type="simple" xlink:href="#__RefHeading__14518_1559979953"><text:span text:style-name="T35">set?　<text:tab/>91</text:span></text:a></text:p>
            <text:p text:style-name="P90"><text:a xlink:type="simple" xlink:href="#__RefHeading__14520_1559979953"><text:span text:style-name="T35">sets　<text:tab/>92</text:span></text:a></text:p>
            <text:p text:style-name="P90"><text:a xlink:type="simple" xlink:href="#__RefHeading__14522_1559979953"><text:span text:style-name="T35">sets?　<text:tab/>93</text:span></text:a></text:p>
            <text:p text:style-name="P90"><text:a xlink:type="simple" xlink:href="#__RefHeading__14524_1559979953"><text:span text:style-name="T35">setvar　<text:tab/>94</text:span></text:a></text:p>
            <text:p text:style-name="P90"><text:a xlink:type="simple" xlink:href="#__RefHeading__14526_1559979953"><text:span text:style-name="T35">show-stack　<text:tab/>95</text:span></text:a></text:p>
            <text:p text:style-name="P90"><text:a xlink:type="simple" xlink:href="#__RefHeading__14528_1559979953"><text:span text:style-name="T35">sid　<text:tab/>96</text:span></text:a></text:p>
            <text:p text:style-name="P90"><text:a xlink:type="simple" xlink:href="#__RefHeading__14530_1559979953"><text:span text:style-name="T35">sleep　<text:tab/>97</text:span></text:a></text:p>
            <text:p text:style-name="P90"><text:a xlink:type="simple" xlink:href="#__RefHeading__14532_1559979953"><text:span text:style-name="T35">stack-trace　<text:tab/>98</text:span></text:a></text:p>
            <text:p text:style-name="P90"><text:a xlink:type="simple" xlink:href="#__RefHeading__14534_1559979953"><text:span text:style-name="T35">symbol　<text:tab/>99</text:span></text:a></text:p>
            <text:p text:style-name="P90"><text:a xlink:type="simple" xlink:href="#__RefHeading__14536_1559979953"><text:span text:style-name="T35">throw　<text:tab/>100</text:span></text:a></text:p>
            <text:p text:style-name="P90"><text:a xlink:type="simple" xlink:href="#__RefHeading__14538_1559979953"><text:span text:style-name="T35">time　<text:tab/>101</text:span></text:a></text:p>
            <text:p text:style-name="P90"><text:a xlink:type="simple" xlink:href="#__RefHeading__14540_1559979953"><text:span text:style-name="T35">trace　<text:tab/>102</text:span></text:a></text:p>
            <text:p text:style-name="P90"><text:soft-page-break/><text:a xlink:type="simple" xlink:href="#__RefHeading__14542_1559979953"><text:span text:style-name="T35">trap　<text:tab/>103</text:span></text:a></text:p>
            <text:p text:style-name="P90"><text:a xlink:type="simple" xlink:href="#__RefHeading__14544_1559979953"><text:span text:style-name="T35">true　<text:tab/>104</text:span></text:a></text:p>
            <text:p text:style-name="P90"><text:a xlink:type="simple" xlink:href="#__RefHeading__14546_1559979953"><text:span text:style-name="T35">try　<text:tab/>105</text:span></text:a></text:p>
            <text:p text:style-name="P90"><text:a xlink:type="simple" xlink:href="#__RefHeading__14548_1559979953"><text:span text:style-name="T35">type?　<text:tab/>106</text:span></text:a></text:p>
            <text:p text:style-name="P90"><text:a xlink:type="simple" xlink:href="#__RefHeading__14550_1559979953"><text:span text:style-name="T35">unknown　<text:tab/>107</text:span></text:a></text:p>
            <text:p text:style-name="P90"><text:a xlink:type="simple" xlink:href="#__RefHeading__14552_1559979953"><text:span text:style-name="T35">unset　<text:tab/>108</text:span></text:a></text:p>
            <text:p text:style-name="P90"><text:a xlink:type="simple" xlink:href="#__RefHeading__14554_1559979953"><text:span text:style-name="T35">unsets　<text:tab/>109</text:span></text:a></text:p>
            <text:p text:style-name="P90"><text:a xlink:type="simple" xlink:href="#__RefHeading__14556_1559979953"><text:span text:style-name="T35">vector　<text:tab/>110</text:span></text:a></text:p>
            <text:p text:style-name="P90"><text:a xlink:type="simple" xlink:href="#__RefHeading__14558_1559979953"><text:span text:style-name="T35">vector?　<text:tab/>111</text:span></text:a></text:p>
            <text:p text:style-name="P90"><text:a xlink:type="simple" xlink:href="#__RefHeading__14560_1559979953"><text:span text:style-name="T35">while　<text:tab/>112</text:span></text:a></text:p>
            <text:p text:style-name="P90"><text:a xlink:type="simple" xlink:href="#__RefHeading__14562_1559979953"><text:span text:style-name="T35">yield　<text:tab/>113</text:span></text:a></text:p>
            <text:p text:style-name="P89"><text:a xlink:type="simple" xlink:href="#__RefHeading__14564_1559979953"><text:span text:style-name="T35">5.2 クラスリファレンス<text:tab/>114</text:span></text:a></text:p>
            <text:p text:style-name="P90"><text:a xlink:type="simple" xlink:href="#__RefHeading__14582_1559979953"><text:span text:style-name="T35">Block::&gt;&gt;　<text:tab/>114</text:span></text:a></text:p>
            <text:p text:style-name="P90"><text:a xlink:type="simple" xlink:href="#__RefHeading__14584_1559979953"><text:span text:style-name="T35">Block::&lt;&lt;　<text:tab/>115</text:span></text:a></text:p>
            <text:p text:style-name="P90"><text:a xlink:type="simple" xlink:href="#__RefHeading__14586_1559979953"><text:span text:style-name="T35">Block::eval　<text:tab/>116</text:span></text:a></text:p>
            <text:p text:style-name="P90"><text:a xlink:type="simple" xlink:href="#__RefHeading__13974_843795075"><text:span text:style-name="T35">dict::each　<text:tab/>117</text:span></text:a></text:p>
            <text:p text:style-name="P90"><text:a xlink:type="simple" xlink:href="#__RefHeading__14610_1559979953"><text:span text:style-name="T35">dict::get　<text:tab/>118</text:span></text:a></text:p>
            <text:p text:style-name="P90"><text:a xlink:type="simple" xlink:href="#__RefHeading__14612_1559979953"><text:span text:style-name="T35">dict::keys　<text:tab/>119</text:span></text:a></text:p>
            <text:p text:style-name="P90"><text:a xlink:type="simple" xlink:href="#__RefHeading__14614_1559979953"><text:span text:style-name="T35">dict::len　<text:tab/>120</text:span></text:a></text:p>
            <text:p text:style-name="P90"><text:a xlink:type="simple" xlink:href="#__RefHeading__14616_1559979953"><text:span text:style-name="T35">dict::pairs　<text:tab/>121</text:span></text:a></text:p>
            <text:p text:style-name="P90"><text:a xlink:type="simple" xlink:href="#__RefHeading__14618_1559979953"><text:span text:style-name="T35">dict::set　<text:tab/>122</text:span></text:a></text:p>
            <text:p text:style-name="P90"><text:a xlink:type="simple" xlink:href="#__RefHeading__14620_1559979953"><text:span text:style-name="T35">dict::set?　<text:tab/>123</text:span></text:a></text:p>
            <text:p text:style-name="P90"><text:a xlink:type="simple" xlink:href="#__RefHeading__14622_1559979953"><text:span text:style-name="T35">dict::string　<text:tab/>124</text:span></text:a></text:p>
            <text:p text:style-name="P90"><text:a xlink:type="simple" xlink:href="#__RefHeading__14624_1559979953"><text:span text:style-name="T35">dict::unset　<text:tab/>125</text:span></text:a></text:p>
            <text:p text:style-name="P90"><text:a xlink:type="simple" xlink:href="#__RefHeading__14588_1559979953"><text:span text:style-name="T35">File::each　<text:tab/>126</text:span></text:a></text:p>
            <text:p text:style-name="P90"><text:a xlink:type="simple" xlink:href="#__RefHeading__14590_1559979953"><text:span text:style-name="T35">File::eof?　<text:tab/>127</text:span></text:a></text:p>
            <text:p text:style-name="P90"><text:a xlink:type="simple" xlink:href="#__RefHeading__14592_1559979953"><text:span text:style-name="T35">File::flush　<text:tab/>128</text:span></text:a></text:p>
            <text:p text:style-name="P90"><text:a xlink:type="simple" xlink:href="#__RefHeading__14594_1559979953"><text:span text:style-name="T35">File::gets　<text:tab/>129</text:span></text:a></text:p>
            <text:p text:style-name="P90"><text:a xlink:type="simple" xlink:href="#__RefHeading__14596_1559979953"><text:span text:style-name="T35">File::init　<text:tab/>130</text:span></text:a></text:p>
            <text:p text:style-name="P90"><text:a xlink:type="simple" xlink:href="#__RefHeading__14598_1559979953"><text:span text:style-name="T35">File::open　<text:tab/>131</text:span></text:a></text:p>
            <text:p text:style-name="P90"><text:a xlink:type="simple" xlink:href="#__RefHeading__14600_1559979953"><text:span text:style-name="T35">File::puts　<text:tab/>132</text:span></text:a></text:p>
            <text:p text:style-name="P90"><text:a xlink:type="simple" xlink:href="#__RefHeading__14602_1559979953"><text:span text:style-name="T35">File::ready?　<text:tab/>133</text:span></text:a></text:p>
            <text:p text:style-name="P90"><text:a xlink:type="simple" xlink:href="#__RefHeading__14604_1559979953"><text:span text:style-name="T35">File::set!　<text:tab/>134</text:span></text:a></text:p>
            <text:p text:style-name="P90"><text:a xlink:type="simple" xlink:href="#__RefHeading__14606_1559979953"><text:span text:style-name="T35">File::stat　<text:tab/>135</text:span></text:a></text:p>
            <text:p text:style-name="P90"><text:a xlink:type="simple" xlink:href="#__RefHeading__14626_1559979953"><text:span text:style-name="T35">Integer::=　<text:tab/>136</text:span></text:a></text:p>
            <text:p text:style-name="P90"><text:a xlink:type="simple" xlink:href="#__RefHeading__14628_1559979953"><text:span text:style-name="T35">Integer::!=　<text:tab/>136</text:span></text:a></text:p>
            <text:p text:style-name="P90"><text:soft-page-break/><text:a xlink:type="simple" xlink:href="#__RefHeading__14630_1559979953"><text:span text:style-name="T35">Integer::&gt;　<text:tab/>136</text:span></text:a></text:p>
            <text:p text:style-name="P90"><text:a xlink:type="simple" xlink:href="#__RefHeading__14632_1559979953"><text:span text:style-name="T35">Integer::&gt;=　<text:tab/>136</text:span></text:a></text:p>
            <text:p text:style-name="P90"><text:a xlink:type="simple" xlink:href="#__RefHeading__14634_1559979953"><text:span text:style-name="T35">Integer::&lt;　<text:tab/>136</text:span></text:a></text:p>
            <text:p text:style-name="P90"><text:a xlink:type="simple" xlink:href="#__RefHeading__14636_1559979953"><text:span text:style-name="T35">Integer::&lt;=　<text:tab/>136</text:span></text:a></text:p>
            <text:p text:style-name="P90"><text:a xlink:type="simple" xlink:href="#__RefHeading__14638_1559979953"><text:span text:style-name="T35">Integer::+　<text:tab/>137</text:span></text:a></text:p>
            <text:p text:style-name="P90"><text:a xlink:type="simple" xlink:href="#__RefHeading__14640_1559979953"><text:span text:style-name="T35">Integer::-　<text:tab/>137</text:span></text:a></text:p>
            <text:p text:style-name="P90"><text:a xlink:type="simple" xlink:href="#__RefHeading__14642_1559979953"><text:span text:style-name="T35">Integer::*　<text:tab/>137</text:span></text:a></text:p>
            <text:p text:style-name="P90"><text:a xlink:type="simple" xlink:href="#__RefHeading__14644_1559979953"><text:span text:style-name="T35">Ingteger::/　<text:tab/>137</text:span></text:a></text:p>
            <text:p text:style-name="P90"><text:a xlink:type="simple" xlink:href="#__RefHeading__14646_1559979953"><text:span text:style-name="T35">Integer::%　<text:tab/>137</text:span></text:a></text:p>
            <text:p text:style-name="P90"><text:a xlink:type="simple" xlink:href="#__RefHeading__14648_1559979953"><text:span text:style-name="T35">Integer::++　<text:tab/>138</text:span></text:a></text:p>
            <text:p text:style-name="P90"><text:a xlink:type="simple" xlink:href="#__RefHeading__14650_1559979953"><text:span text:style-name="T35">Integer::--　<text:tab/>138</text:span></text:a></text:p>
            <text:p text:style-name="P90"><text:a xlink:type="simple" xlink:href="#__RefHeading__14652_1559979953"><text:span text:style-name="T35">Integer::..　<text:tab/>139</text:span></text:a></text:p>
            <text:p text:style-name="P90"><text:a xlink:type="simple" xlink:href="#__RefHeading__14654_1559979953"><text:span text:style-name="T35">Integer::each　<text:tab/>140</text:span></text:a></text:p>
            <text:p text:style-name="P90"><text:a xlink:type="simple" xlink:href="#__RefHeading__14656_1559979953"><text:span text:style-name="T35">List::+ / List::append!　<text:tab/>141</text:span></text:a></text:p>
            <text:p text:style-name="P90"><text:a xlink:type="simple" xlink:href="#__RefHeading__14658_1559979953"><text:span text:style-name="T35">List::-&gt;&gt;　<text:tab/>142</text:span></text:a></text:p>
            <text:p text:style-name="P90"><text:a xlink:type="simple" xlink:href="#__RefHeading__14660_1559979953"><text:span text:style-name="T35">List::.　<text:tab/>143</text:span></text:a></text:p>
            <text:p text:style-name="P90"><text:a xlink:type="simple" xlink:href="#__RefHeading__14662_1559979953"><text:span text:style-name="T35">List::&lt;&lt;　<text:tab/>144</text:span></text:a></text:p>
            <text:p text:style-name="P90"><text:a xlink:type="simple" xlink:href="#__RefHeading__14664_1559979953"><text:span text:style-name="T35">List::&lt;&lt;-　<text:tab/>145</text:span></text:a></text:p>
            <text:p text:style-name="P90"><text:a xlink:type="simple" xlink:href="#__RefHeading__14666_1559979953"><text:span text:style-name="T35">List::&gt;&gt;　<text:tab/>146</text:span></text:a></text:p>
            <text:p text:style-name="P90"><text:a xlink:type="simple" xlink:href="#__RefHeading__14668_1559979953"><text:span text:style-name="T35">List::add　<text:tab/>147</text:span></text:a></text:p>
            <text:p text:style-name="P90"><text:a xlink:type="simple" xlink:href="#__RefHeading__14670_1559979953"><text:span text:style-name="T35">List::car / List::item　<text:tab/>148</text:span></text:a></text:p>
            <text:p text:style-name="P90"><text:a xlink:type="simple" xlink:href="#__RefHeading__14672_1559979953"><text:span text:style-name="T35">List::cdr / List::next　<text:tab/>149</text:span></text:a></text:p>
            <text:p text:style-name="P90"><text:a xlink:type="simple" xlink:href="#__RefHeading__14674_1559979953"><text:span text:style-name="T35">List::concat　<text:tab/>150</text:span></text:a></text:p>
            <text:p text:style-name="P90"><text:a xlink:type="simple" xlink:href="#__RefHeading__14676_1559979953"><text:span text:style-name="T35">List::delete　<text:tab/>151</text:span></text:a></text:p>
            <text:p text:style-name="P90"><text:a xlink:type="simple" xlink:href="#__RefHeading__14678_1559979953"><text:span text:style-name="T35">List::each　<text:tab/>152</text:span></text:a></text:p>
            <text:p text:style-name="P90"><text:a xlink:type="simple" xlink:href="#__RefHeading__14680_1559979953"><text:span text:style-name="T35">List::eval　<text:tab/>153</text:span></text:a></text:p>
            <text:p text:style-name="P90"><text:a xlink:type="simple" xlink:href="#__RefHeading__14682_1559979953"><text:span text:style-name="T35">List::filter　<text:tab/>154</text:span></text:a></text:p>
            <text:p text:style-name="P90"><text:a xlink:type="simple" xlink:href="#__RefHeading__14684_1559979953"><text:span text:style-name="T35">List::get　<text:tab/>155</text:span></text:a></text:p>
            <text:p text:style-name="P90"><text:a xlink:type="simple" xlink:href="#__RefHeading__14686_1559979953"><text:span text:style-name="T35">List::insert　<text:tab/>156</text:span></text:a></text:p>
            <text:p text:style-name="P90"><text:a xlink:type="simple" xlink:href="#__RefHeading__14688_1559979953"><text:span text:style-name="T35">List::join　<text:tab/>157</text:span></text:a></text:p>
            <text:p text:style-name="P90"><text:a xlink:type="simple" xlink:href="#__RefHeading__14690_1559979953"><text:span text:style-name="T35">List::last　<text:tab/>158</text:span></text:a></text:p>
            <text:p text:style-name="P90"><text:a xlink:type="simple" xlink:href="#__RefHeading__14692_1559979953"><text:span text:style-name="T35">List::len　<text:tab/>159</text:span></text:a></text:p>
            <text:p text:style-name="P90"><text:a xlink:type="simple" xlink:href="#__RefHeading__14694_1559979953"><text:span text:style-name="T35">List::map　<text:tab/>160</text:span></text:a></text:p>
            <text:p text:style-name="P90"><text:a xlink:type="simple" xlink:href="#__RefHeading__14696_1559979953"><text:span text:style-name="T35">List::null?　<text:tab/>161</text:span></text:a></text:p>
            <text:p text:style-name="P90"><text:a xlink:type="simple" xlink:href="#__RefHeading__14698_1559979953"><text:span text:style-name="T35">List::seek　<text:tab/>162</text:span></text:a></text:p>
            <text:p text:style-name="P90"><text:a xlink:type="simple" xlink:href="#__RefHeading__14700_1559979953"><text:span text:style-name="T35">List::split　<text:tab/>163</text:span></text:a></text:p>
            <text:p text:style-name="P90"><text:soft-page-break/><text:a xlink:type="simple" xlink:href="#__RefHeading__14702_1559979953"><text:span text:style-name="T35">Object::delegate?　<text:tab/>164</text:span></text:a></text:p>
            <text:p text:style-name="P90"><text:a xlink:type="simple" xlink:href="#__RefHeading__14704_1559979953"><text:span text:style-name="T35">Object::eq　<text:tab/>165</text:span></text:a></text:p>
            <text:p text:style-name="P90"><text:a xlink:type="simple" xlink:href="#__RefHeading__14706_1559979953"><text:span text:style-name="T35">Object::get / Object::var?　<text:tab/>166</text:span></text:a></text:p>
            <text:p text:style-name="P90"><text:a xlink:type="simple" xlink:href="#__RefHeading__14708_1559979953"><text:span text:style-name="T35">Object::method　<text:tab/>167</text:span></text:a></text:p>
            <text:p text:style-name="P90"><text:a xlink:type="simple" xlink:href="#__RefHeading__14710_1559979953"><text:span text:style-name="T35">Object::method?　<text:tab/>168</text:span></text:a></text:p>
            <text:p text:style-name="P90"><text:a xlink:type="simple" xlink:href="#__RefHeading__14712_1559979953"><text:span text:style-name="T35">Object::set!　<text:tab/>169</text:span></text:a></text:p>
            <text:p text:style-name="P90"><text:a xlink:type="simple" xlink:href="#__RefHeading__14714_1559979953"><text:span text:style-name="T35">Object::string　<text:tab/>170</text:span></text:a></text:p>
            <text:p text:style-name="P90"><text:a xlink:type="simple" xlink:href="#__RefHeading__14716_1559979953"><text:span text:style-name="T35">Object::type?　<text:tab/>171</text:span></text:a></text:p>
            <text:p text:style-name="P90"><text:a xlink:type="simple" xlink:href="#__RefHeading__14718_1559979953"><text:span text:style-name="T35">Object::vars　<text:tab/>172</text:span></text:a></text:p>
            <text:p text:style-name="P90"><text:a xlink:type="simple" xlink:href="#__RefHeading__14720_1559979953"><text:span text:style-name="T35">Real::!=　<text:tab/>173</text:span></text:a></text:p>
            <text:p text:style-name="P90"><text:a xlink:type="simple" xlink:href="#__RefHeading__14722_1559979953"><text:span text:style-name="T35">Real::&lt;　<text:tab/>173</text:span></text:a></text:p>
            <text:p text:style-name="P90"><text:a xlink:type="simple" xlink:href="#__RefHeading__14724_1559979953"><text:span text:style-name="T35">Real::&lt;=　<text:tab/>173</text:span></text:a></text:p>
            <text:p text:style-name="P90"><text:a xlink:type="simple" xlink:href="#__RefHeading__14726_1559979953"><text:span text:style-name="T35">Real::=　<text:tab/>173</text:span></text:a></text:p>
            <text:p text:style-name="P90"><text:a xlink:type="simple" xlink:href="#__RefHeading__14728_1559979953"><text:span text:style-name="T35">Real::&gt;　<text:tab/>173</text:span></text:a></text:p>
            <text:p text:style-name="P90"><text:a xlink:type="simple" xlink:href="#__RefHeading__14730_1559979953"><text:span text:style-name="T35">Real::&gt;=　<text:tab/>173</text:span></text:a></text:p>
            <text:p text:style-name="P90"><text:a xlink:type="simple" xlink:href="#__RefHeading__14732_1559979953"><text:span text:style-name="T35">Real::*　<text:tab/>174</text:span></text:a></text:p>
            <text:p text:style-name="P90"><text:a xlink:type="simple" xlink:href="#__RefHeading__14734_1559979953"><text:span text:style-name="T35">Real::+　<text:tab/>174</text:span></text:a></text:p>
            <text:p text:style-name="P90"><text:a xlink:type="simple" xlink:href="#__RefHeading__14736_1559979953"><text:span text:style-name="T35">Real::-　<text:tab/>174</text:span></text:a></text:p>
            <text:p text:style-name="P90"><text:a xlink:type="simple" xlink:href="#__RefHeading__14738_1559979953"><text:span text:style-name="T35">Real::/　<text:tab/>174</text:span></text:a></text:p>
            <text:p text:style-name="P90"><text:a xlink:type="simple" xlink:href="#__RefHeading__14740_1559979953"><text:span text:style-name="T35">String::!=　<text:tab/>175</text:span></text:a></text:p>
            <text:p text:style-name="P90"><text:a xlink:type="simple" xlink:href="#__RefHeading__14742_1559979953"><text:span text:style-name="T35">String::&lt;　<text:tab/>175</text:span></text:a></text:p>
            <text:p text:style-name="P90"><text:a xlink:type="simple" xlink:href="#__RefHeading__14744_1559979953"><text:span text:style-name="T35">String::&lt;=　<text:tab/>175</text:span></text:a></text:p>
            <text:p text:style-name="P90"><text:a xlink:type="simple" xlink:href="#__RefHeading__14746_1559979953"><text:span text:style-name="T35">String::=　<text:tab/>175</text:span></text:a></text:p>
            <text:p text:style-name="P90"><text:a xlink:type="simple" xlink:href="#__RefHeading__14748_1559979953"><text:span text:style-name="T35">String::&gt;　<text:tab/>175</text:span></text:a></text:p>
            <text:p text:style-name="P90"><text:a xlink:type="simple" xlink:href="#__RefHeading__14750_1559979953"><text:span text:style-name="T35">String::&gt;=　<text:tab/>175</text:span></text:a></text:p>
            <text:p text:style-name="P90"><text:a xlink:type="simple" xlink:href="#__RefHeading__14752_1559979953"><text:span text:style-name="T35">String::+　<text:tab/>176</text:span></text:a></text:p>
            <text:p text:style-name="P90"><text:a xlink:type="simple" xlink:href="#__RefHeading__14754_1559979953"><text:span text:style-name="T35">String::.　<text:tab/>177</text:span></text:a></text:p>
            <text:p text:style-name="P90"><text:a xlink:type="simple" xlink:href="#__RefHeading__14756_1559979953"><text:span text:style-name="T35">String::=~　<text:tab/>178</text:span></text:a></text:p>
            <text:p text:style-name="P90"><text:a xlink:type="simple" xlink:href="#__RefHeading__14758_1559979953"><text:span text:style-name="T35">String::eval　<text:tab/>179</text:span></text:a></text:p>
            <text:p text:style-name="P90"><text:a xlink:type="simple" xlink:href="#__RefHeading__14760_1559979953"><text:span text:style-name="T35">String::len　<text:tab/>180</text:span></text:a></text:p>
            <text:p text:style-name="P90"><text:a xlink:type="simple" xlink:href="#__RefHeading__14762_1559979953"><text:span text:style-name="T35">String::sub　<text:tab/>181</text:span></text:a></text:p>
            <text:p text:style-name="P90"><text:a xlink:type="simple" xlink:href="#__RefHeading__13976_843795075"><text:span text:style-name="T35">vector::+ / vector::append　<text:tab/>182</text:span></text:a></text:p>
            <text:p text:style-name="P90"><text:a xlink:type="simple" xlink:href="#__RefHeading__14568_1559979953"><text:span text:style-name="T35">vector::each　<text:tab/>183</text:span></text:a></text:p>
            <text:p text:style-name="P90"><text:a xlink:type="simple" xlink:href="#__RefHeading__14570_1559979953"><text:span text:style-name="T35">vector::get　<text:tab/>184</text:span></text:a></text:p>
            <text:p text:style-name="P90"><text:a xlink:type="simple" xlink:href="#__RefHeading__14572_1559979953"><text:span text:style-name="T35">vector::last　<text:tab/>185</text:span></text:a></text:p>
            <text:p text:style-name="P90"><text:a xlink:type="simple" xlink:href="#__RefHeading__14574_1559979953"><text:span text:style-name="T35">vector::len　<text:tab/>186</text:span></text:a></text:p>
            <text:p text:style-name="P90"><text:soft-page-break/><text:a xlink:type="simple" xlink:href="#__RefHeading__14576_1559979953"><text:span text:style-name="T35">vector::list　<text:tab/>187</text:span></text:a></text:p>
            <text:p text:style-name="P90"><text:a xlink:type="simple" xlink:href="#__RefHeading__14578_1559979953"><text:span text:style-name="T35">vector::set　<text:tab/>188</text:span></text:a></text:p>
            <text:p text:style-name="P90"><text:a xlink:type="simple" xlink:href="#__RefHeading__14580_1559979953"><text:span text:style-name="T35">vector::string　<text:tab/>189</text:span></text:a></text:p>
          </text:index-body>
        </text:table-of-content>
      </text:section>
      <text:h text:style-name="P110" text:outline-level="1"><text:bookmark-start text:name="_Ref230590922"/><text:bookmark-start text:name="__RefHeading__14336_1559979953"/>1. はじめに<text:bookmark-end text:name="_Ref230590922"/><text:bookmark-end text:name="__RefHeading__14336_1559979953"/></text:h>
      <text:p text:style-name="Standard"/>
      <text:p text:style-name="P18">　Welcome to Perfume World !!</text:p>
      <text:p text:style-name="P18"/>
      <text:p text:style-name="P20">　日本の某テクノポップユニットが好きすぎて、彼女達のユニット名を自分が作るプログラミング言語の名前にお借りしてしまいました。</text:p>
      <text:p text:style-name="P1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111"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255421922608566592" text:style-name="WW8Num3">
        <text:list-item>
          <text:p text:style-name="P91">インタプリタ言語</text:p>
        </text:list-item>
        <text:list-item>
          <text:p text:style-name="P91">シンプルな文法</text:p>
        </text:list-item>
        <text:list-item>
          <text:p text:style-name="P91">プロトタイプベース・ダックタイピングのオブジェクト指向</text:p>
        </text:list-item>
        <text:list-item>
          <text:p text:style-name="P91">C言語による拡張性</text:p>
        </text:list-item>
        <text:list-item>
          <text:p text:style-name="P91">ファーストクラスとしてのクロージャ</text:p>
        </text:list-item>
        <text:list-item>
          <text:p text:style-name="P91">キーワード引数</text:p>
        </text:list-item>
        <text:list-item>
          <text:p text:style-name="P9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34"/>
      <text:p text:style-name="P34">例えば、以下はperfumeのif文です。</text:p>
      <text:p text:style-name="Standard"/>
      <text:p text:style-name="Standard"><text:tab/><text:span text:style-name="T5">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4">{$i = 1}</text:span>”<text:span text:style-name="T4">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28"/>
      <text:p text:style-name="P21">　各文の終端は“<text:span text:style-name="T5">;</text:span>”記号で示します。“<text:span text:style-name="T5">;</text:span>”が現れた時点で、その文を評価するという意味になります。ただし、ブロック（ブロックについては後述しますが、<text:span text:style-name="T5">“{}”</text:span>で囲まれた文の集まりのこと）内の最後の文については、“<text:span text:style-name="T5">;</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5">{}</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28">(7) その他</text:p>
      <text:p text:style-name="Standard">　その他、リフレクション、例外処理、遅延評価の仕組みがあります。また、個人的に興味のある機能なども随時追加されるかもしれません。</text:p>
      <text:p text:style-name="Standard"/>
      <text:h text:style-name="P117"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38">perfumeの外観:</text:p>
      <table:table table:name="表14" table:style-name="表14">
        <table:table-column table:style-name="表14.A"/>
        <table:table-row table:style-name="表14.1">
          <table:table-cell table:style-name="表14.A1" office:value-type="string">
            <text:p text:style-name="P57">defun grep (pat file) {</text:p>
            <text:p text:style-name="P57"><text:s text:c="4"/>set f [new File];</text:p>
            <text:p text:style-name="P57"><text:s text:c="4"/>try {</text:p>
            <text:p text:style-name="P57"><text:tab/>$f open mode: i $file;</text:p>
            <text:p text:style-name="P57"><text:tab/>set n 1;</text:p>
            <text:p text:style-name="P57"><text:tab/>while {set r [$f gets]} do: {</text:p>
            <text:p text:style-name="P57"><text:tab/> <text:s text:c="3"/>if {$r =~ $pat} then: {</text:p>
            <text:p text:style-name="P57"><text:tab/><text:tab/>print $file ":" $n ": " $r;</text:p>
            <text:p text:style-name="P57"><text:tab/> <text:s text:c="3"/>};</text:p>
            <text:p text:style-name="P57"><text:tab/> <text:s text:c="3"/>$n ++;</text:p>
            <text:p text:style-name="P57"><text:tab/>};</text:p>
            <text:p text:style-name="P57"><text:s text:c="4"/>}</text:p>
            <text:p text:style-name="P57"><text:s text:c="4"/>fin: {</text:p>
            <text:p text:style-name="P57"><text:tab/>$f close;</text:p>
            <text:p text:style-name="P57"><text:s text:c="4"/>};</text:p>
            <text:p text:style-name="P57">}; </text:p>
            <text:p text:style-name="P58"/>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7">grep 'pattern' "file-name";</text:span></text:p>
      <text:p text:style-name="P8"/>
      <text:p text:style-name="P8">　外観から読み取れる特徴としては、</text:p>
      <text:p text:style-name="P8"/>
      <text:list xml:id="list955755098504739526" text:style-name="L34">
        <text:list-item>
          <text:p text:style-name="P95">“<text:span text:style-name="T4">{</text:span>” と“<text:span text:style-name="T4">}</text:span>” で囲まれたC言語のような処理ブロック</text:p>
        </text:list-item>
        <text:list-item>
          <text:p text:style-name="P95">while や if による制御構造</text:p>
        </text:list-item>
        <text:list-item>
          <text:p text:style-name="P95">try による例外処理</text:p>
        </text:list-item>
        <text:list-item>
          <text:p text:style-name="P95">“<text:span text:style-name="T4">=~</text:span>” による正規表現のパターンマッチング</text:p>
        </text:list-item>
        <text:list-item>
          <text:p text:style-name="P95">“<text:span text:style-name="T4">;</text:span>” による文の終端</text:p>
        </text:list-item>
        <text:list-item>
          <text:p text:style-name="P95">UNIXシェルのような“<text:span text:style-name="T4">$</text:span>” 記号による変数の参照</text:p>
        </text:list-item>
        <text:list-item>
          <text:p text:style-name="P95">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117" text:outline-level="2"><text:bookmark-start text:name="__RefHeading__14344_1559979953"/>2.3 影響を受けた言語<text:bookmark-end text:name="__RefHeading__14344_1559979953"/></text:h>
      <text:p text:style-name="P8">　perfumeは、以下の言語の影響を受けています。</text:p>
      <text:list xml:id="list7762937845199976430" text:style-name="L35">
        <text:list-item>
          <text:p text:style-name="P98">C言語</text:p>
        </text:list-item>
        <text:list-item>
          <text:p text:style-name="P98">Lisp</text:p>
        </text:list-item>
        <text:list-item>
          <text:p text:style-name="P98">Tcl</text:p>
        </text:list-item>
        <text:list-item>
          <text:p text:style-name="P98">Ruby</text:p>
        </text:list-item>
        <text:list-item>
          <text:p text:style-name="P97">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112" text:outline-level="1"><text:bookmark-start text:name="__RefHeading__14346_1559979953"/>3. 準備<text:bookmark-end text:name="__RefHeading__14346_1559979953"/></text:h>
      <text:p text:style-name="Standard"/>
      <text:h text:style-name="P115"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981383638742631792" text:style-name="WW8Num4">
        <text:list-item>
          <text:p text:style-name="P92">Ubuntu 8/9 (64bit OS)</text:p>
        </text:list-item>
        <text:list-item>
          <text:p text:style-name="P93">CentOS 6 (64bit OS)</text:p>
        </text:list-item>
        <text:list-item>
          <text:p text:style-name="P93">FreeBSD 7/8 (64bit OS)</text:p>
        </text:list-item>
      </text:list>
      <text:p text:style-name="P19"/>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2">　なお、BoehmGCおよびGMPの相性問題により、32bit CPUでは動作できません（ガベージコレクションが正しく動きません）。</text:p>
      <text:p text:style-name="P22"/>
      <text:p text:style-name="P22"/>
      <text:p text:style-name="Standard"/>
      <text:p text:style-name="Standard"/>
      <text:p text:style-name="Standard"/>
      <text:h text:style-name="P117"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36"><text:a xlink:type="simple" xlink:href="http://www.hpl.hp.com/personal/Hans_Boehm/gc/gc_source/gc-7.1alpha3-080224.tar.gz"><text:span text:style-name="Internet_20_link"><text:span text:style-name="T41">http://www.hpl.hp.com/personal/Hans_Boehm/gc/gc_source/</text:span></text:span></text:a><text:span text:style-name="T41"> </text:span></text:p>
      <text:p text:style-name="P102"/>
      <text:p text:style-name="P102">また、新しいBoehmGCから、別途libatomic_opsライブラリが必要になります。以下のURLから入手してください。</text:p>
      <text:p text:style-name="P54"><text:a xlink:type="simple" xlink:href="http://www.hpl.hp.com/research/linux/atomic_ops/download/libatomic_ops-7.2e.tar.gz"><text:span text:style-name="T30">http://www.hpl.hp.com/research/linux/atomic_ops/download/libatomic_ops-7.2e.tar.gz</text:span></text:a></text:p>
      <text:p text:style-name="P102"/>
      <text:p text:style-name="P102">libatomic_opsはBoehmGC内のディレクトリに”libatomic_ops”というディレクトリ名で配置しBoehmGCをビルドすることで使用できます。詳しくはBoehmGCのインストール方法を確認してください。</text:p>
      <text:p text:style-name="P102"/>
      <text:p text:style-name="P102">(1-2) 正規表現ライブラリに鬼車を使わせていただきました。以下のURLよりバージョン 5.9.5を入手してインストールしてください。</text:p>
      <text:p text:style-name="P36"><text:a xlink:type="simple" xlink:href="http://www.geocities.jp/kosako3/oniguruma/index_ja.html"><text:span text:style-name="Internet_20_link"><text:span text:style-name="T41">http://www.geocities.jp/kosako3/oniguruma/index_ja.html</text:span></text:span></text:a></text:p>
      <text:p text:style-name="P102"/>
      <text:p text:style-name="P102">(1-3) 多倍長整数演算にGMPを利用します。以下のURLからバージョン6.0.0aをダウンロードしてインストールします。</text:p>
      <text:p text:style-name="Standard"><text:span text:style-name="T35"><text:tab/></text:span><text:a xlink:type="simple" xlink:href="https://gmplib.org/"><text:span text:style-name="T42">https://gmplib.org/</text:span></text:a></text:p>
      <text:p text:style-name="P102"/>
      <text:p text:style-name="P102">(1-4) コルーチンサポートのためのライブラリとしてPCLをインストールします。以下のURLからバージョン1.12を入手してインストールします。</text:p>
      <text:p text:style-name="Standard"><text:span text:style-name="T35"><text:tab/></text:span><text:a xlink:type="simple" xlink:href="http://xmailserver.org/libpcl.html"><text:span text:style-name="T41">http://xmailserver.org/libpcl.html</text:span></text:a></text:p>
      <text:p text:style-name="P102"/>
      <text:p text:style-name="P102">(2) ソースの入手 </text:p>
      <text:p text:style-name="P109">以下のURLから、perfumeの配布イメージを入手します。</text:p>
      <text:p text:style-name="P36"><text:a xlink:type="simple" xlink:href="https://github.com/mitchan0321/perfume"><text:span text:style-name="Internet_20_link"><text:span text:style-name="T41">https://github.com/mitchan0321/perfume</text:span></text:span></text:a></text:p>
      <text:p text:style-name="P103"/>
      <text:p text:style-name="P22"><text:span text:style-name="T35">　画面の右より「Downnload ZIP」を選ぶことによりソース一式がダウンロードでき</text:span>ます。</text:p>
      <text:p text:style-name="P22"/>
      <text:p text:style-name="P33"/>
      <text:p text:style-name="Standard">(3) ビルド</text:p>
      <text:p text:style-name="Standard">(3-1) 展開したディレクトリに入ります。</text:p>
      <text:p text:style-name="P37">cd perfume-master</text:p>
      <text:p text:style-name="Standard"/>
      <text:p text:style-name="Standard">(3-2) 必要に応じて、Makefile の PREFIX を調整してください。</text:p>
      <text:p text:style-name="Standard"/>
      <text:p text:style-name="Standard">(3-3) makeを実行します。</text:p>
      <text:p text:style-name="P37">make</text:p>
      <text:p text:style-name="Standard"/>
      <text:p text:style-name="Standard">とすると実行ファイルができます。 </text:p>
      <text:p text:style-name="Standard"/>
      <text:p text:style-name="Standard">(3-4) インストールします。</text:p>
      <text:p text:style-name="P37">make install</text:p>
      <text:p text:style-name="Standard"/>
      <text:p text:style-name="Standard">とすると、PREFIX にインストールされます。 </text:p>
      <text:p text:style-name="Standard"/>
      <text:p text:style-name="P28"/>
      <text:p text:style-name="Standard">(4) テストを実行します。</text:p>
      <text:p text:style-name="P37">cd test</text:p>
      <text:p text:style-name="P37">./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120"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54">$PREFIX</text:p>
      <text:p text:style-name="P54"><text:s text:c="2"/>/bin/perfumesh<text:tab/><text:tab/>…　インタプリタ本体</text:p>
      <text:p text:style-name="P54"><text:s text:c="2"/>/lib/perfume/setup.prfm<text:tab/>…　起動時セットアップスクリプト</text:p>
      <text:p text:style-name="P54"><text:s text:c="2"/>/lib/perfume/lib/<text:tab/><text:tab/>…　ライブラリスクリプトディレクトリ</text:p>
      <text:p text:style-name="P54">$HOME</text:p>
      <text:p text:style-name="P54"><text:s text:c="2"/>/.perfume<text:tab/><text:tab/><text:tab/>…　ユーザ定義のセットアップスクリプト</text:p>
      <text:p text:style-name="P39"/>
      <text:p text:style-name="P39">　$PREFIXは、make時に指定するインストール先ディレクトリです。</text:p>
      <text:p text:style-name="P39">　$HOMEは、ユーザのホームディレクトリです。</text:p>
      <text:p text:style-name="P39"/>
      <text:h text:style-name="Heading_20_3" text:outline-level="3"><text:bookmark-start text:name="__RefHeading__14356_1559979953"/>3.3.2 環境変数<text:bookmark-end text:name="__RefHeading__14356_1559979953"/></text:h>
      <text:p text:style-name="P39">　perfumeでは、以下の<text:span text:style-name="T1">シェル</text:span>環境変数を参照します。</text:p>
      <text:p text:style-name="P39"/>
      <text:p text:style-name="P52">$HOME<text:tab/>…　ユーザのホームディレクトリです。</text:p>
      <text:p text:style-name="P39"/>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52"/>
      <text:p text:style-name="P52">HOME<text:tab/>…　ユーザのホームディレクトリです。</text:p>
      <text:p text:style-name="P52">ENV<text:tab/><text:tab/>…　<text:span text:style-name="T1">シェル</text:span>環境変数のHashオブジェクトです。</text:p>
      <text:p text:style-name="P52">LIB_PATH<text:tab/>…　ライブラリスクリプトが格納されたディレクトリのリストです。</text:p>
      <text:p text:style-name="P52">ARGV<text:tab/>…　インタプリタ起動時の引数リストです。</text:p>
      <text:p text:style-name="P52">VERSION<text:tab/>…　処理系のバージョンです。</text:p>
      <text:p text:style-name="P52">CWD<text:tab/>…　現在のカレントディレクトリです。</text:p>
      <text:p text:style-name="P52"/>
      <text:h text:style-name="P117"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38">インタプリタの起動:</text:p>
      <table:table table:name="表5" table:style-name="表5">
        <table:table-column table:style-name="表5.A"/>
        <table:table-row table:style-name="表5.1">
          <table:table-cell table:style-name="表5.A1" office:value-type="string">
            <text:p text:style-name="P60">$ perfumesh</text:p>
            <text:p text:style-name="P61">Welcome to Perfume World!!</text:p>
            <text:p text:style-name="P61">perfume language interpreter version 0.4.0.</text:p>
            <text:p text:style-name="P60">&gt; </text:p>
            <text:p text:style-name="P62"/>
          </table:table-cell>
        </table:table-row>
      </table:table>
      <text:p text:style-name="P8"/>
      <text:p text:style-name="P8">　プロンプト( <text:span text:style-name="T7">&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38">バッチ形式での起動:</text:p>
      <table:table table:name="表122" table:style-name="表122">
        <table:table-column table:style-name="表122.A"/>
        <table:table-row table:style-name="表122.1">
          <table:table-cell table:style-name="表122.A1" office:value-type="string">
            <text:p text:style-name="P60">$ perfumesh file-name.prfm</text:p>
            <text:p text:style-name="P60">　... some outputs ...</text:p>
            <text:p text:style-name="P60"/>
            <text:p text:style-name="P60">$</text:p>
            <text:p text:style-name="P62"/>
          </table:table-cell>
        </table:table-row>
      </table:table>
      <text:p text:style-name="P8"/>
      <text:p text:style-name="P8"><text:span text:style-name="Internet_20_link"><text:span text:style-name="T15"/></text:span></text:p>
      <text:p text:style-name="P7"><text:a xlink:type="simple" xlink:href="http://www31.atwiki.jp/toy-lang/"><text:span text:style-name="Internet_20_link"><text:span text:style-name="T15"/></text:span></text:a></text:p>
      <text:h text:style-name="P113"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21"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4">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21"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412624406595916071" text:style-name="WW8Num2">
        <text:list-item>
          <text:p text:style-name="P94">A-Z、a-z</text:p>
        </text:list-item>
        <text:list-item>
          <text:p text:style-name="P94">0-9 (ただし、0-9のみで構成される場合は、整数値とみなされます)</text:p>
        </text:list-item>
        <text:list-item>
          <text:p text:style-name="P99">!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36">例: <text:tab/><text:span text:style-name="T4">name</text:span></text:p>
      <text:p text:style-name="P37"><text:tab/>_123</text:p>
      <text:p text:style-name="P37"><text:tab/>my-name</text:p>
      <text:p text:style-name="Standard"/>
      <text:h text:style-name="P121" text:outline-level="3"><text:bookmark-start text:name="__RefHeading__14370_1559979953"/>4.1.3 参照<text:bookmark-end text:name="__RefHeading__14370_1559979953"/></text:h>
      <text:p text:style-name="Standard">　シンボルの先頭に“<text:span text:style-name="T4">$</text:span>”をつけたものは、シンボルが示す値の参照となります。</text:p>
      <text:p text:style-name="Standard"/>
      <text:p text:style-name="P36">例: <text:tab/><text:span text:style-name="T4">$name</text:span></text:p>
      <text:p text:style-name="P37"><text:tab/>$_<text:span text:style-name="T43">a</text:span></text:p>
      <text:p text:style-name="Standard"/>
      <text:p text:style-name="P34">文中に参照表現が現れた場合、その参照は、現在の環境の値(ローカル変数、オブジェクト変数または、グローバル変数)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h text:style-name="P121" text:outline-level="3"><text:bookmark-start text:name="__RefHeading__14372_1559979953"/><text:soft-page-break/>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36">例: <text:tab/><text:span text:style-name="T4">123</text:span></text:p>
      <text:p text:style-name="P37"><text:tab/>0</text:p>
      <text:p text:style-name="P37"><text:tab/>-123</text:p>
      <text:p text:style-name="P37"><text:tab/>0x0000ffff</text:p>
      <text:p text:style-name="Standard"/>
      <text:h text:style-name="P121"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36">例: <text:tab/><text:span text:style-name="T4">.1</text:span></text:p>
      <text:p text:style-name="P37"><text:tab/>1.</text:p>
      <text:p text:style-name="P37"><text:tab/>.0</text:p>
      <text:p text:style-name="P37"><text:tab/>3.141592</text:p>
      <text:p text:style-name="P37"><text:tab/>-123.0</text:p>
      <text:p text:style-name="P37"><text:tab/>1E10</text:p>
      <text:p text:style-name="P37"><text:tab/>-1E-10</text:p>
      <text:p text:style-name="P37"><text:tab/>-.123E3</text:p>
      <text:p text:style-name="Standard"/>
      <text:p text:style-name="Standard">　指数表示がない場合は、仮数表示部に小数点(“<text:span text:style-name="T4">.</text:span>”)が必要となります。小数点が無い場合には、整数と判断されます。ただし、“<text:span text:style-name="T4">.</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31" text:outline-level="3"><text:bookmark-start text:name="__RefHeading__14376_1559979953"/>4.1.6 文字列<text:bookmark-end text:name="__RefHeading__14376_1559979953"/></text:h>
      <text:p text:style-name="Standard">　perfumeの文字列は、ダブルクォート<text:span text:style-name="T1">“</text:span><text:span text:style-name="T6">"</text:span><text:span text:style-name="T1">”</text:span>で囲まれた文字の列です。また、文字列内では、エスケープ記号( <text:span text:style-name="T4">\</text:span> )で特定の文字コードを表現することが可能です。</text:p>
      <text:p text:style-name="P36"/>
      <text:p text:style-name="P36">例: <text:tab/><text:span text:style-name="T4">"Hello World"</text:span></text:p>
      <text:p text:style-name="P37"><text:tab/>""</text:p>
      <text:p text:style-name="P37"><text:tab/>"End\n"</text:p>
      <text:p text:style-name="P13"/>
      <text:p text:style-name="P13">　文字列内で使用可能なエスケープ記号は、以下のとおりです。</text:p>
      <text:p text:style-name="P13"/>
      <text:list xml:id="list178983697893293144" text:style-name="WW8Num5">
        <text:list-item>
          <text:p text:style-name="P100">\\<text:tab/>→ エスケープ記号</text:p>
        </text:list-item>
        <text:list-item>
          <text:p text:style-name="P100">\t<text:tab/>→ タブ</text:p>
        </text:list-item>
        <text:list-item>
          <text:p text:style-name="P100">\n<text:tab/>→ ラインフィード</text:p>
        </text:list-item>
        <text:list-item>
          <text:p text:style-name="P100">\r<text:tab/>→ キャリッジリターン</text:p>
        </text:list-item>
        <text:list-item>
          <text:p text:style-name="P100">\"<text:tab/>→ ダブルクオート</text:p>
        </text:list-item>
      </text:list>
      <text:p text:style-name="P13"/>
      <text:h text:style-name="P121"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4">'</text:span><text:span text:style-name="T1">”</text:span>で囲まれた文字列であるところが異なります。また、利用可能なエスケープ記号も異なります。</text:p>
      <text:p text:style-name="Standard"/>
      <text:p text:style-name="P36">例: <text:tab/><text:span text:style-name="T4">'[A-z0-9].*'</text:span></text:p>
      <text:p text:style-name="P37"><text:tab/>'\(.*\)'</text:p>
      <text:p text:style-name="Standard"/>
      <text:p text:style-name="P13">　文字列内で使用可能なエスケープ記号は、以下のとおりです。</text:p>
      <text:p text:style-name="P13"/>
      <text:list xml:id="list212125637147413" text:continue-list="list178983697893293144" text:style-name="WW8Num5">
        <text:list-item text:start-value="1">
          <text:p text:style-name="P100">\\<text:tab/>→ エスケープ記号</text:p>
        </text:list-item>
        <text:list-item>
          <text:p text:style-name="P100">\'<text:tab/>→ シングルクォート</text:p>
        </text:list-item>
      </text:list>
      <text:p text:style-name="P13"/>
      <text:p text:style-name="P35">文字列とは異なり、上記以外の組み合わせ以外で単独で現れたエスケープ記号は、エスケープ記号そのものを表します。</text:p>
      <text:p text:style-name="Standard"/>
      <text:h text:style-name="P121" text:outline-level="3"/>
      <text:h text:style-name="P131" text:outline-level="3"><text:bookmark-start text:name="__RefHeading__14380_1559979953"/>4.1.8 リスト<text:bookmark-end text:name="__RefHeading__14380_1559979953"/></text:h>
      <text:p text:style-name="Standard">　perfumeのリストは、“<text:span text:style-name="T4">(</text:span>”<text:span text:style-name="T1"> </text:span>と<text:span text:style-name="T1"> </text:span>“<text:span text:style-name="T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36">例: <text:tab/><text:span text:style-name="T4">()</text:span></text:p>
      <text:p text:style-name="P53">(a b c)</text:p>
      <text:p text:style-name="P37"><text:tab/>("a" b 0 (1 2 3))</text:p>
      <text:p text:style-name="P37"><text:tab/>("a" . {do-something})</text:p>
      <text:h text:style-name="P121" text:outline-level="3"/>
      <text:h text:style-name="P121" text:outline-level="3"><text:bookmark-start text:name="__RefHeading__14382_1559979953"/>4.1.9 クロージャ<text:span text:style-name="T2">（</text:span><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6">{</text:span>”<text:span text:style-name="T1"> </text:span>と<text:span text:style-name="T1"> </text:span>“<text:span text:style-name="T6">}</text:span>”<text:span text:style-name="T1"> で囲まれた文の集まりです。通常の使い方としては、例えばループの処理部や関数の本体などの一連の処理のかたまりを表わすために使用します。</text:span></text:p>
      <text:p text:style-name="P7"/>
      <text:p text:style-name="P38">ブロックの例:</text:p>
      <table:table table:name="表1" table:style-name="表1">
        <table:table-column table:style-name="表1.A"/>
        <table:table-row table:style-name="表1.1">
          <table:table-cell table:style-name="表1.A1" office:value-type="string">
            <text:p text:style-name="P57">set i 0;　</text:p>
            <text:p text:style-name="P57">while {$i &lt; 10} do: {　</text:p>
            <text:p text:style-name="P57"><text:s text:c="4"/># ループ本体のブロック　</text:p>
            <text:p text:style-name="P57"><text:s text:c="4"/>$i ++;　</text:p>
            <text:p text:style-name="P57">};</text:p>
            <text:p text:style-name="P57"/>
          </table:table-cell>
        </table:table-row>
      </table:table>
      <text:p text:style-name="Standard"/>
      <text:p text:style-name="Standard"><text:span text:style-name="T1">　スクリプト上に現れる </text:span>“<text:span text:style-name="T6">{</text:span>”<text:span text:style-name="T1"> </text:span>と<text:span text:style-name="T1"> </text:span>“<text:span text:style-name="T6">}</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38"><text:soft-page-break/>クロージャによるブロックの持ち出しの例:</text:p>
      <table:table table:name="表2" table:style-name="表2">
        <table:table-column table:style-name="表2.A"/>
        <table:table-row table:style-name="表2.1">
          <table:table-cell table:style-name="表2.A1" office:value-type="string">
            <text:p text:style-name="P57">defun foo (x) {return {println $x " world"}};　</text:p>
            <text:p text:style-name="P57">set x [foo "hello"];　</text:p>
            <text:p text:style-name="P57">println $x<text:tab/><text:tab/><text:tab/># → {println $x " world"}　</text:p>
            <text:p text:style-name="P57">$x eval;<text:tab/><text:tab/><text:tab/># → hello world</text:p>
            <text:p text:style-name="P57"/>
          </table:table-cell>
        </table:table-row>
      </table:table>
      <text:h text:style-name="P121" text:outline-level="3"/>
      <text:h text:style-name="P121"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6">[</text:span>”<text:span text:style-name="T1"> </text:span>と<text:span text:style-name="T1"> </text:span>“<text:span text:style-name="T6">]</text:span>”<text:span text:style-name="T1"> で囲まれた文の集まりです。表記自体はブロックと似ています。スクリプト中で、評価ブロックを含む文に到達したとき、そのコマンドやメソッドの実行に先立ち </text:span>“<text:span text:style-name="T6">[</text:span>”<text:span text:style-name="T1"> </text:span>と<text:span text:style-name="T1"> </text:span>“<text:span text:style-name="T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38">評価ブロックによる置換の例:</text:p>
      <table:table table:name="表3" table:style-name="表3">
        <table:table-column table:style-name="表3.A"/>
        <table:table-row table:style-name="表3.1">
          <table:table-cell table:style-name="表3.A1" office:value-type="string">
            <text:p text:style-name="P57">set i 10;　</text:p>
            <text:p text:style-name="P57">println [$i ++];<text:tab/><text:tab/># → 11</text:p>
            <text:p text:style-name="P57"/>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p>
      <text:p text:style-name="P7"/>
      <text:h text:style-name="P131"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31"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21" text:outline-level="3"><text:bookmark-start text:name="__RefHeading__14390_1559979953"/>4.1.13 制御型<text:bookmark-end text:name="__RefHeading__14390_1559979953"/></text:h>
      <text:p text:style-name="P14">　perfumeの制御型は、戻り値を指定して関数を終了したり、ループの実行を中断、再開したりするためのものです。</text:p>
      <text:p text:style-name="P14">　制御型は、以下のコマンドにより生成されます。</text:p>
      <text:p text:style-name="P14"/>
      <text:list xml:id="list6803920952091692812" text:style-name="L36">
        <text:list-item>
          <text:p text:style-name="P107">return</text:p>
        </text:list-item>
        <text:list-item>
          <text:p text:style-name="P107">break</text:p>
        </text:list-item>
        <text:list-item>
          <text:p text:style-name="P107">continue</text:p>
        </text:list-item>
        <text:list-item>
          <text:p text:style-name="P107">retry</text:p>
        </text:list-item>
        <text:list-item>
          <text:p text:style-name="P107">redo</text:p>
        </text:list-item>
        <text:list-item>
          <text:p text:style-name="P107">goto</text:p>
        </text:list-item>
      </text:list>
      <text:p text:style-name="P40"/>
      <text:p text:style-name="P40">　returnは、関数の実行を中断し、returnの引き数の値を結果として呼び出し元へ返します。</text:p>
      <text:p text:style-name="P40">　breakは、ループの処理を中断します。<text:span text:style-name="T1">引数を</text:span>指定することにより、結果<text:span text:style-name="T1">として値</text:span>を返すことが可能です。</text:p>
      <text:p text:style-name="P40">　continueは、現在のループの処理を中断し、次の要素<text:span text:style-name="T1">から</text:span>処理を<text:span text:style-name="T1">再開</text:span>します。</text:p>
      <text:p text:style-name="P40">　retryは、現在のループの処理を中断し、ループの最初から処理をやり直します。</text:p>
      <text:p text:style-name="P40">　redoは、現在のループの処理を中断し、もう一度同じ要素の処理を再開します。</text:p>
      <text:p text:style-name="P40">　gotoは、現在のスタックフレームのまま、制御を指定した関数に移します。その際、遷移先の関数に対して引数を指定することが可能です。</text:p>
      <text:p text:style-name="P40"/>
      <text:h text:style-name="P121" text:outline-level="3"/>
      <text:h text:style-name="P131" text:outline-level="3"><text:bookmark-start text:name="__RefHeading__14392_1559979953"/>4.1.14<text:span text:style-name="T1"> </text:span>例外<text:bookmark-end text:name="__RefHeading__14392_1559979953"/></text:h>
      <text:p text:style-name="P14">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4">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4">　tryコマンドが例外を補足した際に、発生した例外を参照するには、tryコマンドのcatch:ブロックに渡されるバインド変数を使用する必要があります。</text:p>
      <text:p text:style-name="P14">　スクリプト中で例外を明示的に発生させるためには、throwコマンドを使用します。</text:p>
      <text:p text:style-name="P14"/>
      <text:h text:style-name="P121" text:outline-level="3"><text:bookmark-start text:name="__RefHeading__14394_1559979953"/>4.1.15 バインドリスト<text:bookmark-end text:name="__RefHeading__14394_1559979953"/></text:h>
      <text:p text:style-name="P14">　バインドリストとは、イテレータを構成するブロックに渡されるバインド変数のリストです。バンドリストは、“<text:span text:style-name="T6">|</text:span>”<text:span text:style-name="T1"> </text:span>と<text:span text:style-name="T1"> </text:span>“<text:span text:style-name="T6">|</text:span>”<text:span text:style-name="T1"> とで囲まれたシンボルのリストです。以下は、バインドリストの使用例です。</text:span></text:p>
      <text:p text:style-name="P38"/>
      <text:p text:style-name="P38">バインドリストの例:</text:p>
      <table:table table:name="表4" table:style-name="表4">
        <table:table-column table:style-name="表4.A"/>
        <table:table-row table:style-name="表4.1">
          <table:table-cell table:style-name="表4.A1" office:value-type="string">
            <text:p text:style-name="P57">(1 2 3) each do: {| i | <text:tab/><text:tab/># | i | はバインドリスト</text:p>
            <text:p text:style-name="P57">　　　　println $i<text:tab/><text:tab/><text:tab/># iはバインド変数 </text:p>
            <text:p text:style-name="P57">};</text:p>
            <text:p text:style-name="P58"/>
          </table:table-cell>
        </table:table-row>
      </table:table>
      <text:p text:style-name="P8"/>
      <text:p text:style-name="P14"><text:span text:style-name="T1">　perfumeの文は、基本的に “</text:span><text:span text:style-name="T6">;</text:span><text:span text:style-name="T1">” により終端しますが、バインドリストに関しては例外的に “</text:span><text:span text:style-name="T6">;</text:span><text:span text:style-name="T1">” は不要となっています。</text:span></text:p>
      <text:p text:style-name="P8"/>
      <text:p text:style-name="P55"><text:span text:style-name="T23">注意事項</text:span>　“<text:span text:style-name="T4">|</text:span>” 記号は、シンボル名の一部としても使用可能です。従って、バインドリストを記述する際の “<text:span text:style-name="T4">|</text:span>” の前後には空白文字が必要です。空白が無い場合、前後の文字と合わせてシンボルと判断されてしまいます。</text:p>
      <text:p text:style-name="P56"/>
      <text:p text:style-name="P56"/>
      <text:p text:style-name="P8"/>
      <text:h text:style-name="P118" text:outline-level="2"><text:bookmark-start text:name="__RefHeading__14396_1559979953"/>4.2<text:bookmark-start text:name="_Ref230609166"/><text:bookmark-start text:name="_Ref230609117"/> クラス<text:bookmark-end text:name="__RefHeading__14396_1559979953"/><text:bookmark-end text:name="_Ref230609166"/><text:bookmark-end text:name="_Ref230609117"/></text:h>
      <text:p text:style-name="Standard">　perfumeのクラス構成は以下のとおりです。</text:p>
      <text:p text:style-name="Standard"/>
      <text:p text:style-name="P43">Object<text:tab/>全てのオブジェクトの基底クラスです。</text:p>
      <text:p text:style-name="P44">Nil<text:tab/>nilのwrapperクラスです。</text:p>
      <text:p text:style-name="P44">Integer<text:tab/>整数型のwrapperクラスです。</text:p>
      <text:p text:style-name="P45">Real<text:tab/>浮動小数点型のwrapperクラスです。</text:p>
      <text:p text:style-name="P44">List<text:tab/>リスト型のwrapperクラスです。</text:p>
      <text:p text:style-name="P46">String<text:tab/>文字列型のwrapperクラスです。</text:p>
      <text:p text:style-name="P46">RQuote<text:tab/>正規表現型のwrapperクラスです。</text:p>
      <text:p text:style-name="P46">Block<text:tab/>ブロック（クロージャ）型のwrapperクラスです。</text:p>
      <text:p text:style-name="P49">Dict<text:tab/>辞書型のwrapperクラスです。</text:p>
      <text:p text:style-name="P49">Vector<text:tab/>配列型のwrapperクラスです。</text:p>
      <text:p text:style-name="P47">Functions<text:tab/>名前付き関数が便宜的にメンバとして登録されるクラスです。</text:p>
      <text:p text:style-name="P48">File<text:tab/>ファイル入出力のためのクラスです。</text:p>
      <text:p text:style-name="P49">Coro<text:tab/>コルーチンを実現するためのクラスです。</text:p>
      <text:p text:style-name="P50"/>
      <text:p text:style-name="P39">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0"/>
      <text:p text:style-name="P42"><text:bookmark-end text:name="_Ref230609227"/>　各クラスの詳細については、「5章　リファレンス」を参照して下さい。</text:p>
      <text:p text:style-name="P42"/>
      <text:h text:style-name="P119"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38">スクリプトの例:</text:p>
      <table:table table:name="表6" table:style-name="表6">
        <table:table-column table:style-name="表6.A"/>
        <table:table-row table:style-name="表6.1">
          <table:table-cell table:style-name="表6.A1" office:value-type="string">
            <text:p text:style-name="P57">1: set i 0;</text:p>
            <text:p text:style-name="P57">2: $i ++;</text:p>
            <text:p text:style-name="P57">3: if {$i &gt;= 10} then: {</text:p>
            <text:p text:style-name="P57">4: <text:s text:c="4"/>println "$i greater than 10.";</text:p>
            <text:p text:style-name="P57">5: };</text:p>
            <text:p text:style-name="P58"/>
          </table:table-cell>
        </table:table-row>
      </table:table>
      <text:p text:style-name="P8"/>
      <text:p text:style-name="P8"/>
      <text:p text:style-name="P7">(1) コメント</text:p>
      <text:p text:style-name="P7">　perfumeのコメントは、“<text:span text:style-name="T7">#</text:span>” で始まり、その行の終わりまでとなります。</text:p>
      <text:p text:style-name="P7"/>
      <text:p text:style-name="P38">コメントの例:</text:p>
      <table:table table:name="表12" table:style-name="表12">
        <table:table-column table:style-name="表12.A"/>
        <table:table-row table:style-name="表12.1">
          <table:table-cell table:style-name="表12.A1" office:value-type="string">
            <text:p text:style-name="P57"># この行はコメントです。</text:p>
            <text:p text:style-name="P57">set i 0; # シャープ記号(#)から行の最後までがコメントです。</text:p>
            <text:p text:style-name="P58"/>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7">;</text:span><text:span text:style-name="T13">”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32">(4) スクリプト/関数の値</text:p>
      <text:p text:style-name="P8">　スクリプトの値は、スクリプトの最後の文が実行された結果となります。また、“<text:span text:style-name="T7">result</text:span>” コマンドで明示的に示すことも可能です。文がイテレータブロックの場合は、“<text:span text:style-name="T7">break</text:span>” コマンドの引数も値となります。</text:p>
      <text:p text:style-name="P8">　さらに、関数を実行した場合は、“<text:span text:style-name="T7">return</text:span>” コマンドにより戻り値を指定することも可能です。</text:p>
      <text:p text:style-name="P8"/>
      <text:p text:style-name="P8"/>
      <text:p text:style-name="P8"/>
      <text:h text:style-name="P117"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8708483518165494364" text:style-name="L37">
        <text:list-item>
          <text:p text:style-name="P108">関数　[ 引数　... ]　;<text:tab/><text:tab/><text:tab/>…　構文規則1</text:p>
        </text:list-item>
        <text:list-item>
          <text:p text:style-name="P108">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38">関数呼び出しの例:</text:p>
      <table:table table:name="表7" table:style-name="表7">
        <table:table-column table:style-name="表7.A"/>
        <table:table-row table:style-name="表7.1">
          <table:table-cell table:style-name="表7.A1" office:value-type="string">
            <text:p text:style-name="P57">set x 100;<text:tab/><text:tab/># → 組み込み関数の呼び出し</text:p>
            <text:p text:style-name="P57">foo ”a string”;<text:tab/># → ユーザ定義関数の呼び出し</text:p>
            <text:p text:style-name="P58"/>
          </table:table-cell>
        </table:table-row>
      </table:table>
      <text:p text:style-name="P41"/>
      <text:p text:style-name="P4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41"/>
      <text:p text:style-name="P38">暗黙のメソッド呼び出しの例:</text:p>
      <table:table table:name="表9" table:style-name="表9">
        <table:table-column table:style-name="表9.A"/>
        <table:table-row table:style-name="表9.1">
          <table:table-cell table:style-name="表9.A1" office:value-type="string">
            <text:p text:style-name="P57">class F;</text:p>
            <text:p text:style-name="P57">F method m1 (x) {</text:p>
            <text:p text:style-name="P57"><text:s text:c="4"/>m2 $x;<text:tab/><text:tab/># F::m2 の呼び出し</text:p>
            <text:p text:style-name="P58">};</text:p>
            <text:p text:style-name="P59">F method m2 (x) {</text:p>
            <text:p text:style-name="P59"><text:s text:c="3"/>println $x;</text:p>
            <text:p text:style-name="P59">};</text:p>
            <text:p text:style-name="P59"/>
          </table:table-cell>
        </table:table-row>
      </table:table>
      <text:p text:style-name="P41"/>
      <text:p text:style-name="P51">(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41"/>
      <text:p text:style-name="P38">メソッド呼び出しの例:</text:p>
      <table:table table:name="表8" table:style-name="表8">
        <table:table-column table:style-name="表8.A"/>
        <table:table-row table:style-name="表8.1">
          <table:table-cell table:style-name="表8.A1" office:value-type="string">
            <text:p text:style-name="P57">class F;</text:p>
            <text:p text:style-name="P58">F method m1 (x) {</text:p>
            <text:p text:style-name="P58"><text:s text:c="4"/>println $x;</text:p>
            <text:p text:style-name="P58">};</text:p>
            <text:p text:style-name="P58">set o [new F];</text:p>
            <text:p text:style-name="P58">$o 100;<text:tab/># → 100</text:p>
            <text:p text:style-name="P58"/>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38">整数データによるIntegerクラスメソッドの呼び出しの例:</text:p>
      <table:table table:name="表10" table:style-name="表10">
        <table:table-column table:style-name="表10.A"/>
        <table:table-row table:style-name="表10.1">
          <table:table-cell table:style-name="表10.A1" office:value-type="string">
            <text:p text:style-name="P58">set i 0;</text:p>
            <text:p text:style-name="P58">$i + 1;<text:tab/># Integer::+ の呼び出し</text:p>
            <text:p text:style-name="P58"/>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38">クラスメソッドの呼び出しの例:</text:p>
      <table:table table:name="表11" table:style-name="表11">
        <table:table-column table:style-name="表11.A"/>
        <table:table-row table:style-name="表11.1">
          <table:table-cell table:style-name="表11.A1" office:value-type="string">
            <text:p text:style-name="P58">Integer method foo　()　{</text:p>
            <text:p text:style-name="P58"><text:s text:c="4"/># do something</text:p>
            <text:p text:style-name="P58"><text:s text:c="4"/>...</text:p>
            <text:p text:style-name="P58">};</text:p>
            <text:p text:style-name="P58">Integer foo;<text:tab/><text:tab/># クラスメソッドの呼び出し</text:p>
            <text:p text:style-name="P58"/>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117"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7">$</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573" draw:style-name="gr2"><draw:rect draw:style-name="gr3" draw:text-style-name="P143" svg:width="4.476cm" svg:height="3.502cm" svg:x="1.862cm" svg:y="0.499cm"><text:p/></draw:rect><draw:g draw:style-name="gr4"><draw:rect draw:style-name="gr5" draw:text-style-name="P143" svg:width="4.211cm" svg:height="0.773cm" svg:x="1.995cm" svg:y="3.075cm"><text:p/></draw:rect><draw:frame draw:style-name="gr6" draw:text-style-name="P144" svg:width="3.596cm" svg:height="0.486cm" svg:x="2.324cm" svg:y="3.207cm"><draw:text-box><text:p text:style-name="P143"><text:span text:style-name="T45">ローカル変数スロット</text:span></text:p></draw:text-box></draw:frame></draw:g><draw:rect draw:style-name="gr3" draw:text-style-name="P143" svg:width="4.476cm" svg:height="3.546cm" svg:x="9.886cm" svg:y="0.455cm"><text:p/></draw:rect><draw:g draw:style-name="gr4"><draw:rect draw:style-name="gr5" draw:text-style-name="P143" svg:width="4.211cm" svg:height="0.773cm" svg:x="10.02cm" svg:y="3.075cm"><text:p/></draw:rect><draw:frame draw:style-name="gr6" draw:text-style-name="P144" svg:width="3.596cm" svg:height="0.486cm" svg:x="10.35cm" svg:y="3.207cm"><draw:text-box><text:p text:style-name="P143"><text:span text:style-name="T45">ローカル変数スロット</text:span></text:p></draw:text-box></draw:frame></draw:g><draw:frame draw:style-name="gr7" draw:text-style-name="P144" svg:width="3.991cm" svg:height="0.507cm" svg:x="10.308cm" svg:y="4.394cm"><draw:text-box><text:p text:style-name="P143"><text:span text:style-name="T45">ローカル変数スタック</text:span></text:p></draw:text-box></draw:frame><draw:g draw:style-name="gr4"><draw:rect draw:style-name="gr5" draw:text-style-name="P143" svg:width="4.211cm" svg:height="0.773cm" svg:x="10.02cm" svg:y="2.113cm"><text:p/></draw:rect><draw:frame draw:style-name="gr6" draw:text-style-name="P144" svg:width="3.596cm" svg:height="0.486cm" svg:x="10.35cm" svg:y="2.246cm"><draw:text-box><text:p text:style-name="P143"><text:span text:style-name="T45">ローカル変数スロット</text:span></text:p></draw:text-box></draw:frame></draw:g><draw:frame draw:style-name="gr7" draw:text-style-name="P144" svg:width="3.991cm" svg:height="0.507cm" svg:x="2.127cm" svg:y="4.42cm"><draw:text-box><text:p text:style-name="P143"><text:span text:style-name="T45">ローカル変数スタック</text:span></text:p></draw:text-box></draw:frame><draw:g draw:style-name="gr4"><draw:line draw:style-name="gr8" draw:text-style-name="P143" svg:x1="0.441cm" svg:y1="3.584cm" svg:x2="1.521cm" svg:y2="3.584cm"><text:p/></draw:line><draw:frame draw:style-name="gr7" draw:text-style-name="P146" svg:width="1.333cm" svg:height="0.74cm" svg:x="0.333cm" svg:y="3.824cm"><draw:text-box><text:p text:style-name="P145"><text:span text:style-name="T45">スタック</text:span></text:p><text:p text:style-name="P145"><text:span text:style-name="T45">ポインタ</text:span></text:p></draw:text-box></draw:frame></draw:g><draw:g draw:style-name="gr4"><draw:line draw:style-name="gr8" draw:text-style-name="P143" svg:x1="8.447cm" svg:y1="2.57cm" svg:x2="9.527cm" svg:y2="2.57cm"><text:p/></draw:line><draw:frame draw:style-name="gr7" draw:text-style-name="P146" svg:width="1.333cm" svg:height="0.74cm" svg:x="8.336cm" svg:y="2.812cm"><draw:text-box><text:p text:style-name="P145"><text:span text:style-name="T45">スタック</text:span></text:p><text:p text:style-name="P145"><text:span text:style-name="T45">ポインタ</text:span></text:p></draw:text-box></draw:frame></draw:g><draw:g draw:style-name="gr4"><draw:frame draw:style-name="gr7" draw:text-style-name="P144" svg:width="2.867cm" svg:height="0.507cm" svg:x="6.757cm" svg:y="-0.044cm"><draw:text-box><text:p text:style-name="P143"><text:span text:style-name="T45">関数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44" svg:width="2.867cm" svg:height="0.507cm" svg:x="6.757cm" svg:y="4.741cm"><draw:text-box><text:p text:style-name="P143"><text:span text:style-name="T45">関数からの復帰</text:span></text:p></draw:text-box></draw:frame><draw:custom-shape draw:style-name="gr9"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7">set</text:span>” コマンドを使用します。また、ローカル変数がローカル変数スロットに存在するかを調べるには、“<text:span text:style-name="T7">set?</text:span>” コマンドを使用します。</text:p>
      <text:p text:style-name="P7"/>
      <text:p text:style-name="P7"/>
      <text:p text:style-name="P29">(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574" draw:style-name="gr2"><draw:rect draw:style-name="gr3" draw:text-style-name="P143" svg:width="4.476cm" svg:height="3.502cm" svg:x="1.862cm" svg:y="0.499cm"><text:p/></draw:rect><draw:g draw:style-name="gr4"><draw:rect draw:style-name="gr5" draw:text-style-name="P143" svg:width="4.211cm" svg:height="0.773cm" svg:x="1.995cm" svg:y="3.075cm"><text:p/></draw:rect><draw:frame draw:style-name="gr6" draw:text-style-name="P144" svg:width="3.596cm" svg:height="0.486cm" svg:x="2.324cm" svg:y="3.207cm"><draw:text-box><text:p text:style-name="P143"><text:span text:style-name="T45">ローカル変数スロット</text:span></text:p></draw:text-box></draw:frame></draw:g><draw:rect draw:style-name="gr3" draw:text-style-name="P143" svg:width="4.476cm" svg:height="3.546cm" svg:x="9.886cm" svg:y="0.455cm"><text:p/></draw:rect><draw:g draw:style-name="gr4"><draw:rect draw:style-name="gr5" draw:text-style-name="P143" svg:width="4.211cm" svg:height="0.773cm" svg:x="10.02cm" svg:y="3.075cm"><text:p/></draw:rect><draw:frame draw:style-name="gr6" draw:text-style-name="P144" svg:width="3.596cm" svg:height="0.486cm" svg:x="10.35cm" svg:y="3.207cm"><draw:text-box><text:p text:style-name="P143"><text:span text:style-name="T45">ローカル変数スロット</text:span></text:p></draw:text-box></draw:frame></draw:g><draw:frame draw:style-name="gr7" draw:text-style-name="P144" svg:width="3.991cm" svg:height="0.507cm" svg:x="10.308cm" svg:y="4.394cm"><draw:text-box><text:p text:style-name="P143"><text:span text:style-name="T45">ローカル変数スタック</text:span></text:p></draw:text-box></draw:frame><draw:g draw:style-name="gr4"><draw:rect draw:style-name="gr5" draw:text-style-name="P143" svg:width="4.211cm" svg:height="0.773cm" svg:x="10.02cm" svg:y="2.113cm"><text:p/></draw:rect><draw:frame draw:style-name="gr6" draw:text-style-name="P144" svg:width="3.596cm" svg:height="0.486cm" svg:x="10.35cm" svg:y="2.246cm"><draw:text-box><text:p text:style-name="P143"><text:span text:style-name="T45">ローカル変数スロット</text:span></text:p></draw:text-box></draw:frame></draw:g><draw:frame draw:style-name="gr7" draw:text-style-name="P144" svg:width="3.991cm" svg:height="0.507cm" svg:x="2.127cm" svg:y="4.42cm"><draw:text-box><text:p text:style-name="P143"><text:span text:style-name="T45">ローカル変数スタック</text:span></text:p></draw:text-box></draw:frame><draw:g draw:style-name="gr4"><draw:line draw:style-name="gr8" draw:text-style-name="P143" svg:x1="0.441cm" svg:y1="3.584cm" svg:x2="1.521cm" svg:y2="3.584cm"><text:p/></draw:line><draw:frame draw:style-name="gr7" draw:text-style-name="P146" svg:width="1.333cm" svg:height="0.74cm" svg:x="0.333cm" svg:y="3.824cm"><draw:text-box><text:p text:style-name="P145"><text:span text:style-name="T45">スタック</text:span></text:p><text:p text:style-name="P145"><text:span text:style-name="T45">ポインタ</text:span></text:p></draw:text-box></draw:frame></draw:g><draw:g draw:style-name="gr4"><draw:line draw:style-name="gr8" draw:text-style-name="P143" svg:x1="8.447cm" svg:y1="2.57cm" svg:x2="9.527cm" svg:y2="2.57cm"><text:p/></draw:line><draw:frame draw:style-name="gr7" draw:text-style-name="P146" svg:width="1.333cm" svg:height="0.74cm" svg:x="8.336cm" svg:y="2.812cm"><draw:text-box><text:p text:style-name="P145"><text:span text:style-name="T45">スタック</text:span></text:p><text:p text:style-name="P145"><text:span text:style-name="T45">ポインタ</text:span></text:p></draw:text-box></draw:frame></draw:g><draw:frame draw:style-name="gr7" draw:text-style-name="P144" svg:width="2.867cm" svg:height="0.507cm" svg:x="6.757cm" svg:y="-0.044cm"><draw:text-box><text:p text:style-name="P143"><text:span text:style-name="T45">メソッド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43" svg:width="4.476cm" svg:height="3.502cm" svg:x="1.862cm" svg:y="8.215cm"><text:p/></draw:rect><draw:rect draw:style-name="gr10" draw:text-style-name="P143" svg:width="4.211cm" svg:height="0.773cm" svg:x="1.995cm" svg:y="10.79cm"><text:p/></draw:rect><draw:frame draw:style-name="gr6" draw:text-style-name="P144" svg:width="4.079cm" svg:height="0.486cm" svg:x="2.127cm" svg:y="10.922cm"><draw:text-box><text:p text:style-name="P143"><text:span text:style-name="T45">インスタンス変数スロット</text:span></text:p></draw:text-box></draw:frame><draw:rect draw:style-name="gr3" draw:text-style-name="P143" svg:width="4.476cm" svg:height="3.546cm" svg:x="9.886cm" svg:y="8.17cm"><text:p/></draw:rect><draw:rect draw:style-name="gr10" draw:text-style-name="P143" svg:width="4.211cm" svg:height="0.773cm" svg:x="10.02cm" svg:y="10.79cm"><text:p/></draw:rect><draw:frame draw:style-name="gr6" draw:text-style-name="P144" svg:width="3.991cm" svg:height="0.486cm" svg:x="10.131cm" svg:y="10.922cm"><draw:text-box><text:p text:style-name="P143"><text:span text:style-name="T45">インスタンス変数スロット</text:span></text:p></draw:text-box></draw:frame><draw:frame draw:style-name="gr7" draw:text-style-name="P144" svg:width="3.991cm" svg:height="0.507cm" svg:x="10.308cm" svg:y="12.109cm"><draw:text-box><text:p text:style-name="P143"><text:span text:style-name="T45">オブジェクトスタック</text:span></text:p></draw:text-box></draw:frame><draw:rect draw:style-name="gr10" draw:text-style-name="P143" svg:width="4.211cm" svg:height="0.773cm" svg:x="10.02cm" svg:y="9.828cm"><text:p/></draw:rect><draw:frame draw:style-name="gr6" draw:text-style-name="P144" svg:width="3.97cm" svg:height="0.486cm" svg:x="10.131cm" svg:y="9.961cm"><draw:text-box><text:p text:style-name="P143"><text:span text:style-name="T45">インスタンス変数スロット</text:span></text:p></draw:text-box></draw:frame><draw:frame draw:style-name="gr7" draw:text-style-name="P144" svg:width="3.991cm" svg:height="0.507cm" svg:x="2.127cm" svg:y="12.136cm"><draw:text-box><text:p text:style-name="P143"><text:span text:style-name="T45">オブジェクトスタック</text:span></text:p></draw:text-box></draw:frame><draw:g draw:style-name="gr4"><draw:line draw:style-name="gr8" draw:text-style-name="P143" svg:x1="0.441cm" svg:y1="11.298cm" svg:x2="1.521cm" svg:y2="11.298cm"><text:p/></draw:line><draw:frame draw:style-name="gr7" draw:text-style-name="P146" svg:width="1.333cm" svg:height="0.74cm" svg:x="0.333cm" svg:y="11.539cm"><draw:text-box><text:p text:style-name="P145"><text:span text:style-name="T45">スタック</text:span></text:p><text:p text:style-name="P145"><text:span text:style-name="T45">ポインタ</text:span></text:p></draw:text-box></draw:frame></draw:g><draw:g draw:style-name="gr4"><draw:line draw:style-name="gr8" draw:text-style-name="P143" svg:x1="8.447cm" svg:y1="10.285cm" svg:x2="9.527cm" svg:y2="10.285cm"><text:p/></draw:line><draw:frame draw:style-name="gr7" draw:text-style-name="P146" svg:width="1.333cm" svg:height="0.74cm" svg:x="8.336cm" svg:y="10.527cm"><draw:text-box><text:p text:style-name="P145"><text:span text:style-name="T45">スタック</text:span></text:p><text:p text:style-name="P145"><text:span text:style-name="T45">ポインタ</text:span></text:p></draw:text-box></draw:frame></draw:g><draw:frame draw:style-name="gr7" draw:text-style-name="P144" svg:width="2.867cm" svg:height="0.507cm" svg:x="6.757cm" svg:y="12.457cm"><draw:text-box><text:p text:style-name="P143"><text:span text:style-name="T45">メソッドからの復帰</text:span></text:p></draw:text-box></draw:frame><draw:custom-shape draw:style-name="gr9"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44" svg:width="2.867cm" svg:height="0.507cm" svg:x="8.279cm" svg:y="5.486cm"><draw:text-box><text:p text:style-name="P143"><text:span text:style-name="T45">オブジェクト</text:span></text:p></draw:text-box></draw:frame><draw:rect draw:style-name="gr12" draw:text-style-name="P143" svg:width="4.211cm" svg:height="0.773cm" svg:x="7.595cm" svg:y="6.119cm"><text:p/></draw:rect><draw:frame draw:style-name="gr6" draw:text-style-name="P144" svg:width="3.97cm" svg:height="0.486cm" svg:x="7.706cm" svg:y="6.265cm"><draw:text-box><text:p text:style-name="P143"><text:span text:style-name="T45">インスタンス変数スロット</text:span></text:p></draw:text-box></draw:frame></draw:g><draw:path draw:style-name="gr13" draw:text-style-name="P143"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7">sets</text:span>” コマンドを使用します。また、インスタンス変数がインスタンス変数スロットに存在するかを調べるには、“<text:span text:style-name="T7">sets?</text:span>” コマンドを使用します。</text:p>
      <text:p text:style-name="P7"/>
      <text:p text:style-name="P7"/>
      <text:p text:style-name="P29">(3) グローバル変数</text:p>
      <text:p text:style-name="P7">　perfumeのグローバル変数は、スクリプト中の全ての場所からの設定、変更が可能です。</text:p>
      <text:p text:style-name="P7">　グローバル変数の定義には、“<text:span text:style-name="T7">defvar</text:span>” コマンドを使用します。また、内容の変更には、“<text:span text:style-name="T7">setvar</text:span>” <text:s/>コマンドを使用します。二重にグローバル変数を定義しようとすると、例外が発生します。グローバル変数が存在するかを調べるには、“<text:span text:style-name="T7">defvar?</text:span>” <text:s/>コマンドを使用します。</text:p>
      <text:p text:style-name="P7"/>
      <text:h text:style-name="P117"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7">fun</text:span>” コマンドを使用します。名前なし関数の呼び出しは、変数の参照や、関数からの戻り値を実行するなどの方法があります。</text:p>
      <text:p text:style-name="P7"/>
      <text:p text:style-name="P38">名前なし関数呼び出しの例:</text:p>
      <table:table table:name="Table1" table:style-name="Table1">
        <table:table-column table:style-name="Table1.A"/>
        <table:table-row table:style-name="Table1.1">
          <table:table-cell table:style-name="Table1.A1" office:value-type="string">
            <text:p text:style-name="P58">set foo [fun (i) {$i + 1}];</text:p>
            <text:p text:style-name="P58">$foo 100;<text:tab/><text:tab/># 名前なし関数の呼び出し</text:p>
            <text:p text:style-name="P58"/>
          </table:table-cell>
        </table:table-row>
      </table:table>
      <text:p text:style-name="P8">　名前つき関数の定義は、“<text:span text:style-name="T7">defun</text:span>” コマンドを使用します。呼び出しは、関数名を指定することにより行います。</text:p>
      <text:p text:style-name="P8"/>
      <text:p text:style-name="P38">名前つき関数呼び出しの例:</text:p>
      <table:table table:name="Table2" table:style-name="Table2">
        <table:table-column table:style-name="Table2.A"/>
        <table:table-row table:style-name="Table2.1">
          <table:table-cell table:style-name="Table2.A1" office:value-type="string">
            <text:p text:style-name="P58">defun foo (i) {$i + 1};</text:p>
            <text:p text:style-name="P58">foo 100;<text:tab/><text:tab/># 名前つき関数の呼び出し</text:p>
            <text:p text:style-name="P58"/>
          </table:table-cell>
        </table:table-row>
      </table:table>
      <text:p text:style-name="P8"/>
      <text:h text:style-name="P117" text:outline-level="2"><text:bookmark-start text:name="__RefHeading__14406_1559979953"/>4.7 クラス<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8">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38">クラス定義の例:</text:p>
      <table:table table:name="Table3" table:style-name="Table3">
        <table:table-column table:style-name="Table3.A"/>
        <table:table-row table:style-name="Table3.1">
          <table:table-cell table:style-name="Table3.A1" office:value-type="string">
            <text:p text:style-name="P58"># 単純なクラスを定義(デフォルトで Object クラスがデレゲートクラスとなる)</text:p>
            <text:p text:style-name="P58">class bar;</text:p>
            <text:p text:style-name="P58"># クラスfooを定義(bar, baz クラスにデレゲートする)</text:p>
            <text:p text:style-name="P58">class foo bar delegate: (baz);</text:p>
            <text:p text:style-name="P58"/>
          </table:table-cell>
        </table:table-row>
      </table:table>
      <text:p text:style-name="P8"/>
      <text:p text:style-name="P8"/>
      <text:p text:style-name="P8"/>
      <text:p text:style-name="P8"/>
      <text:p text:style-name="P56"/>
      <text:p text:style-name="P56"/>
      <text:p text:style-name="P56"/>
      <text:h text:style-name="P117"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8">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38">オブジェクト生成の例:</text:p>
      <table:table table:name="表13" table:style-name="表13">
        <table:table-column table:style-name="表13.A"/>
        <table:table-row table:style-name="表13.1">
          <table:table-cell table:style-name="表13.A1" office:value-type="string">
            <text:p text:style-name="P58"># 単純なオブジェクトの生成(デフォルトでは Object クラスのインスタンスとなる)</text:p>
            <text:p text:style-name="P58">set o [new];</text:p>
            <text:p text:style-name="P58"># クラスを指定してオブジェクトを生成</text:p>
            <text:p text:style-name="P58"><text:span text:style-name="T14">set o [new foo]</text:span>;</text:p>
            <text:p text:style-name="P58"/>
          </table:table-cell>
        </table:table-row>
      </table:table>
      <text:p text:style-name="P8"/>
      <text:h text:style-name="P116" text:outline-level="2"/>
      <text:h text:style-name="P119"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7">method</text:span>” メソッドを呼び出すことにより行います。ちなみに “<text:span text:style-name="T7">method</text:span>” メソッド自身は、全ての基底オブジェクトであるObject クラスに定義されたメソッドです。</text:p>
      <text:p text:style-name="P7"/>
      <text:p text:style-name="P38">メソッド定義の例:</text:p>
      <table:table table:name="表16" table:style-name="表16">
        <table:table-column table:style-name="表16.A"/>
        <table:table-row table:style-name="表16.1">
          <table:table-cell table:style-name="表16.A1" office:value-type="string">
            <text:p text:style-name="P58"># ユーザ定義クラスにメソッドを定義する</text:p>
            <text:p text:style-name="P58">class MyClass;</text:p>
            <text:p text:style-name="P58">MyClass method foo(x) {println $x};</text:p>
            <text:p text:style-name="P58"/>
            <text:p text:style-name="P58"># オブジェクトに対してメソッドを定義する</text:p>
            <text:p text:style-name="P58">set x [new MyClass];</text:p>
            <text:p text:style-name="P58">$x method bar(x) {println $x};</text:p>
            <text:p text:style-name="P58"/>
            <text:p text:style-name="P58"># wrapper 組み込みのクラスに独自のメソッドを定義する</text:p>
            <text:p text:style-name="P58">List method print () {println [self]};</text:p>
            <text:p text:style-name="P58">(a b c) print;<text:tab/># → ”(a b c)”</text:p>
            <text:p text:style-name="P58"/>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38">メソッド呼び出しの例:</text:p>
      <table:table table:name="表17" table:style-name="表17">
        <table:table-column table:style-name="表17.A"/>
        <table:table-row table:style-name="表17.1">
          <table:table-cell table:style-name="表17.A1" office:value-type="string">
            <text:p text:style-name="P58"># クラス/メソッドを定義し、オブジェクトを生成</text:p>
            <text:p text:style-name="P58">class MyClass;</text:p>
            <text:p text:style-name="P58">MyClass method foo(x) {println $x};</text:p>
            <text:p text:style-name="P58">set x [new MyClass];</text:p>
            <text:p text:style-name="P58"># メソッドの呼び出し</text:p>
            <text:p text:style-name="P58">$x foo ”abc”;<text:tab/><text:tab/># → ”abc”</text:p>
            <text:p text:style-name="P58"/>
          </table:table-cell>
        </table:table-row>
      </table:table>
      <text:p text:style-name="P8"/>
      <text:h text:style-name="P117"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7">(</text:span>” と“<text:span text:style-name="T7">)</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38">仮引数と実引数の例:</text:p>
      <table:table table:name="表18" table:style-name="表18">
        <table:table-column table:style-name="表18.A"/>
        <table:table-row table:style-name="表18.1">
          <table:table-cell table:style-name="表18.A1" office:value-type="string">
            <text:p text:style-name="P58"># 関数定義における仮引数</text:p>
            <text:p text:style-name="P58">defun foo (x y z) {...};<text:tab/># x, y, z が仮引数</text:p>
            <text:p text:style-name="P58"># 関数呼び出しにおける実引数</text:p>
            <text:p text:style-name="P58">foo 1 "abc" (a b c);<text:tab/># 1, ”abc”, (a b c) が実引数</text:p>
            <text:p text:style-name="P58"/>
          </table:table-cell>
        </table:table-row>
      </table:table>
      <text:p text:style-name="P8">　perfumeでの引数の指定の方法にはいくつかのルールがあります。</text:p>
      <text:list xml:id="list3766675960884683720" text:style-name="L38">
        <text:list-item>
          <text:p text:style-name="P96">位置引数</text:p>
        </text:list-item>
        <text:list-item>
          <text:p text:style-name="P96">キーワード引数</text:p>
        </text:list-item>
        <text:list-item>
          <text:p text:style-name="P96">スイッチ引数</text:p>
        </text:list-item>
        <text:list-item>
          <text:p text:style-name="P96">可変長引数</text:p>
        </text:list-item>
        <text:list-item>
          <text:p text:style-name="P96">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29">(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38">位置引数の例:</text:p>
      <table:table table:name="表19" table:style-name="表19">
        <table:table-column table:style-name="表19.A"/>
        <table:table-row table:style-name="表19.1">
          <table:table-cell table:style-name="表19.A1" office:value-type="string">
            <text:p text:style-name="P58"># 位置引数の定義</text:p>
            <text:p text:style-name="P58">defun foo (x y z) {...};<text:tab/># x, y, z が仮引数</text:p>
            <text:p text:style-name="P58"># 位置引数を指定して関数を呼び出す</text:p>
            <text:p text:style-name="P58">foo 1 "abc" (a b c);<text:tab/># 1, "abc", (a b c) が実引数</text:p>
            <text:p text:style-name="P58"/>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5">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7">set?</text:span>” <text:s/>コマンドを使って調べる必要があります。</text:p>
      <text:p text:style-name="P10"/>
      <text:p text:style-name="P30"/>
      <text:p text:style-name="P38">キーワード引数の例:</text:p>
      <table:table table:name="表20" table:style-name="表20">
        <table:table-column table:style-name="表20.A"/>
        <table:table-row table:style-name="表20.1">
          <table:table-cell table:style-name="表20.A1" office:value-type="string">
            <text:p text:style-name="P58"># キーワード引数の定義</text:p>
            <text:p text:style-name="P58">defun if (cond then: then-body else: else-body) {...};</text:p>
            <text:p text:style-name="P58"># キーワード引数を指定して関数を呼び出す</text:p>
            <text:p text:style-name="P58">if $x then: {set i 0} # then: キーワード引数を指定、else: は未設定</text:p>
            <text:p text:style-name="P58"/>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4">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4"/>
      <text:p text:style-name="P38">スイッチ引数の例:</text:p>
      <table:table table:name="表21" table:style-name="表21">
        <table:table-column table:style-name="表21.A"/>
        <table:table-row table:style-name="表21.1">
          <table:table-cell table:style-name="表21.A1" office:value-type="string">
            <text:p text:style-name="P58"># キーワード引数の定義</text:p>
            <text:p text:style-name="P58">defun foo (nocase: case-switch) {...};</text:p>
            <text:p text:style-name="P58"># スイッチ引数を指定して関数を呼び出す</text:p>
            <text:p text:style-name="P58"><text:span text:style-name="T33">foo</text:span> :switch;<text:tab/># foo の case-switch には非nilが設定される</text:p>
            <text:p text:style-name="P58">foo;<text:tab/><text:tab/># foo の case-switch には値が設定されない</text:p>
            <text:p text:style-name="P58"/>
          </table:table-cell>
        </table:table-row>
      </table:table>
      <text:p text:style-name="P11"/>
      <text:p text:style-name="P29">(4) 可変長引数</text:p>
      <text:p text:style-name="P26">　位置引数は、仮引数と実引数の数が一致する必要があります。実引数として任意個数の引数を渡したい場合は、キーワードパラメータとして「<text:span text:style-name="T10">args:</text:span> シンボル名」を指定します。このようにすると、位置引数より多い実引数の残りすべては、関数が呼び出された際に<text:span text:style-name="T10">args:</text:span> キーワード引数のシンボル名にリストとして設定されます。</text:p>
      <text:p text:style-name="P23"/>
      <text:p text:style-name="P38">可変長引数の例:</text:p>
      <table:table table:name="表22" table:style-name="表22">
        <table:table-column table:style-name="表22.A"/>
        <table:table-row table:style-name="表22.1">
          <table:table-cell table:style-name="表22.A1" office:value-type="string">
            <text:p text:style-name="P58"># 可変長引数を利用した関数の呼び出し</text:p>
            <text:p text:style-name="P58">foo 1 2 3;</text:p>
            <text:p text:style-name="P58"># 可変長引数の定義と動作</text:p>
            <text:p text:style-name="P58">defun foo (a args: rest-parameters) {</text:p>
            <text:p text:style-name="P58"><text:s text:c="2"/>println $a;<text:tab/><text:tab/><text:tab/><text:tab/># → 1</text:p>
            <text:p text:style-name="P58"><text:s text:c="2"/>println $rest-parameters<text:tab/><text:tab/># → (2 3)</text:p>
            <text:p text:style-name="P58">};</text:p>
            <text:p text:style-name="P58"/>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31">(5) 遅延評価引数</text:p>
      <text:p text:style-name="P24">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4"/>
      <text:p text:style-name="P38">遅延評価引数の例:</text:p>
      <table:table table:name="表23" table:style-name="表23">
        <table:table-column table:style-name="表23.A"/>
        <table:table-row table:style-name="表23.1">
          <table:table-cell table:style-name="表23.A1" office:value-type="string">
            <text:p text:style-name="P58"># 遅延評価引数の定義</text:p>
            <text:p text:style-name="P58">defun foo (&amp;a) {</text:p>
            <text:p text:style-name="P58"><text:s text:c="2"/>println $a;<text:tab/># → 1 (初回の参照なのでクロージャ{$i ++}が評価される)</text:p>
            <text:p text:style-name="P58"><text:s text:c="2"/>println $a;<text:tab/># → 1 (2回目以降の参照は、最初の評価結果となる)</text:p>
            <text:p text:style-name="P58">};</text:p>
            <text:p text:style-name="P58"># 遅延評価引数を用いた関数の呼び出し</text:p>
            <text:p text:style-name="P58">set i 0;</text:p>
            <text:p text:style-name="P58">foo {$i ++};</text:p>
            <text:p text:style-name="P58"/>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117"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22" text:outline-level="3"><text:bookmark-start text:name="__RefHeading__14416_1559979953"/>4.11.1 getマクロ<text:bookmark-end text:name="__RefHeading__14416_1559979953"/></text:h>
      <text:p text:style-name="P7">　getマクロは、Objectに対してgetメソッドを適用するための糖衣構文です。もともとは、Hash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1"><text:tab/><text:span text:style-name="T16">オブジェクト</text:span><text:span text:style-name="T11">,</text:span><text:span text:style-name="T16">パラメータ</text:span></text:p>
      <text:p text:style-name="P11"/>
      <text:p text:style-name="P11">このように記述した際、実行時には以下のように置換され、オブジェクトのgetメソッドが呼び出されます。</text:p>
      <text:p text:style-name="P11"/>
      <text:p text:style-name="P11"><text:tab/><text:span text:style-name="T7">[</text:span><text:span text:style-name="T16">オブジェクト </text:span><text:span text:style-name="T11">get </text:span><text:span text:style-name="T16">パラメータ</text:span><text:span text:style-name="T11">]</text:span></text:p>
      <text:p text:style-name="P11"/>
      <text:p text:style-name="P38">getマクロの例:</text:p>
      <table:table table:name="表24" table:style-name="表24">
        <table:table-column table:style-name="表24.A"/>
        <table:table-row table:style-name="表24.1">
          <table:table-cell table:style-name="表24.A1" office:value-type="string">
            <text:p text:style-name="P58"># Hashの生成と要素の代入</text:p>
            <text:p text:style-name="P58">set o [new Hash];</text:p>
            <text:p text:style-name="P58">$o set "foo" 1;</text:p>
            <text:p text:style-name="P58"># 要素の参照(通常の記法)</text:p>
            <text:p text:style-name="P58">println [$o get "foo"];<text:tab/># → 1</text:p>
            <text:p text:style-name="P58"># 要素の参照(get マクロによる記法)</text:p>
            <text:p text:style-name="P58">println $o,"foo";<text:tab/><text:tab/># → 1</text:p>
            <text:p text:style-name="P58"/>
          </table:table-cell>
        </table:table-row>
      </table:table>
      <text:p text:style-name="P11"/>
      <text:p text:style-name="P11"/>
      <text:h text:style-name="P132"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1"><text:tab/>`<text:span text:style-name="T16">クラス名</text:span><text:span text:style-name="T11"> </text:span><text:span text:style-name="T16">パラメータ</text:span></text:p>
      <text:p text:style-name="P11"/>
      <text:p text:style-name="P11">このように記述した際、実行時には以下のように置換され、クラスのinitメソッドが呼び出されます。</text:p>
      <text:p text:style-name="P11"/>
      <text:p text:style-name="P11"><text:span text:style-name="T16"><text:tab/></text:span><text:span text:style-name="T11">[new </text:span><text:span text:style-name="T16">クラス名</text:span><text:span text:style-name="T9"> init: (</text:span><text:span text:style-name="T16">パラメータ</text:span><text:span text:style-name="T11">)]</text:span></text:p>
      <text:h text:style-name="Heading_20_3" text:outline-level="3"/>
      <text:p text:style-name="P38">initマクロの例:</text:p>
      <table:table table:name="表25" table:style-name="表25">
        <table:table-column table:style-name="表25.A"/>
        <table:table-row table:style-name="表25.1">
          <table:table-cell table:style-name="表25.A1" office:value-type="string">
            <text:p text:style-name="P58"># クラス定義</text:p>
            <text:p text:style-name="P58">class Foo;</text:p>
            <text:p text:style-name="P58">Foo method init (a) {....};</text:p>
            <text:p text:style-name="P58"># オブジェクトの生成(通常)</text:p>
            <text:p text:style-name="P58">set o [new Foo init: (1)];</text:p>
            <text:p text:style-name="P58"># オブジェクトの生成(init マクロによる記法)</text:p>
            <text:p text:style-name="P58">set o `Foo 1;</text:p>
            <text:p text:style-name="P58"/>
          </table:table-cell>
        </table:table-row>
      </table:table>
      <text:p text:style-name="P11"/>
      <text:h text:style-name="P133"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2"><text:tab/>A : B<text:tab/>…<text:tab/>[A] B</text:p>
      <text:p text:style-name="P12"><text:tab/>A \ B<text:tab/>…<text:tab/>B [A] </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2">関数名</text:span><text:span text:style-name="T11"> + ".prfm"</text:span>」もしくは「クラス名<text:span text:style-name="T11">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114" text:outline-level="1"><text:bookmark-start text:name="_Ref230609241"/><text:bookmark-start text:name="__RefHeading__14424_1559979953"/>5. リファレンス<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 スクリプト中でそのものを表記することを表します。</text:p>
      <text:p text:style-name="P8"><text:tab/><text:span text:style-name="T17">value</text:span><text:tab/><text:tab/>(斜体) この位置にパラメータを記述することを表します。</text:p>
      <text:p text:style-name="P8"><text:span text:style-name="T17"><text:tab/>val</text:span> <text:s/>...<text:tab/><text:tab/>直前の引数を繰り返し指定可能なことを表します。</text:p>
      <text:p text:style-name="P8"><text:tab/>[ <text:span text:style-name="T17">val <text:s/></text:span>]<text:tab/><text:tab/>省略可能な引数であることを表します。</text:p>
      <text:p text:style-name="P8"><text:tab/><text:tab/><text:tab/>（評価ブロックの意味ではないことに注意）</text:p>
      <text:p text:style-name="P8"><text:tab/><text:span text:style-name="T17">val1</text:span> |<text:span text:style-name="T17">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7">var</text:span> <text:s/>| ... }<text:tab/>引数にバインド変数が受け取り可能なブロックを指定可能で</text:p>
      <text:p text:style-name="P8"><text:tab/><text:tab/><text:tab/>あることを表します。</text:p>
      <text:p text:style-name="P8"><text:tab/>"<text:span text:style-name="T17">val </text:span>"<text:tab/><text:tab/>引数が文字列であることを表します。</text:p>
      <text:p text:style-name="P8"><text:tab/>'<text:span text:style-name="T17">val ' <text:s text:c="3"/></text:span><text:tab/><text:tab/>引数が正規表現文字列であることを表します。</text:p>
      <text:p text:style-name="P8"><text:tab/><text:span text:style-name="T17">class::method</text:span><text:tab/>クラスに定義されたメソッドを明示する際の表記です。</text:p>
      <text:p text:style-name="P8"/>
      <text:p text:style-name="P8"/>
      <text:p text:style-name="P8"/>
      <text:h text:style-name="P119" text:outline-level="2"><text:bookmark-end text:name="_Ref230609241"/><text:bookmark-start text:name="__RefHeading__14426_1559979953"/>5.1 コマンドリファレンス<text:bookmark-end text:name="__RefHeading__14426_1559979953"/></text:h>
      <text:p text:style-name="P7"/>
      <text:h text:style-name="P122"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79">説明</text:p>
          </table:table-cell>
          <table:table-cell office:value-type="string">
            <text:p text:style-name="P63"/>
            <text:p text:style-name="P63">論理否定を返します。</text:p>
          </table:table-cell>
        </table:table-row>
        <table:table-row>
          <table:table-cell office:value-type="string">
            <text:p text:style-name="P79">書式</text:p>
          </table:table-cell>
          <table:table-cell office:value-type="string">
            <text:p text:style-name="P63"/>
            <text:p text:style-name="P63"><text:span text:style-name="T21">! </text:span><text:span text:style-name="T17">val</text:span></text:p>
          </table:table-cell>
        </table:table-row>
        <table:table-row>
          <table:table-cell office:value-type="string">
            <text:p text:style-name="P79">詳細</text:p>
          </table:table-cell>
          <table:table-cell office:value-type="string">
            <text:p text:style-name="P63"/>
            <text:p text:style-name="P63"><text:span text:style-name="T17">val</text:span>の値の論理否定を返します。</text:p>
          </table:table-cell>
        </table:table-row>
        <table:table-row>
          <table:table-cell office:value-type="string">
            <text:p text:style-name="P79">戻り値</text:p>
          </table:table-cell>
          <table:table-cell office:value-type="string">
            <text:p text:style-name="P63"/>
            <text:p text:style-name="P63"><text:span text:style-name="T17">val</text:span>が非nilの場合はnilを、nilの場合はt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3"/>
            <text:p text:style-name="P69">if {! $a} then: {</text:p>
            <text:p text:style-name="P69"><text:s text:c="2"/># $a is false</text:p>
            <text:p text:style-name="P69">} else: {</text:p>
            <text:p text:style-name="P69"><text:s text:c="2"/># $a is true</text:p>
            <text:p text:style-name="P69">};</text:p>
          </table:table-cell>
        </table:table-row>
      </table:table>
      <text:p text:style-name="P7"/>
      <text:h text:style-name="P130"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79">説明</text:p>
          </table:table-cell>
          <table:table-cell office:value-type="string">
            <text:p text:style-name="P63"/>
            <text:p text:style-name="P63">変数の別名を作成します。</text:p>
          </table:table-cell>
        </table:table-row>
        <table:table-row>
          <table:table-cell office:value-type="string">
            <text:p text:style-name="P79">書式</text:p>
          </table:table-cell>
          <table:table-cell office:value-type="string">
            <text:p text:style-name="P63"/>
            <text:p text:style-name="P63">alias [ up: <text:span text:style-name="T17">uplevel</text:span> <text:s/>] <text:span text:style-name="T17">orig-var</text:span> <text:s/><text:span text:style-name="T17">new-var</text:span></text:p>
          </table:table-cell>
        </table:table-row>
        <table:table-row>
          <table:table-cell office:value-type="string">
            <text:p text:style-name="P79">詳細</text:p>
          </table:table-cell>
          <table:table-cell office:value-type="string">
            <text:p text:style-name="P63"/>
            <text:p text:style-name="P63"><text:span text:style-name="T17">orig-var</text:span>で指定したローカル変数を<text:span text:style-name="T17">new-var</text:span>でも参照できるようにします。</text:p>
            <text:p text:style-name="P63"><text:span text:style-name="T17">orig-var</text:span>は存在しなくても構いません。<text:span text:style-name="T17">new-var</text:span>が設定された時点で、<text:span text:style-name="T17">orig-var</text:span>も生成されます。</text:p>
            <text:p text:style-name="P63">up: <text:span text:style-name="T17">uplevel</text:span>を省略した場合は、現在のスタック上の<text:span text:style-name="T17">orig-var</text:span>の別名を作成します。<text:span text:style-name="T17">uplevel </text:span>に正の整数を指定した場合には、指定した数分スタックを呼び出し元の方向へ辿り、<text:span text:style-name="T17">orig-var</text:span>の参照をローカルスタックへ作成します。</text:p>
          </table:table-cell>
        </table:table-row>
        <table:table-row>
          <table:table-cell office:value-type="string">
            <text:p text:style-name="P79">戻り値</text:p>
          </table:table-cell>
          <table:table-cell office:value-type="string">
            <text:p text:style-name="P63"/>
            <text:p text:style-name="P63">成功した場合、t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StackUnderflow: uplevelで指定したスタックが存在しません。</text:p>
            <text:p text:style-name="P63">ErrLinkAlias: すでに別名が存在するか別名参照がループしています。</text:p>
          </table:table-cell>
        </table:table-row>
        <table:table-row>
          <table:table-cell office:value-type="string">
            <text:p text:style-name="P79">使用例</text:p>
          </table:table-cell>
          <table:table-cell office:value-type="string">
            <text:p text:style-name="P63"/>
            <text:p text:style-name="P69"># ローカル変数のエイリアスを生成</text:p>
            <text:p text:style-name="P69">set i 0;</text:p>
            <text:p text:style-name="P69">alias i x;</text:p>
            <text:p text:style-name="P69">println $x;<text:tab/># → 0</text:p>
            <text:p text:style-name="P69"/>
            <text:p text:style-name="P69"># シンボル名で引数を与える</text:p>
            <text:p text:style-name="P69">defun foo (s) {</text:p>
            <text:p text:style-name="P69"><text:s text:c="2"/>alias up: 1 $s x;</text:p>
            <text:p text:style-name="P69"><text:s text:c="2"/>println $x;</text:p>
            <text:p text:style-name="P69">};</text:p>
            <text:p text:style-name="P69">set i 1;</text:p>
            <text:p text:style-name="P69">foo i;<text:tab/><text:tab/># → 1</text:p>
          </table:table-cell>
        </table:table-row>
      </table:table>
      <text:p text:style-name="P7"/>
      <text:h text:style-name="P130"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79">説明</text:p>
          </table:table-cell>
          <table:table-cell office:value-type="string">
            <text:p text:style-name="P63"/>
            <text:p text:style-name="P63">引数の真偽値による論理積を返します。</text:p>
          </table:table-cell>
        </table:table-row>
        <table:table-row>
          <table:table-cell office:value-type="string">
            <text:p text:style-name="P79">書式</text:p>
          </table:table-cell>
          <table:table-cell office:value-type="string">
            <text:p text:style-name="P63"/>
            <text:p text:style-name="P63">and <text:span text:style-name="T17">val </text:span>...</text:p>
          </table:table-cell>
        </table:table-row>
        <table:table-row>
          <table:table-cell office:value-type="string">
            <text:p text:style-name="P79">詳細</text:p>
          </table:table-cell>
          <table:table-cell office:value-type="string">
            <text:p text:style-name="P63"/>
            <text:p text:style-name="P63"><text:span text:style-name="T17">val</text:span>の値がnilである場合偽と判断します。全ての引数についての真偽値を調べ、それら全ての値の論理積を返します。</text:p>
          </table:table-cell>
        </table:table-row>
        <table:table-row>
          <table:table-cell office:value-type="string">
            <text:p text:style-name="P79">戻り値</text:p>
          </table:table-cell>
          <table:table-cell office:value-type="string">
            <text:p text:style-name="P63"/>
            <text:p text:style-name="P63">tまた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3"/>
            <text:p text:style-name="P69">and 0 1 2;<text:tab/><text:tab/># → t</text:p>
            <text:p text:style-name="P69">and 0 1 2 nil;<text:tab/># → nil</text:p>
            <text:p text:style-name="P69">and ();<text:tab/><text:tab/># → t</text:p>
          </table:table-cell>
        </table:table-row>
      </table:table>
      <text:h text:style-name="Heading_20_3" text:outline-level="3"/>
      <text:h text:style-name="P132"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79">説明</text:p>
          </table:table-cell>
          <table:table-cell office:value-type="string">
            <text:p text:style-name="P63"/>
            <text:p text:style-name="P63">ローカル変数スコープを制限します。</text:p>
          </table:table-cell>
        </table:table-row>
        <table:table-row>
          <table:table-cell office:value-type="string">
            <text:p text:style-name="P79">書式</text:p>
          </table:table-cell>
          <table:table-cell office:value-type="string">
            <text:p text:style-name="P63"/>
            <text:p text:style-name="P63">begin { <text:span text:style-name="T17">block</text:span> <text:span text:style-name="T21"><text:s/>} <text:s/>[ local: </text:span><text:span text:style-name="T17">hash-object</text:span><text:span text:style-name="T21"> ] [ :nocascade ]</text:span></text:p>
          </table:table-cell>
        </table:table-row>
        <table:table-row>
          <table:table-cell office:value-type="string">
            <text:p text:style-name="P79">詳細</text:p>
          </table:table-cell>
          <table:table-cell office:value-type="string">
            <text:p text:style-name="P63"/>
            <text:p text:style-name="P63"><text:span text:style-name="T17">block</text:span>を実行する際にスコープを制限します。<text:span text:style-name="T17">hash-object</text:span>を指定した際には、指定したHashオブジェクトがローカル変数として使用されます。指定しなかった場合には、毎回新規にローカル変数用の環境が作成されます。</text:p>
            <text:p text:style-name="P63">:nocascadeを指定した場合には、<text:span text:style-name="T17">block</text:span>が持つクロージャの環境も制限され、上位スコープのローカル環境へのアクセスができなくなります。</text:p>
            <text:p text:style-name="P63">beginの実行中は新たに関数スタックを消費します。</text:p>
            <text:p text:style-name="P63">begin以下のブロックでは、元のスコープからバインド変数を受け取ることが可能です。</text:p>
          </table:table-cell>
        </table:table-row>
        <table:table-row>
          <table:table-cell office:value-type="string">
            <text:p text:style-name="P79">戻り値</text:p>
          </table:table-cell>
          <table:table-cell office:value-type="string">
            <text:p text:style-name="P63"/>
            <text:p text:style-name="P63"><text:span text:style-name="T17">block</text:span>の値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3"/>
            <text:p text:style-name="P69"># 独立したローカル変数</text:p>
            <text:p text:style-name="P69">begin {set i 1};</text:p>
            <text:p text:style-name="P69">println $i;<text:tab/><text:tab/># <text:span text:style-name="T22">→</text:span> ErrNoSuchVariable</text:p>
            <text:p text:style-name="P69"># クロージャ変数の書き換え</text:p>
            <text:p text:style-name="P69">set i 1;</text:p>
            <text:p text:style-name="P69">begin {set i 2};</text:p>
            <text:p text:style-name="P69">println $i;<text:tab/><text:tab/># <text:span text:style-name="T22">→</text:span> 2</text:p>
            <text:p text:style-name="P69"># クロージャ変数も抑止</text:p>
            <text:p text:style-name="P69">set i 1;</text:p>
            <text:p text:style-name="P69">begin {set i 2} :nocascade;</text:p>
            <text:p text:style-name="P69">println $i;<text:tab/><text:tab/># <text:span text:style-name="T22">→</text:span> 1</text:p>
            <text:p text:style-name="P69"># バインド変数を受け取る</text:p>
            <text:p text:style-name="P69">set x 1;</text:p>
            <text:p text:style-name="P69">yield {begin {| x | println $x} 100;</text:p>
            <text:p text:style-name="P69"><text:tab/><text:tab/><text:tab/># <text:span text:style-name="T22">→</text:span> 100</text:p>
            <text:p text:style-name="P69">println $x;<text:tab/><text:tab/># <text:span text:style-name="T22">→</text:span> 1</text:p>
          </table:table-cell>
        </table:table-row>
      </table:table>
      <text:h text:style-name="P122" text:outline-level="3"/>
      <text:h text:style-name="P130"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79">説明</text:p>
          </table:table-cell>
          <table:table-cell office:value-type="string">
            <text:p text:style-name="P63"/>
            <text:p text:style-name="P63">イテレータを脱出します。</text:p>
          </table:table-cell>
        </table:table-row>
        <table:table-row>
          <table:table-cell office:value-type="string">
            <text:p text:style-name="P79">書式</text:p>
          </table:table-cell>
          <table:table-cell office:value-type="string">
            <text:p text:style-name="P63"/>
            <text:p text:style-name="P63">break [ <text:span text:style-name="T17">value</text:span> ]</text:p>
          </table:table-cell>
        </table:table-row>
        <table:table-row>
          <table:table-cell office:value-type="string">
            <text:p text:style-name="P79">詳細</text:p>
          </table:table-cell>
          <table:table-cell office:value-type="string">
            <text:p text:style-name="P63"/>
            <text:p text:style-name="P63">イテレータを脱出します。<text:span text:style-name="T17">value</text:span>を指定した際には、そのイテレータコマンドの戻り値となります。</text:p>
            <text:p text:style-name="P63">breakが有効なコマンドおよびメソッドは次の通りです: </text:p>
            <text:p text:style-name="P63">while / try / cond / Integer::each / Integer::list / List::each / Array::each</text:p>
          </table:table-cell>
        </table:table-row>
        <table:table-row>
          <table:table-cell office:value-type="string">
            <text:p text:style-name="P79">戻り値</text:p>
          </table:table-cell>
          <table:table-cell office:value-type="string">
            <text:p text:style-name="P63"/>
            <text:p text:style-name="P63">制御が呼び出し元に戻るため、break自身の戻り値は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75"/>
            <text:p text:style-name="P75">set i 0;</text:p>
            <text:p text:style-name="P75">while {true} do: {</text:p>
            <text:p text:style-name="P75"><text:s text:c="2"/>if {$i &gt; 10} then: {break};</text:p>
            <text:p text:style-name="P75"><text:s text:c="2"/>$i ++;</text:p>
            <text:p text:style-name="P75">};</text:p>
          </table:table-cell>
        </table:table-row>
      </table:table>
      <text:h text:style-name="Heading_20_3" text:outline-level="3"/>
      <text:h text:style-name="P130"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79">説明</text:p>
          </table:table-cell>
          <table:table-cell office:value-type="string">
            <text:p text:style-name="P63"/>
            <text:p text:style-name="P63">関数またはメソッドを呼び出します。</text:p>
          </table:table-cell>
        </table:table-row>
        <table:table-row>
          <table:table-cell office:value-type="string">
            <text:p text:style-name="P79">書式</text:p>
          </table:table-cell>
          <table:table-cell office:value-type="string">
            <text:p text:style-name="P63"/>
            <text:p text:style-name="P63">call <text:span text:style-name="T17">fun</text:span> ( <text:span text:style-name="T17">val</text:span> ... )</text:p>
            <text:p text:style-name="P63">call <text:span text:style-name="T17">objec</text:span> ( <text:span text:style-name="T17">method</text:span> <text:span text:style-name="T17">val</text:span> ... )</text:p>
          </table:table-cell>
        </table:table-row>
        <table:table-row>
          <table:table-cell office:value-type="string">
            <text:p text:style-name="P79">詳細</text:p>
          </table:table-cell>
          <table:table-cell office:value-type="string">
            <text:p text:style-name="P63"/>
            <text:p text:style-name="P63">1番目の書式では、関数funを呼び出します。関数の引数は、1引数のリストで指定します。</text:p>
            <text:p text:style-name="P63">2番目の書式では、<text:span text:style-name="T17">object</text:span>の<text:span text:style-name="T17">method</text:span>を呼び出します。</text:p>
            <text:p text:style-name="P63">スクリプトの中で、引数を組み立てて関数を呼び出す際に使用します。</text:p>
          </table:table-cell>
        </table:table-row>
        <table:table-row>
          <table:table-cell office:value-type="string">
            <text:p text:style-name="P79">戻り値</text:p>
          </table:table-cell>
          <table:table-cell office:value-type="string">
            <text:p text:style-name="P63"/>
            <text:p text:style-name="P63">関数の戻り値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呼び出された<text:span text:style-name="T17">fun</text:span>で例外が発生した際には、その例外が返されます。</text:p>
          </table:table-cell>
        </table:table-row>
        <table:table-row>
          <table:table-cell office:value-type="string">
            <text:p text:style-name="P79">使用例</text:p>
          </table:table-cell>
          <table:table-cell office:value-type="string">
            <text:p text:style-name="P69"/>
            <text:p text:style-name="P69">defun foo (x y z) {# do-something};</text:p>
            <text:p text:style-name="P69">set l ();</text:p>
            <text:p text:style-name="P69">$l + 1;</text:p>
            <text:p text:style-name="P69">$l + 2;</text:p>
            <text:p text:style-name="P69">$l + 3;</text:p>
            <text:p text:style-name="P69">call foo $l;<text:tab/><text:tab/># same as: foo 1 2 3;</text:p>
          </table:table-cell>
        </table:table-row>
      </table:table>
      <text:h text:style-name="Heading_20_3" text:outline-level="3"/>
      <text:h text:style-name="P130"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79">説明</text:p>
          </table:table-cell>
          <table:table-cell office:value-type="string">
            <text:p text:style-name="P63"/>
            <text:p text:style-name="P63">値により処理ブロックを選択します。</text:p>
          </table:table-cell>
        </table:table-row>
        <table:table-row>
          <table:table-cell office:value-type="string">
            <text:p text:style-name="P79">書式</text:p>
          </table:table-cell>
          <table:table-cell office:value-type="string">
            <text:p text:style-name="P63"/>
            <text:p text:style-name="P63">case <text:span text:style-name="T17">val pat</text:span><text:span text:style-name="T25">1</text:span> { <text:span text:style-name="T17">body</text:span><text:span text:style-name="T25">1</text:span> } [ <text:span text:style-name="T17">pat</text:span><text:span text:style-name="T25">2</text:span> { <text:span text:style-name="T17">body</text:span><text:span text:style-name="T25">2</text:span> } ] ... [ * { <text:span text:style-name="T17">default-body</text:span> } ]</text:p>
          </table:table-cell>
        </table:table-row>
        <table:table-row>
          <table:table-cell office:value-type="string">
            <text:p text:style-name="P79">詳細</text:p>
          </table:table-cell>
          <table:table-cell office:value-type="string">
            <text:p text:style-name="P63"/>
            <text:p text:style-name="P63"><text:span text:style-name="T17">val</text:span>で与えられたデータの文字列表現が、<text:span text:style-name="T17">pat</text:span><text:span text:style-name="T25">1</text:span><text:span text:style-name="T17">, pat</text:span><text:span text:style-name="T25">2</text:span><text:span text:style-name="T17"> ...</text:span> の文字列表現に完全一致した場合、次の引数の処理ブロックを実行します。</text:p>
            <text:p text:style-name="P63">マッチするパターンが無い場合、* パターンが定義されていれば <text:span text:style-name="T17">default-body</text:span>を実行します。</text:p>
            <text:p text:style-name="P63">注意: caseコマンドのブロック中では、制御コマンドはそのまま呼び出し元へ返されます。</text:p>
          </table:table-cell>
        </table:table-row>
        <table:table-row>
          <table:table-cell office:value-type="string">
            <text:p text:style-name="P79">戻り値</text:p>
          </table:table-cell>
          <table:table-cell office:value-type="string">
            <text:p text:style-name="P63"/>
            <text:p text:style-name="P63">実行された処理ブロックの値とな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case $i</text:p>
            <text:p text:style-name="P69"><text:s text:c="2"/>0 {println "zero"}</text:p>
            <text:p text:style-name="P69"><text:s text:c="2"/>1 {println "one"}</text:p>
            <text:p text:style-name="P69"><text:s text:c="2"/>* {println "other"};</text:p>
          </table:table-cell>
        </table:table-row>
      </table:table>
      <text:h text:style-name="Heading_20_3" text:outline-level="3"/>
      <text:h text:style-name="P130"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79">説明</text:p>
          </table:table-cell>
          <table:table-cell office:value-type="string">
            <text:p text:style-name="P63"/>
            <text:p text:style-name="P63">カレントワーキングディレクトを変更します。</text:p>
          </table:table-cell>
        </table:table-row>
        <table:table-row>
          <table:table-cell office:value-type="string">
            <text:p text:style-name="P79">書式</text:p>
          </table:table-cell>
          <table:table-cell office:value-type="string">
            <text:p text:style-name="P63"/>
            <text:p text:style-name="P63">cd [ "<text:span text:style-name="T17">directory</text:span>" ]</text:p>
          </table:table-cell>
        </table:table-row>
        <table:table-row>
          <table:table-cell office:value-type="string">
            <text:p text:style-name="P79">詳細</text:p>
          </table:table-cell>
          <table:table-cell office:value-type="string">
            <text:p text:style-name="P63"/>
            <text:p text:style-name="P63"><text:span text:style-name="T17">directory</text:span>にカレントワーキングディレクトリを変更します。パラメータを省略した場合、ユーザのホームディレクトリに変更します。</text:p>
            <text:p text:style-name="P63">ディレクトリの変更に成功した場合、グローバル変数 CWD に現在のディレクトリが設定されます。</text:p>
          </table:table-cell>
        </table:table-row>
        <table:table-row>
          <table:table-cell office:value-type="string">
            <text:p text:style-name="P79">戻り値</text:p>
          </table:table-cell>
          <table:table-cell office:value-type="string">
            <text:p text:style-name="P63"/>
            <text:p text:style-name="P63">コマンド実行後の絶対パス文字列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SysCall: システムコールの呼び出しでエラーが発生しました。エラー詳細はExceptionのエラー文字列を参照のこと。</text:p>
          </table:table-cell>
        </table:table-row>
        <table:table-row>
          <table:table-cell office:value-type="string">
            <text:p text:style-name="P79">使用例</text:p>
          </table:table-cell>
          <table:table-cell office:value-type="string">
            <text:p text:style-name="P69"/>
            <text:p text:style-name="P69">cd "/";</text:p>
          </table:table-cell>
        </table:table-row>
      </table:table>
      <text:h text:style-name="Heading_20_3" text:outline-level="3"/>
      <text:h text:style-name="P130"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79">説明</text:p>
          </table:table-cell>
          <table:table-cell office:value-type="string">
            <text:p text:style-name="P63"/>
            <text:p text:style-name="P63">クラスを定義します。</text:p>
          </table:table-cell>
        </table:table-row>
        <table:table-row>
          <table:table-cell office:value-type="string">
            <text:p text:style-name="P79">書式</text:p>
          </table:table-cell>
          <table:table-cell office:value-type="string">
            <text:p text:style-name="P63"/>
            <text:p text:style-name="P63">class <text:span text:style-name="T17">name</text:span> [ <text:span text:style-name="T17">parent-class</text:span> ] [ delegate: ( <text:span text:style-name="T17">additional-class ... </text:span>) ]</text:p>
          </table:table-cell>
        </table:table-row>
        <table:table-row>
          <table:table-cell office:value-type="string">
            <text:p text:style-name="P79">詳細</text:p>
          </table:table-cell>
          <table:table-cell office:value-type="string">
            <text:p text:style-name="P63"/>
            <text:p text:style-name="P63">クラス名<text:span text:style-name="T17">name</text:span><text:span text:style-name="T21">を新規に定義します。</text:span></text:p>
            <text:p text:style-name="P63"><text:span text:style-name="T17">parent-class</text:span><text:span text:style-name="T21">には、親クラスを指定します。省略した場合は、既定クラスとしてObjectクラスが親クラスとなります。</text:span></text:p>
            <text:p text:style-name="P63"><text:span text:style-name="T21">さらにいくつかの親クラスを指定するためには、</text:span><text:span text:style-name="T17">additional-class </text:span><text:span text:style-name="T21">に列挙することにより行います。</text:span></text:p>
            <text:p text:style-name="P63"><text:span text:style-name="T17">parent-class</text:span><text:span text:style-name="T21">および、</text:span><text:span text:style-name="T17">additional-class</text:span><text:span text:style-name="T21">を複数指定した場合のメソッドの探索順は、</text:span></text:p>
            <text:list xml:id="list7489167957216805899" text:style-name="L39">
              <text:list-item>
                <text:p text:style-name="P138">自オブジェクトのメソッド</text:p>
              </text:list-item>
              <text:list-item>
                <text:p text:style-name="P101"><text:span text:style-name="T17">parent-class</text:span><text:span text:style-name="T21">およびその親クラスのメソッド</text:span></text:p>
              </text:list-item>
              <text:list-item>
                <text:p text:style-name="P101"><text:span text:style-name="T21">最初の</text:span><text:span text:style-name="T17">additional-class</text:span><text:span text:style-name="T21">およびその親クラスのメソッド</text:span></text:p>
              </text:list-item>
              <text:list-item>
                <text:p text:style-name="P101"><text:span text:style-name="T21">次の</text:span><text:span text:style-name="T17">additional-class</text:span><text:span text:style-name="T21">およびその親クラスのメソッド</text:span></text:p>
              </text:list-item>
              <text:list-item>
                <text:p text:style-name="P138">...</text:p>
              </text:list-item>
            </text:list>
            <text:p text:style-name="P77">となります。</text:p>
          </table:table-cell>
        </table:table-row>
        <table:table-row>
          <table:table-cell office:value-type="string">
            <text:p text:style-name="P79">戻り値</text:p>
          </table:table-cell>
          <table:table-cell office:value-type="string">
            <text:p text:style-name="P63"/>
            <text:p text:style-name="P63">生成されたクラスオブジェク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Class: 親クラスが存在しません。</text:p>
          </table:table-cell>
        </table:table-row>
        <table:table-row>
          <table:table-cell office:value-type="string">
            <text:p text:style-name="P79">使用例</text:p>
          </table:table-cell>
          <table:table-cell office:value-type="string">
            <text:p text:style-name="P69"/>
            <text:p text:style-name="P69">class foo;<text:tab/><text:tab/># Object が親クラス</text:p>
            <text:p text:style-name="P69">class foo bar;<text:tab/># bar が親クラス</text:p>
            <text:p text:style-name="P69">class foo bar delegate: (x y);</text:p>
            <text:p text:style-name="P69"><text:tab/><text:tab/><text:tab/># bar / x / y が親クラス</text:p>
          </table:table-cell>
        </table:table-row>
      </table:table>
      <text:h text:style-name="Heading_20_3" text:outline-level="3"/>
      <text:h text:style-name="P130"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79">説明</text:p>
          </table:table-cell>
          <table:table-cell office:value-type="string">
            <text:p text:style-name="P63"/>
            <text:p text:style-name="P63">条件により処理ブロックを選択します。</text:p>
          </table:table-cell>
        </table:table-row>
        <table:table-row>
          <table:table-cell office:value-type="string">
            <text:p text:style-name="P79">書式</text:p>
          </table:table-cell>
          <table:table-cell office:value-type="string">
            <text:p text:style-name="P63"/>
            <text:p text:style-name="P63">cond <text:span text:style-name="T17">exp</text:span><text:span text:style-name="T25">1 <text:s/></text:span><text:span text:style-name="T17">block</text:span><text:span text:style-name="T25">1</text:span><text:span text:style-name="T17"> <text:s/></text:span><text:span text:style-name="T21">[ </text:span><text:span text:style-name="T17">exp</text:span><text:span text:style-name="T25">2 </text:span><text:span text:style-name="T17"><text:s/>block</text:span><text:span text:style-name="T25">2 </text:span><text:span text:style-name="T21"><text:s/>] ...</text:span></text:p>
            <text:p text:style-name="P63"><text:span text:style-name="T21"><text:tab/></text:span><text:span text:style-name="T17">exp</text:span><text:span text:style-name="T25">n</text:span><text:span text:style-name="T17"> </text:span><text:span text:style-name="T21">: </text:span><text:span text:style-name="T17">value</text:span><text:span text:style-name="T21"> | { <text:s/></text:span><text:span text:style-name="T17">block</text:span><text:span text:style-name="T21"> }</text:span></text:p>
            <text:p text:style-name="P63"><text:span text:style-name="T21"><text:tab/></text:span><text:span text:style-name="T17">block</text:span><text:span text:style-name="T25">n</text:span><text:span text:style-name="T21"> : </text:span><text:span text:style-name="T17">value</text:span><text:span text:style-name="T21"> | { | </text:span><text:span text:style-name="T17">result</text:span><text:span text:style-name="T21"> | </text:span><text:span text:style-name="T17">block</text:span><text:span text:style-name="T21"> }</text:span></text:p>
          </table:table-cell>
        </table:table-row>
        <table:table-row>
          <table:table-cell office:value-type="string">
            <text:p text:style-name="P79">詳細</text:p>
          </table:table-cell>
          <table:table-cell office:value-type="string">
            <text:p text:style-name="P63"/>
            <text:p text:style-name="P63"><text:span text:style-name="T17">exp</text:span><text:span text:style-name="T25">n</text:span>を評価し、非nilの場合<text:span text:style-name="T17">block</text:span><text:span text:style-name="T25">n</text:span>を実行します。評価順序は<text:span text:style-name="T17">exp</text:span><text:span text:style-name="T25">1</text:span> → <text:span text:style-name="T17">exp</text:span><text:span text:style-name="T25">2 </text:span><text:s/>... となり、順に全ての<text:span text:style-name="T17">exp</text:span>と<text:span text:style-name="T17">block</text:span>の評価、実行を行います。ただし、<text:span text:style-name="T17">block</text:span>の中で<text:span text:style-name="T17">break</text:span>が呼ばれた際は、評価はその時点で終了します。</text:p>
            <text:p text:style-name="P63"><text:span text:style-name="T17">exp</text:span>は、値もしくは処理ブロックを指定します。処理ブロックの場合は、そのブロックを実行した結果がnilかどうかを判定します。</text:p>
            <text:p text:style-name="P63"><text:span text:style-name="T17">block</text:span>は、値もしくは処理ブロックを指定します。処理ブロックを指定した場合は、そのブロックを実行します。また、バインドリストを指定すると、直前に評価した<text:span text:style-name="T17">exp</text:span>の結果を<text:span text:style-name="T17">result</text:span>として受け取ることができます。</text:p>
          </table:table-cell>
        </table:table-row>
        <table:table-row>
          <table:table-cell office:value-type="string">
            <text:p text:style-name="P79">戻り値</text:p>
          </table:table-cell>
          <table:table-cell office:value-type="string">
            <text:p text:style-name="P63"/>
            <text:p text:style-name="P63">最後に評価された<text:span text:style-name="T17">block</text:span>の値とな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1 .. 100 do: {| i |</text:p>
            <text:p text:style-name="P69"><text:s text:c="2"/>cond {[$i % 15] = 0} {break "FizzBuzz”}</text:p>
            <text:p text:style-name="P69"><text:s text:c="8"/>{[$i % 3] = 0} <text:s/>{break "Fizz"}</text:p>
            <text:p text:style-name="P69"><text:s text:c="8"/>{[$i % 5] = 0} <text:s/>{break "Buzz"}</text:p>
            <text:p text:style-name="P69"><text:s text:c="8"/>t <text:s text:c="14"/>$i;</text:p>
            <text:p text:style-name="P69">};</text:p>
          </table:table-cell>
        </table:table-row>
      </table:table>
      <text:h text:style-name="Heading_20_3" text:outline-level="3"/>
      <text:h text:style-name="P130"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79">説明</text:p>
          </table:table-cell>
          <table:table-cell office:value-type="string">
            <text:p text:style-name="P63"/>
            <text:p text:style-name="P63">イテレータの次の要素に制御を渡します。</text:p>
          </table:table-cell>
        </table:table-row>
        <table:table-row>
          <table:table-cell office:value-type="string">
            <text:p text:style-name="P79">書式</text:p>
          </table:table-cell>
          <table:table-cell office:value-type="string">
            <text:p text:style-name="P63"/>
            <text:p text:style-name="P63">continue</text:p>
          </table:table-cell>
        </table:table-row>
        <table:table-row>
          <table:table-cell office:value-type="string">
            <text:p text:style-name="P79">詳細</text:p>
          </table:table-cell>
          <table:table-cell office:value-type="string">
            <text:p text:style-name="P63"/>
            <text:p text:style-name="P63">イテレータの現在の要素の処理を終了し、次の要素に制御を渡します。</text:p>
            <text:p text:style-name="P63">continueが有効なコマンドおよびメソッドは次の通りです: </text:p>
            <text:p text:style-name="P63">while / Integer::each / Integer::list / List::each / Array::each</text:p>
          </table:table-cell>
        </table:table-row>
        <table:table-row>
          <table:table-cell office:value-type="string">
            <text:p text:style-name="P79">戻り値</text:p>
          </table:table-cell>
          <table:table-cell office:value-type="string">
            <text:p text:style-name="P63"/>
            <text:p text:style-name="P63">制御が呼び出し元に戻るため、continue自身の戻り値は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75"/>
            <text:p text:style-name="P75">set i 0;</text:p>
            <text:p text:style-name="P75">while {true} do: {</text:p>
            <text:p text:style-name="P75"><text:s text:c="2"/>$i ++;</text:p>
            <text:p text:style-name="P75"><text:s text:c="2"/>if {[$i % 2] = 0} then: {continue};</text:p>
            <text:p text:style-name="P75"><text:s text:c="2"/>println $i;</text:p>
            <text:p text:style-name="P75">};</text:p>
          </table:table-cell>
        </table:table-row>
      </table:table>
      <text:h text:style-name="Heading_20_3" text:outline-level="3"/>
      <text:h text:style-name="P130"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79">説明</text:p>
          </table:table-cell>
          <table:table-cell office:value-type="string">
            <text:p text:style-name="P63"/>
            <text:p text:style-name="P63">関数を定義します。</text:p>
          </table:table-cell>
        </table:table-row>
        <table:table-row>
          <table:table-cell office:value-type="string">
            <text:p text:style-name="P79">書式</text:p>
          </table:table-cell>
          <table:table-cell office:value-type="string">
            <text:p text:style-name="P63"/>
            <text:p text:style-name="P63">defun <text:span text:style-name="T17">name</text:span> ( <text:span text:style-name="T17">argspec</text:span> ) { <text:span text:style-name="T17">body</text:span> }</text:p>
            <text:p text:style-name="P63"><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63"><text:tab/><text:span text:style-name="T17">posargs</text:span> : <text:span text:style-name="T17">symbol</text:span> | &amp;<text:span text:style-name="T17">symbol</text:span></text:p>
            <text:p text:style-name="P63"><text:tab/><text:span text:style-name="T17">keyargs</text:span> : <text:span text:style-name="T17">symbol</text:span> | &amp;<text:span text:style-name="T17">symbol</text:span></text:p>
            <text:p text:style-name="P63"><text:span text:style-name="T17"><text:tab/>restarg </text:span><text:span text:style-name="T21">:</text:span><text:span text:style-name="T17"> symbol</text:span></text:p>
          </table:table-cell>
        </table:table-row>
        <table:table-row>
          <table:table-cell office:value-type="string">
            <text:p text:style-name="P79">詳細</text:p>
          </table:table-cell>
          <table:table-cell office:value-type="string">
            <text:p text:style-name="P63"/>
            <text:p text:style-name="P63">名前つき関数<text:span text:style-name="T17">name</text:span>を定義します。引数定義<text:span text:style-name="T17">argspec</text:span>に関しては、「4.10 引数」を参照ください。</text:p>
            <text:p text:style-name="P63"><text:span text:style-name="T17">body</text:span>には、関数本体のスクリプトを記述します。</text:p>
          </table:table-cell>
        </table:table-row>
        <table:table-row>
          <table:table-cell office:value-type="string">
            <text:p text:style-name="P79">戻り値</text:p>
          </table:table-cell>
          <table:table-cell office:value-type="string">
            <text:p text:style-name="P63"/>
            <text:p text:style-name="P63">定義された関数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defun fact (n) {</text:p>
            <text:p text:style-name="P69"><text:s text:c="4"/>if {$n &lt; 1}</text:p>
            <text:p text:style-name="P69"><text:s text:c="4"/>then: 1</text:p>
            <text:p text:style-name="P69"><text:s text:c="4"/>else: {</text:p>
            <text:p text:style-name="P69"><text:tab/>$n * [fact [$n - 1]];</text:p>
            <text:p text:style-name="P69"><text:s text:c="4"/>};</text:p>
            <text:p text:style-name="P69">};</text:p>
          </table:table-cell>
        </table:table-row>
      </table:table>
      <text:h text:style-name="Heading_20_3" text:outline-level="3"/>
      <text:h text:style-name="P130"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79">説明</text:p>
          </table:table-cell>
          <table:table-cell office:value-type="string">
            <text:p text:style-name="P63"/>
            <text:p text:style-name="P63">グローバル変数を定義します。</text:p>
          </table:table-cell>
        </table:table-row>
        <table:table-row>
          <table:table-cell office:value-type="string">
            <text:p text:style-name="P79">書式</text:p>
          </table:table-cell>
          <table:table-cell office:value-type="string">
            <text:p text:style-name="P63"/>
            <text:p text:style-name="P63">defvar <text:span text:style-name="T17">var </text:span><text:span text:style-name="T21">[ </text:span><text:span text:style-name="T17">val </text:span><text:span text:style-name="T21">]</text:span></text:p>
          </table:table-cell>
        </table:table-row>
        <table:table-row>
          <table:table-cell office:value-type="string">
            <text:p text:style-name="P79">詳細</text:p>
          </table:table-cell>
          <table:table-cell office:value-type="string">
            <text:p text:style-name="P63"/>
            <text:p text:style-name="P63">グローバル変数<text:span text:style-name="T17">var</text:span>を定義し、値を<text:span text:style-name="T17">val</text:span>とします。<text:span text:style-name="T17">val</text:span>が省略された場合は、変数<text:span text:style-name="T17">var</text:span>の値を返します。</text:p>
            <text:p text:style-name="P63">すでに<text:span text:style-name="T17">var</text:span>が定義されている場合はエラーとなります。</text:p>
          </table:table-cell>
        </table:table-row>
        <table:table-row>
          <table:table-cell office:value-type="string">
            <text:p text:style-name="P79">戻り値</text:p>
          </table:table-cell>
          <table:table-cell office:value-type="string">
            <text:p text:style-name="P63"/>
            <text:p text:style-name="P63"><text:span text:style-name="T17">var</text:span>の値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変数が存在しません。</text:p>
            <text:p text:style-name="P63">ErrAlreadyExists: 既に変数が存在します。</text:p>
          </table:table-cell>
        </table:table-row>
        <table:table-row>
          <table:table-cell office:value-type="string">
            <text:p text:style-name="P79">使用例</text:p>
          </table:table-cell>
          <table:table-cell office:value-type="string">
            <text:p text:style-name="P69"/>
            <text:p text:style-name="P69">defvar FOO "X";<text:tab/># → "X"</text:p>
            <text:p text:style-name="P69">defvar FOO;<text:tab/><text:tab/># → "X"</text:p>
          </table:table-cell>
        </table:table-row>
      </table:table>
      <text:h text:style-name="Heading_20_3" text:outline-level="3"/>
      <text:h text:style-name="P130"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79">説明</text:p>
          </table:table-cell>
          <table:table-cell office:value-type="string">
            <text:p text:style-name="P63"/>
            <text:p text:style-name="P77">グローバル変数が定義されているか調べます。</text:p>
          </table:table-cell>
        </table:table-row>
        <table:table-row>
          <table:table-cell office:value-type="string">
            <text:p text:style-name="P79">書式</text:p>
          </table:table-cell>
          <table:table-cell office:value-type="string">
            <text:p text:style-name="P63"/>
            <text:p text:style-name="P63">defvar? <text:span text:style-name="T17">var</text:span></text:p>
          </table:table-cell>
        </table:table-row>
        <table:table-row>
          <table:table-cell office:value-type="string">
            <text:p text:style-name="P79">詳細</text:p>
          </table:table-cell>
          <table:table-cell office:value-type="string">
            <text:p text:style-name="P63"/>
            <text:p text:style-name="P63">グローバル変数<text:span text:style-name="T17">var</text:span>が設定されているかを調べ、tまたはnilを返します。</text:p>
          </table:table-cell>
        </table:table-row>
        <table:table-row>
          <table:table-cell office:value-type="string">
            <text:p text:style-name="P79">戻り値</text:p>
          </table:table-cell>
          <table:table-cell office:value-type="string">
            <text:p text:style-name="P63"/>
            <text:p text:style-name="P63">グローバル変数<text:span text:style-name="T17">var</text:span>が定義されている場合tを返します。定義されていない場合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defvar FOO "X";</text:p>
            <text:p text:style-name="P69">defvar? FOO;<text:tab/><text:tab/># → t</text:p>
          </table:table-cell>
        </table:table-row>
      </table:table>
      <text:h text:style-name="P135"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80">説明</text:p>
          </table:table-cell>
          <table:table-cell office:value-type="string">
            <text:p text:style-name="P64"/>
            <text:p text:style-name="P64">新しい辞書型データを生成し返します。</text:p>
          </table:table-cell>
        </table:table-row>
        <table:table-row>
          <table:table-cell office:value-type="string">
            <text:p text:style-name="P80">書式</text:p>
          </table:table-cell>
          <table:table-cell office:value-type="string">
            <text:p text:style-name="P64"/>
            <text:p text:style-name="P64">dict <text:span text:style-name="T21">[ </text:span><text:span text:style-name="T17">val </text:span><text:span text:style-name="T21">]</text:span></text:p>
          </table:table-cell>
        </table:table-row>
        <table:table-row>
          <table:table-cell office:value-type="string">
            <text:p text:style-name="P80">詳細</text:p>
          </table:table-cell>
          <table:table-cell office:value-type="string">
            <text:p text:style-name="P64"/>
            <text:p text:style-name="P84">新しい辞書型データを生成します。valが指定された場合は、valの内容が初期設定されます。valの書式は、((key . val) (key . val) ...) です。</text:p>
          </table:table-cell>
        </table:table-row>
        <table:table-row>
          <table:table-cell office:value-type="string">
            <text:p text:style-name="P80">戻り値</text:p>
          </table:table-cell>
          <table:table-cell office:value-type="string">
            <text:p text:style-name="P64"/>
            <text:p text:style-name="P64">辞書型のデータを返します。</text:p>
          </table:table-cell>
        </table:table-row>
        <table:table-row>
          <table:table-cell office:value-type="string">
            <text:p text:style-name="P80">例外</text:p>
          </table:table-cell>
          <table:table-cell office:value-type="string">
            <text:p text:style-name="P64"/>
            <text:p text:style-name="P64">ErrSyntax: 書式に誤りがあります。</text:p>
          </table:table-cell>
        </table:table-row>
        <table:table-row>
          <table:table-cell office:value-type="string">
            <text:p text:style-name="P80">使用例</text:p>
          </table:table-cell>
          <table:table-cell office:value-type="string">
            <text:p text:style-name="P71"/>
            <text:p text:style-name="P71"/>
          </table:table-cell>
        </table:table-row>
      </table:table>
      <text:h text:style-name="P136"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81">説明</text:p>
          </table:table-cell>
          <table:table-cell office:value-type="string">
            <text:p text:style-name="P65"/>
            <text:p text:style-name="P65">辞書型データであれば真を返します。</text:p>
          </table:table-cell>
        </table:table-row>
        <table:table-row>
          <table:table-cell office:value-type="string">
            <text:p text:style-name="P81">書式</text:p>
          </table:table-cell>
          <table:table-cell office:value-type="string">
            <text:p text:style-name="P65"/>
            <text:p text:style-name="P65">dict? <text:span text:style-name="T17">val</text:span></text:p>
          </table:table-cell>
        </table:table-row>
        <table:table-row>
          <table:table-cell office:value-type="string">
            <text:p text:style-name="P81">詳細</text:p>
          </table:table-cell>
          <table:table-cell office:value-type="string">
            <text:p text:style-name="P65"/>
            <text:p text:style-name="P85">valが辞書であれば真を返します。</text:p>
          </table:table-cell>
        </table:table-row>
        <table:table-row>
          <table:table-cell office:value-type="string">
            <text:p text:style-name="P81">戻り値</text:p>
          </table:table-cell>
          <table:table-cell office:value-type="string">
            <text:p text:style-name="P65"/>
            <text:p text:style-name="P65"><text:span text:style-name="T14">valが辞書であれば真を返します</text:span>。</text:p>
          </table:table-cell>
        </table:table-row>
        <table:table-row>
          <table:table-cell office:value-type="string">
            <text:p text:style-name="P81">例外</text:p>
          </table:table-cell>
          <table:table-cell office:value-type="string">
            <text:p text:style-name="P65"/>
            <text:p text:style-name="P65"/>
          </table:table-cell>
        </table:table-row>
        <table:table-row>
          <table:table-cell office:value-type="string">
            <text:p text:style-name="P81">使用例</text:p>
          </table:table-cell>
          <table:table-cell office:value-type="string">
            <text:p text:style-name="P72"/>
            <text:p text:style-name="P72"/>
          </table:table-cell>
        </table:table-row>
      </table:table>
      <text:h text:style-name="P126" text:outline-level="3"/>
      <text:h text:style-name="P136" text:outline-level="3"><text:bookmark-start text:name="__RefHeading__14460_1559979953"/>dict-class<text:bookmark-end text:name="__RefHeading__14460_1559979953"/></text:h>
      <text:h text:style-name="P123" text:outline-level="3"><text:bookmark-start text:name="__RefHeading__14462_1559979953"/>dict-func<text:bookmark-end text:name="__RefHeading__14462_1559979953"/></text:h>
      <text:h text:style-name="P123" text:outline-level="3"><text:bookmark-start text:name="__RefHeading__14464_1559979953"/>dict-global<text:bookmark-end text:name="__RefHeading__14464_1559979953"/></text:h>
      <text:h text:style-name="P123" text:outline-level="3"><text:bookmark-start text:name="__RefHeading__14466_1559979953"/>dict-local<text:bookmark-end text:name="__RefHeading__14466_1559979953"/></text:h>
      <text:h text:style-name="P123"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80">説明</text:p>
          </table:table-cell>
          <table:table-cell office:value-type="string">
            <text:p text:style-name="P64"/>
            <text:p text:style-name="P64">辞書データを返します。</text:p>
          </table:table-cell>
        </table:table-row>
        <table:table-row>
          <table:table-cell office:value-type="string">
            <text:p text:style-name="P80">書式</text:p>
          </table:table-cell>
          <table:table-cell office:value-type="string">
            <text:p text:style-name="P64"/>
            <text:p text:style-name="P64">dict<text:span text:style-name="T21">-class</text:span></text:p>
            <text:p text:style-name="P65">dict<text:span text:style-name="T21">-func</text:span></text:p>
            <text:p text:style-name="P65">dict<text:span text:style-name="T21">-global</text:span></text:p>
            <text:p text:style-name="P65">dict<text:span text:style-name="T21">-local</text:span></text:p>
            <text:p text:style-name="P65">dict<text:span text:style-name="T21">-object</text:span></text:p>
          </table:table-cell>
        </table:table-row>
        <table:table-row>
          <table:table-cell office:value-type="string">
            <text:p text:style-name="P80">詳細</text:p>
          </table:table-cell>
          <table:table-cell office:value-type="string">
            <text:p text:style-name="P64"/>
            <text:p text:style-name="P64">dict<text:span text:style-name="T21">-class　クラス辞書を返します。</text:span></text:p>
            <text:p text:style-name="P65">dict<text:span text:style-name="T21">-func　 関数辞書を返します。</text:span></text:p>
            <text:p text:style-name="P65">dict<text:span text:style-name="T21">-global <text:s/>グローバル変数辞書を返します。</text:span></text:p>
            <text:p text:style-name="P65">dict<text:span text:style-name="T21">-local　 ローカル変数辞書を返します。</text:span></text:p>
            <text:p text:style-name="P65">dict<text:span text:style-name="T21">-object <text:s text:c="2"/>カレントのオブジェクト変数スロット辞書を返します。</text:span></text:p>
          </table:table-cell>
        </table:table-row>
        <table:table-row>
          <table:table-cell office:value-type="string">
            <text:p text:style-name="P80">戻り値</text:p>
          </table:table-cell>
          <table:table-cell office:value-type="string">
            <text:p text:style-name="P64"/>
            <text:p text:style-name="P64">システムの辞書のデータを返します。</text:p>
          </table:table-cell>
        </table:table-row>
        <table:table-row>
          <table:table-cell office:value-type="string">
            <text:p text:style-name="P80">例外</text:p>
          </table:table-cell>
          <table:table-cell office:value-type="string">
            <text:p text:style-name="P64"/>
            <text:p text:style-name="P64"/>
          </table:table-cell>
        </table:table-row>
        <table:table-row>
          <table:table-cell office:value-type="string">
            <text:p text:style-name="P80">使用例</text:p>
          </table:table-cell>
          <table:table-cell office:value-type="string">
            <text:p text:style-name="P71"/>
            <text:p text:style-name="P71"/>
          </table:table-cell>
        </table:table-row>
      </table:table>
      <text:h text:style-name="P127" text:outline-level="3"/>
      <text:h text:style-name="P130"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79">説明</text:p>
          </table:table-cell>
          <table:table-cell office:value-type="string">
            <text:p text:style-name="P63"/>
            <text:p text:style-name="P63">外部プロセスを起動します。</text:p>
          </table:table-cell>
        </table:table-row>
        <table:table-row>
          <table:table-cell office:value-type="string">
            <text:p text:style-name="P79">書式</text:p>
          </table:table-cell>
          <table:table-cell office:value-type="string">
            <text:p text:style-name="P63"/>
            <text:p text:style-name="P63">exec <text:span text:style-name="T17">program</text:span> <text:span text:style-name="T17">args</text:span> ...</text:p>
          </table:table-cell>
        </table:table-row>
        <table:table-row>
          <table:table-cell office:value-type="string">
            <text:p text:style-name="P79">詳細</text:p>
          </table:table-cell>
          <table:table-cell office:value-type="string">
            <text:p text:style-name="P63"/>
            <text:p text:style-name="P63">外部プログラム<text:span text:style-name="T17">program</text:span>を引数<text:span text:style-name="T17">args</text:span>とともに実行します。<text:span text:style-name="T18">program</text:span>、<text:span text:style-name="T17">args</text:span>ともに、指定した値はto_stringの呼び出しにより文字列化されます。</text:p>
            <text:p text:style-name="P63">外部プログラムは子プロセスとして実行されます。perfume自身は親プロセスとして、子プロセスが終了するのを待ちます。</text:p>
            <text:p text:style-name="P63">将来的に、子プロセスの入出力とのリダイレクトを可能にする予定です。</text:p>
          </table:table-cell>
        </table:table-row>
        <table:table-row>
          <table:table-cell office:value-type="string">
            <text:p text:style-name="P79">戻り値</text:p>
          </table:table-cell>
          <table:table-cell office:value-type="string">
            <text:p text:style-name="P63"/>
            <text:p text:style-name="P63">子プロセスの終了ステータスが整数値で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exec ls -l;</text:p>
          </table:table-cell>
        </table:table-row>
      </table:table>
      <text:h text:style-name="Heading_20_3" text:outline-level="3"/>
      <text:h text:style-name="P130"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79">説明</text:p>
          </table:table-cell>
          <table:table-cell office:value-type="string">
            <text:p text:style-name="P63"/>
            <text:p text:style-name="P63">変数が定義されているか調べます。</text:p>
          </table:table-cell>
        </table:table-row>
        <table:table-row>
          <table:table-cell office:value-type="string">
            <text:p text:style-name="P79">書式</text:p>
          </table:table-cell>
          <table:table-cell office:value-type="string">
            <text:p text:style-name="P63"/>
            <text:p text:style-name="P63">exists? <text:span text:style-name="T17">var</text:span></text:p>
          </table:table-cell>
        </table:table-row>
        <table:table-row>
          <table:table-cell office:value-type="string">
            <text:p text:style-name="P79">詳細</text:p>
          </table:table-cell>
          <table:table-cell office:value-type="string">
            <text:p text:style-name="P63"/>
            <text:p text:style-name="P63">変数<text:span text:style-name="T17">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79">戻り値</text:p>
          </table:table-cell>
          <table:table-cell office:value-type="string">
            <text:p text:style-name="P63"/>
            <text:p text:style-name="P63">変数<text:span text:style-name="T17">var</text:span>が定義されている場合tを返します。定義されていない場合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exists? foo;</text:p>
          </table:table-cell>
        </table:table-row>
      </table:table>
      <text:h text:style-name="Heading_20_3" text:outline-level="3"/>
      <text:h text:style-name="P130"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79">説明</text:p>
          </table:table-cell>
          <table:table-cell office:value-type="string">
            <text:p text:style-name="P63"/>
            <text:p text:style-name="P63">perfumeインタプリタを終了します。</text:p>
          </table:table-cell>
        </table:table-row>
        <table:table-row>
          <table:table-cell office:value-type="string">
            <text:p text:style-name="P79">書式</text:p>
          </table:table-cell>
          <table:table-cell office:value-type="string">
            <text:p text:style-name="P63"/>
            <text:p text:style-name="P63">exit [ <text:span text:style-name="T17">status</text:span> ]</text:p>
          </table:table-cell>
        </table:table-row>
        <table:table-row>
          <table:table-cell office:value-type="string">
            <text:p text:style-name="P79">詳細</text:p>
          </table:table-cell>
          <table:table-cell office:value-type="string">
            <text:p text:style-name="P63"/>
            <text:p text:style-name="P63">perfumeインタプリタを終了します。<text:span text:style-name="T17">status</text:span>を0-255の値の範囲で指定すると、プロセスの終了ステータスとなります。省略した場合は0となります。</text:p>
          </table:table-cell>
        </table:table-row>
        <table:table-row>
          <table:table-cell office:value-type="string">
            <text:p text:style-name="P79">戻り値</text:p>
          </table:table-cell>
          <table:table-cell office:value-type="string">
            <text:p text:style-name="P63"/>
            <text:p text:style-name="P63">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exit 1;</text:p>
          </table:table-cell>
        </table:table-row>
      </table:table>
      <text:h text:style-name="Heading_20_3" text:outline-level="3"/>
      <text:h text:style-name="P130"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79">説明</text:p>
          </table:table-cell>
          <table:table-cell office:value-type="string">
            <text:p text:style-name="P63"/>
            <text:p text:style-name="P63">nilを返します。</text:p>
          </table:table-cell>
        </table:table-row>
        <table:table-row>
          <table:table-cell office:value-type="string">
            <text:p text:style-name="P79">書式</text:p>
          </table:table-cell>
          <table:table-cell office:value-type="string">
            <text:p text:style-name="P63"/>
            <text:p text:style-name="P63">false</text:p>
          </table:table-cell>
        </table:table-row>
        <table:table-row>
          <table:table-cell office:value-type="string">
            <text:p text:style-name="P79">詳細</text:p>
          </table:table-cell>
          <table:table-cell office:value-type="string">
            <text:p text:style-name="P63"/>
            <text:p text:style-name="P63">nilを返します。</text:p>
          </table:table-cell>
        </table:table-row>
        <table:table-row>
          <table:table-cell office:value-type="string">
            <text:p text:style-name="P79">戻り値</text:p>
          </table:table-cell>
          <table:table-cell office:value-type="string">
            <text:p text:style-name="P63"/>
            <text:p text:style-name="P63">常にnilを返します。</text:p>
          </table:table-cell>
        </table:table-row>
        <table:table-row>
          <table:table-cell office:value-type="string">
            <text:p text:style-name="P79">例外</text:p>
          </table:table-cell>
          <table:table-cell office:value-type="string">
            <text:p text:style-name="P63"/>
            <text:p text:style-name="P63">ありません。</text:p>
          </table:table-cell>
        </table:table-row>
        <table:table-row>
          <table:table-cell office:value-type="string">
            <text:p text:style-name="P79">使用例</text:p>
          </table:table-cell>
          <table:table-cell office:value-type="string">
            <text:p text:style-name="P69"/>
            <text:p text:style-name="P69">false;</text:p>
          </table:table-cell>
        </table:table-row>
      </table:table>
      <text:h text:style-name="Heading_20_3" text:outline-level="3"/>
      <text:h text:style-name="P130"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79">説明</text:p>
          </table:table-cell>
          <table:table-cell office:value-type="string">
            <text:p text:style-name="P63"/>
            <text:p text:style-name="P63">ファイルに関する調査を行います。</text:p>
          </table:table-cell>
        </table:table-row>
        <table:table-row>
          <table:table-cell office:value-type="string">
            <text:p text:style-name="P79">書式</text:p>
          </table:table-cell>
          <table:table-cell office:value-type="string">
            <text:p text:style-name="P63"/>
            <text:p text:style-name="P63">file ?</text:p>
            <text:p text:style-name="P63">file exists? <text:span text:style-name="T17">"name"</text:span></text:p>
            <text:p text:style-name="P63">file dir? <text:span text:style-name="T17">"name"</text:span></text:p>
            <text:p text:style-name="P63">file read? <text:span text:style-name="T17">"name"</text:span></text:p>
            <text:p text:style-name="P63">file write? <text:span text:style-name="T17">"name"</text:span></text:p>
            <text:p text:style-name="P63">file exec? <text:span text:style-name="T17">"name"</text:span></text:p>
            <text:p text:style-name="P63">file list [ <text:span text:style-name="T17">"directory" <text:s/></text:span>]</text:p>
          </table:table-cell>
        </table:table-row>
        <table:table-row>
          <table:table-cell office:value-type="string">
            <text:p text:style-name="P79">詳細</text:p>
          </table:table-cell>
          <table:table-cell office:value-type="string">
            <text:p text:style-name="P63"/>
            <text:p text:style-name="P63">ファイルの調査を行います。第1引数により目的の動作を指定します。以下、第1引数の値による動作を説明します。</text:p>
            <text:p text:style-name="P63">? … ヘルプを表示します。</text:p>
            <text:p text:style-name="P63">exists? ... 第2引数で指定したファイルが存在する場合、tを返します。</text:p>
            <text:p text:style-name="P63">dir? ... 第2引数で指定したファイルがディレクトリの場合、tを返します。</text:p>
            <text:p text:style-name="P63">read? ... 第2引数で指定したファイルが読込み可能な場合、tを返します。</text:p>
            <text:p text:style-name="P63">write? ... 第2引数で指定したファイルが書込み可能な場合、tを返します。</text:p>
            <text:p text:style-name="P63">exec? ... 第2引数で指定したファイルが実行可能な場合、tを返します。</text:p>
            <text:p text:style-name="P63">(上記、いずれもt以外の場合はnilを返します。)</text:p>
            <text:p text:style-name="P63">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79">戻り値</text:p>
          </table:table-cell>
          <table:table-cell office:value-type="string">
            <text:p text:style-name="P63"/>
            <text:p text:style-name="P63">詳細を参照のこと。</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FileAccess: ファイルアクセス権限がありません。</text:p>
          </table:table-cell>
        </table:table-row>
        <table:table-row>
          <table:table-cell office:value-type="string">
            <text:p text:style-name="P79">使用例</text:p>
          </table:table-cell>
          <table:table-cell office:value-type="string">
            <text:p text:style-name="P69"/>
            <text:p text:style-name="P69">file exists? "foo.txt";</text:p>
            <text:p text:style-name="P69"><text:tab/><text:tab/># <text:span text:style-name="T22">→</text:span> t or nil</text:p>
            <text:p text:style-name="P69">file list "/";</text:p>
            <text:p text:style-name="P69"><text:tab/><text:tab/># <text:span text:style-name="T22">→</text:span> return list of root directory files</text:p>
          </table:table-cell>
        </table:table-row>
      </table:table>
      <text:h text:style-name="Heading_20_3" text:outline-level="3"/>
      <text:h text:style-name="P130"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79">説明</text:p>
          </table:table-cell>
          <table:table-cell office:value-type="string">
            <text:p text:style-name="P63"/>
            <text:p text:style-name="P63">プロセスを生成します。</text:p>
          </table:table-cell>
        </table:table-row>
        <table:table-row>
          <table:table-cell office:value-type="string">
            <text:p text:style-name="P79">書式</text:p>
          </table:table-cell>
          <table:table-cell office:value-type="string">
            <text:p text:style-name="P63"/>
            <text:p text:style-name="P63">fork</text:p>
          </table:table-cell>
        </table:table-row>
        <table:table-row>
          <table:table-cell office:value-type="string">
            <text:p text:style-name="P79">詳細</text:p>
          </table:table-cell>
          <table:table-cell office:value-type="string">
            <text:p text:style-name="P63"/>
            <text:p text:style-name="P63">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79">戻り値</text:p>
          </table:table-cell>
          <table:table-cell office:value-type="string">
            <text:p text:style-name="P63"/>
            <text:p text:style-name="P63">親プロセスの場合は子プロセスのidが返ります。子プロセスの場合は0が返り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SysCall: システムコールでエラーが発生しました。</text:p>
          </table:table-cell>
        </table:table-row>
        <table:table-row>
          <table:table-cell office:value-type="string">
            <text:p text:style-name="P79">使用例</text:p>
          </table:table-cell>
          <table:table-cell office:value-type="string">
            <text:p text:style-name="P69"/>
            <text:p text:style-name="P69">set pid [fork];</text:p>
            <text:p text:style-name="P69">if [$pid = 0] then: {# for parent} else: {# for child};</text:p>
          </table:table-cell>
        </table:table-row>
      </table:table>
      <text:h text:style-name="Heading_20_3" text:outline-level="3"/>
      <text:h text:style-name="P130"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79">説明</text:p>
          </table:table-cell>
          <table:table-cell office:value-type="string">
            <text:p text:style-name="P63"/>
            <text:p text:style-name="P63">無名の関数を定義します。</text:p>
          </table:table-cell>
        </table:table-row>
        <table:table-row>
          <table:table-cell office:value-type="string">
            <text:p text:style-name="P79">書式</text:p>
          </table:table-cell>
          <table:table-cell office:value-type="string">
            <text:p text:style-name="P63"/>
            <text:p text:style-name="P63">fun ( <text:span text:style-name="T17">argspec</text:span> ) { <text:span text:style-name="T17">body</text:span> }</text:p>
            <text:p text:style-name="P63"><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63"><text:tab/><text:span text:style-name="T17">posargs</text:span> : <text:span text:style-name="T17">symbol</text:span> | &amp;<text:span text:style-name="T17">symbol</text:span></text:p>
            <text:p text:style-name="P63"><text:tab/><text:span text:style-name="T17">keyargs</text:span> : <text:span text:style-name="T17">symbol</text:span> | &amp;<text:span text:style-name="T17">symbol</text:span></text:p>
            <text:p text:style-name="P63"><text:span text:style-name="T17"><text:tab/>restarg </text:span><text:span text:style-name="T21">:</text:span><text:span text:style-name="T17"> symbol</text:span></text:p>
          </table:table-cell>
        </table:table-row>
        <table:table-row>
          <table:table-cell office:value-type="string">
            <text:p text:style-name="P79">詳細</text:p>
          </table:table-cell>
          <table:table-cell office:value-type="string">
            <text:p text:style-name="P63"/>
            <text:p text:style-name="P63">名前無し関数を定義します。引数定義<text:span text:style-name="T17">argspec</text:span>に関しては、「4.10 引数」を参照ください。</text:p>
            <text:p text:style-name="P63"><text:span text:style-name="T17">body</text:span>には、関数本体のスクリプトを記述します。</text:p>
          </table:table-cell>
        </table:table-row>
        <table:table-row>
          <table:table-cell office:value-type="string">
            <text:p text:style-name="P79">戻り値</text:p>
          </table:table-cell>
          <table:table-cell office:value-type="string">
            <text:p text:style-name="P63"/>
            <text:p text:style-name="P63">生成された関数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defun foo (n) {</text:p>
            <text:p text:style-name="P69"><text:s text:c="2"/>fun (i) {$n ++ $i}</text:p>
            <text:p text:style-name="P69">};</text:p>
            <text:p text:style-name="P69">set x [foo 100];</text:p>
            <text:p text:style-name="P69">$x 10;<text:tab/><text:tab/><text:tab/># <text:span text:style-name="T22">→</text:span> 110</text:p>
            <text:p text:style-name="P69">$x 10;<text:tab/><text:tab/><text:tab/># <text:span text:style-name="T22">→</text:span> 120</text:p>
          </table:table-cell>
        </table:table-row>
      </table:table>
      <text:h text:style-name="Heading_20_3" text:outline-level="3"/>
      <text:h text:style-name="P130"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79">説明</text:p>
          </table:table-cell>
          <table:table-cell office:value-type="string">
            <text:p text:style-name="P63"/>
            <text:p text:style-name="P63">条件により処理を分岐します。</text:p>
          </table:table-cell>
        </table:table-row>
        <table:table-row>
          <table:table-cell office:value-type="string">
            <text:p text:style-name="P79">書式</text:p>
          </table:table-cell>
          <table:table-cell office:value-type="string">
            <text:p text:style-name="P63"/>
            <text:p text:style-name="P63">if <text:span text:style-name="T17">exp</text:span><text:span text:style-name="T21"> then: </text:span><text:span text:style-name="T17">then-block <text:s/></text:span><text:span text:style-name="T21">[ else: </text:span><text:span text:style-name="T17">else-block </text:span><text:span text:style-name="T21"><text:s/>]</text:span></text:p>
            <text:p text:style-name="P63"><text:span text:style-name="T21"><text:tab/></text:span><text:span text:style-name="T17">exp </text:span><text:span text:style-name="T21">: </text:span><text:span text:style-name="T17">value</text:span><text:span text:style-name="T21"> | { </text:span><text:span text:style-name="T17">block</text:span><text:span text:style-name="T21"> }</text:span></text:p>
            <text:p text:style-name="P63"><text:span text:style-name="T21"><text:tab/></text:span><text:span text:style-name="T17">then-block</text:span><text:span text:style-name="T21"> : </text:span><text:span text:style-name="T17">value</text:span><text:span text:style-name="T21"> | { </text:span><text:span text:style-name="T17">block</text:span><text:span text:style-name="T21"> }</text:span></text:p>
            <text:p text:style-name="P63"><text:span text:style-name="T21"><text:tab/></text:span><text:span text:style-name="T17">else-block</text:span><text:span text:style-name="T21"> : </text:span><text:span text:style-name="T17">value</text:span><text:span text:style-name="T21"> | { </text:span><text:span text:style-name="T17">block</text:span><text:span text:style-name="T21"> }</text:span></text:p>
          </table:table-cell>
        </table:table-row>
        <table:table-row>
          <table:table-cell office:value-type="string">
            <text:p text:style-name="P79">詳細</text:p>
          </table:table-cell>
          <table:table-cell office:value-type="string">
            <text:p text:style-name="P63"/>
            <text:p text:style-name="P63"><text:span text:style-name="T17">exp</text:span>を評価し、非nilの場合<text:span text:style-name="T17">then-block</text:span>を実行します。nilの場合は<text:span text:style-name="T17">else-block</text:span>を実行します。</text:p>
            <text:p text:style-name="P63"><text:span text:style-name="T17">exp</text:span>は、値もしくは処理ブロックを指定します。処理ブロックの場合は、そのブロックを実行した結果がnilかどうかを判定します。</text:p>
            <text:p text:style-name="P63"><text:span text:style-name="T17">then-block</text:span><text:span text:style-name="T21">および</text:span><text:span text:style-name="T17">else-block</text:span>は、値もしくは処理ブロックを指定します。処理ブロックを指定した場合は、そのブロックを実行します。</text:p>
          </table:table-cell>
        </table:table-row>
        <table:table-row>
          <table:table-cell office:value-type="string">
            <text:p text:style-name="P79">戻り値</text:p>
          </table:table-cell>
          <table:table-cell office:value-type="string">
            <text:p text:style-name="P63"/>
            <text:p text:style-name="P63">実行された<text:span text:style-name="T17">then</text:span>-<text:span text:style-name="T17">block</text:span><text:span text:style-name="T21">もしくは</text:span><text:span text:style-name="T17">else-block</text:span>の値となります。実行すべきブロックが指定されていなかった場合は、nil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通常の使用例</text:p>
            <text:p text:style-name="P69">if {$i = 0} then: {</text:p>
            <text:p text:style-name="P69"><text:s text:c="2"/># do-something</text:p>
            <text:p text:style-name="P69">} else: {</text:p>
            <text:p text:style-name="P69"><text:s text:c="2"/># do-otherwise</text:p>
            <text:p text:style-name="P69">};</text:p>
            <text:p text:style-name="P69"/>
            <text:p text:style-name="P69"># 変数の有無によりオプションを設定するようなケース</text:p>
            <text:p text:style-name="P69">defun foo (sort-order: order) {</text:p>
            <text:p text:style-name="P69"><text:s text:c="2"/>if [set? order] else: {set order &gt;};</text:p>
            <text:p text:style-name="P69"><text:s text:c="2"/># ...</text:p>
            <text:p text:style-name="P69">};</text:p>
          </table:table-cell>
        </table:table-row>
      </table:table>
      <text:h text:style-name="Heading_20_3" text:outline-level="3"/>
      <text:h text:style-name="P130"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79">説明</text:p>
          </table:table-cell>
          <table:table-cell office:value-type="string">
            <text:p text:style-name="P63"/>
            <text:p text:style-name="P63">インタプリタの情報を返します。</text:p>
          </table:table-cell>
        </table:table-row>
        <table:table-row>
          <table:table-cell office:value-type="string">
            <text:p text:style-name="P79">書式</text:p>
          </table:table-cell>
          <table:table-cell office:value-type="string">
            <text:p text:style-name="P63"/>
            <text:p text:style-name="P63">info local | closure | self | func | class | global | script</text:p>
          </table:table-cell>
        </table:table-row>
        <table:table-row>
          <table:table-cell office:value-type="string">
            <text:p text:style-name="P79">詳細</text:p>
          </table:table-cell>
          <table:table-cell office:value-type="string">
            <text:p text:style-name="P63"/>
            <text:p text:style-name="P63">インタプリタに関する情報をリストで返します。第1引数の内容により動作が変わります。以下、第1引数の内容による機能を示します。</text:p>
            <text:p text:style-name="P63">local ... 現在のローカル変数のシンボルリストを返します。</text:p>
            <text:p text:style-name="P63">closure ... 現在のクロージャのスコープにあるローカル変数のシンボルリストを返します。</text:p>
            <text:p text:style-name="P63">self ... カレントオブジェクトのインスタンス変数のシンボルリストを返します。</text:p>
            <text:p text:style-name="P63">func ... 組み込みコマンド、ユーザ定義関数のシンボルリストを返します。</text:p>
            <text:p text:style-name="P63">class ... クラスのシンボルリストを返します。</text:p>
            <text:p text:style-name="P63">global ... グローバル変数のシンボルリストを返します。</text:p>
            <text:p text:style-name="P63">script ... ロードされたスクリプトのリストを返します。</text:p>
          </table:table-cell>
        </table:table-row>
        <table:table-row>
          <table:table-cell office:value-type="string">
            <text:p text:style-name="P79">戻り値</text:p>
          </table:table-cell>
          <table:table-cell office:value-type="string">
            <text:p text:style-name="P63"/>
            <text:p text:style-name="P63">指定した引数によります。詳細参照のこと。</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全ての変数の一覧をリスト化</text:p>
            <text:p text:style-name="P69">[info local] concat [info closure] [info self] [info global];</text:p>
            <text:p text:style-name="P69"/>
            <text:p text:style-name="P69"># 関数の一覧</text:p>
            <text:p text:style-name="P69">info func;</text:p>
          </table:table-cell>
        </table:table-row>
      </table:table>
      <text:h text:style-name="Heading_20_3" text:outline-level="3"/>
      <text:h text:style-name="P130"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79">説明</text:p>
          </table:table-cell>
          <table:table-cell office:value-type="string">
            <text:p text:style-name="P63"/>
            <text:p text:style-name="P63">遅延評価ブロックの生成</text:p>
          </table:table-cell>
        </table:table-row>
        <table:table-row>
          <table:table-cell office:value-type="string">
            <text:p text:style-name="P79">書式</text:p>
          </table:table-cell>
          <table:table-cell office:value-type="string">
            <text:p text:style-name="P63"/>
            <text:p text:style-name="P63">lazy { <text:span text:style-name="T17">block</text:span> }</text:p>
          </table:table-cell>
        </table:table-row>
        <table:table-row>
          <table:table-cell office:value-type="string">
            <text:p text:style-name="P79">詳細</text:p>
          </table:table-cell>
          <table:table-cell office:value-type="string">
            <text:p text:style-name="P63"/>
            <text:p text:style-name="P63">遅延評価ブロックを生成します。lazyコマンドにより生成された<text:span text:style-name="T17">block</text:span>は、次に参照された際に評価されます。そのため、lazyコマンドの戻り値は変数に設定する必要があります。次に、lazyコマンドの戻り値が設定された変数が参照された際は、<text:span text:style-name="T18">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79">戻り値</text:p>
          </table:table-cell>
          <table:table-cell office:value-type="string">
            <text:p text:style-name="P63"/>
            <text:p text:style-name="P63">遅延評価ブロック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foo [lazy {println "foo"; result 123}];</text:p>
            <text:p text:style-name="P69">println $foo;<text:tab/><text:tab/># <text:span text:style-name="T22">→</text:span> display "foo" and 123</text:p>
            <text:p text:style-name="P69">println $foo;<text:tab/><text:tab/># <text:span text:style-name="T22">→</text:span> display 123</text:p>
          </table:table-cell>
        </table:table-row>
      </table:table>
      <text:h text:style-name="Heading_20_3" text:outline-level="3"/>
      <text:h text:style-name="P130"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79">説明</text:p>
          </table:table-cell>
          <table:table-cell office:value-type="string">
            <text:p text:style-name="P63"/>
            <text:p text:style-name="P63">スクリプトをロードします。</text:p>
          </table:table-cell>
        </table:table-row>
        <table:table-row>
          <table:table-cell office:value-type="string">
            <text:p text:style-name="P79">書式</text:p>
          </table:table-cell>
          <table:table-cell office:value-type="string">
            <text:p text:style-name="P63"/>
            <text:p text:style-name="P63">load "<text:span text:style-name="T17">script</text:span>"</text:p>
          </table:table-cell>
        </table:table-row>
        <table:table-row>
          <table:table-cell office:value-type="string">
            <text:p text:style-name="P79">詳細</text:p>
          </table:table-cell>
          <table:table-cell office:value-type="string">
            <text:p text:style-name="P63"/>
            <text:p text:style-name="P63"><text:span text:style-name="T17">script</text:span><text:span text:style-name="T21">で示される</text:span>スクリプトファイルをロードし、実行します。</text:p>
          </table:table-cell>
        </table:table-row>
        <table:table-row>
          <table:table-cell office:value-type="string">
            <text:p text:style-name="P79">戻り値</text:p>
          </table:table-cell>
          <table:table-cell office:value-type="string">
            <text:p text:style-name="P63"/>
            <text:p text:style-name="P63">スクリプトidが返され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FileNotOpen: ファイルがオープンできません。</text:p>
            <text:p text:style-name="P63">WarnParseString: 文字列の終端記号がありません。</text:p>
            <text:p text:style-name="P63">WarnParseClose: リスト、ブロックもしくは、評価ブロックの終端記号がありません。</text:p>
            <text:p text:style-name="P63">ErrParseClose: 括弧の対応が間違っています。</text:p>
          </table:table-cell>
        </table:table-row>
        <table:table-row>
          <table:table-cell office:value-type="string">
            <text:p text:style-name="P79">使用例</text:p>
          </table:table-cell>
          <table:table-cell office:value-type="string">
            <text:p text:style-name="P69"/>
            <text:p text:style-name="P69">load "lib/ls.prfm";</text:p>
          </table:table-cell>
        </table:table-row>
      </table:table>
      <text:h text:style-name="Heading_20_3" text:outline-level="3"/>
      <text:h text:style-name="P130"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79">説明</text:p>
          </table:table-cell>
          <table:table-cell office:value-type="string">
            <text:p text:style-name="P63"/>
            <text:p text:style-name="P63">オブジェクトを生成します。</text:p>
          </table:table-cell>
        </table:table-row>
        <table:table-row>
          <table:table-cell office:value-type="string">
            <text:p text:style-name="P79">書式</text:p>
          </table:table-cell>
          <table:table-cell office:value-type="string">
            <text:p text:style-name="P63"/>
            <text:p text:style-name="P63">new [ <text:span text:style-name="T17">parent-class</text:span> ] [ delegate: ( <text:span text:style-name="T17">additional-class ... </text:span>) ] </text:p>
            <text:p text:style-name="P63"><text:tab/>[ init: ( <text:span text:style-name="T17">construct-parameters ... </text:span>) ]</text:p>
          </table:table-cell>
        </table:table-row>
        <table:table-row>
          <table:table-cell office:value-type="string">
            <text:p text:style-name="P79">詳細</text:p>
          </table:table-cell>
          <table:table-cell office:value-type="string">
            <text:p text:style-name="P63"/>
            <text:p text:style-name="P77">オブジェクトを生成します。</text:p>
            <text:p text:style-name="P63"><text:span text:style-name="T17">parent-class</text:span><text:span text:style-name="T21">には、親クラスを指定します。省略した場合は、既定クラスとしてObjectクラスが親クラスとなります。</text:span></text:p>
            <text:p text:style-name="P63"><text:span text:style-name="T21">さらにいくつかの親クラスを指定するためには、</text:span><text:span text:style-name="T17">additional-class </text:span><text:span text:style-name="T21">に列挙することにより行います。</text:span></text:p>
            <text:p text:style-name="P63"><text:span text:style-name="T17">parent-class</text:span><text:span text:style-name="T21">および、</text:span><text:span text:style-name="T17">additional-class</text:span><text:span text:style-name="T21">を複数指定した場合のメソッドの探索順は、</text:span></text:p>
            <text:list xml:id="list212125895160470" text:continue-list="list7489167957216805899" text:style-name="L39">
              <text:list-item text:start-value="1">
                <text:p text:style-name="P138">自オブジェクトのメソッド</text:p>
              </text:list-item>
              <text:list-item>
                <text:p text:style-name="P101"><text:span text:style-name="T17">parent-class</text:span><text:span text:style-name="T21">およびその親クラスのメソッド</text:span></text:p>
              </text:list-item>
              <text:list-item>
                <text:p text:style-name="P101"><text:span text:style-name="T21">最初の</text:span><text:span text:style-name="T17">additional-class</text:span><text:span text:style-name="T21">およびその親クラスのメソッド</text:span></text:p>
              </text:list-item>
              <text:list-item>
                <text:p text:style-name="P101"><text:span text:style-name="T21">次の</text:span><text:span text:style-name="T17">additional-class</text:span><text:span text:style-name="T21">およびその親クラスのメソッド</text:span></text:p>
              </text:list-item>
              <text:list-item>
                <text:p text:style-name="P138">...</text:p>
              </text:list-item>
            </text:list>
            <text:p text:style-name="P77">となります。</text:p>
            <text:p text:style-name="P77">クラスにinitメソッドが定義されている場合は、<text:span text:style-name="T17">construct-parameters</text:span>を伴ってのinitメソッドの呼び出しが行われます。</text:p>
          </table:table-cell>
        </table:table-row>
        <table:table-row>
          <table:table-cell office:value-type="string">
            <text:p text:style-name="P79">戻り値</text:p>
          </table:table-cell>
          <table:table-cell office:value-type="string">
            <text:p text:style-name="P63"/>
            <text:p text:style-name="P63">生成されたクラスオブジェク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Class: 親クラスが存在しません。</text:p>
          </table:table-cell>
        </table:table-row>
        <table:table-row>
          <table:table-cell office:value-type="string">
            <text:p text:style-name="P79">使用例</text:p>
          </table:table-cell>
          <table:table-cell office:value-type="string">
            <text:p text:style-name="P69"/>
            <text:p text:style-name="P69">new;<text:tab/><text:tab/><text:tab/># Object が親クラス</text:p>
            <text:p text:style-name="P69">new foo;<text:tab/><text:tab/># foo が親クラス</text:p>
            <text:p text:style-name="P69">new foo delegate: (x y);</text:p>
            <text:p text:style-name="P69"><text:tab/><text:tab/><text:tab/># foo / x / y が親クラス</text:p>
          </table:table-cell>
        </table:table-row>
      </table:table>
      <text:h text:style-name="Heading_20_3" text:outline-level="3"/>
      <text:h text:style-name="P130"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79">説明</text:p>
          </table:table-cell>
          <table:table-cell office:value-type="string">
            <text:p text:style-name="P63"/>
            <text:p text:style-name="P63">引数の真偽値による論理和を返します。</text:p>
          </table:table-cell>
        </table:table-row>
        <table:table-row>
          <table:table-cell office:value-type="string">
            <text:p text:style-name="P79">書式</text:p>
          </table:table-cell>
          <table:table-cell office:value-type="string">
            <text:p text:style-name="P63"/>
            <text:p text:style-name="P63">or <text:span text:style-name="T17">val </text:span>...</text:p>
          </table:table-cell>
        </table:table-row>
        <table:table-row>
          <table:table-cell office:value-type="string">
            <text:p text:style-name="P79">詳細</text:p>
          </table:table-cell>
          <table:table-cell office:value-type="string">
            <text:p text:style-name="P63"/>
            <text:p text:style-name="P63"><text:span text:style-name="T17">val</text:span>の値がnilである場合偽と判断します。全ての引数についての真偽値を調べ、それら全ての値の論理和を返します。</text:p>
          </table:table-cell>
        </table:table-row>
        <table:table-row>
          <table:table-cell office:value-type="string">
            <text:p text:style-name="P79">戻り値</text:p>
          </table:table-cell>
          <table:table-cell office:value-type="string">
            <text:p text:style-name="P63"/>
            <text:p text:style-name="P63">tまた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3"/>
            <text:p text:style-name="P69">or 0 1 2;<text:tab/><text:tab/># → t</text:p>
            <text:p text:style-name="P69">or 0 1 2 nil;<text:tab/><text:tab/># → t</text:p>
            <text:p text:style-name="P69">or ();<text:tab/><text:tab/><text:tab/># → t</text:p>
            <text:p text:style-name="P69">or nil nil;<text:tab/><text:tab/># → nil</text:p>
          </table:table-cell>
        </table:table-row>
      </table:table>
      <text:h text:style-name="Heading_20_3" text:outline-level="3"/>
      <text:h text:style-name="P130"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79">説明</text:p>
          </table:table-cell>
          <table:table-cell office:value-type="string">
            <text:p text:style-name="P63"/>
            <text:p text:style-name="P63">文字列を印字します。</text:p>
          </table:table-cell>
        </table:table-row>
        <table:table-row>
          <table:table-cell office:value-type="string">
            <text:p text:style-name="P79">書式</text:p>
          </table:table-cell>
          <table:table-cell office:value-type="string">
            <text:p text:style-name="P63"/>
            <text:p text:style-name="P63">print [ file: <text:span text:style-name="T17">file-object</text:span> ] <text:span text:style-name="T17">args</text:span> ...</text:p>
            <text:p text:style-name="P63">println [ file: <text:span text:style-name="T17">file-object </text:span>] <text:span text:style-name="T17">args</text:span> ...</text:p>
          </table:table-cell>
        </table:table-row>
        <table:table-row>
          <table:table-cell office:value-type="string">
            <text:p text:style-name="P79">詳細</text:p>
          </table:table-cell>
          <table:table-cell office:value-type="string">
            <text:p text:style-name="P63"/>
            <text:p text:style-name="P63"><text:span text:style-name="T17">args</text:span>を文字列に変換し、ファイルへ出力します。</text:p>
            <text:p text:style-name="P63">出力先のファイルの指定は以下の通りです。</text:p>
            <text:list xml:id="list2062394018823712926" text:style-name="L40">
              <text:list-item>
                <text:p text:style-name="P139"><text:span text:style-name="T17">file-object</text:span>が指定されていれば、このオブジェクトのputsメソッドを呼び出します。</text:p>
              </text:list-item>
              <text:list-item>
                <text:p text:style-name="P139">ローカル変数またはインスタンス変数に@out変数があれば、このオブジェクトのputsメソッドを呼び出します。</text:p>
              </text:list-item>
              <text:list-item>
                <text:p text:style-name="P139">グローバル変数のstdout変数があれば、このオブジェクトのputsメソッドを呼び出します。</text:p>
              </text:list-item>
            </text:list>
            <text:p text:style-name="P6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79">戻り値</text:p>
          </table:table-cell>
          <table:table-cell office:value-type="string">
            <text:p text:style-name="P63"/>
            <text:p text:style-name="P63">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out変数または、stdout変数が見つかりません。</text:p>
          </table:table-cell>
        </table:table-row>
        <table:table-row>
          <table:table-cell office:value-type="string">
            <text:p text:style-name="P79">使用例</text:p>
          </table:table-cell>
          <table:table-cell office:value-type="string">
            <text:p text:style-name="P69"/>
            <text:p text:style-name="P69">println "Hello world.";</text:p>
            <text:p text:style-name="P69"><text:tab/><text:tab/># <text:span text:style-name="T22">→</text:span> Hello world.</text:p>
            <text:p text:style-name="P69">1 each to: 10 do: {| i | print $i " "}; println;</text:p>
            <text:p text:style-name="P69"><text:tab/><text:tab/># <text:span text:style-name="T22">→</text:span> 1 2 3 4 5 6 7 8 9 10</text:p>
          </table:table-cell>
        </table:table-row>
      </table:table>
      <text:h text:style-name="Heading_20_3" text:outline-level="3"/>
      <text:h text:style-name="P130"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79">説明</text:p>
          </table:table-cell>
          <table:table-cell office:value-type="string">
            <text:p text:style-name="P63"/>
            <text:p text:style-name="P63">カレントワーキングディレクトリを返します。</text:p>
          </table:table-cell>
        </table:table-row>
        <table:table-row>
          <table:table-cell office:value-type="string">
            <text:p text:style-name="P79">書式</text:p>
          </table:table-cell>
          <table:table-cell office:value-type="string">
            <text:p text:style-name="P63"/>
            <text:p text:style-name="P63">pwd</text:p>
          </table:table-cell>
        </table:table-row>
        <table:table-row>
          <table:table-cell office:value-type="string">
            <text:p text:style-name="P79">詳細</text:p>
          </table:table-cell>
          <table:table-cell office:value-type="string">
            <text:p text:style-name="P63"/>
            <text:p text:style-name="P63">現在のワーキングディレクトリを返します。また、グローバル変数 "CWD" にも同じ値が設定されます。</text:p>
          </table:table-cell>
        </table:table-row>
        <table:table-row>
          <table:table-cell office:value-type="string">
            <text:p text:style-name="P79">戻り値</text:p>
          </table:table-cell>
          <table:table-cell office:value-type="string">
            <text:p text:style-name="P63"/>
            <text:p text:style-name="P63">カレントワーキングディレクトリ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pwd;</text:p>
          </table:table-cell>
        </table:table-row>
      </table:table>
      <text:h text:style-name="Heading_20_3" text:outline-level="3"/>
      <text:h text:style-name="P130"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79">説明</text:p>
          </table:table-cell>
          <table:table-cell office:value-type="string">
            <text:p text:style-name="P63"/>
            <text:p text:style-name="P63">乱数を返します。</text:p>
          </table:table-cell>
        </table:table-row>
        <table:table-row>
          <table:table-cell office:value-type="string">
            <text:p text:style-name="P79">書式</text:p>
          </table:table-cell>
          <table:table-cell office:value-type="string">
            <text:p text:style-name="P63"/>
            <text:p text:style-name="P63">rand</text:p>
          </table:table-cell>
        </table:table-row>
        <table:table-row>
          <table:table-cell office:value-type="string">
            <text:p text:style-name="P79">詳細</text:p>
          </table:table-cell>
          <table:table-cell office:value-type="string">
            <text:p text:style-name="P63"/>
            <text:p text:style-name="P63">乱数を返します。</text:p>
          </table:table-cell>
        </table:table-row>
        <table:table-row>
          <table:table-cell office:value-type="string">
            <text:p text:style-name="P79">戻り値</text:p>
          </table:table-cell>
          <table:table-cell office:value-type="string">
            <text:p text:style-name="P63"/>
            <text:p text:style-name="P63">0.0以上 1.0未満の乱数を返します。</text:p>
          </table:table-cell>
        </table:table-row>
        <table:table-row>
          <table:table-cell office:value-type="string">
            <text:p text:style-name="P79">例外</text:p>
          </table:table-cell>
          <table:table-cell office:value-type="string">
            <text:p text:style-name="P63"/>
            <text:p text:style-name="P63">ありません。</text:p>
          </table:table-cell>
        </table:table-row>
        <table:table-row>
          <table:table-cell office:value-type="string">
            <text:p text:style-name="P79">使用例</text:p>
          </table:table-cell>
          <table:table-cell office:value-type="string">
            <text:p text:style-name="P69"/>
            <text:p text:style-name="P69">rand;</text:p>
          </table:table-cell>
        </table:table-row>
      </table:table>
      <text:h text:style-name="Heading_20_3" text:outline-level="3"/>
      <text:h text:style-name="P130"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79">説明</text:p>
          </table:table-cell>
          <table:table-cell office:value-type="string">
            <text:p text:style-name="P63"/>
            <text:p text:style-name="P63">文字列を読み込みます。</text:p>
          </table:table-cell>
        </table:table-row>
        <table:table-row>
          <table:table-cell office:value-type="string">
            <text:p text:style-name="P79">書式</text:p>
          </table:table-cell>
          <table:table-cell office:value-type="string">
            <text:p text:style-name="P63"/>
            <text:p text:style-name="P63">read [ file: <text:span text:style-name="T17">file-object</text:span> ] [ <text:span text:style-name="T17">var</text:span> ]</text:p>
          </table:table-cell>
        </table:table-row>
        <table:table-row>
          <table:table-cell office:value-type="string">
            <text:p text:style-name="P79">詳細</text:p>
          </table:table-cell>
          <table:table-cell office:value-type="string">
            <text:p text:style-name="P63"/>
            <text:p text:style-name="P63">Fileオブジェクトから一行を読み込みます。</text:p>
            <text:p text:style-name="P63">入力元のファイルの指定は以下の通りです。</text:p>
            <text:list xml:id="list212125914148458" text:continue-list="list2062394018823712926" text:style-name="L40">
              <text:list-item text:start-value="1">
                <text:p text:style-name="P139"><text:span text:style-name="T17">file-object</text:span>が指定されていれば、このオブジェクトのgetsメソッドを呼び出します。</text:p>
              </text:list-item>
              <text:list-item>
                <text:p text:style-name="P139">ローカル変数またはインスタンス変数に@in変数があれば、このオブジェクトのgetsメソッドを呼び出します。</text:p>
              </text:list-item>
              <text:list-item>
                <text:p text:style-name="P139">グローバル変数のstdin変数があれば、このオブジェクトのgetsメソッドを呼び出します。</text:p>
              </text:list-item>
            </text:list>
            <text:p text:style-name="P63"><text:span text:style-name="T17">var</text:span>を指定した場合は、読み込んだ値が変数<text:span text:style-name="T17">var</text:span>に設定されます。</text:p>
          </table:table-cell>
        </table:table-row>
        <table:table-row>
          <table:table-cell office:value-type="string">
            <text:p text:style-name="P79">戻り値</text:p>
          </table:table-cell>
          <table:table-cell office:value-type="string">
            <text:p text:style-name="P63"/>
            <text:p text:style-name="P63">読み込んだ値を返します。ただし、ファイルがEOFに達した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in変数または、stdin変数が見つかりません。</text:p>
          </table:table-cell>
        </table:table-row>
        <table:table-row>
          <table:table-cell office:value-type="string">
            <text:p text:style-name="P79">使用例</text:p>
          </table:table-cell>
          <table:table-cell office:value-type="string">
            <text:p text:style-name="P69"/>
            <text:p text:style-name="P69">read a;<text:tab/><text:tab/># 標準入力より一行読み込む</text:p>
          </table:table-cell>
        </table:table-row>
      </table:table>
      <text:h text:style-name="Heading_20_3" text:outline-level="3"/>
      <text:h text:style-name="P130"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79">説明</text:p>
          </table:table-cell>
          <table:table-cell office:value-type="string">
            <text:p text:style-name="P63"/>
            <text:p text:style-name="P63">イテレータの現在の要素に再度制御を移します。</text:p>
          </table:table-cell>
        </table:table-row>
        <table:table-row>
          <table:table-cell office:value-type="string">
            <text:p text:style-name="P79">書式</text:p>
          </table:table-cell>
          <table:table-cell office:value-type="string">
            <text:p text:style-name="P63"/>
            <text:p text:style-name="P63">redo</text:p>
          </table:table-cell>
        </table:table-row>
        <table:table-row>
          <table:table-cell office:value-type="string">
            <text:p text:style-name="P79">詳細</text:p>
          </table:table-cell>
          <table:table-cell office:value-type="string">
            <text:p text:style-name="P63"/>
            <text:p text:style-name="P63">イテレータの現在の要素に制御を移し、再び同じ要素を実行します。</text:p>
            <text:p text:style-name="P63">redoが有効なコマンドおよびメソッドは次の通りです: </text:p>
            <text:p text:style-name="P63">while / Integer::each / Integer::list / List::each / Array::each</text:p>
          </table:table-cell>
        </table:table-row>
        <table:table-row>
          <table:table-cell office:value-type="string">
            <text:p text:style-name="P79">戻り値</text:p>
          </table:table-cell>
          <table:table-cell office:value-type="string">
            <text:p text:style-name="P63"/>
            <text:p text:style-name="P63">制御がイテレータに戻るため、redo自身の戻り値は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75"/>
            <text:p text:style-name="P75">set i 0;</text:p>
            <text:p text:style-name="P75">while {true} do: {</text:p>
            <text:p text:style-name="P75"><text:s text:c="2"/>println $i;</text:p>
            <text:p text:style-name="P75"><text:s text:c="2"/>if {$i &gt; 5} then: {redo};</text:p>
            <text:p text:style-name="P75"><text:s text:c="2"/>$i ++;</text:p>
            <text:p text:style-name="P75">};<text:tab/><text:tab/># → 0 1 2 3 4 5 6 6 6 6 6 6 6 6 6 6 ...</text:p>
          </table:table-cell>
        </table:table-row>
      </table:table>
      <text:h text:style-name="Heading_20_3" text:outline-level="3"/>
      <text:h text:style-name="P130"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79">説明</text:p>
          </table:table-cell>
          <table:table-cell office:value-type="string">
            <text:p text:style-name="P63"/>
            <text:p text:style-name="P63">引数を返します。</text:p>
          </table:table-cell>
        </table:table-row>
        <table:table-row>
          <table:table-cell office:value-type="string">
            <text:p text:style-name="P79">書式</text:p>
          </table:table-cell>
          <table:table-cell office:value-type="string">
            <text:p text:style-name="P63"/>
            <text:p text:style-name="P63">result [ <text:span text:style-name="T17">val</text:span> <text:s/>]</text:p>
          </table:table-cell>
        </table:table-row>
        <table:table-row>
          <table:table-cell office:value-type="string">
            <text:p text:style-name="P79">詳細</text:p>
          </table:table-cell>
          <table:table-cell office:value-type="string">
            <text:p text:style-name="P63"/>
            <text:p text:style-name="P63">与えられた引数<text:span text:style-name="T17">val </text:span>をそのまま返します。<text:span text:style-name="T17">val</text:span>が指定されなかった場合はnilを返します。</text:p>
            <text:p text:style-name="P6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79">戻り値</text:p>
          </table:table-cell>
          <table:table-cell office:value-type="string">
            <text:p text:style-name="P63"/>
            <text:p text:style-name="P63"><text:span text:style-name="T17">val</text:span>を返します。<text:span text:style-name="T17">val</text:span>の指定が無い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x [if $cond then: {</text:p>
            <text:p text:style-name="P69"><text:s text:c="2"/>do-something;</text:p>
            <text:p text:style-name="P69"><text:s text:c="2"/>result 0;</text:p>
            <text:p text:style-name="P69">} else: {</text:p>
            <text:p text:style-name="P69"><text:s text:c="2"/>do-otherwise;</text:p>
            <text:p text:style-name="P76"><text:s text:c="2"/>result 1;</text:p>
            <text:p text:style-name="P76">}];</text:p>
          </table:table-cell>
        </table:table-row>
      </table:table>
      <text:h text:style-name="Heading_20_3" text:outline-level="3"/>
      <text:h text:style-name="P130"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79">説明</text:p>
          </table:table-cell>
          <table:table-cell office:value-type="string">
            <text:p text:style-name="P63"/>
            <text:p text:style-name="P63">イテレータの最初の要素に再度制御を移します。</text:p>
          </table:table-cell>
        </table:table-row>
        <table:table-row>
          <table:table-cell office:value-type="string">
            <text:p text:style-name="P79">書式</text:p>
          </table:table-cell>
          <table:table-cell office:value-type="string">
            <text:p text:style-name="P63"/>
            <text:p text:style-name="P63">retry</text:p>
          </table:table-cell>
        </table:table-row>
        <table:table-row>
          <table:table-cell office:value-type="string">
            <text:p text:style-name="P79">詳細</text:p>
          </table:table-cell>
          <table:table-cell office:value-type="string">
            <text:p text:style-name="P63"/>
            <text:p text:style-name="P63">イテレータの最初の要素に制御を移し、再び同じイテレータを最初から実行します。tryコマンドの場合、tryブロックもしくはcatchブロック中でretryが実行された場合、再度tryブロックの実行を行い<text:span text:style-name="T14">ます。</text:span></text:p>
            <text:p text:style-name="P63">retryが有効なコマンドおよびメソッドは次の通りです: </text:p>
            <text:p text:style-name="P63">while / try / Integer::each / Integer::list / List::each / Array::each</text:p>
          </table:table-cell>
        </table:table-row>
        <table:table-row>
          <table:table-cell office:value-type="string">
            <text:p text:style-name="P79">戻り値</text:p>
          </table:table-cell>
          <table:table-cell office:value-type="string">
            <text:p text:style-name="P63"/>
            <text:p text:style-name="P63">制御がイテレータに戻るため、retry自身の戻り値は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75"/>
            <text:p text:style-name="P75">1 .. 5 do: {| i |</text:p>
            <text:p text:style-name="P75"><text:s text:c="2"/>println $i;</text:p>
            <text:p text:style-name="P75"><text:s text:c="2"/>if {$i &gt;= 5} then: {retry};</text:p>
            <text:p text:style-name="P75">};<text:tab/><text:tab/># → 1 2 3 4 5 1 2 3 4 5 1 2 3 4 5 ...</text:p>
          </table:table-cell>
        </table:table-row>
      </table:table>
      <text:h text:style-name="Heading_20_3" text:outline-level="3"/>
      <text:h text:style-name="P130"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79">説明</text:p>
          </table:table-cell>
          <table:table-cell office:value-type="string">
            <text:p text:style-name="P63"/>
            <text:p text:style-name="P63">関数を終了し呼び出し元に戻ります。</text:p>
          </table:table-cell>
        </table:table-row>
        <table:table-row>
          <table:table-cell office:value-type="string">
            <text:p text:style-name="P79">書式</text:p>
          </table:table-cell>
          <table:table-cell office:value-type="string">
            <text:p text:style-name="P63"/>
            <text:p text:style-name="P63">return [ <text:span text:style-name="T17">val</text:span> <text:s/>]</text:p>
          </table:table-cell>
        </table:table-row>
        <table:table-row>
          <table:table-cell office:value-type="string">
            <text:p text:style-name="P79">詳細</text:p>
          </table:table-cell>
          <table:table-cell office:value-type="string">
            <text:p text:style-name="P63"/>
            <text:p text:style-name="P63">現在の関数呼び出しを終了し、呼び出し元に戻ります。</text:p>
            <text:p text:style-name="P63"><text:span text:style-name="T17">val</text:span>が指定されている場合、関数の戻り値は<text:span text:style-name="T17">val</text:span>となります。指定されていない場合は、関数の戻り値はnilとなります。</text:p>
          </table:table-cell>
        </table:table-row>
        <table:table-row>
          <table:table-cell office:value-type="string">
            <text:p text:style-name="P79">戻り値</text:p>
          </table:table-cell>
          <table:table-cell office:value-type="string">
            <text:p text:style-name="P63"/>
            <text:p text:style-name="P63">呼び出し元に戻るため、このコマンドの戻り値はありません。</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defun foo (n) {</text:p>
            <text:p text:style-name="P69"><text:s text:c="2"/>set i 0;</text:p>
            <text:p text:style-name="P69"><text:s text:c="2"/>set s 0;</text:p>
            <text:p text:style-name="P69"><text:s text:c="2"/>while {true} do: {</text:p>
            <text:p text:style-name="P76"><text:s text:c="4"/>$s ++ $i;</text:p>
            <text:p text:style-name="P70"><text:s text:c="4"/>$i ++;</text:p>
            <text:p text:style-name="P70"><text:s text:c="4"/>if [$i &gt; $n] then: {return $s};</text:p>
            <text:p text:style-name="P70"><text:s text:c="2"/>};</text:p>
            <text:p text:style-name="P70">};</text:p>
            <text:p text:style-name="P70">foo 100;<text:tab/><text:tab/># <text:span text:style-name="T22">→</text:span> 5050</text:p>
          </table:table-cell>
        </table:table-row>
      </table:table>
      <text:h text:style-name="Heading_20_3" text:outline-level="3"/>
      <text:h text:style-name="P130"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79">説明</text:p>
          </table:table-cell>
          <table:table-cell office:value-type="string">
            <text:p text:style-name="P63"/>
            <text:p text:style-name="P63">ロード済みスクリプトの一覧を返します。</text:p>
          </table:table-cell>
        </table:table-row>
        <table:table-row>
          <table:table-cell office:value-type="string">
            <text:p text:style-name="P79">書式</text:p>
          </table:table-cell>
          <table:table-cell office:value-type="string">
            <text:p text:style-name="P63"/>
            <text:p text:style-name="P63">sdir</text:p>
          </table:table-cell>
        </table:table-row>
        <table:table-row>
          <table:table-cell office:value-type="string">
            <text:p text:style-name="P79">詳細</text:p>
          </table:table-cell>
          <table:table-cell office:value-type="string">
            <text:p text:style-name="P63"/>
            <text:p text:style-name="P63">loadコマンドおよび、unknownによりロードされたスクリプトの一覧を、スクリプトid、ファイル名のリストの形式で返します。</text:p>
          </table:table-cell>
        </table:table-row>
        <table:table-row>
          <table:table-cell office:value-type="string">
            <text:p text:style-name="P79">戻り値</text:p>
          </table:table-cell>
          <table:table-cell office:value-type="string">
            <text:p text:style-name="P63"/>
            <text:p text:style-name="P63">スクリプトid、ファイル名のリストのリス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dir;</text:p>
          </table:table-cell>
        </table:table-row>
      </table:table>
      <text:h text:style-name="Heading_20_3" text:outline-level="3"/>
      <text:h text:style-name="P130"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79">説明</text:p>
          </table:table-cell>
          <table:table-cell office:value-type="string">
            <text:p text:style-name="P63"/>
            <text:p text:style-name="P63">現在のオブジェクトを返します。</text:p>
          </table:table-cell>
        </table:table-row>
        <table:table-row>
          <table:table-cell office:value-type="string">
            <text:p text:style-name="P79">書式</text:p>
          </table:table-cell>
          <table:table-cell office:value-type="string">
            <text:p text:style-name="P63"/>
            <text:p text:style-name="P63">self</text:p>
          </table:table-cell>
        </table:table-row>
        <table:table-row>
          <table:table-cell office:value-type="string">
            <text:p text:style-name="P79">詳細</text:p>
          </table:table-cell>
          <table:table-cell office:value-type="string">
            <text:p text:style-name="P63"/>
            <text:p text:style-name="P63">現在のオブジェクトスタックのスタックトップにあるオブジェクトを返します。</text:p>
          </table:table-cell>
        </table:table-row>
        <table:table-row>
          <table:table-cell office:value-type="string">
            <text:p text:style-name="P79">戻り値</text:p>
          </table:table-cell>
          <table:table-cell office:value-type="string">
            <text:p text:style-name="P63"/>
            <text:p text:style-name="P63">現在のオブジェク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自クラスのメソッド内から、自クラスのfooメソッドを呼ぶ</text:p>
            <text:p text:style-name="P69">[self] foo;<text:tab/><text:tab/># → same as: foo;</text:p>
          </table:table-cell>
        </table:table-row>
      </table:table>
      <text:h text:style-name="Heading_20_3" text:outline-level="3"/>
      <text:h text:style-name="P130"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79">説明</text:p>
          </table:table-cell>
          <table:table-cell office:value-type="string">
            <text:p text:style-name="P63"/>
            <text:p text:style-name="P63">ローカル変数に値を設定します。</text:p>
          </table:table-cell>
        </table:table-row>
        <table:table-row>
          <table:table-cell office:value-type="string">
            <text:p text:style-name="P79">書式</text:p>
          </table:table-cell>
          <table:table-cell office:value-type="string">
            <text:p text:style-name="P63"/>
            <text:p text:style-name="P66">set <text:span text:style-name="T17">var</text:span> [ <text:span text:style-name="T17">val</text:span> <text:s/>] … 書式１</text:p>
            <text:p text:style-name="P66">set (<text:span text:style-name="T17">var1 var2 ...)</text:span> (<text:span text:style-name="T17">val1 val2 ...)</text:span><text:span text:style-name="T21"> … 書式２</text:span></text:p>
          </table:table-cell>
        </table:table-row>
        <table:table-row>
          <table:table-cell office:value-type="string">
            <text:p text:style-name="P79">詳細</text:p>
          </table:table-cell>
          <table:table-cell office:value-type="string">
            <text:p text:style-name="P63"/>
            <text:p text:style-name="P63">書式１：ローカル変数<text:span text:style-name="T17">var</text:span>に、値<text:span text:style-name="T17">val</text:span>を設定します。<text:span text:style-name="T17">val</text:span>を省略した場合は、<text:span text:style-name="T17">var</text:span>の内容を返します。</text:p>
            <text:p text:style-name="P66">書式２：書式１の呼び出しをvar1/varl1, var2/varl2, のペアで順次行います。 </text:p>
          </table:table-cell>
        </table:table-row>
        <table:table-row>
          <table:table-cell office:value-type="string">
            <text:p text:style-name="P79">戻り値</text:p>
          </table:table-cell>
          <table:table-cell office:value-type="string">
            <text:p text:style-name="P63"/>
            <text:p text:style-name="P63"><text:span text:style-name="T17">var</text:span>に設定した内容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変数が定義されていません。</text:p>
          </table:table-cell>
        </table:table-row>
        <table:table-row>
          <table:table-cell office:value-type="string">
            <text:p text:style-name="P79">使用例</text:p>
          </table:table-cell>
          <table:table-cell office:value-type="string">
            <text:p text:style-name="P69"/>
            <text:p text:style-name="P69">set i 0;<text:tab/><text:tab/><text:tab/># i に整数を設定</text:p>
            <text:p text:style-name="P69">set m "Hello world."<text:tab/># m に文字列を設定</text:p>
            <text:p text:style-name="P69">set s sym<text:tab/><text:tab/><text:tab/># s にシンボルを設定</text:p>
            <text:p text:style-name="P69">set o [new];<text:tab/><text:tab/><text:tab/># o にオブジェクトを設定</text:p>
            <text:p text:style-name="P69"/>
            <text:p text:style-name="P69">set i;<text:tab/><text:tab/><text:tab/><text:tab/># → 0</text:p>
          </table:table-cell>
        </table:table-row>
      </table:table>
      <text:h text:style-name="Heading_20_3" text:outline-level="3"/>
      <text:h text:style-name="P130"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79">説明</text:p>
          </table:table-cell>
          <table:table-cell office:value-type="string">
            <text:p text:style-name="P63"/>
            <text:p text:style-name="P77">ローカル変数が定義されているか調べます。</text:p>
          </table:table-cell>
        </table:table-row>
        <table:table-row>
          <table:table-cell office:value-type="string">
            <text:p text:style-name="P79">書式</text:p>
          </table:table-cell>
          <table:table-cell office:value-type="string">
            <text:p text:style-name="P63"/>
            <text:p text:style-name="P63">set? <text:span text:style-name="T17">var</text:span></text:p>
          </table:table-cell>
        </table:table-row>
        <table:table-row>
          <table:table-cell office:value-type="string">
            <text:p text:style-name="P79">詳細</text:p>
          </table:table-cell>
          <table:table-cell office:value-type="string">
            <text:p text:style-name="P63"/>
            <text:p text:style-name="P63">ローカル変数<text:span text:style-name="T17">var</text:span>が設定されているかを調べ、tまたはnilを返します。</text:p>
          </table:table-cell>
        </table:table-row>
        <table:table-row>
          <table:table-cell office:value-type="string">
            <text:p text:style-name="P79">戻り値</text:p>
          </table:table-cell>
          <table:table-cell office:value-type="string">
            <text:p text:style-name="P63"/>
            <text:p text:style-name="P63">ローカル変数<text:span text:style-name="T17">var</text:span>が定義されている場合tを返します。定義されていない場合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foo "X";</text:p>
            <text:p text:style-name="P69">set? foo;<text:tab/><text:tab/># → t</text:p>
          </table:table-cell>
        </table:table-row>
      </table:table>
      <text:h text:style-name="Heading_20_3" text:outline-level="3"/>
      <text:h text:style-name="P130"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79">説明</text:p>
          </table:table-cell>
          <table:table-cell office:value-type="string">
            <text:p text:style-name="P63"/>
            <text:p text:style-name="P63">インスタンス変数に値を設定します。</text:p>
          </table:table-cell>
        </table:table-row>
        <table:table-row>
          <table:table-cell office:value-type="string">
            <text:p text:style-name="P79">書式</text:p>
          </table:table-cell>
          <table:table-cell office:value-type="string">
            <text:p text:style-name="P63"/>
            <text:p text:style-name="P63">sets <text:span text:style-name="T17">var</text:span> [ <text:span text:style-name="T17">val</text:span> <text:s/>]</text:p>
          </table:table-cell>
        </table:table-row>
        <table:table-row>
          <table:table-cell office:value-type="string">
            <text:p text:style-name="P79">詳細</text:p>
          </table:table-cell>
          <table:table-cell office:value-type="string">
            <text:p text:style-name="P63"/>
            <text:p text:style-name="P63">インスタンス変数<text:span text:style-name="T17">var</text:span>に、値<text:span text:style-name="T17">val</text:span>を設定します。<text:span text:style-name="T17">val</text:span>を省略した場合は、<text:span text:style-name="T17">var</text:span>の内容を返します。</text:p>
          </table:table-cell>
        </table:table-row>
        <table:table-row>
          <table:table-cell office:value-type="string">
            <text:p text:style-name="P79">戻り値</text:p>
          </table:table-cell>
          <table:table-cell office:value-type="string">
            <text:p text:style-name="P63"/>
            <text:p text:style-name="P63"><text:span text:style-name="T17">var</text:span>に設定した内容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変数が定義されていません。</text:p>
          </table:table-cell>
        </table:table-row>
        <table:table-row>
          <table:table-cell office:value-type="string">
            <text:p text:style-name="P79">使用例</text:p>
          </table:table-cell>
          <table:table-cell office:value-type="string">
            <text:p text:style-name="P69"/>
            <text:p text:style-name="P69">sets i 0;<text:tab/><text:tab/><text:tab/># i に整数を設定</text:p>
            <text:p text:style-name="P69">sets m "Hello world."<text:tab/># m に文字列を設定</text:p>
            <text:p text:style-name="P69">sets s sym<text:tab/><text:tab/><text:tab/># s にシンボルを設定</text:p>
            <text:p text:style-name="P69">sets o [new];<text:tab/><text:tab/><text:tab/># o にオブジェクトを設定</text:p>
            <text:p text:style-name="P69"/>
            <text:p text:style-name="P69">sets i;<text:tab/><text:tab/><text:tab/># → 0</text:p>
          </table:table-cell>
        </table:table-row>
      </table:table>
      <text:h text:style-name="Heading_20_3" text:outline-level="3"/>
      <text:h text:style-name="P130"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79">説明</text:p>
          </table:table-cell>
          <table:table-cell office:value-type="string">
            <text:p text:style-name="P63"/>
            <text:p text:style-name="P77">インスタンス変数が定義されているか調べます。</text:p>
          </table:table-cell>
        </table:table-row>
        <table:table-row>
          <table:table-cell office:value-type="string">
            <text:p text:style-name="P79">書式</text:p>
          </table:table-cell>
          <table:table-cell office:value-type="string">
            <text:p text:style-name="P63"/>
            <text:p text:style-name="P63">sets? <text:span text:style-name="T17">var</text:span></text:p>
          </table:table-cell>
        </table:table-row>
        <table:table-row>
          <table:table-cell office:value-type="string">
            <text:p text:style-name="P79">詳細</text:p>
          </table:table-cell>
          <table:table-cell office:value-type="string">
            <text:p text:style-name="P63"/>
            <text:p text:style-name="P63">インスタンス変数<text:span text:style-name="T17">var</text:span>が設定されているかを調べ、tまたはnilを返します。</text:p>
          </table:table-cell>
        </table:table-row>
        <table:table-row>
          <table:table-cell office:value-type="string">
            <text:p text:style-name="P79">戻り値</text:p>
          </table:table-cell>
          <table:table-cell office:value-type="string">
            <text:p text:style-name="P63"/>
            <text:p text:style-name="P63">インスタンス変数<text:span text:style-name="T17">var</text:span>が定義されている場合tを返します。定義されていない場合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s Foo "X";</text:p>
            <text:p text:style-name="P69">sets? Foo;<text:tab/><text:tab/># → t</text:p>
          </table:table-cell>
        </table:table-row>
      </table:table>
      <text:h text:style-name="Heading_20_3" text:outline-level="3"/>
      <text:h text:style-name="P130"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79">説明</text:p>
          </table:table-cell>
          <table:table-cell office:value-type="string">
            <text:p text:style-name="P63"/>
            <text:p text:style-name="P63">グローバル変数に値を設定します。</text:p>
          </table:table-cell>
        </table:table-row>
        <table:table-row>
          <table:table-cell office:value-type="string">
            <text:p text:style-name="P79">書式</text:p>
          </table:table-cell>
          <table:table-cell office:value-type="string">
            <text:p text:style-name="P63"/>
            <text:p text:style-name="P63">setvar <text:span text:style-name="T17">var </text:span><text:span text:style-name="T21">[ </text:span><text:span text:style-name="T17">val <text:s/></text:span><text:span text:style-name="T21">]</text:span></text:p>
          </table:table-cell>
        </table:table-row>
        <table:table-row>
          <table:table-cell office:value-type="string">
            <text:p text:style-name="P79">詳細</text:p>
          </table:table-cell>
          <table:table-cell office:value-type="string">
            <text:p text:style-name="P63"/>
            <text:p text:style-name="P63">グローバル変数<text:span text:style-name="T17">var</text:span>を定義し、値を<text:span text:style-name="T17">val</text:span>とします。<text:span text:style-name="T17">val</text:span>が省略された場合は、変数<text:span text:style-name="T17">var</text:span>の値を返します。</text:p>
            <text:p text:style-name="P63"><text:span text:style-name="T17">var</text:span>が定義されていない場合はエラーとなります。</text:p>
          </table:table-cell>
        </table:table-row>
        <table:table-row>
          <table:table-cell office:value-type="string">
            <text:p text:style-name="P79">戻り値</text:p>
          </table:table-cell>
          <table:table-cell office:value-type="string">
            <text:p text:style-name="P63"/>
            <text:p text:style-name="P63"><text:span text:style-name="T17">var</text:span>の値を返します。</text:p>
          </table:table-cell>
        </table:table-row>
        <table:table-row>
          <table:table-cell office:value-type="string">
            <text:p text:style-name="P79">例外</text:p>
          </table:table-cell>
          <table:table-cell office:value-type="string">
            <text:p text:style-name="P63"/>
            <text:p text:style-name="P63">ErrSyntax: 書式に誤りがあります。</text:p>
            <text:p text:style-name="P63">ErrNoSuchVariable: 変数が存在しません。</text:p>
          </table:table-cell>
        </table:table-row>
        <table:table-row>
          <table:table-cell office:value-type="string">
            <text:p text:style-name="P79">使用例</text:p>
          </table:table-cell>
          <table:table-cell office:value-type="string">
            <text:p text:style-name="P69"/>
            <text:p text:style-name="P69">defvar FOO "X";<text:tab/># → "X"</text:p>
            <text:p text:style-name="P69">defvar FOO;<text:tab/><text:tab/># → "X"</text:p>
            <text:p text:style-name="P69">setvar FOO "Y";</text:p>
            <text:p text:style-name="P69">setvar FOO;<text:tab/><text:tab/># → "Y"</text:p>
          </table:table-cell>
        </table:table-row>
      </table:table>
      <text:h text:style-name="Heading_20_3" text:outline-level="3"/>
      <text:h text:style-name="P130"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79">説明</text:p>
          </table:table-cell>
          <table:table-cell office:value-type="string">
            <text:p text:style-name="P63"/>
            <text:p text:style-name="P63">スタック情報を返します。</text:p>
          </table:table-cell>
        </table:table-row>
        <table:table-row>
          <table:table-cell office:value-type="string">
            <text:p text:style-name="P79">書式</text:p>
          </table:table-cell>
          <table:table-cell office:value-type="string">
            <text:p text:style-name="P63"/>
            <text:p text:style-name="P63">show-stack</text:p>
          </table:table-cell>
        </table:table-row>
        <table:table-row>
          <table:table-cell office:value-type="string">
            <text:p text:style-name="P79">詳細</text:p>
          </table:table-cell>
          <table:table-cell office:value-type="string">
            <text:p text:style-name="P63"/>
            <text:p text:style-name="P63">stack-traceを呼んだ時点のスタック情報を返します。</text:p>
          </table:table-cell>
        </table:table-row>
        <table:table-row>
          <table:table-cell office:value-type="string">
            <text:p text:style-name="P79">戻り値</text:p>
          </table:table-cell>
          <table:table-cell office:value-type="string">
            <text:p text:style-name="P63"/>
            <text:p text:style-name="P63">スタック情報のリスト。</text:p>
            <text:p text:style-name="P63">返されるリストの書式は以下の通りとなります:</text:p>
            <text:p text:style-name="P63">((stack_size . x) (cur_obj_stack . y) (cur_func_stack . z))</text:p>
            <text:p text:style-name="P63">x ... スタックサイズ </text:p>
            <text:p text:style-name="P63">y ... 現在のオブジェクトスタック消費数</text:p>
            <text:p text:style-name="P63">z ... 現在の関数スタック消費数</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how-stack</text:p>
          </table:table-cell>
        </table:table-row>
      </table:table>
      <text:h text:style-name="Heading_20_3" text:outline-level="3"/>
      <text:h text:style-name="P130"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79">説明</text:p>
          </table:table-cell>
          <table:table-cell office:value-type="string">
            <text:p text:style-name="P63"/>
            <text:p text:style-name="P63">関数が定義されたスクリプトのスクリプトIDを返します。</text:p>
          </table:table-cell>
        </table:table-row>
        <table:table-row>
          <table:table-cell office:value-type="string">
            <text:p text:style-name="P79">書式</text:p>
          </table:table-cell>
          <table:table-cell office:value-type="string">
            <text:p text:style-name="P63"/>
            <text:p text:style-name="P63">sid <text:span text:style-name="T17">func</text:span></text:p>
          </table:table-cell>
        </table:table-row>
        <table:table-row>
          <table:table-cell office:value-type="string">
            <text:p text:style-name="P79">詳細</text:p>
          </table:table-cell>
          <table:table-cell office:value-type="string">
            <text:p text:style-name="P63"/>
            <text:p text:style-name="P63"><text:span text:style-name="T17">func</text:span>で指定した関数が定義されているスクリプトを調べるために、関数のスクリプトIDを返します。</text:p>
          </table:table-cell>
        </table:table-row>
        <table:table-row>
          <table:table-cell office:value-type="string">
            <text:p text:style-name="P79">戻り値</text:p>
          </table:table-cell>
          <table:table-cell office:value-type="string">
            <text:p text:style-name="P63"/>
            <text:p text:style-name="P63">スクリプトIDを返します。<text:span text:style-name="T17">func</text:span>が存在しない場合、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id foo;</text:p>
          </table:table-cell>
        </table:table-row>
      </table:table>
      <text:h text:style-name="Heading_20_3" text:outline-level="3"/>
      <text:h text:style-name="P130"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79">説明</text:p>
          </table:table-cell>
          <table:table-cell office:value-type="string">
            <text:p text:style-name="P63"/>
            <text:p text:style-name="P63">プロセスをスリープします。</text:p>
          </table:table-cell>
        </table:table-row>
        <table:table-row>
          <table:table-cell office:value-type="string">
            <text:p text:style-name="P79">書式</text:p>
          </table:table-cell>
          <table:table-cell office:value-type="string">
            <text:p text:style-name="P63"/>
            <text:p text:style-name="P63">sleep <text:span text:style-name="T17">msecs</text:span></text:p>
          </table:table-cell>
        </table:table-row>
        <table:table-row>
          <table:table-cell office:value-type="string">
            <text:p text:style-name="P79">詳細</text:p>
          </table:table-cell>
          <table:table-cell office:value-type="string">
            <text:p text:style-name="P63"/>
            <text:p text:style-name="P63"><text:span text:style-name="T17">msecs</text:span>で指定したミリ秒時間、プロセスをスリープします。</text:p>
          </table:table-cell>
        </table:table-row>
        <table:table-row>
          <table:table-cell office:value-type="string">
            <text:p text:style-name="P79">戻り値</text:p>
          </table:table-cell>
          <table:table-cell office:value-type="string">
            <text:p text:style-name="P63"/>
            <text:p text:style-name="P63">t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leep 1000;<text:tab/># → sleep 1 sec</text:p>
          </table:table-cell>
        </table:table-row>
      </table:table>
      <text:h text:style-name="Heading_20_3" text:outline-level="3"/>
      <text:h text:style-name="P130"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79">説明</text:p>
          </table:table-cell>
          <table:table-cell office:value-type="string">
            <text:p text:style-name="P63"/>
            <text:p text:style-name="P63">スタックトレース情報を返します。</text:p>
          </table:table-cell>
        </table:table-row>
        <table:table-row>
          <table:table-cell office:value-type="string">
            <text:p text:style-name="P79">書式</text:p>
          </table:table-cell>
          <table:table-cell office:value-type="string">
            <text:p text:style-name="P63"/>
            <text:p text:style-name="P63">stack-trace</text:p>
          </table:table-cell>
        </table:table-row>
        <table:table-row>
          <table:table-cell office:value-type="string">
            <text:p text:style-name="P79">詳細</text:p>
          </table:table-cell>
          <table:table-cell office:value-type="string">
            <text:p text:style-name="P63"/>
            <text:p text:style-name="P63">stack-traceを呼んだ時点のスタックトレース情報を文字列データで返します。</text:p>
          </table:table-cell>
        </table:table-row>
        <table:table-row>
          <table:table-cell office:value-type="string">
            <text:p text:style-name="P79">戻り値</text:p>
          </table:table-cell>
          <table:table-cell office:value-type="string">
            <text:p text:style-name="P63"/>
            <text:p text:style-name="P63">文字列によるスタックトレース情報。</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tack-trace;</text:p>
          </table:table-cell>
        </table:table-row>
      </table:table>
      <text:h text:style-name="Heading_20_3" text:outline-level="3"/>
      <text:h text:style-name="P130"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79">説明</text:p>
          </table:table-cell>
          <table:table-cell office:value-type="string">
            <text:p text:style-name="P63"/>
            <text:p text:style-name="P63">文字列からシンボルを生成します。</text:p>
          </table:table-cell>
        </table:table-row>
        <table:table-row>
          <table:table-cell office:value-type="string">
            <text:p text:style-name="P79">書式</text:p>
          </table:table-cell>
          <table:table-cell office:value-type="string">
            <text:p text:style-name="P63"/>
            <text:p text:style-name="P63">symbol <text:span text:style-name="T17">str</text:span></text:p>
          </table:table-cell>
        </table:table-row>
        <table:table-row>
          <table:table-cell office:value-type="string">
            <text:p text:style-name="P79">詳細</text:p>
          </table:table-cell>
          <table:table-cell office:value-type="string">
            <text:p text:style-name="P63"/>
            <text:p text:style-name="P63">文字列<text:span text:style-name="T17">str</text:span>で指定したシンボルを生成します。動的にシンボル名を生成する際に使用します。</text:p>
          </table:table-cell>
        </table:table-row>
        <table:table-row>
          <table:table-cell office:value-type="string">
            <text:p text:style-name="P79">戻り値</text:p>
          </table:table-cell>
          <table:table-cell office:value-type="string">
            <text:p text:style-name="P63"/>
            <text:p text:style-name="P63">シンボル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i 0;</text:p>
            <text:p text:style-name="P69">set [symbol ["sym" . $i]] 1;</text:p>
            <text:p text:style-name="P69"><text:tab/># <text:span text:style-name="T22">→</text:span> same as: set sym0 1;</text:p>
          </table:table-cell>
        </table:table-row>
      </table:table>
      <text:h text:style-name="Heading_20_3" text:outline-level="3"/>
      <text:h text:style-name="P130"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79">説明</text:p>
          </table:table-cell>
          <table:table-cell office:value-type="string">
            <text:p text:style-name="P63"/>
            <text:p text:style-name="P63">例外を発生します。</text:p>
          </table:table-cell>
        </table:table-row>
        <table:table-row>
          <table:table-cell office:value-type="string">
            <text:p text:style-name="P79">書式</text:p>
          </table:table-cell>
          <table:table-cell office:value-type="string">
            <text:p text:style-name="P63"/>
            <text:p text:style-name="P63">throw <text:span text:style-name="T17">exp</text:span> [ <text:span text:style-name="T17">message <text:s/></text:span><text:span text:style-name="T21">]</text:span></text:p>
            <text:p text:style-name="P63">throw ( <text:span text:style-name="T17">exp</text:span> . [ <text:span text:style-name="T17">message </text:span><text:span text:style-name="T21">]</text:span> )</text:p>
          </table:table-cell>
        </table:table-row>
        <table:table-row>
          <table:table-cell office:value-type="string">
            <text:p text:style-name="P79">詳細</text:p>
          </table:table-cell>
          <table:table-cell office:value-type="string">
            <text:p text:style-name="P63"/>
            <text:p text:style-name="P63">例外<text:span text:style-name="T17">exp</text:span>を発生します。詳細メッセージとして<text:span text:style-name="T17">message</text:span>を指定します。</text:p>
            <text:p text:style-name="P63">2番目の書式は、tryコマンドで例外をキャッチした際にバインド変数で渡される例外をthrowする際に使用できます。</text:p>
          </table:table-cell>
        </table:table-row>
        <table:table-row>
          <table:table-cell office:value-type="string">
            <text:p text:style-name="P79">戻り値</text:p>
          </table:table-cell>
          <table:table-cell office:value-type="string">
            <text:p text:style-name="P63"/>
            <text:p text:style-name="P63">例外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try {</text:p>
            <text:p text:style-name="P69"><text:s text:c="4"/># do-something</text:p>
            <text:p text:style-name="P69">} catch: {| e |</text:p>
            <text:p text:style-name="P69"><text:s text:c="4"/>throw $e</text:p>
            <text:p text:style-name="P69">};</text:p>
          </table:table-cell>
        </table:table-row>
      </table:table>
      <text:h text:style-name="Heading_20_3" text:outline-level="3"/>
      <text:h text:style-name="P130"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79">説明</text:p>
          </table:table-cell>
          <table:table-cell office:value-type="string">
            <text:p text:style-name="P63"/>
            <text:p text:style-name="P63">ブロックを実行し、実行時間を計測します。</text:p>
          </table:table-cell>
        </table:table-row>
        <table:table-row>
          <table:table-cell office:value-type="string">
            <text:p text:style-name="P79">書式</text:p>
          </table:table-cell>
          <table:table-cell office:value-type="string">
            <text:p text:style-name="P63"/>
            <text:p text:style-name="P63">time { <text:span text:style-name="T17">block</text:span> <text:s/>}</text:p>
          </table:table-cell>
        </table:table-row>
        <table:table-row>
          <table:table-cell office:value-type="string">
            <text:p text:style-name="P79">詳細</text:p>
          </table:table-cell>
          <table:table-cell office:value-type="string">
            <text:p text:style-name="P63"/>
            <text:p text:style-name="P63"><text:span text:style-name="T17">block</text:span>を実行し、実行時間を出力します。</text:p>
          </table:table-cell>
        </table:table-row>
        <table:table-row>
          <table:table-cell office:value-type="string">
            <text:p text:style-name="P79">戻り値</text:p>
          </table:table-cell>
          <table:table-cell office:value-type="string">
            <text:p text:style-name="P63"/>
            <text:p text:style-name="P63"><text:span text:style-name="T17">block</text:span>の実行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time {tarai 12 6 0};</text:p>
          </table:table-cell>
        </table:table-row>
      </table:table>
      <text:h text:style-name="Heading_20_3" text:outline-level="3"/>
      <text:h text:style-name="P130"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79">説明</text:p>
          </table:table-cell>
          <table:table-cell office:value-type="string">
            <text:p text:style-name="P63"/>
            <text:p text:style-name="P63">スクリプトのトレースを出力します。</text:p>
          </table:table-cell>
        </table:table-row>
        <table:table-row>
          <table:table-cell office:value-type="string">
            <text:p text:style-name="P79">書式</text:p>
          </table:table-cell>
          <table:table-cell office:value-type="string">
            <text:p text:style-name="P63"/>
            <text:p text:style-name="P63">trace [ <text:span text:style-name="T17">level</text:span> <text:s/>]<text:tab/><text:tab/><text:tab/>… (書式1)</text:p>
            <text:p text:style-name="P63">trace [ out: <text:span text:style-name="T17">fd</text:span> <text:s/>] { <text:span text:style-name="T17">block</text:span> <text:s/>}<text:tab/><text:tab/>… (書式2)</text:p>
          </table:table-cell>
        </table:table-row>
        <table:table-row>
          <table:table-cell office:value-type="string">
            <text:p text:style-name="P79">詳細</text:p>
          </table:table-cell>
          <table:table-cell office:value-type="string">
            <text:p text:style-name="P63"/>
            <text:p text:style-name="P63">1番目の書式で、スクリプトのトレースを出力します。<text:span text:style-name="T17">level</text:span> に0を指定するとトレースを停止します。<text:span text:style-name="T17">level</text:span>が1以上でトレースを出力を開始します。<text:span text:style-name="T17">level</text:span>を省略すると、現在のトレースレベルを返します。</text:p>
            <text:p text:style-name="P63">2番目の書式では、指定した<text:span text:style-name="T17">block</text:span>のトレースを出力します。<text:span text:style-name="T17">fd</text:span>を指定することにより、指定のファイルへトレース結果を出力できます。</text:p>
          </table:table-cell>
        </table:table-row>
        <table:table-row>
          <table:table-cell office:value-type="string">
            <text:p text:style-name="P79">戻り値</text:p>
          </table:table-cell>
          <table:table-cell office:value-type="string">
            <text:p text:style-name="P63"/>
            <text:p text:style-name="P63">書式1の場合は、トレースレベルを返します。</text:p>
            <text:p text:style-name="P63">書式2の場合は、<text:span text:style-name="T17">block</text:span>の結果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trace 1;<text:tab/># 以降のスクリプトの実行をトレースする</text:p>
            <text:p text:style-name="P69">trace {do-something}; # do-something の実行をトレースする</text:p>
          </table:table-cell>
        </table:table-row>
      </table:table>
      <text:h text:style-name="Heading_20_3" text:outline-level="3"/>
      <text:h text:style-name="P130"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79">説明</text:p>
          </table:table-cell>
          <table:table-cell office:value-type="string">
            <text:p text:style-name="P63"/>
            <text:p text:style-name="P63">シグナルの処理方法を定義します。</text:p>
          </table:table-cell>
        </table:table-row>
        <table:table-row>
          <table:table-cell office:value-type="string">
            <text:p text:style-name="P79">書式</text:p>
          </table:table-cell>
          <table:table-cell office:value-type="string">
            <text:p text:style-name="P63"/>
            <text:p text:style-name="P63">trap <text:span text:style-name="T17">signal</text:span> <text:s/>[ { <text:span text:style-name="T17">block</text:span> <text:s/>} ]</text:p>
          </table:table-cell>
        </table:table-row>
        <table:table-row>
          <table:table-cell office:value-type="string">
            <text:p text:style-name="P79">詳細</text:p>
          </table:table-cell>
          <table:table-cell office:value-type="string">
            <text:p text:style-name="P63"/>
            <text:p text:style-name="P63">プロセスが<text:span text:style-name="T17">signal</text:span>を受信した際の動作を<text:span text:style-name="T17">block</text:span>として定義します。<text:span text:style-name="T17">block</text:span>が省略された場合は、現在の<text:span text:style-name="T17">block</text:span>を返します。未定義の場合はnilを返します。</text:p>
            <text:p text:style-name="P63"><text:span text:style-name="T17">signal</text:span>としては、以下を指定可能です:</text:p>
            <text:p text:style-name="P63">SIGHUP / SIGINT / SIGQUIT / SIGPIPE / SIGALRM / SIGTERM / SIGURG / SIGCHLD / SIGUSR1 / SIGUSR2</text:p>
            <text:p text:style-name="P63">スクリプト実行中にシグナルを受信した際は、現在実行中のスクリプトの実行が中断され、<text:span text:style-name="T17">block</text:span>が実行されます。その後、<text:span text:style-name="T17">block</text:span>の実行結果がそれまで実行していたスクリプトの実行結果となります。</text:p>
          </table:table-cell>
        </table:table-row>
        <table:table-row>
          <table:table-cell office:value-type="string">
            <text:p text:style-name="P79">戻り値</text:p>
          </table:table-cell>
          <table:table-cell office:value-type="string">
            <text:p text:style-name="P63"/>
            <text:p text:style-name="P63"><text:span text:style-name="T17">signal </text:span><text:span text:style-name="T21">に設定された</text:span><text:span text:style-name="T17">block</text:span>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C を押された際に ReceiveSignal 例外を throw する</text:p>
            <text:p text:style-name="P69">trap SIGINT {throw ReceiveSignal "Recieve SIGINT"};</text:p>
          </table:table-cell>
        </table:table-row>
      </table:table>
      <text:h text:style-name="Heading_20_3" text:outline-level="3"/>
      <text:h text:style-name="P130"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79">説明</text:p>
          </table:table-cell>
          <table:table-cell office:value-type="string">
            <text:p text:style-name="P63"/>
            <text:p text:style-name="P63">tを返します。</text:p>
          </table:table-cell>
        </table:table-row>
        <table:table-row>
          <table:table-cell office:value-type="string">
            <text:p text:style-name="P79">書式</text:p>
          </table:table-cell>
          <table:table-cell office:value-type="string">
            <text:p text:style-name="P63"/>
            <text:p text:style-name="P63">true</text:p>
          </table:table-cell>
        </table:table-row>
        <table:table-row>
          <table:table-cell office:value-type="string">
            <text:p text:style-name="P79">詳細</text:p>
          </table:table-cell>
          <table:table-cell office:value-type="string">
            <text:p text:style-name="P63"/>
            <text:p text:style-name="P63">tを返します。</text:p>
          </table:table-cell>
        </table:table-row>
        <table:table-row>
          <table:table-cell office:value-type="string">
            <text:p text:style-name="P79">戻り値</text:p>
          </table:table-cell>
          <table:table-cell office:value-type="string">
            <text:p text:style-name="P63"/>
            <text:p text:style-name="P63">常にtを返します。</text:p>
          </table:table-cell>
        </table:table-row>
        <table:table-row>
          <table:table-cell office:value-type="string">
            <text:p text:style-name="P79">例外</text:p>
          </table:table-cell>
          <table:table-cell office:value-type="string">
            <text:p text:style-name="P63"/>
            <text:p text:style-name="P63">ありません。</text:p>
          </table:table-cell>
        </table:table-row>
        <table:table-row>
          <table:table-cell office:value-type="string">
            <text:p text:style-name="P79">使用例</text:p>
          </table:table-cell>
          <table:table-cell office:value-type="string">
            <text:p text:style-name="P69"/>
            <text:p text:style-name="P69">true;</text:p>
          </table:table-cell>
        </table:table-row>
      </table:table>
      <text:h text:style-name="Heading_20_3" text:outline-level="3"/>
      <text:h text:style-name="P130"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79">説明</text:p>
          </table:table-cell>
          <table:table-cell office:value-type="string">
            <text:p text:style-name="P63"/>
            <text:p text:style-name="P63">例外を補足します。</text:p>
          </table:table-cell>
        </table:table-row>
        <table:table-row>
          <table:table-cell office:value-type="string">
            <text:p text:style-name="P79">書式</text:p>
          </table:table-cell>
          <table:table-cell office:value-type="string">
            <text:p text:style-name="P63"/>
            <text:p text:style-name="P63">try { <text:span text:style-name="T17">body</text:span> <text:s/>} [ catch: { | <text:span text:style-name="T17">exp</text:span> | <text:span text:style-name="T17">catch-body</text:span> } ] [ fin: { f<text:span text:style-name="T17">in-body</text:span> } ]</text:p>
          </table:table-cell>
        </table:table-row>
        <table:table-row>
          <table:table-cell office:value-type="string">
            <text:p text:style-name="P79">詳細</text:p>
          </table:table-cell>
          <table:table-cell office:value-type="string">
            <text:p text:style-name="P63"/>
            <text:p text:style-name="P63"><text:span text:style-name="T17">body</text:span>を実行し、例外が補足された場合、<text:span text:style-name="T17">catch-body</text:span>を実行します。<text:span text:style-name="T17">fin-body</text:span>は、定義されている場合には、tryコマンドの終了時の最後に必ず実行されます。</text:p>
            <text:p text:style-name="P63">catch: ブロックに<text:span text:style-name="T17">exp</text:span>を定義した場合は、<text:span text:style-name="T17">catch-body</text:span>内にて発生した例外を参照できます。</text:p>
            <text:p text:style-name="P63"><text:span text:style-name="T17">body</text:span>および<text:span text:style-name="T17">catch-body</text:span>内では、制御コマンドとしてretryが使用可能で、retryコマンドが実行された場合には<text:span text:style-name="T17">body</text:span>を再実行します。</text:p>
            <text:p text:style-name="P63"><text:span text:style-name="T17">catch-body</text:span>内でさらに例外が発生した場合は、その例外が呼び出し元に伝播します。</text:p>
            <text:p text:style-name="P63">catch: ブロックが定義されていない場合は、<text:span text:style-name="T17">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79">戻り値</text:p>
          </table:table-cell>
          <table:table-cell office:value-type="string">
            <text:p text:style-name="P63"/>
            <text:p text:style-name="P63"><text:span text:style-name="T17">body</text:span>もしくは<text:span text:style-name="T17">catch-body</text:span>の結果のうち、最後に実行された値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f [new File];</text:p>
            <text:p text:style-name="P69">try {</text:p>
            <text:p text:style-name="P69"><text:s text:c="2"/>$f open "foo.txt";</text:p>
            <text:p text:style-name="P69">}</text:p>
            <text:p text:style-name="P69">catch: {| e | </text:p>
            <text:p text:style-name="P69"><text:s text:c="2"/>throw $e;</text:p>
            <text:p text:style-name="P69">}</text:p>
            <text:p text:style-name="P69">fin: {</text:p>
            <text:p text:style-name="P69"><text:s text:c="2"/>$f close;</text:p>
            <text:p text:style-name="P69">};</text:p>
          </table:table-cell>
        </table:table-row>
      </table:table>
      <text:h text:style-name="Heading_20_3" text:outline-level="3"/>
      <text:h text:style-name="P130"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79">説明</text:p>
          </table:table-cell>
          <table:table-cell office:value-type="string">
            <text:p text:style-name="P63"/>
            <text:p text:style-name="P63">オブジェクトの型名シンボルを返します。</text:p>
          </table:table-cell>
        </table:table-row>
        <table:table-row>
          <table:table-cell office:value-type="string">
            <text:p text:style-name="P79">書式</text:p>
          </table:table-cell>
          <table:table-cell office:value-type="string">
            <text:p text:style-name="P63"/>
            <text:p text:style-name="P63">type? <text:span text:style-name="T17">val</text:span></text:p>
          </table:table-cell>
        </table:table-row>
        <table:table-row>
          <table:table-cell office:value-type="string">
            <text:p text:style-name="P79">詳細</text:p>
          </table:table-cell>
          <table:table-cell office:value-type="string">
            <text:p text:style-name="P63"/>
            <text:p text:style-name="P63"><text:span text:style-name="T17">val</text:span>の型名シンボルを返します。</text:p>
            <text:p text:style-name="P63">型名シンボルには次のものがあります:</text:p>
            <text:p text:style-name="P63">NIL / SYMBOL / LIST / INTEGER / REAL / STRING / NATIVE / OBJECT / CLOSURE / FUNC / RQUOTE / BIND / DICT / VECTOR</text:p>
          </table:table-cell>
        </table:table-row>
        <table:table-row>
          <table:table-cell office:value-type="string">
            <text:p text:style-name="P79">戻り値</text:p>
          </table:table-cell>
          <table:table-cell office:value-type="string">
            <text:p text:style-name="P63"/>
            <text:p text:style-name="P63">型名シンボル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case [type? $o]</text:p>
            <text:p text:style-name="P69">INTEGER {# do-something }</text:p>
            <text:p text:style-name="P69">REAL <text:s text:c="3"/>{# do-something }</text:p>
            <text:p text:style-name="P69">OBJECT <text:s/>{# do-something }</text:p>
            <text:p text:style-name="P69">* <text:s text:c="6"/>{# do-otherwise };</text:p>
          </table:table-cell>
        </table:table-row>
      </table:table>
      <text:h text:style-name="Heading_20_3" text:outline-level="3"/>
      <text:h text:style-name="P130"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79">説明</text:p>
          </table:table-cell>
          <table:table-cell office:value-type="string">
            <text:p text:style-name="P63"/>
            <text:p text:style-name="P63">コマンド未定義時のオートロードドライバです。</text:p>
          </table:table-cell>
        </table:table-row>
        <table:table-row>
          <table:table-cell office:value-type="string">
            <text:p text:style-name="P79">書式</text:p>
          </table:table-cell>
          <table:table-cell office:value-type="string">
            <text:p text:style-name="P63"/>
            <text:p text:style-name="P63">unknown <text:span text:style-name="T17">func</text:span> [ <text:span text:style-name="T17">args</text:span> ... ]</text:p>
          </table:table-cell>
        </table:table-row>
        <table:table-row>
          <table:table-cell office:value-type="string">
            <text:p text:style-name="P79">詳細</text:p>
          </table:table-cell>
          <table:table-cell office:value-type="string">
            <text:p text:style-name="P63"/>
            <text:p text:style-name="P63">コマンド呼び出しにおいて、<text:span text:style-name="T17">func</text:span>が未定義の際に上記の書式によりunknownが呼び出されます。</text:p>
            <text:p text:style-name="P63">unknownが呼び出された際には、グローバル変数LIB_PATHのパス順に<text:span text:style-name="T17">func</text:span>が定義されているファイルを順次ロードし、<text:span text:style-name="T17">func</text:span>を実行します。</text:p>
          </table:table-cell>
        </table:table-row>
        <table:table-row>
          <table:table-cell office:value-type="string">
            <text:p text:style-name="P79">戻り値</text:p>
          </table:table-cell>
          <table:table-cell office:value-type="string">
            <text:p text:style-name="P63"/>
            <text:p text:style-name="P63"><text:span text:style-name="T17">func</text:span>の戻り値になります。</text:p>
          </table:table-cell>
        </table:table-row>
        <table:table-row>
          <table:table-cell office:value-type="string">
            <text:p text:style-name="P79">例外</text:p>
          </table:table-cell>
          <table:table-cell office:value-type="string">
            <text:p text:style-name="P63"/>
            <text:p text:style-name="P63"><text:span text:style-name="T17">func</text:span>の戻り値になります。</text:p>
          </table:table-cell>
        </table:table-row>
        <table:table-row>
          <table:table-cell office:value-type="string">
            <text:p text:style-name="P79">使用例</text:p>
          </table:table-cell>
          <table:table-cell office:value-type="string">
            <text:p text:style-name="P69"/>
            <text:p text:style-name="P69">ユーザスクリプトより呼び出すことはありません。</text:p>
          </table:table-cell>
        </table:table-row>
      </table:table>
      <text:h text:style-name="Heading_20_3" text:outline-level="3"/>
      <text:h text:style-name="P130"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79">説明</text:p>
          </table:table-cell>
          <table:table-cell office:value-type="string">
            <text:p text:style-name="P63"/>
            <text:p text:style-name="P63">ローカル変数を未定義とします。</text:p>
          </table:table-cell>
        </table:table-row>
        <table:table-row>
          <table:table-cell office:value-type="string">
            <text:p text:style-name="P79">書式</text:p>
          </table:table-cell>
          <table:table-cell office:value-type="string">
            <text:p text:style-name="P63"/>
            <text:p text:style-name="P63">unset <text:span text:style-name="T17">var</text:span></text:p>
          </table:table-cell>
        </table:table-row>
        <table:table-row>
          <table:table-cell office:value-type="string">
            <text:p text:style-name="P79">詳細</text:p>
          </table:table-cell>
          <table:table-cell office:value-type="string">
            <text:p text:style-name="P63"/>
            <text:p text:style-name="P63">ローカル変数<text:span text:style-name="T17">var</text:span>を未定義とします。</text:p>
          </table:table-cell>
        </table:table-row>
        <table:table-row>
          <table:table-cell office:value-type="string">
            <text:p text:style-name="P79">戻り値</text:p>
          </table:table-cell>
          <table:table-cell office:value-type="string">
            <text:p text:style-name="P63"/>
            <text:p text:style-name="P63"><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unset foo;</text:p>
          </table:table-cell>
        </table:table-row>
      </table:table>
      <text:h text:style-name="Heading_20_3" text:outline-level="3"/>
      <text:h text:style-name="P130"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79">説明</text:p>
          </table:table-cell>
          <table:table-cell office:value-type="string">
            <text:p text:style-name="P63"/>
            <text:p text:style-name="P63">インスタンス変数を未定義とします。</text:p>
          </table:table-cell>
        </table:table-row>
        <table:table-row>
          <table:table-cell office:value-type="string">
            <text:p text:style-name="P79">書式</text:p>
          </table:table-cell>
          <table:table-cell office:value-type="string">
            <text:p text:style-name="P63"/>
            <text:p text:style-name="P63">unsets <text:span text:style-name="T17">var</text:span></text:p>
          </table:table-cell>
        </table:table-row>
        <table:table-row>
          <table:table-cell office:value-type="string">
            <text:p text:style-name="P79">詳細</text:p>
          </table:table-cell>
          <table:table-cell office:value-type="string">
            <text:p text:style-name="P63"/>
            <text:p text:style-name="P63">インスタンス変数<text:span text:style-name="T17">var</text:span>を未定義とします。</text:p>
          </table:table-cell>
        </table:table-row>
        <table:table-row>
          <table:table-cell office:value-type="string">
            <text:p text:style-name="P79">戻り値</text:p>
          </table:table-cell>
          <table:table-cell office:value-type="string">
            <text:p text:style-name="P63"/>
            <text:p text:style-name="P63"><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unsets foo;</text:p>
          </table:table-cell>
        </table:table-row>
      </table:table>
      <text:h text:style-name="P134"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82">説明</text:p>
          </table:table-cell>
          <table:table-cell office:value-type="string">
            <text:p text:style-name="P67"/>
            <text:p text:style-name="P67">配列型データを新規に生成します。</text:p>
          </table:table-cell>
        </table:table-row>
        <table:table-row>
          <table:table-cell office:value-type="string">
            <text:p text:style-name="P82">書式</text:p>
          </table:table-cell>
          <table:table-cell office:value-type="string">
            <text:p text:style-name="P67"/>
            <text:p text:style-name="P67">vector [ <text:span text:style-name="T17">var </text:span><text:span text:style-name="T21">]</text:span></text:p>
          </table:table-cell>
        </table:table-row>
        <table:table-row>
          <table:table-cell office:value-type="string">
            <text:p text:style-name="P82">詳細</text:p>
          </table:table-cell>
          <table:table-cell office:value-type="string">
            <text:p text:style-name="P67"/>
            <text:p text:style-name="P67">配列型データを生成します。<text:span text:style-name="T17">var</text:span>が指定された場合は<text:span text:style-name="T17">var</text:span>の内容で配列が初期設定されます。</text:p>
          </table:table-cell>
        </table:table-row>
        <table:table-row>
          <table:table-cell office:value-type="string">
            <text:p text:style-name="P82">戻り値</text:p>
          </table:table-cell>
          <table:table-cell office:value-type="string">
            <text:p text:style-name="P67"/>
            <text:p text:style-name="P67">配列型データを返します。</text:p>
          </table:table-cell>
        </table:table-row>
        <table:table-row>
          <table:table-cell office:value-type="string">
            <text:p text:style-name="P82">例外</text:p>
          </table:table-cell>
          <table:table-cell office:value-type="string">
            <text:p text:style-name="P67"/>
            <text:p text:style-name="P67">ErrSyntax: 書式に誤りがあります。</text:p>
          </table:table-cell>
        </table:table-row>
        <table:table-row>
          <table:table-cell office:value-type="string">
            <text:p text:style-name="P82">使用例</text:p>
          </table:table-cell>
          <table:table-cell office:value-type="string">
            <text:p text:style-name="P73"/>
            <text:p text:style-name="P73"/>
          </table:table-cell>
        </table:table-row>
      </table:table>
      <text:h text:style-name="P134"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82">説明</text:p>
          </table:table-cell>
          <table:table-cell office:value-type="string">
            <text:p text:style-name="P67"/>
            <text:p text:style-name="P67">配列型データであれば真を返します。</text:p>
          </table:table-cell>
        </table:table-row>
        <table:table-row>
          <table:table-cell office:value-type="string">
            <text:p text:style-name="P82">書式</text:p>
          </table:table-cell>
          <table:table-cell office:value-type="string">
            <text:p text:style-name="P67"/>
            <text:p text:style-name="P67">vector? <text:s/><text:span text:style-name="T17">var </text:span></text:p>
          </table:table-cell>
        </table:table-row>
        <table:table-row>
          <table:table-cell office:value-type="string">
            <text:p text:style-name="P82">詳細</text:p>
          </table:table-cell>
          <table:table-cell office:value-type="string">
            <text:p text:style-name="P67"/>
            <text:p text:style-name="P67"><text:span text:style-name="T17">var</text:span>が配列型データであれば真を返します。</text:p>
          </table:table-cell>
        </table:table-row>
        <table:table-row>
          <table:table-cell office:value-type="string">
            <text:p text:style-name="P82">戻り値</text:p>
          </table:table-cell>
          <table:table-cell office:value-type="string">
            <text:p text:style-name="P67"/>
            <text:p text:style-name="P67"><text:span text:style-name="T17">var</text:span>が配列型データであれば真を返します。</text:p>
          </table:table-cell>
        </table:table-row>
        <table:table-row>
          <table:table-cell office:value-type="string">
            <text:p text:style-name="P82">例外</text:p>
          </table:table-cell>
          <table:table-cell office:value-type="string">
            <text:p text:style-name="P67"/>
            <text:p text:style-name="P67">ErrSyntax: 書式に誤りがあります。</text:p>
          </table:table-cell>
        </table:table-row>
        <table:table-row>
          <table:table-cell office:value-type="string">
            <text:p text:style-name="P82">使用例</text:p>
          </table:table-cell>
          <table:table-cell office:value-type="string">
            <text:p text:style-name="P73"/>
            <text:p text:style-name="P73"/>
          </table:table-cell>
        </table:table-row>
      </table:table>
      <text:h text:style-name="P128" text:outline-level="3"/>
      <text:h text:style-name="P130"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79">説明</text:p>
          </table:table-cell>
          <table:table-cell office:value-type="string">
            <text:p text:style-name="P63"/>
            <text:p text:style-name="P63">繰り返し処理を行います。</text:p>
          </table:table-cell>
        </table:table-row>
        <table:table-row>
          <table:table-cell office:value-type="string">
            <text:p text:style-name="P79">書式</text:p>
          </table:table-cell>
          <table:table-cell office:value-type="string">
            <text:p text:style-name="P63"/>
            <text:p text:style-name="P63">while { <text:span text:style-name="T17">cond-block</text:span> } do: { <text:span text:style-name="T17">block</text:span> }</text:p>
          </table:table-cell>
        </table:table-row>
        <table:table-row>
          <table:table-cell office:value-type="string">
            <text:p text:style-name="P79">詳細</text:p>
          </table:table-cell>
          <table:table-cell office:value-type="string">
            <text:p text:style-name="P63"/>
            <text:p text:style-name="P63"><text:span text:style-name="T17">cond-block</text:span>の評価結果が非nilの間、<text:span text:style-name="T17">block</text:span>を繰り返し実行します。</text:p>
            <text:p text:style-name="P63"><text:span text:style-name="T17">block</text:span>の中では、以下の制御コマンドが使用できます:</text:p>
            <text:p text:style-name="P63">break / continue / redo / retry</text:p>
          </table:table-cell>
        </table:table-row>
        <table:table-row>
          <table:table-cell office:value-type="string">
            <text:p text:style-name="P79">戻り値</text:p>
          </table:table-cell>
          <table:table-cell office:value-type="string">
            <text:p text:style-name="P63"/>
            <text:p text:style-name="P63"><text:span text:style-name="T17">block</text:span>の最後の実行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i 0;</text:p>
            <text:p text:style-name="P69">while {$i &lt; 10} do: {</text:p>
            <text:p text:style-name="P69"><text:s text:c="2"/># do-something</text:p>
            <text:p text:style-name="P69"><text:s text:c="2"/>$i ++;</text:p>
            <text:p text:style-name="P69">};</text:p>
          </table:table-cell>
        </table:table-row>
      </table:table>
      <text:h text:style-name="Heading_20_3" text:outline-level="3"/>
      <text:h text:style-name="P130"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79">説明</text:p>
          </table:table-cell>
          <table:table-cell office:value-type="string">
            <text:p text:style-name="P63"/>
            <text:p text:style-name="P63">イテレータブロックを実行します。</text:p>
          </table:table-cell>
        </table:table-row>
        <table:table-row>
          <table:table-cell office:value-type="string">
            <text:p text:style-name="P79">書式</text:p>
          </table:table-cell>
          <table:table-cell office:value-type="string">
            <text:p text:style-name="P63"/>
            <text:p text:style-name="P63">yield { | <text:span text:style-name="T17">var</text:span> | <text:span text:style-name="T17">block</text:span> <text:s/>} [ <text:span text:style-name="T17">arg</text:span> ... ]</text:p>
          </table:table-cell>
        </table:table-row>
        <table:table-row>
          <table:table-cell office:value-type="string">
            <text:p text:style-name="P79">詳細</text:p>
          </table:table-cell>
          <table:table-cell office:value-type="string">
            <text:p text:style-name="P63"/>
            <text:p text:style-name="P63"><text:span text:style-name="T17">block</text:span>をイテレータブロックとして実行します。その際<text:span text:style-name="T17">arg</text:span>をバインドリストとして渡します。</text:p>
          </table:table-cell>
        </table:table-row>
        <table:table-row>
          <table:table-cell office:value-type="string">
            <text:p text:style-name="P79">戻り値</text:p>
          </table:table-cell>
          <table:table-cell office:value-type="string">
            <text:p text:style-name="P63"/>
            <text:p text:style-name="P63"><text:span text:style-name="T17">block</text:span>の実行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defun foo-loop (body times) {</text:p>
            <text:p text:style-name="P69"><text:s text:c="2"/>set i 0;</text:p>
            <text:p text:style-name="P69"><text:s text:c="2"/>while {$i &lt; $times} do: {</text:p>
            <text:p text:style-name="P69"><text:s text:c="4"/>yield $body $i;</text:p>
            <text:p text:style-name="P69"><text:s text:c="4"/>$i ++;</text:p>
            <text:p text:style-name="P69"><text:s text:c="2"/>};</text:p>
            <text:p text:style-name="P69">};</text:p>
            <text:p text:style-name="P69">foo-loop {| i | println $i} 10;</text:p>
          </table:table-cell>
        </table:table-row>
      </table:table>
      <text:h text:style-name="Heading_20_3" text:outline-level="3"/>
      <text:p text:style-name="P7"/>
      <text:p text:style-name="P7"/>
      <text:p text:style-name="P7"/>
      <text:p text:style-name="P29"/>
      <text:h text:style-name="P116"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79">説明</text:p>
          </table:table-cell>
          <table:table-cell office:value-type="string">
            <text:p text:style-name="P63"/>
            <text:p text:style-name="P63">Blockを実行し、結果をファイルへ出力します。</text:p>
          </table:table-cell>
        </table:table-row>
        <table:table-row>
          <table:table-cell office:value-type="string">
            <text:p text:style-name="P79">書式</text:p>
          </table:table-cell>
          <table:table-cell office:value-type="string">
            <text:p text:style-name="P63"/>
            <text:p text:style-name="P63">Block &gt;&gt; ”<text:span text:style-name="T17">file-name</text:span>”</text:p>
          </table:table-cell>
        </table:table-row>
        <table:table-row>
          <table:table-cell office:value-type="string">
            <text:p text:style-name="P79">詳細</text:p>
          </table:table-cell>
          <table:table-cell office:value-type="string">
            <text:p text:style-name="P63"/>
            <text:p text:style-name="P63">Blockを評価、実行し、スクリプト中での標準出力を<text:span text:style-name="T17">file-name</text:span>ファイルへ出力します。</text:p>
          </table:table-cell>
        </table:table-row>
        <table:table-row>
          <table:table-cell office:value-type="string">
            <text:p text:style-name="P79">戻り値</text:p>
          </table:table-cell>
          <table:table-cell office:value-type="string">
            <text:p text:style-name="P63"/>
            <text:p text:style-name="P63">スクリプトの実行結果を値として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79">説明</text:p>
          </table:table-cell>
          <table:table-cell office:value-type="string">
            <text:p text:style-name="P63"/>
            <text:p text:style-name="P63">ファイルから入力を行いBlockを実行します。</text:p>
          </table:table-cell>
        </table:table-row>
        <table:table-row>
          <table:table-cell office:value-type="string">
            <text:p text:style-name="P79">書式</text:p>
          </table:table-cell>
          <table:table-cell office:value-type="string">
            <text:p text:style-name="P63"/>
            <text:p text:style-name="P63">Block &lt;&lt; ”<text:span text:style-name="T17">file-name</text:span>”</text:p>
          </table:table-cell>
        </table:table-row>
        <table:table-row>
          <table:table-cell office:value-type="string">
            <text:p text:style-name="P79">詳細</text:p>
          </table:table-cell>
          <table:table-cell office:value-type="string">
            <text:p text:style-name="P63"/>
            <text:p text:style-name="P63">Blockを評価、実行します。スクリプト中での標準入力は<text:span text:style-name="T17">file-name</text:span>から行います。</text:p>
          </table:table-cell>
        </table:table-row>
        <table:table-row>
          <table:table-cell office:value-type="string">
            <text:p text:style-name="P79">戻り値</text:p>
          </table:table-cell>
          <table:table-cell office:value-type="string">
            <text:p text:style-name="P63"/>
            <text:p text:style-name="P63">スクリプトの実行結果を値として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79">説明</text:p>
          </table:table-cell>
          <table:table-cell office:value-type="string">
            <text:p text:style-name="P63"/>
            <text:p text:style-name="P63">ブロックを評価します。</text:p>
          </table:table-cell>
        </table:table-row>
        <table:table-row>
          <table:table-cell office:value-type="string">
            <text:p text:style-name="P79">書式</text:p>
          </table:table-cell>
          <table:table-cell office:value-type="string">
            <text:p text:style-name="P63"/>
            <text:p text:style-name="P63">Block eval</text:p>
          </table:table-cell>
        </table:table-row>
        <table:table-row>
          <table:table-cell office:value-type="string">
            <text:p text:style-name="P79">詳細</text:p>
          </table:table-cell>
          <table:table-cell office:value-type="string">
            <text:p text:style-name="P63"/>
            <text:p text:style-name="P63">Blockを評価します。Blockの評価はBlockが作られた環境で実行されます。すなわち、クロージャとして評価が行われます。</text:p>
          </table:table-cell>
        </table:table-row>
        <table:table-row>
          <table:table-cell office:value-type="string">
            <text:p text:style-name="P79">戻り値</text:p>
          </table:table-cell>
          <table:table-cell office:value-type="string">
            <text:p text:style-name="P63"/>
            <text:p text:style-name="P63">Blockの実行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P124" text:outline-level="3"/>
      <text:h text:style-name="P137"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83">説明</text:p>
          </table:table-cell>
          <table:table-cell office:value-type="string">
            <text:p text:style-name="P68"/>
            <text:p text:style-name="P68">dictオブジェクトのイテレータです。</text:p>
          </table:table-cell>
        </table:table-row>
        <table:table-row>
          <table:table-cell office:value-type="string">
            <text:p text:style-name="P83">書式</text:p>
          </table:table-cell>
          <table:table-cell office:value-type="string">
            <text:p text:style-name="P68"/>
            <text:p text:style-name="P68">dict each do: { | <text:span text:style-name="T17">key</text:span> <text:span text:style-name="T17">value</text:span> | <text:span text:style-name="T17">block</text:span> }</text:p>
          </table:table-cell>
        </table:table-row>
        <table:table-row>
          <table:table-cell office:value-type="string">
            <text:p text:style-name="P83">詳細</text:p>
          </table:table-cell>
          <table:table-cell office:value-type="string">
            <text:p text:style-name="P68"/>
            <text:p text:style-name="P68">dictオブジェクトのイテレータです。dictに保存されているデータに対してdo: ブロックが実行されます。<text:span text:style-name="T17">block</text:span>が実行される際、ハッシュのキー値として<text:span text:style-name="T17">key</text:span>が、値として<text:span text:style-name="T17">value</text:span>が渡されます。</text:p>
          </table:table-cell>
        </table:table-row>
        <table:table-row>
          <table:table-cell office:value-type="string">
            <text:p text:style-name="P83">戻り値</text:p>
          </table:table-cell>
          <table:table-cell office:value-type="string">
            <text:p text:style-name="P68"/>
            <text:p text:style-name="P68">最後に実行されたblockの戻り値が返ります。</text:p>
          </table:table-cell>
        </table:table-row>
        <table:table-row>
          <table:table-cell office:value-type="string">
            <text:p text:style-name="P83">例外</text:p>
          </table:table-cell>
          <table:table-cell office:value-type="string">
            <text:p text:style-name="P68"/>
            <text:p text:style-name="P68"/>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83">説明</text:p>
          </table:table-cell>
          <table:table-cell office:value-type="string">
            <text:p text:style-name="P68"/>
            <text:p text:style-name="P68">dictオブジェクトから、キーを指定して値を取得します。</text:p>
          </table:table-cell>
        </table:table-row>
        <table:table-row>
          <table:table-cell office:value-type="string">
            <text:p text:style-name="P83">書式</text:p>
          </table:table-cell>
          <table:table-cell office:value-type="string">
            <text:p text:style-name="P68"/>
            <text:p text:style-name="P68">dict get <text:span text:style-name="T17">key</text:span></text:p>
          </table:table-cell>
        </table:table-row>
        <table:table-row>
          <table:table-cell office:value-type="string">
            <text:p text:style-name="P83">詳細</text:p>
          </table:table-cell>
          <table:table-cell office:value-type="string">
            <text:p text:style-name="P68"/>
            <text:p text:style-name="P68">dictオブジェクトから、<text:span text:style-name="T17">key</text:span>を指定して値を取得します。<text:span text:style-name="T17">key</text:span>が設定されていない場合はnilを返します。<text:span text:style-name="T17">key</text:span>は常に文字列に変換されます。</text:p>
          </table:table-cell>
        </table:table-row>
        <table:table-row>
          <table:table-cell office:value-type="string">
            <text:p text:style-name="P83">戻り値</text:p>
          </table:table-cell>
          <table:table-cell office:value-type="string">
            <text:p text:style-name="P68"/>
            <text:p text:style-name="P68">keyに対応する値を返します。対応する値が設定されていない場合はnil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83">説明</text:p>
          </table:table-cell>
          <table:table-cell office:value-type="string">
            <text:p text:style-name="P68"/>
            <text:p text:style-name="P68">dictオブジェクトのキー値のリストを返します。</text:p>
          </table:table-cell>
        </table:table-row>
        <table:table-row>
          <table:table-cell office:value-type="string">
            <text:p text:style-name="P83">書式</text:p>
          </table:table-cell>
          <table:table-cell office:value-type="string">
            <text:p text:style-name="P68"/>
            <text:p text:style-name="P68">dict keys</text:p>
          </table:table-cell>
        </table:table-row>
        <table:table-row>
          <table:table-cell office:value-type="string">
            <text:p text:style-name="P83">詳細</text:p>
          </table:table-cell>
          <table:table-cell office:value-type="string">
            <text:p text:style-name="P68"/>
            <text:p text:style-name="P68">dictオブジェクトの全てのキー値をリストとして返します。</text:p>
          </table:table-cell>
        </table:table-row>
        <table:table-row>
          <table:table-cell office:value-type="string">
            <text:p text:style-name="P83">戻り値</text:p>
          </table:table-cell>
          <table:table-cell office:value-type="string">
            <text:p text:style-name="P68"/>
            <text:p text:style-name="P68">dictオブジェクトのキー値のリスト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83">説明</text:p>
          </table:table-cell>
          <table:table-cell office:value-type="string">
            <text:p text:style-name="P68"/>
            <text:p text:style-name="P68">dictオブジェクトの要素数を返します。</text:p>
          </table:table-cell>
        </table:table-row>
        <table:table-row>
          <table:table-cell office:value-type="string">
            <text:p text:style-name="P83">書式</text:p>
          </table:table-cell>
          <table:table-cell office:value-type="string">
            <text:p text:style-name="P68"/>
            <text:p text:style-name="P68">dict len</text:p>
          </table:table-cell>
        </table:table-row>
        <table:table-row>
          <table:table-cell office:value-type="string">
            <text:p text:style-name="P83">詳細</text:p>
          </table:table-cell>
          <table:table-cell office:value-type="string">
            <text:p text:style-name="P68"/>
            <text:p text:style-name="P68">dictオブジェクトに格納されている要素の数を返します。</text:p>
          </table:table-cell>
        </table:table-row>
        <table:table-row>
          <table:table-cell office:value-type="string">
            <text:p text:style-name="P83">戻り値</text:p>
          </table:table-cell>
          <table:table-cell office:value-type="string">
            <text:p text:style-name="P68"/>
            <text:p text:style-name="P68">dictオブジェクトに格納されている要素の数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83">説明</text:p>
          </table:table-cell>
          <table:table-cell office:value-type="string">
            <text:p text:style-name="P68"/>
            <text:p text:style-name="P68">dictオブジェクトに格納されたキー値、値のドット対をリストで返します。</text:p>
          </table:table-cell>
        </table:table-row>
        <table:table-row>
          <table:table-cell office:value-type="string">
            <text:p text:style-name="P83">書式</text:p>
          </table:table-cell>
          <table:table-cell office:value-type="string">
            <text:p text:style-name="P68"/>
            <text:p text:style-name="P68">dict pairs</text:p>
          </table:table-cell>
        </table:table-row>
        <table:table-row>
          <table:table-cell office:value-type="string">
            <text:p text:style-name="P83">詳細</text:p>
          </table:table-cell>
          <table:table-cell office:value-type="string">
            <text:p text:style-name="P68"/>
            <text:p text:style-name="P68">dictオブジェクトに格納されたキー値、値のドット対を作成し、その全要素をリストとして返します。</text:p>
          </table:table-cell>
        </table:table-row>
        <table:table-row>
          <table:table-cell office:value-type="string">
            <text:p text:style-name="P83">戻り値</text:p>
          </table:table-cell>
          <table:table-cell office:value-type="string">
            <text:p text:style-name="P68"/>
            <text:p text:style-name="P68">dictオブジェクトの全要素のキー値、値のドット対がリストで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83">説明</text:p>
          </table:table-cell>
          <table:table-cell office:value-type="string">
            <text:p text:style-name="P68"/>
            <text:p text:style-name="P68">dictオブジェクトに、キーを指定して値を設定します。</text:p>
          </table:table-cell>
        </table:table-row>
        <table:table-row>
          <table:table-cell office:value-type="string">
            <text:p text:style-name="P83">書式</text:p>
          </table:table-cell>
          <table:table-cell office:value-type="string">
            <text:p text:style-name="P68"/>
            <text:p text:style-name="P68">dict set <text:span text:style-name="T17">key value</text:span></text:p>
          </table:table-cell>
        </table:table-row>
        <table:table-row>
          <table:table-cell office:value-type="string">
            <text:p text:style-name="P83">詳細</text:p>
          </table:table-cell>
          <table:table-cell office:value-type="string">
            <text:p text:style-name="P68"/>
            <text:p text:style-name="P68">dictオブジェクトに、<text:span text:style-name="T17">key</text:span>を指定して値<text:span text:style-name="T17">value</text:span>を設定します。すでに<text:span text:style-name="T17">key</text:span>が存在する場合は<text:span text:style-name="T17">value</text:span>で上書きされます。<text:span text:style-name="T17">key</text:span>値は常に文字列に変換されます。</text:p>
          </table:table-cell>
        </table:table-row>
        <table:table-row>
          <table:table-cell office:value-type="string">
            <text:p text:style-name="P83">戻り値</text:p>
          </table:table-cell>
          <table:table-cell office:value-type="string">
            <text:p text:style-name="P68"/>
            <text:p text:style-name="P68"><text:span text:style-name="T21">常に</text:span><text:span text:style-name="T17">value</text:span>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83">説明</text:p>
          </table:table-cell>
          <table:table-cell office:value-type="string">
            <text:p text:style-name="P68"/>
            <text:p text:style-name="P68">dictオブジェクトにキー値が設定されているか調べます。</text:p>
          </table:table-cell>
        </table:table-row>
        <table:table-row>
          <table:table-cell office:value-type="string">
            <text:p text:style-name="P83">書式</text:p>
          </table:table-cell>
          <table:table-cell office:value-type="string">
            <text:p text:style-name="P68"/>
            <text:p text:style-name="P68">dict set? <text:span text:style-name="T17">key</text:span></text:p>
          </table:table-cell>
        </table:table-row>
        <table:table-row>
          <table:table-cell office:value-type="string">
            <text:p text:style-name="P83">詳細</text:p>
          </table:table-cell>
          <table:table-cell office:value-type="string">
            <text:p text:style-name="P68"/>
            <text:p text:style-name="P68">dictオブジェクトにキー値として<text:span text:style-name="T17">key</text:span>が設定されているかを調べます。</text:p>
          </table:table-cell>
        </table:table-row>
        <table:table-row>
          <table:table-cell office:value-type="string">
            <text:p text:style-name="P83">戻り値</text:p>
          </table:table-cell>
          <table:table-cell office:value-type="string">
            <text:p text:style-name="P68"/>
            <text:p text:style-name="P68">キー値として<text:span text:style-name="T17">key</text:span>が設定されている場合はtを返します。設定されていない場合はnil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83">説明</text:p>
          </table:table-cell>
          <table:table-cell office:value-type="string">
            <text:p text:style-name="P68"/>
            <text:p text:style-name="P68">dictオブジェクトの文字列表現を返します。</text:p>
          </table:table-cell>
        </table:table-row>
        <table:table-row>
          <table:table-cell office:value-type="string">
            <text:p text:style-name="P83">書式</text:p>
          </table:table-cell>
          <table:table-cell office:value-type="string">
            <text:p text:style-name="P68"/>
            <text:p text:style-name="P68">dict string</text:p>
          </table:table-cell>
        </table:table-row>
        <table:table-row>
          <table:table-cell office:value-type="string">
            <text:p text:style-name="P83">詳細</text:p>
          </table:table-cell>
          <table:table-cell office:value-type="string">
            <text:p text:style-name="P68"/>
            <text:p text:style-name="P68">dictオブジェクトの文字列表現を返します。</text:p>
          </table:table-cell>
        </table:table-row>
        <table:table-row>
          <table:table-cell office:value-type="string">
            <text:p text:style-name="P83">戻り値</text:p>
          </table:table-cell>
          <table:table-cell office:value-type="string">
            <text:p text:style-name="P68"/>
            <text:p text:style-name="P68">dictオブジェクトの文字列表現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68"/>
            <text:p text:style-name="P68"/>
          </table:table-cell>
        </table:table-row>
      </table:table>
      <text:h text:style-name="P129" text:outline-level="3"/>
      <text:h text:style-name="P137"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83">説明</text:p>
          </table:table-cell>
          <table:table-cell office:value-type="string">
            <text:p text:style-name="P68"/>
            <text:p text:style-name="P68">dictオブジェクトに設定されたキー値を削除します。</text:p>
          </table:table-cell>
        </table:table-row>
        <table:table-row>
          <table:table-cell office:value-type="string">
            <text:p text:style-name="P83">書式</text:p>
          </table:table-cell>
          <table:table-cell office:value-type="string">
            <text:p text:style-name="P68"/>
            <text:p text:style-name="P68">dict unset <text:span text:style-name="T17">key</text:span></text:p>
          </table:table-cell>
        </table:table-row>
        <table:table-row>
          <table:table-cell office:value-type="string">
            <text:p text:style-name="P83">詳細</text:p>
          </table:table-cell>
          <table:table-cell office:value-type="string">
            <text:p text:style-name="P68"/>
            <text:p text:style-name="P68">dictオブジェクトに設定された値をキー値<text:span text:style-name="T17">key</text:span>を指定して削除します。</text:p>
          </table:table-cell>
        </table:table-row>
        <table:table-row>
          <table:table-cell office:value-type="string">
            <text:p text:style-name="P83">戻り値</text:p>
          </table:table-cell>
          <table:table-cell office:value-type="string">
            <text:p text:style-name="P68"/>
            <text:p text:style-name="P68"><text:span text:style-name="T17">key</text:span>に設定されていた値を返します。<text:span text:style-name="T17">key</text:span>が存在しない場合はnil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5" text:outline-level="3"/>
      <text:h text:style-name="P130"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79">説明</text:p>
          </table:table-cell>
          <table:table-cell office:value-type="string">
            <text:p text:style-name="P63"/>
            <text:p text:style-name="P63">ファイルのイテレータです。</text:p>
          </table:table-cell>
        </table:table-row>
        <table:table-row>
          <table:table-cell office:value-type="string">
            <text:p text:style-name="P79">書式</text:p>
          </table:table-cell>
          <table:table-cell office:value-type="string">
            <text:p text:style-name="P63"/>
            <text:p text:style-name="P63">File each do: { | <text:span text:style-name="T17">var</text:span> | <text:span text:style-name="T17">block</text:span> <text:s/>}</text:p>
          </table:table-cell>
        </table:table-row>
        <table:table-row>
          <table:table-cell office:value-type="string">
            <text:p text:style-name="P79">詳細</text:p>
          </table:table-cell>
          <table:table-cell office:value-type="string">
            <text:p text:style-name="P63"/>
            <text:p text:style-name="P63">ファイルの各行を順に読み込み、blockを実行します。ファイルから読み込んだデータは、文字列として<text:span text:style-name="T17">var</text:span>に設定されます。</text:p>
          </table:table-cell>
        </table:table-row>
        <table:table-row>
          <table:table-cell office:value-type="string">
            <text:p text:style-name="P79">戻り値</text:p>
          </table:table-cell>
          <table:table-cell office:value-type="string">
            <text:p text:style-name="P63"/>
            <text:p text:style-name="P63">最後に実行した<text:span text:style-name="T17">block</text:span>の値が返り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P122" text:outline-level="3"/>
      <text:h text:style-name="P130"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79">説明</text:p>
          </table:table-cell>
          <table:table-cell office:value-type="string">
            <text:p text:style-name="P63"/>
            <text:p text:style-name="P63">ファイルの終了を調べます。</text:p>
          </table:table-cell>
        </table:table-row>
        <table:table-row>
          <table:table-cell office:value-type="string">
            <text:p text:style-name="P79">書式</text:p>
          </table:table-cell>
          <table:table-cell office:value-type="string">
            <text:p text:style-name="P63"/>
            <text:p text:style-name="P63">File eof?</text:p>
          </table:table-cell>
        </table:table-row>
        <table:table-row>
          <table:table-cell office:value-type="string">
            <text:p text:style-name="P79">詳細</text:p>
          </table:table-cell>
          <table:table-cell office:value-type="string">
            <text:p text:style-name="P63"/>
            <text:p text:style-name="P63">オープンされたファイル記述子がeofに到達しているかを調べます。</text:p>
          </table:table-cell>
        </table:table-row>
        <table:table-row>
          <table:table-cell office:value-type="string">
            <text:p text:style-name="P79">戻り値</text:p>
          </table:table-cell>
          <table:table-cell office:value-type="string">
            <text:p text:style-name="P63"/>
            <text:p text:style-name="P63">ファイルがeofに達していな場合はnilを、eofに達している場合はtを返します。</text:p>
          </table:table-cell>
        </table:table-row>
        <table:table-row>
          <table:table-cell office:value-type="string">
            <text:p text:style-name="P79">例外</text:p>
          </table:table-cell>
          <table:table-cell office:value-type="string">
            <text:p text:style-name="P63"/>
            <text:p text:style-name="P63">ErrFileAccess: ファイルがオープンされていません。</text:p>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79">説明</text:p>
          </table:table-cell>
          <table:table-cell office:value-type="string">
            <text:p text:style-name="P63"/>
            <text:p text:style-name="P63">ファイルのバッファキャッシュを書き込みます。</text:p>
          </table:table-cell>
        </table:table-row>
        <table:table-row>
          <table:table-cell office:value-type="string">
            <text:p text:style-name="P79">書式</text:p>
          </table:table-cell>
          <table:table-cell office:value-type="string">
            <text:p text:style-name="P63"/>
            <text:p text:style-name="P63">File flush</text:p>
          </table:table-cell>
        </table:table-row>
        <table:table-row>
          <table:table-cell office:value-type="string">
            <text:p text:style-name="P79">詳細</text:p>
          </table:table-cell>
          <table:table-cell office:value-type="string">
            <text:p text:style-name="P63"/>
            <text:p text:style-name="P63">書き込みモードでオープンされているファイルのバッファキャッシュを書き込みます。</text:p>
          </table:table-cell>
        </table:table-row>
        <table:table-row>
          <table:table-cell office:value-type="string">
            <text:p text:style-name="P79">戻り値</text:p>
          </table:table-cell>
          <table:table-cell office:value-type="string">
            <text:p text:style-name="P63"/>
            <text:p text:style-name="P63">tを返します。</text:p>
          </table:table-cell>
        </table:table-row>
        <table:table-row>
          <table:table-cell office:value-type="string">
            <text:p text:style-name="P79">例外</text:p>
          </table:table-cell>
          <table:table-cell office:value-type="string">
            <text:p text:style-name="P63"/>
            <text:p text:style-name="P63">ErrFileAccess: ファイルのオープンモードがoもしくはaではありません。</text:p>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79">説明</text:p>
          </table:table-cell>
          <table:table-cell office:value-type="string">
            <text:p text:style-name="P63"/>
            <text:p text:style-name="P63">ファイルから1行読み込みます。</text:p>
          </table:table-cell>
        </table:table-row>
        <table:table-row>
          <table:table-cell office:value-type="string">
            <text:p text:style-name="P79">書式</text:p>
          </table:table-cell>
          <table:table-cell office:value-type="string">
            <text:p text:style-name="P63"/>
            <text:p text:style-name="P63">File gets</text:p>
          </table:table-cell>
        </table:table-row>
        <table:table-row>
          <table:table-cell office:value-type="string">
            <text:p text:style-name="P79">詳細</text:p>
          </table:table-cell>
          <table:table-cell office:value-type="string">
            <text:p text:style-name="P63"/>
            <text:p text:style-name="P63">オープンされているファイルから1行(改行を含んだ改行までの文字列)を読み込み、読み込んだ値を文字列型のデータとして返します。</text:p>
          </table:table-cell>
        </table:table-row>
        <table:table-row>
          <table:table-cell office:value-type="string">
            <text:p text:style-name="P79">戻り値</text:p>
          </table:table-cell>
          <table:table-cell office:value-type="string">
            <text:p text:style-name="P63"/>
            <text:p text:style-name="P63">ファイルから改行まで読み込んで、その内容を文字列型として返します。</text:p>
          </table:table-cell>
        </table:table-row>
        <table:table-row>
          <table:table-cell office:value-type="string">
            <text:p text:style-name="P79">例外</text:p>
          </table:table-cell>
          <table:table-cell office:value-type="string">
            <text:p text:style-name="P63"/>
            <text:p text:style-name="P63">ErrFileAccess: ファイルがオープンされていません。</text:p>
            <text:p text:style-name="P63">ErrFileAccess: ファイルのオープンモードがiではありません。</text:p>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79">説明</text:p>
          </table:table-cell>
          <table:table-cell office:value-type="string">
            <text:p text:style-name="P63"/>
            <text:p text:style-name="P63">ファイルオブジェクトのコンストラクタ</text:p>
          </table:table-cell>
        </table:table-row>
        <table:table-row>
          <table:table-cell office:value-type="string">
            <text:p text:style-name="P79">書式</text:p>
          </table:table-cell>
          <table:table-cell office:value-type="string">
            <text:p text:style-name="P63"/>
            <text:p text:style-name="P63">new File init: (("<text:span text:style-name="T17">file-name</text:span>" mode: [ i | o | a ] ))</text:p>
          </table:table-cell>
        </table:table-row>
        <table:table-row>
          <table:table-cell office:value-type="string">
            <text:p text:style-name="P79">詳細</text:p>
          </table:table-cell>
          <table:table-cell office:value-type="string">
            <text:p text:style-name="P63"/>
            <text:p text:style-name="P63">ファイルオブジェクトを生成します。パラメータの詳細は File::openを参照願います。</text:p>
          </table:table-cell>
        </table:table-row>
        <table:table-row>
          <table:table-cell office:value-type="string">
            <text:p text:style-name="P79">戻り値</text:p>
          </table:table-cell>
          <table:table-cell office:value-type="string">
            <text:p text:style-name="P63"/>
            <text:p text:style-name="P63">ファイルオブジェク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79">説明</text:p>
          </table:table-cell>
          <table:table-cell office:value-type="string">
            <text:p text:style-name="P63"/>
            <text:p text:style-name="P63">ファイルをオープンします。</text:p>
          </table:table-cell>
        </table:table-row>
        <table:table-row>
          <table:table-cell office:value-type="string">
            <text:p text:style-name="P79">書式</text:p>
          </table:table-cell>
          <table:table-cell office:value-type="string">
            <text:p text:style-name="P63"/>
            <text:p text:style-name="P63">File open "<text:span text:style-name="T17">file-name</text:span>" [ mode: i | o | a ]</text:p>
          </table:table-cell>
        </table:table-row>
        <table:table-row>
          <table:table-cell office:value-type="string">
            <text:p text:style-name="P79">詳細</text:p>
          </table:table-cell>
          <table:table-cell office:value-type="string">
            <text:p text:style-name="P63"/>
            <text:p text:style-name="P63">ファイル <text:span text:style-name="T17">file-name</text:span> をオープンします。オープンモードを mode: パラメータで指定します。以下の値が指定可能です。</text:p>
            <text:p text:style-name="P63">i : 入力モードでオープンします。</text:p>
            <text:p text:style-name="P63">o : 出力モードでオープンします。</text:p>
            <text:p text:style-name="P63">a : 追加出力モードでオープンします。</text:p>
            <text:p text:style-name="P63">mode: パラメータを省略した場合は、i が指定されたことと同じでになります。</text:p>
          </table:table-cell>
        </table:table-row>
        <table:table-row>
          <table:table-cell office:value-type="string">
            <text:p text:style-name="P79">戻り値</text:p>
          </table:table-cell>
          <table:table-cell office:value-type="string">
            <text:p text:style-name="P63"/>
            <text:p text:style-name="P63">成功した場合tを返します。</text:p>
          </table:table-cell>
        </table:table-row>
        <table:table-row>
          <table:table-cell office:value-type="string">
            <text:p text:style-name="P79">例外</text:p>
          </table:table-cell>
          <table:table-cell office:value-type="string">
            <text:p text:style-name="P63"/>
            <text:p text:style-name="P63">ErrFileNotOpen: ファイルがオープンできませんでした。オープンに失敗した原因はメッセージ文字列で示されます。</text:p>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79">説明</text:p>
          </table:table-cell>
          <table:table-cell office:value-type="string">
            <text:p text:style-name="P63"/>
            <text:p text:style-name="P63">ファイルに文字列を出力します。</text:p>
          </table:table-cell>
        </table:table-row>
        <table:table-row>
          <table:table-cell office:value-type="string">
            <text:p text:style-name="P79">書式</text:p>
          </table:table-cell>
          <table:table-cell office:value-type="string">
            <text:p text:style-name="P63"/>
            <text:p text:style-name="P63">File puts <text:span text:style-name="T17">val </text:span><text:s/>[ <text:span text:style-name="T17">val</text:span> ... ]</text:p>
          </table:table-cell>
        </table:table-row>
        <table:table-row>
          <table:table-cell office:value-type="string">
            <text:p text:style-name="P79">詳細</text:p>
          </table:table-cell>
          <table:table-cell office:value-type="string">
            <text:p text:style-name="P63"/>
            <text:p text:style-name="P63">ファイルに<text:span text:style-name="T17">val</text:span>を出力します。<text:span text:style-name="T17">val</text:span>は、文字列型に変換されて出力されます。</text:p>
          </table:table-cell>
        </table:table-row>
        <table:table-row>
          <table:table-cell office:value-type="string">
            <text:p text:style-name="P79">戻り値</text:p>
          </table:table-cell>
          <table:table-cell office:value-type="string">
            <text:p text:style-name="P63"/>
            <text:p text:style-name="P63">成功した場合tを返します。</text:p>
          </table:table-cell>
        </table:table-row>
        <table:table-row>
          <table:table-cell office:value-type="string">
            <text:p text:style-name="P79">例外</text:p>
          </table:table-cell>
          <table:table-cell office:value-type="string">
            <text:p text:style-name="P63"/>
            <text:p text:style-name="P63">ErrFileNotOpen: ファイルがオープンされていません。もしくはファイルのオープンモードがoもしくはaではありません。</text:p>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79">説明</text:p>
          </table:table-cell>
          <table:table-cell office:value-type="string">
            <text:p text:style-name="P63"/>
            <text:p text:style-name="P63">ファイルが入出力可能か調べます。</text:p>
          </table:table-cell>
        </table:table-row>
        <table:table-row>
          <table:table-cell office:value-type="string">
            <text:p text:style-name="P79">書式</text:p>
          </table:table-cell>
          <table:table-cell office:value-type="string">
            <text:p text:style-name="P63"/>
            <text:p text:style-name="P63">File ready?</text:p>
          </table:table-cell>
        </table:table-row>
        <table:table-row>
          <table:table-cell office:value-type="string">
            <text:p text:style-name="P79">詳細</text:p>
          </table:table-cell>
          <table:table-cell office:value-type="string">
            <text:p text:style-name="P63"/>
            <text:p text:style-name="P63">ファイルが入出力可能か調べます。このメソッドは、ファイル記述子に対してselect(2)システムコールを使用しています。</text:p>
          </table:table-cell>
        </table:table-row>
        <table:table-row>
          <table:table-cell office:value-type="string">
            <text:p text:style-name="P79">戻り値</text:p>
          </table:table-cell>
          <table:table-cell office:value-type="string">
            <text:p text:style-name="P63"/>
            <text:p text:style-name="P63">現在のファイルが入出力可能であればtを、入出力ができなければ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79">説明</text:p>
          </table:table-cell>
          <table:table-cell office:value-type="string">
            <text:p text:style-name="P63"/>
            <text:p text:style-name="P63">ファイルオブジェクトにファイル記述子を設定します。</text:p>
          </table:table-cell>
        </table:table-row>
        <table:table-row>
          <table:table-cell office:value-type="string">
            <text:p text:style-name="P79">書式</text:p>
          </table:table-cell>
          <table:table-cell office:value-type="string">
            <text:p text:style-name="P63"/>
            <text:p text:style-name="P63">File set! <text:span text:style-name="T17">desc</text:span> mode: [ i | o | a ]</text:p>
          </table:table-cell>
        </table:table-row>
        <table:table-row>
          <table:table-cell office:value-type="string">
            <text:p text:style-name="P79">詳細</text:p>
          </table:table-cell>
          <table:table-cell office:value-type="string">
            <text:p text:style-name="P63"/>
            <text:p text:style-name="P6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79">戻り値</text:p>
          </table:table-cell>
          <table:table-cell office:value-type="string">
            <text:p text:style-name="P63"/>
            <text:p text:style-name="P63">成功した場合t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79">説明</text:p>
          </table:table-cell>
          <table:table-cell office:value-type="string">
            <text:p text:style-name="P63"/>
            <text:p text:style-name="P63">ファイルの状態を返します。</text:p>
          </table:table-cell>
        </table:table-row>
        <table:table-row>
          <table:table-cell office:value-type="string">
            <text:p text:style-name="P79">書式</text:p>
          </table:table-cell>
          <table:table-cell office:value-type="string">
            <text:p text:style-name="P63"/>
            <text:p text:style-name="P63">File stat</text:p>
          </table:table-cell>
        </table:table-row>
        <table:table-row>
          <table:table-cell office:value-type="string">
            <text:p text:style-name="P79">詳細</text:p>
          </table:table-cell>
          <table:table-cell office:value-type="string">
            <text:p text:style-name="P63"/>
            <text:p text:style-name="P63">ファイルの詳細をリストで返します。リストの詳細は以下のとおりです。</text:p>
            <text:p text:style-name="P63">((fd . FD) (mode . MODE) (path . PATH) (eof . EOF))</text:p>
            <text:p text:style-name="P63">FD ... ファイルディスクリプタの値</text:p>
            <text:p text:style-name="P63">MODE ... ファイルのオープンモード</text:p>
            <text:p text:style-name="P63">PATH ... ファイルパス</text:p>
            <text:p text:style-name="P63">EOF ... EOF の場合にt</text:p>
          </table:table-cell>
        </table:table-row>
        <table:table-row>
          <table:table-cell office:value-type="string">
            <text:p text:style-name="P79">戻り値</text:p>
          </table:table-cell>
          <table:table-cell office:value-type="string">
            <text:p text:style-name="P63"/>
            <text:p text:style-name="P63">ファイルの状態リストを返します。詳細を参照ください。</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79">説明</text:p>
          </table:table-cell>
          <table:table-cell office:value-type="string">
            <text:p text:style-name="P63"/>
            <text:p text:style-name="P63">整数の比較を行います。</text:p>
          </table:table-cell>
        </table:table-row>
        <table:table-row>
          <table:table-cell office:value-type="string">
            <text:p text:style-name="P79">書式</text:p>
          </table:table-cell>
          <table:table-cell office:value-type="string">
            <text:p text:style-name="P63"/>
            <text:p text:style-name="P63">Integer = <text:span text:style-name="T17">val</text:span></text:p>
            <text:p text:style-name="P63">Integer != <text:span text:style-name="T17">val</text:span></text:p>
            <text:p text:style-name="P63">Integer &gt; <text:span text:style-name="T17">val</text:span></text:p>
            <text:p text:style-name="P63">Integer &gt;= <text:span text:style-name="T17">val</text:span></text:p>
            <text:p text:style-name="P63">Integer &lt; <text:span text:style-name="T17">val</text:span></text:p>
            <text:p text:style-name="P63">Integer &lt;= <text:span text:style-name="T17">val</text:span></text:p>
          </table:table-cell>
        </table:table-row>
        <table:table-row>
          <table:table-cell office:value-type="string">
            <text:p text:style-name="P79">詳細</text:p>
          </table:table-cell>
          <table:table-cell office:value-type="string">
            <text:p text:style-name="P63"/>
            <text:p text:style-name="P63">Integerと<text:span text:style-name="T17">val</text:span>の比較を行います。</text:p>
            <text:p text:style-name="P63">= 等しい場合真</text:p>
            <text:p text:style-name="P63">!= 等しくない場合真</text:p>
            <text:p text:style-name="P63">&gt; より大きい場合真</text:p>
            <text:p text:style-name="P63">&gt;= より大きいか等しい場合真</text:p>
            <text:p text:style-name="P63">&lt; より小さい場合真</text:p>
            <text:p text:style-name="P63">&lt;= より小さいか等しい場合真</text:p>
          </table:table-cell>
        </table:table-row>
        <table:table-row>
          <table:table-cell office:value-type="string">
            <text:p text:style-name="P79">戻り値</text:p>
          </table:table-cell>
          <table:table-cell office:value-type="string">
            <text:p text:style-name="P63"/>
            <text:p text:style-name="P63">比較の結果、真の場合はtを返します。偽の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38_1559979953"/>Integer::<text:span text:style-name="T1">+　</text:span><text:bookmark-end text:name="__RefHeading__14638_1559979953"/></text:h>
      <text:h text:style-name="P122" text:outline-level="3"><text:bookmark-start text:name="__RefHeading__14640_1559979953"/>Integer::-　<text:bookmark-end text:name="__RefHeading__14640_1559979953"/></text:h>
      <text:h text:style-name="P122" text:outline-level="3"><text:bookmark-start text:name="__RefHeading__14642_1559979953"/>Integer::*　<text:bookmark-end text:name="__RefHeading__14642_1559979953"/></text:h>
      <text:h text:style-name="P122" text:outline-level="3"><text:bookmark-start text:name="__RefHeading__14644_1559979953"/>Ing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79">説明</text:p>
          </table:table-cell>
          <table:table-cell office:value-type="string">
            <text:p text:style-name="P63"/>
            <text:p text:style-name="P63">整数演算を行います。</text:p>
          </table:table-cell>
        </table:table-row>
        <table:table-row>
          <table:table-cell office:value-type="string">
            <text:p text:style-name="P79">書式</text:p>
          </table:table-cell>
          <table:table-cell office:value-type="string">
            <text:p text:style-name="P63"/>
            <text:p text:style-name="P63">Integer + <text:span text:style-name="T17">val</text:span></text:p>
            <text:p text:style-name="P63">Integer – <text:span text:style-name="T17">val</text:span></text:p>
            <text:p text:style-name="P63">Integer * <text:span text:style-name="T17">val</text:span></text:p>
            <text:p text:style-name="P63">Integer / <text:span text:style-name="T17">val</text:span></text:p>
            <text:p text:style-name="P63">Integer % <text:span text:style-name="T17">val</text:span></text:p>
          </table:table-cell>
        </table:table-row>
        <table:table-row>
          <table:table-cell office:value-type="string">
            <text:p text:style-name="P79">詳細</text:p>
          </table:table-cell>
          <table:table-cell office:value-type="string">
            <text:p text:style-name="P63"/>
            <text:p text:style-name="P63">Integerと<text:span text:style-name="T17">val</text:span>の演算を行います。</text:p>
            <text:p text:style-name="P63">+ 加算</text:p>
            <text:p text:style-name="P63">- 減算</text:p>
            <text:p text:style-name="P63">* 乗算</text:p>
            <text:p text:style-name="P63">/ 除算</text:p>
            <text:p text:style-name="P63">% 剰余</text:p>
          </table:table-cell>
        </table:table-row>
        <table:table-row>
          <table:table-cell office:value-type="string">
            <text:p text:style-name="P79">戻り値</text:p>
          </table:table-cell>
          <table:table-cell office:value-type="string">
            <text:p text:style-name="P63"/>
            <text:p text:style-name="P63">Integerと<text:span text:style-name="T17">val</text:span>の演算結果を返します。<text:span text:style-name="T17">val</text:span>は整数値もしくは、剰余以外については浮動小数点を指定可能です。</text:p>
            <text:p text:style-name="P63"><text:span text:style-name="T17">val</text:span>に整数を指定した場合は返される型は整数型となります。浮動小数点を指定した場合は浮動小数点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48_1559979953"/>Integer::++<text:span text:style-name="T1">　</text:span><text:bookmark-end text:name="__RefHeading__14648_1559979953"/></text:h>
      <text:h text:style-name="P122"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79">説明</text:p>
          </table:table-cell>
          <table:table-cell office:value-type="string">
            <text:p text:style-name="P63"/>
            <text:p text:style-name="P63">Integerデータをインクリメント/デクリメントします。</text:p>
          </table:table-cell>
        </table:table-row>
        <table:table-row>
          <table:table-cell office:value-type="string">
            <text:p text:style-name="P79">書式</text:p>
          </table:table-cell>
          <table:table-cell office:value-type="string">
            <text:p text:style-name="P63"/>
            <text:p text:style-name="P63">Integer ++ [ <text:span text:style-name="T17">val</text:span> <text:s/>]</text:p>
            <text:p text:style-name="P63">Integer -- [ <text:span text:style-name="T17">val</text:span> <text:s/>]</text:p>
          </table:table-cell>
        </table:table-row>
        <table:table-row>
          <table:table-cell office:value-type="string">
            <text:p text:style-name="P79">詳細</text:p>
          </table:table-cell>
          <table:table-cell office:value-type="string">
            <text:p text:style-name="P63"/>
            <text:p text:style-name="P63">Integerデータをインクリメント/デクリメントします。<text:span text:style-name="T17">val</text:span>を指定すると<text:span text:style-name="T17">val</text:span>の値だけインクリメント/デクリメントされます。省略した場合は1となります。</text:p>
            <text:p text:style-name="P63">このメソッドは、変数に保持された値が直接変更されます。</text:p>
          </table:table-cell>
        </table:table-row>
        <table:table-row>
          <table:table-cell office:value-type="string">
            <text:p text:style-name="P79">戻り値</text:p>
          </table:table-cell>
          <table:table-cell office:value-type="string">
            <text:p text:style-name="P63"/>
            <text:p text:style-name="P63">インクリメント/デクリメントされた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incriment valiable</text:p>
            <text:p text:style-name="P69">set i 0;</text:p>
            <text:p text:style-name="P69">$i ++;</text:p>
            <text:p text:style-name="P69"># same as</text:p>
            <text:p text:style-name="P69">set i 0;</text:p>
            <text:p text:style-name="P69">set i [$i + 1];</text:p>
          </table:table-cell>
        </table:table-row>
      </table:table>
      <text:h text:style-name="Heading_20_3" text:outline-level="3"/>
      <text:h text:style-name="P130"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79">説明</text:p>
          </table:table-cell>
          <table:table-cell office:value-type="string">
            <text:p text:style-name="P63"/>
            <text:p text:style-name="P63">Integerのリストを返します。</text:p>
          </table:table-cell>
        </table:table-row>
        <table:table-row>
          <table:table-cell office:value-type="string">
            <text:p text:style-name="P79">書式</text:p>
          </table:table-cell>
          <table:table-cell office:value-type="string">
            <text:p text:style-name="P63"/>
            <text:p text:style-name="P63">Integer .. <text:span text:style-name="T17">to-val</text:span><text:span text:style-name="T21"> <text:s/>[ do: { | </text:span><text:span text:style-name="T17">var</text:span><text:span text:style-name="T21"> | <text:s/></text:span><text:span text:style-name="T17">block</text:span><text:span text:style-name="T21"> } ]</text:span></text:p>
          </table:table-cell>
        </table:table-row>
        <table:table-row>
          <table:table-cell office:value-type="string">
            <text:p text:style-name="P79">詳細</text:p>
          </table:table-cell>
          <table:table-cell office:value-type="string">
            <text:p text:style-name="P63"/>
            <text:p text:style-name="P63">Integerから<text:span text:style-name="T17">to-val</text:span>までの値をリストで返します。do: ブロックを指定した場合、整数の各値が<text:span text:style-name="T17">block</text:span>書かれた処理を経てリストとなります。ブロックには、各整数の要素が<text:span text:style-name="T17">var</text:span>で渡されます。</text:p>
          </table:table-cell>
        </table:table-row>
        <table:table-row>
          <table:table-cell office:value-type="string">
            <text:p text:style-name="P79">戻り値</text:p>
          </table:table-cell>
          <table:table-cell office:value-type="string">
            <text:p text:style-name="P63"/>
            <text:p text:style-name="P6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0から20までの偶数のリストを返します。</text:p>
            <text:p text:style-name="P69">0 .. 10 do: {| i | $i * 2};</text:p>
          </table:table-cell>
        </table:table-row>
      </table:table>
      <text:h text:style-name="Heading_20_3" text:outline-level="3"/>
      <text:h text:style-name="P130"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79">説明</text:p>
          </table:table-cell>
          <table:table-cell office:value-type="string">
            <text:p text:style-name="P63"/>
            <text:p text:style-name="P63">Integerのイテレータです。</text:p>
          </table:table-cell>
        </table:table-row>
        <table:table-row>
          <table:table-cell office:value-type="string">
            <text:p text:style-name="P79">書式</text:p>
          </table:table-cell>
          <table:table-cell office:value-type="string">
            <text:p text:style-name="P63"/>
            <text:p text:style-name="P63">Integer each to: <text:span text:style-name="T17">to-val</text:span> <text:s/>do: { | <text:span text:style-name="T17">var</text:span> | <text:span text:style-name="T17">block</text:span> }</text:p>
          </table:table-cell>
        </table:table-row>
        <table:table-row>
          <table:table-cell office:value-type="string">
            <text:p text:style-name="P79">詳細</text:p>
          </table:table-cell>
          <table:table-cell office:value-type="string">
            <text:p text:style-name="P63"/>
            <text:p text:style-name="P63">Integerの値から<text:span text:style-name="T17">to-val</text:span>までの整数値のイテレータです。各整数値ごとに <text:span text:style-name="T17">block</text:span> ブロックが呼び出されます。ブロックの呼び出しに際してバインド変数<text:span text:style-name="T17">var</text:span>が渡されます。</text:p>
          </table:table-cell>
        </table:table-row>
        <table:table-row>
          <table:table-cell office:value-type="string">
            <text:p text:style-name="P79">戻り値</text:p>
          </table:table-cell>
          <table:table-cell office:value-type="string">
            <text:p text:style-name="P63"/>
            <text:p text:style-name="P63">最後に実行された<text:span text:style-name="T17">block</text:span>の値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1から10までを表示する</text:p>
            <text:p text:style-name="P69">1 each to: 10 do: {| i | println $i};</text:p>
          </table:table-cell>
        </table:table-row>
      </table:table>
      <text:h text:style-name="Heading_20_3" text:outline-level="3"/>
      <text:h text:style-name="P130"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79">説明</text:p>
          </table:table-cell>
          <table:table-cell office:value-type="string">
            <text:p text:style-name="P63"/>
            <text:p text:style-name="P63">リストに要素を追加します。</text:p>
          </table:table-cell>
        </table:table-row>
        <table:table-row>
          <table:table-cell office:value-type="string">
            <text:p text:style-name="P79">書式</text:p>
          </table:table-cell>
          <table:table-cell office:value-type="string">
            <text:p text:style-name="P63"/>
            <text:p text:style-name="P63">List + <text:span text:style-name="T17">val</text:span><text:span text:style-name="T21"> <text:s/>[ </text:span><text:span text:style-name="T17">val</text:span><text:span text:style-name="T21"> ... ]</text:span></text:p>
            <text:p text:style-name="P63">List append! <text:span text:style-name="T17">val</text:span><text:span text:style-name="T21"> <text:s/>[ </text:span><text:span text:style-name="T17">val</text:span><text:span text:style-name="T21"> ... ]</text:span></text:p>
            <text:p text:style-name="P77">※append! は + のシノニムです。</text:p>
          </table:table-cell>
        </table:table-row>
        <table:table-row>
          <table:table-cell office:value-type="string">
            <text:p text:style-name="P79">詳細</text:p>
          </table:table-cell>
          <table:table-cell office:value-type="string">
            <text:p text:style-name="P63"/>
            <text:p text:style-name="P63">Listの最後に<text:span text:style-name="T17">val</text:span>を追加します。Listが変数の場合、変数自体が変更されます。</text:p>
          </table:table-cell>
        </table:table-row>
        <table:table-row>
          <table:table-cell office:value-type="string">
            <text:p text:style-name="P79">戻り値</text:p>
          </table:table-cell>
          <table:table-cell office:value-type="string">
            <text:p text:style-name="P63"/>
            <text:p text:style-name="P63">追加された最後の要素がリストで返ります。この性質により、連続してリストを追加する際の処理時間を節約することができ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l ();</text:p>
            <text:p text:style-name="P69">$l + a;<text:tab/># <text:span text:style-name="T22">→</text:span> (a)</text:p>
            <text:p text:style-name="P69">$l + b;<text:tab/># <text:span text:style-name="T22">→</text:span> (b)</text:p>
            <text:p text:style-name="P69">println $l;<text:tab/># <text:span text:style-name="T22">→</text:span> (a b)</text:p>
            <text:p text:style-name="P69"/>
            <text:p text:style-name="P69"># 戻り値を利用した例</text:p>
            <text:p text:style-name="P69">set orig ();</text:p>
            <text:p text:style-name="P69">set dest $orig;</text:p>
            <text:p text:style-name="P69">1 each to: 10 do: {| i |</text:p>
            <text:p text:style-name="P69"><text:s text:c="2"/>set dest [$dest + $i];</text:p>
            <text:p text:style-name="P69">};</text:p>
            <text:p text:style-name="P69">println $orig;<text:tab/># <text:span text:style-name="T22">→</text:span> (1 2 3 4 5 6 7 8 9 10)</text:p>
          </table:table-cell>
        </table:table-row>
      </table:table>
      <text:h text:style-name="Heading_20_3" text:outline-level="3"/>
      <text:h text:style-name="P130"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79">説明</text:p>
          </table:table-cell>
          <table:table-cell office:value-type="string">
            <text:p text:style-name="P63"/>
            <text:p text:style-name="P63">リストから要素をpopします。</text:p>
          </table:table-cell>
        </table:table-row>
        <table:table-row>
          <table:table-cell office:value-type="string">
            <text:p text:style-name="P79">書式</text:p>
          </table:table-cell>
          <table:table-cell office:value-type="string">
            <text:p text:style-name="P63"/>
            <text:p text:style-name="P63">List -&gt;&gt;</text:p>
          </table:table-cell>
        </table:table-row>
        <table:table-row>
          <table:table-cell office:value-type="string">
            <text:p text:style-name="P79">詳細</text:p>
          </table:table-cell>
          <table:table-cell office:value-type="string">
            <text:p text:style-name="P63"/>
            <text:p text:style-name="P63">Listから要素をpopし、その値を返します。変数の場合は、変数のリストの最後の要素が削除されます。</text:p>
          </table:table-cell>
        </table:table-row>
        <table:table-row>
          <table:table-cell office:value-type="string">
            <text:p text:style-name="P79">戻り値</text:p>
          </table:table-cell>
          <table:table-cell office:value-type="string">
            <text:p text:style-name="P63"/>
            <text:p text:style-name="P63">Listの最後の値を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set l (1 2 3);</text:p>
            <text:p text:style-name="P69">$l -&gt;&gt;;<text:tab/><text:tab/># <text:span text:style-name="T22">→</text:span> 3</text:p>
            <text:p text:style-name="P69">println $l;<text:tab/><text:tab/># <text:span text:style-name="T22">→</text:span> (1 2)</text:p>
          </table:table-cell>
        </table:table-row>
      </table:table>
      <text:h text:style-name="Heading_20_3" text:outline-level="3"/>
      <text:h text:style-name="P130"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79">説明</text:p>
          </table:table-cell>
          <table:table-cell office:value-type="string">
            <text:p text:style-name="P63"/>
            <text:p text:style-name="P63">リストに新たな要素を追加し、新しいリストを返します。</text:p>
          </table:table-cell>
        </table:table-row>
        <table:table-row>
          <table:table-cell office:value-type="string">
            <text:p text:style-name="P79">書式</text:p>
          </table:table-cell>
          <table:table-cell office:value-type="string">
            <text:p text:style-name="P63"/>
            <text:p text:style-name="P63">List . <text:span text:style-name="T17">val</text:span> <text:s/>[ <text:span text:style-name="T17">val</text:span> ... ]</text:p>
          </table:table-cell>
        </table:table-row>
        <table:table-row>
          <table:table-cell office:value-type="string">
            <text:p text:style-name="P79">詳細</text:p>
          </table:table-cell>
          <table:table-cell office:value-type="string">
            <text:p text:style-name="P63"/>
            <text:p text:style-name="P63">新たなリストを作成し、リストの要素に<text:span text:style-name="T17">val</text:span>を追加し返します。</text:p>
          </table:table-cell>
        </table:table-row>
        <table:table-row>
          <table:table-cell office:value-type="string">
            <text:p text:style-name="P79">戻り値</text:p>
          </table:table-cell>
          <table:table-cell office:value-type="string">
            <text:p text:style-name="P63"/>
            <text:p text:style-name="P63">Listに<text:span text:style-name="T17">val</text:span>が追加された新しい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l (1 2 3);</text:p>
            <text:p text:style-name="P69">$l . 4;<text:tab/># <text:span text:style-name="T22">→</text:span> (1 2 3 4)</text:p>
            <text:p text:style-name="P69">$l . (1 2)<text:tab/># <text:span text:style-name="T22">→</text:span> (1 2 3 (1 2))</text:p>
            <text:p text:style-name="P69">println $l<text:tab/># <text:span text:style-name="T22">→</text:span> (1 2 3)</text:p>
          </table:table-cell>
        </table:table-row>
      </table:table>
      <text:h text:style-name="Heading_20_3" text:outline-level="3"/>
      <text:h text:style-name="P130"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79">説明</text:p>
          </table:table-cell>
          <table:table-cell office:value-type="string">
            <text:p text:style-name="P63"/>
            <text:p text:style-name="P63">リストに値をunshiftします。</text:p>
          </table:table-cell>
        </table:table-row>
        <table:table-row>
          <table:table-cell office:value-type="string">
            <text:p text:style-name="P79">書式</text:p>
          </table:table-cell>
          <table:table-cell office:value-type="string">
            <text:p text:style-name="P63"/>
            <text:p text:style-name="P63">List &lt;&lt; <text:span text:style-name="T17">val</text:span></text:p>
          </table:table-cell>
        </table:table-row>
        <table:table-row>
          <table:table-cell office:value-type="string">
            <text:p text:style-name="P79">詳細</text:p>
          </table:table-cell>
          <table:table-cell office:value-type="string">
            <text:p text:style-name="P63"/>
            <text:p text:style-name="P63">Listに<text:span text:style-name="T17">val</text:span>をunshiftします。<text:span text:style-name="T17">val</text:span>はListの先頭に追加されます。変数の場合は、変数のリストの最初に要素が追加されます。</text:p>
          </table:table-cell>
        </table:table-row>
        <table:table-row>
          <table:table-cell office:value-type="string">
            <text:p text:style-name="P79">戻り値</text:p>
          </table:table-cell>
          <table:table-cell office:value-type="string">
            <text:p text:style-name="P63"/>
            <text:p text:style-name="P63"><text:span text:style-name="T17">val</text:span>がリストに追加された後のリストが返り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set l (1 2 3);</text:p>
            <text:p text:style-name="P69">$l &lt;&lt; 100;<text:tab/><text:tab/># <text:span text:style-name="T22">→</text:span> (100 1 2 3)</text:p>
            <text:p text:style-name="P69">println $l;<text:tab/><text:tab/># <text:span text:style-name="T22">→</text:span> (100 1 2 3)</text:p>
          </table:table-cell>
        </table:table-row>
      </table:table>
      <text:h text:style-name="Heading_20_3" text:outline-level="3"/>
      <text:h text:style-name="P130"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79">説明</text:p>
          </table:table-cell>
          <table:table-cell office:value-type="string">
            <text:p text:style-name="P63"/>
            <text:p text:style-name="P63">リストへ要素をpushします。</text:p>
          </table:table-cell>
        </table:table-row>
        <table:table-row>
          <table:table-cell office:value-type="string">
            <text:p text:style-name="P79">書式</text:p>
          </table:table-cell>
          <table:table-cell office:value-type="string">
            <text:p text:style-name="P63"/>
            <text:p text:style-name="P63">List &lt;&lt;-</text:p>
          </table:table-cell>
        </table:table-row>
        <table:table-row>
          <table:table-cell office:value-type="string">
            <text:p text:style-name="P79">詳細</text:p>
          </table:table-cell>
          <table:table-cell office:value-type="string">
            <text:p text:style-name="P63"/>
            <text:p text:style-name="P63">Listへ<text:span text:style-name="T17">val</text:span>をpushします。<text:span text:style-name="T17">val</text:span>はListの最後に追加されます。変数の場合は、変数のリストの最後に要素が追加されます。</text:p>
          </table:table-cell>
        </table:table-row>
        <table:table-row>
          <table:table-cell office:value-type="string">
            <text:p text:style-name="P79">戻り値</text:p>
          </table:table-cell>
          <table:table-cell office:value-type="string">
            <text:p text:style-name="P63"/>
            <text:p text:style-name="P63"><text:span text:style-name="T17">val</text:span>がリストに追加された後のリストが返り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set l (1 2 3);</text:p>
            <text:p text:style-name="P69">$l &lt;&lt;- 100;<text:tab/><text:tab/># <text:span text:style-name="T22">→</text:span> (1 2 3 100)</text:p>
            <text:p text:style-name="P69">println $l;<text:tab/><text:tab/># <text:span text:style-name="T22">→</text:span> (1 2 3 100)</text:p>
          </table:table-cell>
        </table:table-row>
      </table:table>
      <text:h text:style-name="Heading_20_3" text:outline-level="3"/>
      <text:h text:style-name="P130"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79">説明</text:p>
          </table:table-cell>
          <table:table-cell office:value-type="string">
            <text:p text:style-name="P63"/>
            <text:p text:style-name="P63">リストから要素をshiftします。</text:p>
          </table:table-cell>
        </table:table-row>
        <table:table-row>
          <table:table-cell office:value-type="string">
            <text:p text:style-name="P79">書式</text:p>
          </table:table-cell>
          <table:table-cell office:value-type="string">
            <text:p text:style-name="P63"/>
            <text:p text:style-name="P63">List &gt;&gt;</text:p>
          </table:table-cell>
        </table:table-row>
        <table:table-row>
          <table:table-cell office:value-type="string">
            <text:p text:style-name="P79">詳細</text:p>
          </table:table-cell>
          <table:table-cell office:value-type="string">
            <text:p text:style-name="P63"/>
            <text:p text:style-name="P63">Listから要素をshiftし、その値を返します。変数の場合は、変数のリストの最初の要素が削除されます。</text:p>
          </table:table-cell>
        </table:table-row>
        <table:table-row>
          <table:table-cell office:value-type="string">
            <text:p text:style-name="P79">戻り値</text:p>
          </table:table-cell>
          <table:table-cell office:value-type="string">
            <text:p text:style-name="P63"/>
            <text:p text:style-name="P63">Listの最初の値を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set l (1 2 3);</text:p>
            <text:p text:style-name="P69">$l &gt;&gt;;<text:tab/><text:tab/><text:tab/># <text:span text:style-name="T22">→</text:span> 1</text:p>
            <text:p text:style-name="P69">println $l;<text:tab/><text:tab/># <text:span text:style-name="T22">→</text:span> (2 3)</text:p>
          </table:table-cell>
        </table:table-row>
      </table:table>
      <text:h text:style-name="Heading_20_3" text:outline-level="3"/>
      <text:h text:style-name="P130"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79">説明</text:p>
          </table:table-cell>
          <table:table-cell office:value-type="string">
            <text:p text:style-name="P63"/>
            <text:p text:style-name="P63">リストに要素を追加します。</text:p>
          </table:table-cell>
        </table:table-row>
        <table:table-row>
          <table:table-cell office:value-type="string">
            <text:p text:style-name="P79">書式</text:p>
          </table:table-cell>
          <table:table-cell office:value-type="string">
            <text:p text:style-name="P63"/>
            <text:p text:style-name="P63">List add <text:span text:style-name="T17">val</text:span><text:span text:style-name="T21"> <text:s/>[ </text:span><text:span text:style-name="T17">val</text:span><text:span text:style-name="T21"> ... ]</text:span></text:p>
          </table:table-cell>
        </table:table-row>
        <table:table-row>
          <table:table-cell office:value-type="string">
            <text:p text:style-name="P79">詳細</text:p>
          </table:table-cell>
          <table:table-cell office:value-type="string">
            <text:p text:style-name="P63"/>
            <text:p text:style-name="P63">Listの最後に<text:span text:style-name="T17">val</text:span>を追加します。Listが変数の場合、変数自体が変更されます。</text:p>
          </table:table-cell>
        </table:table-row>
        <table:table-row>
          <table:table-cell office:value-type="string">
            <text:p text:style-name="P79">戻り値</text:p>
          </table:table-cell>
          <table:table-cell office:value-type="string">
            <text:p text:style-name="P63"/>
            <text:p text:style-name="P63"><text:span text:style-name="T17">val</text:span>追加された後のリスト全体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l ();</text:p>
            <text:p text:style-name="P69">$l + a;<text:tab/># <text:span text:style-name="T22">→</text:span> (a)</text:p>
            <text:p text:style-name="P69">$l + b;<text:tab/># <text:span text:style-name="T22">→</text:span> (a b)</text:p>
            <text:p text:style-name="P69">println $l;<text:tab/># <text:span text:style-name="T22">→</text:span> (a b)</text:p>
          </table:table-cell>
        </table:table-row>
      </table:table>
      <text:h text:style-name="Heading_20_3" text:outline-level="3"/>
      <text:h text:style-name="P130"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79">説明</text:p>
          </table:table-cell>
          <table:table-cell office:value-type="string">
            <text:p text:style-name="P63"/>
            <text:p text:style-name="P63">リストの最初の要素を返します。</text:p>
          </table:table-cell>
        </table:table-row>
        <table:table-row>
          <table:table-cell office:value-type="string">
            <text:p text:style-name="P79">書式</text:p>
          </table:table-cell>
          <table:table-cell office:value-type="string">
            <text:p text:style-name="P63"/>
            <text:p text:style-name="P63">List car</text:p>
            <text:p text:style-name="P63">List item</text:p>
            <text:p text:style-name="P63">※itemはcarのシノニムです。</text:p>
          </table:table-cell>
        </table:table-row>
        <table:table-row>
          <table:table-cell office:value-type="string">
            <text:p text:style-name="P79">詳細</text:p>
          </table:table-cell>
          <table:table-cell office:value-type="string">
            <text:p text:style-name="P63"/>
            <text:p text:style-name="P63">Listの最初の要素を返します。元の変数は変更されません。</text:p>
          </table:table-cell>
        </table:table-row>
        <table:table-row>
          <table:table-cell office:value-type="string">
            <text:p text:style-name="P79">戻り値</text:p>
          </table:table-cell>
          <table:table-cell office:value-type="string">
            <text:p text:style-name="P63"/>
            <text:p text:style-name="P63">リストの最初の要素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79">説明</text:p>
          </table:table-cell>
          <table:table-cell office:value-type="string">
            <text:p text:style-name="P63"/>
            <text:p text:style-name="P63">リストの最初の要素を除いたリストを返します。</text:p>
          </table:table-cell>
        </table:table-row>
        <table:table-row>
          <table:table-cell office:value-type="string">
            <text:p text:style-name="P79">書式</text:p>
          </table:table-cell>
          <table:table-cell office:value-type="string">
            <text:p text:style-name="P63"/>
            <text:p text:style-name="P63">List cdr</text:p>
            <text:p text:style-name="P63">List next</text:p>
            <text:p text:style-name="P63">※nextはcdrのシノニムです。</text:p>
          </table:table-cell>
        </table:table-row>
        <table:table-row>
          <table:table-cell office:value-type="string">
            <text:p text:style-name="P79">詳細</text:p>
          </table:table-cell>
          <table:table-cell office:value-type="string">
            <text:p text:style-name="P63"/>
            <text:p text:style-name="P63">Listの最初の要素を除いたリストを返します。</text:p>
          </table:table-cell>
        </table:table-row>
        <table:table-row>
          <table:table-cell office:value-type="string">
            <text:p text:style-name="P79">戻り値</text:p>
          </table:table-cell>
          <table:table-cell office:value-type="string">
            <text:p text:style-name="P63"/>
            <text:p text:style-name="P63">Listの最初の要素を除いた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79">説明</text:p>
          </table:table-cell>
          <table:table-cell office:value-type="string">
            <text:p text:style-name="P63"/>
            <text:p text:style-name="P63">リストに要素を追加します。</text:p>
          </table:table-cell>
        </table:table-row>
        <table:table-row>
          <table:table-cell office:value-type="string">
            <text:p text:style-name="P79">書式</text:p>
          </table:table-cell>
          <table:table-cell office:value-type="string">
            <text:p text:style-name="P63"/>
            <text:p text:style-name="P63">List concat <text:span text:style-name="T17">val</text:span> <text:s/>[ <text:span text:style-name="T17">val</text:span> ... ]</text:p>
          </table:table-cell>
        </table:table-row>
        <table:table-row>
          <table:table-cell office:value-type="string">
            <text:p text:style-name="P79">詳細</text:p>
          </table:table-cell>
          <table:table-cell office:value-type="string">
            <text:p text:style-name="P63"/>
            <text:p text:style-name="P63">Listに<text:span text:style-name="T17">val</text:span>を追加します。<text:span text:style-name="T17">val</text:span>がリストの場合、<text:span text:style-name="T17">val</text:span>の各要素が追加されます。</text:p>
          </table:table-cell>
        </table:table-row>
        <table:table-row>
          <table:table-cell office:value-type="string">
            <text:p text:style-name="P79">戻り値</text:p>
          </table:table-cell>
          <table:table-cell office:value-type="string">
            <text:p text:style-name="P63"/>
            <text:p text:style-name="P63"><text:span text:style-name="T17">val</text:span>が追加された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l (1);</text:p>
            <text:p text:style-name="P69">$l concat 2;<text:tab/><text:tab/># <text:span text:style-name="T22">→</text:span> (1 2)</text:p>
            <text:p text:style-name="P69">println $l;<text:tab/><text:tab/># <text:span text:style-name="T22">→</text:span> (1)</text:p>
            <text:p text:style-name="P69">$l concat (a b);<text:tab/># <text:span text:style-name="T22">→</text:span> (1 a b)</text:p>
            <text:p text:style-name="P69">$l concat 1 (a b) ((c));</text:p>
            <text:p text:style-name="P69"><text:tab/><text:tab/><text:tab/># <text:span text:style-name="T22">→</text:span> (1 a b (c)) </text:p>
          </table:table-cell>
        </table:table-row>
      </table:table>
      <text:h text:style-name="Heading_20_3" text:outline-level="3"/>
      <text:h text:style-name="P130"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79">説明</text:p>
          </table:table-cell>
          <table:table-cell office:value-type="string">
            <text:p text:style-name="P63"/>
            <text:p text:style-name="P63">リストから要素を削除します。</text:p>
          </table:table-cell>
        </table:table-row>
        <table:table-row>
          <table:table-cell office:value-type="string">
            <text:p text:style-name="P79">書式</text:p>
          </table:table-cell>
          <table:table-cell office:value-type="string">
            <text:p text:style-name="P63"/>
            <text:p text:style-name="P63">List delete <text:span text:style-name="T17">index</text:span></text:p>
          </table:table-cell>
        </table:table-row>
        <table:table-row>
          <table:table-cell office:value-type="string">
            <text:p text:style-name="P79">詳細</text:p>
          </table:table-cell>
          <table:table-cell office:value-type="string">
            <text:p text:style-name="P63"/>
            <text:p text:style-name="P63">Listの<text:span text:style-name="T17">index</text:span>番目の要素を削除し、削除後のリストを返します。<text:span text:style-name="T17">index</text:span>は0から始まります。Listが変数の場合は、変数が直接変更されます。</text:p>
            <text:p text:style-name="P63"><text:span text:style-name="T17">index</text:span>がListの要素数より大きい場合は、Listの最後の要素が削除されます。</text:p>
          </table:table-cell>
        </table:table-row>
        <table:table-row>
          <table:table-cell office:value-type="string">
            <text:p text:style-name="P79">戻り値</text:p>
          </table:table-cell>
          <table:table-cell office:value-type="string">
            <text:p text:style-name="P63"/>
            <text:p text:style-name="P63"><text:span text:style-name="T20">index</text:span>番目の要素が削除された後のリストが返り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79">説明</text:p>
          </table:table-cell>
          <table:table-cell office:value-type="string">
            <text:p text:style-name="P63"/>
            <text:p text:style-name="P63">リストのコンストラクタです。</text:p>
          </table:table-cell>
        </table:table-row>
        <table:table-row>
          <table:table-cell office:value-type="string">
            <text:p text:style-name="P79">書式</text:p>
          </table:table-cell>
          <table:table-cell office:value-type="string">
            <text:p text:style-name="P63"/>
            <text:p text:style-name="P63">List each do: { | <text:span text:style-name="T17">var</text:span> | <text:span text:style-name="T17">block</text:span> <text:s/>}</text:p>
          </table:table-cell>
        </table:table-row>
        <table:table-row>
          <table:table-cell office:value-type="string">
            <text:p text:style-name="P79">詳細</text:p>
          </table:table-cell>
          <table:table-cell office:value-type="string">
            <text:p text:style-name="P63"/>
            <text:p text:style-name="P63">リストの各要素に対して<text:span text:style-name="T17">block</text:span>を実行します。<text:span text:style-name="T17">block</text:span>を実行する際、リストの要素が<text:span text:style-name="T17">var</text:span>に渡されます。</text:p>
          </table:table-cell>
        </table:table-row>
        <table:table-row>
          <table:table-cell office:value-type="string">
            <text:p text:style-name="P79">戻り値</text:p>
          </table:table-cell>
          <table:table-cell office:value-type="string">
            <text:p text:style-name="P63"/>
            <text:p text:style-name="P63">最後に実行された<text:span text:style-name="T17">block</text:span>の値が返され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79">説明</text:p>
          </table:table-cell>
          <table:table-cell office:value-type="string">
            <text:p text:style-name="P63"/>
            <text:p text:style-name="P63">リストを文として評価します。</text:p>
          </table:table-cell>
        </table:table-row>
        <table:table-row>
          <table:table-cell office:value-type="string">
            <text:p text:style-name="P79">書式</text:p>
          </table:table-cell>
          <table:table-cell office:value-type="string">
            <text:p text:style-name="P63"/>
            <text:p text:style-name="P63">List eval</text:p>
          </table:table-cell>
        </table:table-row>
        <table:table-row>
          <table:table-cell office:value-type="string">
            <text:p text:style-name="P79">詳細</text:p>
          </table:table-cell>
          <table:table-cell office:value-type="string">
            <text:p text:style-name="P63"/>
            <text:p text:style-name="P63">リスト中の要素をperfumeの文として評価します。</text:p>
          </table:table-cell>
        </table:table-row>
        <table:table-row>
          <table:table-cell office:value-type="string">
            <text:p text:style-name="P79">戻り値</text:p>
          </table:table-cell>
          <table:table-cell office:value-type="string">
            <text:p text:style-name="P63"/>
            <text:p text:style-name="P63">文が評価された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79">説明</text:p>
          </table:table-cell>
          <table:table-cell office:value-type="string">
            <text:p text:style-name="P63"/>
            <text:p text:style-name="P63">リストの要素を選択します。</text:p>
          </table:table-cell>
        </table:table-row>
        <table:table-row>
          <table:table-cell office:value-type="string">
            <text:p text:style-name="P79">書式</text:p>
          </table:table-cell>
          <table:table-cell office:value-type="string">
            <text:p text:style-name="P63"/>
            <text:p text:style-name="P63">List filter { | <text:span text:style-name="T17">var</text:span> | <text:span text:style-name="T17">block</text:span> <text:s/>}</text:p>
          </table:table-cell>
        </table:table-row>
        <table:table-row>
          <table:table-cell office:value-type="string">
            <text:p text:style-name="P79">詳細</text:p>
          </table:table-cell>
          <table:table-cell office:value-type="string">
            <text:p text:style-name="P63"/>
            <text:p text:style-name="P63">リストの各要素について<text:span text:style-name="T17">block</text:span>を実行し、<text:span text:style-name="T17">block</text:span>が真となる要素で新たなリストを作成し返します。<text:span text:style-name="T17">block</text:span>には、リストの要素が<text:span text:style-name="T17">var</text:span>として渡されます。</text:p>
          </table:table-cell>
        </table:table-row>
        <table:table-row>
          <table:table-cell office:value-type="string">
            <text:p text:style-name="P79">戻り値</text:p>
          </table:table-cell>
          <table:table-cell office:value-type="string">
            <text:p text:style-name="P63"/>
            <text:p text:style-name="P63">Listの部分集合である新たな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set l (1 2 3 4 5);</text:p>
            <text:p text:style-name="P69"># 要素が偶数のみのリストを作成する</text:p>
            <text:p text:style-name="P69">$l filter {| i | [$i % 2] = 0};<text:tab/># <text:span text:style-name="T22">→</text:span> (2 4)</text:p>
          </table:table-cell>
        </table:table-row>
      </table:table>
      <text:h text:style-name="Heading_20_3" text:outline-level="3"/>
      <text:h text:style-name="P130"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79">説明</text:p>
          </table:table-cell>
          <table:table-cell office:value-type="string">
            <text:p text:style-name="P63"/>
            <text:p text:style-name="P63">リストのn番目の要素を取り出します。</text:p>
          </table:table-cell>
        </table:table-row>
        <table:table-row>
          <table:table-cell office:value-type="string">
            <text:p text:style-name="P79">書式</text:p>
          </table:table-cell>
          <table:table-cell office:value-type="string">
            <text:p text:style-name="P63"/>
            <text:p text:style-name="P63">List get <text:span text:style-name="T17">index</text:span></text:p>
          </table:table-cell>
        </table:table-row>
        <table:table-row>
          <table:table-cell office:value-type="string">
            <text:p text:style-name="P79">詳細</text:p>
          </table:table-cell>
          <table:table-cell office:value-type="string">
            <text:p text:style-name="P63"/>
            <text:p text:style-name="P63">リストから<text:span text:style-name="T17">index</text:span>番目の要素を取り出し返します。<text:span text:style-name="T17">index</text:span>は0から始まります。</text:p>
          </table:table-cell>
        </table:table-row>
        <table:table-row>
          <table:table-cell office:value-type="string">
            <text:p text:style-name="P79">戻り値</text:p>
          </table:table-cell>
          <table:table-cell office:value-type="string">
            <text:p text:style-name="P63"/>
            <text:p text:style-name="P63"><text:span text:style-name="T21">リストの</text:span><text:span text:style-name="T17">index</text:span><text:span text:style-name="T21">番目の要素が返ります。</text:span><text:span text:style-name="T17">index</text:span>が範囲外の時にはnilを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79">説明</text:p>
          </table:table-cell>
          <table:table-cell office:value-type="string">
            <text:p text:style-name="P63"/>
            <text:p text:style-name="P63">リストに要素を追加します。</text:p>
          </table:table-cell>
        </table:table-row>
        <table:table-row>
          <table:table-cell office:value-type="string">
            <text:p text:style-name="P79">書式</text:p>
          </table:table-cell>
          <table:table-cell office:value-type="string">
            <text:p text:style-name="P63"/>
            <text:p text:style-name="P63">List insert <text:span text:style-name="T17">index val</text:span></text:p>
          </table:table-cell>
        </table:table-row>
        <table:table-row>
          <table:table-cell office:value-type="string">
            <text:p text:style-name="P79">詳細</text:p>
          </table:table-cell>
          <table:table-cell office:value-type="string">
            <text:p text:style-name="P63"/>
            <text:p text:style-name="P63">Listの<text:span text:style-name="T17">index</text:span>番目の要素の前に<text:span text:style-name="T17">val</text:span>を追加し、追加後のリストを返します。<text:span text:style-name="T17">index</text:span>は0から始まります。Listが変数の場合は、変数が直接変更されます。</text:p>
            <text:p text:style-name="P63"><text:span text:style-name="T17">index</text:span>がListの要素数より大きい場合は、追加されません。</text:p>
          </table:table-cell>
        </table:table-row>
        <table:table-row>
          <table:table-cell office:value-type="string">
            <text:p text:style-name="P79">戻り値</text:p>
          </table:table-cell>
          <table:table-cell office:value-type="string">
            <text:p text:style-name="P63"/>
            <text:p text:style-name="P63">要素が追加された後のリストが返り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79">説明</text:p>
          </table:table-cell>
          <table:table-cell office:value-type="string">
            <text:p text:style-name="P63"/>
            <text:p text:style-name="P63">リストの要素を文字列として結合します。</text:p>
          </table:table-cell>
        </table:table-row>
        <table:table-row>
          <table:table-cell office:value-type="string">
            <text:p text:style-name="P79">書式</text:p>
          </table:table-cell>
          <table:table-cell office:value-type="string">
            <text:p text:style-name="P63"/>
            <text:p text:style-name="P63">List join [ sep: <text:span text:style-name="T17">separator</text:span> <text:s/>]</text:p>
          </table:table-cell>
        </table:table-row>
        <table:table-row>
          <table:table-cell office:value-type="string">
            <text:p text:style-name="P79">詳細</text:p>
          </table:table-cell>
          <table:table-cell office:value-type="string">
            <text:p text:style-name="P63"/>
            <text:p text:style-name="P63">リストの各要素を文字列に変換し、結合した値を返します。<text:span text:style-name="T17">separator</text:span>を指定した場合は、<text:span text:style-name="T17">separator</text:span>の文字列表現が各要素間に挿入されます。</text:p>
          </table:table-cell>
        </table:table-row>
        <table:table-row>
          <table:table-cell office:value-type="string">
            <text:p text:style-name="P79">戻り値</text:p>
          </table:table-cell>
          <table:table-cell office:value-type="string">
            <text:p text:style-name="P63"/>
            <text:p text:style-name="P63">文字列を返します。</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79">説明</text:p>
          </table:table-cell>
          <table:table-cell office:value-type="string">
            <text:p text:style-name="P63"/>
            <text:p text:style-name="P63">リストの最後の要素を返します。</text:p>
          </table:table-cell>
        </table:table-row>
        <table:table-row>
          <table:table-cell office:value-type="string">
            <text:p text:style-name="P79">書式</text:p>
          </table:table-cell>
          <table:table-cell office:value-type="string">
            <text:p text:style-name="P63"/>
            <text:p text:style-name="P63">List last</text:p>
          </table:table-cell>
        </table:table-row>
        <table:table-row>
          <table:table-cell office:value-type="string">
            <text:p text:style-name="P79">詳細</text:p>
          </table:table-cell>
          <table:table-cell office:value-type="string">
            <text:p text:style-name="P63"/>
            <text:p text:style-name="P63">リストの最後の要素をリストで返します。</text:p>
          </table:table-cell>
        </table:table-row>
        <table:table-row>
          <table:table-cell office:value-type="string">
            <text:p text:style-name="P79">戻り値</text:p>
          </table:table-cell>
          <table:table-cell office:value-type="string">
            <text:p text:style-name="P63"/>
            <text:p text:style-name="P63">リストの最後の要素のリスト。</text:p>
          </table:table-cell>
        </table:table-row>
        <table:table-row>
          <table:table-cell office:value-type="string">
            <text:p text:style-name="P79">例外</text:p>
          </table:table-cell>
          <table:table-cell office:value-type="string">
            <text:p text:style-name="P63"/>
            <text:p text:style-name="P63"/>
          </table:table-cell>
        </table:table-row>
        <table:table-row>
          <table:table-cell office:value-type="string">
            <text:p text:style-name="P79">使用例</text:p>
          </table:table-cell>
          <table:table-cell office:value-type="string">
            <text:p text:style-name="P69"/>
            <text:p text:style-name="P69">(1 2 3) last;<text:tab/><text:tab/># <text:span text:style-name="T22">→</text:span> (3)</text:p>
          </table:table-cell>
        </table:table-row>
      </table:table>
      <text:h text:style-name="Heading_20_3" text:outline-level="3"/>
      <text:h text:style-name="P130"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79">説明</text:p>
          </table:table-cell>
          <table:table-cell office:value-type="string">
            <text:p text:style-name="P63"/>
            <text:p text:style-name="P63">リストの要素数を返します。</text:p>
          </table:table-cell>
        </table:table-row>
        <table:table-row>
          <table:table-cell office:value-type="string">
            <text:p text:style-name="P79">書式</text:p>
          </table:table-cell>
          <table:table-cell office:value-type="string">
            <text:p text:style-name="P63"/>
            <text:p text:style-name="P63">List len</text:p>
          </table:table-cell>
        </table:table-row>
        <table:table-row>
          <table:table-cell office:value-type="string">
            <text:p text:style-name="P79">詳細</text:p>
          </table:table-cell>
          <table:table-cell office:value-type="string">
            <text:p text:style-name="P63"/>
            <text:p text:style-name="P63">リストの要素数を返します。</text:p>
          </table:table-cell>
        </table:table-row>
        <table:table-row>
          <table:table-cell office:value-type="string">
            <text:p text:style-name="P79">戻り値</text:p>
          </table:table-cell>
          <table:table-cell office:value-type="string">
            <text:p text:style-name="P63"/>
            <text:p text:style-name="P63">リストの要素数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79">説明</text:p>
          </table:table-cell>
          <table:table-cell office:value-type="string">
            <text:p text:style-name="P63"/>
            <text:p text:style-name="P63">リストの各要素に処理を加えて新しいリストをつくります。</text:p>
          </table:table-cell>
        </table:table-row>
        <table:table-row>
          <table:table-cell office:value-type="string">
            <text:p text:style-name="P79">書式</text:p>
          </table:table-cell>
          <table:table-cell office:value-type="string">
            <text:p text:style-name="P63"/>
            <text:p text:style-name="P63">List map { | <text:span text:style-name="T17">var</text:span> | <text:s/><text:span text:style-name="T17">block</text:span> <text:s/>}</text:p>
          </table:table-cell>
        </table:table-row>
        <table:table-row>
          <table:table-cell office:value-type="string">
            <text:p text:style-name="P79">詳細</text:p>
          </table:table-cell>
          <table:table-cell office:value-type="string">
            <text:p text:style-name="P63"/>
            <text:p text:style-name="P63">Listの各要素に対してblockを適用し、blockの戻り値により新しいリストを作成し、返します。blockには、リストの要素としてvarが渡ります。</text:p>
          </table:table-cell>
        </table:table-row>
        <table:table-row>
          <table:table-cell office:value-type="string">
            <text:p text:style-name="P79">戻り値</text:p>
          </table:table-cell>
          <table:table-cell office:value-type="string">
            <text:p text:style-name="P63"/>
            <text:p text:style-name="P63">新しい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リストの各要素を文字列に変換する。</text:p>
            <text:p text:style-name="P69">(1 2 3) map {| i | "" . $i};<text:tab/># <text:span text:style-name="T22">→</text:span> ("1" "2" "3")</text:p>
          </table:table-cell>
        </table:table-row>
      </table:table>
      <text:h text:style-name="Heading_20_3" text:outline-level="3"/>
      <text:h text:style-name="P130"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79">説明</text:p>
          </table:table-cell>
          <table:table-cell office:value-type="string">
            <text:p text:style-name="P63"/>
            <text:p text:style-name="P63">リストの要素が空であるかを調べます。</text:p>
          </table:table-cell>
        </table:table-row>
        <table:table-row>
          <table:table-cell office:value-type="string">
            <text:p text:style-name="P79">書式</text:p>
          </table:table-cell>
          <table:table-cell office:value-type="string">
            <text:p text:style-name="P63"/>
            <text:p text:style-name="P63">List null?</text:p>
          </table:table-cell>
        </table:table-row>
        <table:table-row>
          <table:table-cell office:value-type="string">
            <text:p text:style-name="P79">詳細</text:p>
          </table:table-cell>
          <table:table-cell office:value-type="string">
            <text:p text:style-name="P63"/>
            <text:p text:style-name="P63">リストの要素が空である場合tを返します。</text:p>
          </table:table-cell>
        </table:table-row>
        <table:table-row>
          <table:table-cell office:value-type="string">
            <text:p text:style-name="P79">戻り値</text:p>
          </table:table-cell>
          <table:table-cell office:value-type="string">
            <text:p text:style-name="P63"/>
            <text:p text:style-name="P63">リストの要素が空であるばあtを返し、それ以外の場合はnilを返します。</text:p>
          </table:table-cell>
        </table:table-row>
        <table:table-row>
          <table:table-cell office:value-type="string">
            <text:p text:style-name="P79">例外</text:p>
          </table:table-cell>
          <table:table-cell office:value-type="string">
            <text:p text:style-name="P69"/>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79">説明</text:p>
          </table:table-cell>
          <table:table-cell office:value-type="string">
            <text:p text:style-name="P63"/>
            <text:p text:style-name="P63">リストのn番目の要素からのリストを返します。</text:p>
          </table:table-cell>
        </table:table-row>
        <table:table-row>
          <table:table-cell office:value-type="string">
            <text:p text:style-name="P79">書式</text:p>
          </table:table-cell>
          <table:table-cell office:value-type="string">
            <text:p text:style-name="P63"/>
            <text:p text:style-name="P63">List seek <text:span text:style-name="T17">index</text:span></text:p>
          </table:table-cell>
        </table:table-row>
        <table:table-row>
          <table:table-cell office:value-type="string">
            <text:p text:style-name="P79">詳細</text:p>
          </table:table-cell>
          <table:table-cell office:value-type="string">
            <text:p text:style-name="P63"/>
            <text:p text:style-name="P63">Listの<text:span text:style-name="T17">index</text:span>版目以降のリストの部分集合を返します。<text:span text:style-name="T17">index</text:span>は0から始まります。indexがListの要素数より大きい場合は空のリストが返ります。</text:p>
          </table:table-cell>
        </table:table-row>
        <table:table-row>
          <table:table-cell office:value-type="string">
            <text:p text:style-name="P79">戻り値</text:p>
          </table:table-cell>
          <table:table-cell office:value-type="string">
            <text:p text:style-name="P63"/>
            <text:p text:style-name="P63">Listの<text:span text:style-name="T17">index</text:span>番目以降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1 2 3) seek 0;<text:tab/># <text:span text:style-name="T22">→</text:span> (1 2 3)</text:p>
            <text:p text:style-name="P69">(1 2 3) seek 1;<text:tab/># <text:span text:style-name="T22">→</text:span> (2 3)</text:p>
            <text:p text:style-name="P69">(1 2 3) seek 3;<text:tab/># <text:span text:style-name="T22">→</text:span> ()</text:p>
          </table:table-cell>
        </table:table-row>
      </table:table>
      <text:h text:style-name="Heading_20_3" text:outline-level="3"/>
      <text:h text:style-name="P130"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79">説明</text:p>
          </table:table-cell>
          <table:table-cell office:value-type="string">
            <text:p text:style-name="P63"/>
            <text:p text:style-name="P63">リストをn番目の位置で分割します。</text:p>
          </table:table-cell>
        </table:table-row>
        <table:table-row>
          <table:table-cell office:value-type="string">
            <text:p text:style-name="P79">書式</text:p>
          </table:table-cell>
          <table:table-cell office:value-type="string">
            <text:p text:style-name="P63"/>
            <text:p text:style-name="P63">List split <text:span text:style-name="T17">index</text:span></text:p>
          </table:table-cell>
        </table:table-row>
        <table:table-row>
          <table:table-cell office:value-type="string">
            <text:p text:style-name="P79">詳細</text:p>
          </table:table-cell>
          <table:table-cell office:value-type="string">
            <text:p text:style-name="P63"/>
            <text:p text:style-name="P63">Listを<text:span text:style-name="T17">index</text:span>番目の位置で分割し、先頭の要素および最後の要素のそれぞれのリストをリストで返します。<text:span text:style-name="T17">index</text:span>は0から始まります。</text:p>
          </table:table-cell>
        </table:table-row>
        <table:table-row>
          <table:table-cell office:value-type="string">
            <text:p text:style-name="P79">戻り値</text:p>
          </table:table-cell>
          <table:table-cell office:value-type="string">
            <text:p text:style-name="P63"/>
            <text:p text:style-name="P63">リストを分割した後のリスト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1 2 3) split 0;<text:tab/># <text:span text:style-name="T22">→</text:span> (() (1 2 3))</text:p>
            <text:p text:style-name="P69">(1 2 3) split 1;<text:tab/># <text:span text:style-name="T22">→</text:span> ((1) (2 3))</text:p>
            <text:p text:style-name="P69">(1 2 3) split 4;<text:tab/># <text:span text:style-name="T22">→</text:span> ((1 2 3) ())</text:p>
          </table:table-cell>
        </table:table-row>
      </table:table>
      <text:h text:style-name="Heading_20_3" text:outline-level="3"/>
      <text:h text:style-name="P130"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79">説明</text:p>
          </table:table-cell>
          <table:table-cell office:value-type="string">
            <text:p text:style-name="P63"/>
            <text:p text:style-name="P63">オブジェクトの親クラスのリストを返します。</text:p>
          </table:table-cell>
        </table:table-row>
        <table:table-row>
          <table:table-cell office:value-type="string">
            <text:p text:style-name="P79">書式</text:p>
          </table:table-cell>
          <table:table-cell office:value-type="string">
            <text:p text:style-name="P63"/>
            <text:p text:style-name="P63">Object delegate?</text:p>
          </table:table-cell>
        </table:table-row>
        <table:table-row>
          <table:table-cell office:value-type="string">
            <text:p text:style-name="P79">詳細</text:p>
          </table:table-cell>
          <table:table-cell office:value-type="string">
            <text:p text:style-name="P63"/>
            <text:p text:style-name="P63">Objectの親クラスをリストで返します。</text:p>
          </table:table-cell>
        </table:table-row>
        <table:table-row>
          <table:table-cell office:value-type="string">
            <text:p text:style-name="P79">戻り値</text:p>
          </table:table-cell>
          <table:table-cell office:value-type="string">
            <text:p text:style-name="P63"/>
            <text:p text:style-name="P63">クラスのリスト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04_1559979953"/>Object::eq<text:span text:style-name="T1">　</text:span><text:bookmark-end text:name="__RefHeading__14704_1559979953"/></text:h>
      <table:table table:name="表156" table:style-name="表156">
        <table:table-column table:style-name="表156.A"/>
        <table:table-column table:style-name="表156.B"/>
        <table:table-row>
          <table:table-cell office:value-type="string">
            <text:p text:style-name="P79">説明</text:p>
          </table:table-cell>
          <table:table-cell office:value-type="string">
            <text:p text:style-name="P63"/>
            <text:p text:style-name="P63">オブジェクトが等しいか調べます。</text:p>
          </table:table-cell>
        </table:table-row>
        <table:table-row>
          <table:table-cell office:value-type="string">
            <text:p text:style-name="P79">書式</text:p>
          </table:table-cell>
          <table:table-cell office:value-type="string">
            <text:p text:style-name="P63"/>
            <text:p text:style-name="P63">Object eq <text:span text:style-name="T17">val</text:span></text:p>
          </table:table-cell>
        </table:table-row>
        <table:table-row>
          <table:table-cell office:value-type="string">
            <text:p text:style-name="P79">詳細</text:p>
          </table:table-cell>
          <table:table-cell office:value-type="string">
            <text:p text:style-name="P63"/>
            <text:p text:style-name="P63">Objectと<text:span text:style-name="T17">val</text:span>が等しいか調べます。</text:p>
          </table:table-cell>
        </table:table-row>
        <table:table-row>
          <table:table-cell office:value-type="string">
            <text:p text:style-name="P79">戻り値</text:p>
          </table:table-cell>
          <table:table-cell office:value-type="string">
            <text:p text:style-name="P63"/>
            <text:p text:style-name="P63">Objectと<text:span text:style-name="T17">val</text:span>が等しい場合は、<text:span text:style-name="T17">val</text:span>を返します。異なるオブジェクトの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79">説明</text:p>
          </table:table-cell>
          <table:table-cell office:value-type="string">
            <text:p text:style-name="P63"/>
            <text:p text:style-name="P63">オブジェクトのインスタンス変数およびメソッドを返します。</text:p>
          </table:table-cell>
        </table:table-row>
        <table:table-row>
          <table:table-cell office:value-type="string">
            <text:p text:style-name="P79">書式</text:p>
          </table:table-cell>
          <table:table-cell office:value-type="string">
            <text:p text:style-name="P63"/>
            <text:p text:style-name="P63">Object get <text:span text:style-name="T17">var</text:span></text:p>
            <text:p text:style-name="P63"><text:span text:style-name="T21">Object var? </text:span><text:span text:style-name="T17">var</text:span></text:p>
            <text:p text:style-name="P77">※var? は get のシノニムです。</text:p>
          </table:table-cell>
        </table:table-row>
        <table:table-row>
          <table:table-cell office:value-type="string">
            <text:p text:style-name="P79">詳細</text:p>
          </table:table-cell>
          <table:table-cell office:value-type="string">
            <text:p text:style-name="P63"/>
            <text:p text:style-name="P63">Objectに設定されたインスタンス変数名<text:span text:style-name="T17">var</text:span>の値(インスタンス変数およびメソッド)を返します。</text:p>
          </table:table-cell>
        </table:table-row>
        <table:table-row>
          <table:table-cell office:value-type="string">
            <text:p text:style-name="P79">戻り値</text:p>
          </table:table-cell>
          <table:table-cell office:value-type="string">
            <text:p text:style-name="P63"/>
            <text:p text:style-name="P63"><text:span text:style-name="T20">var</text:span>に設定された値が返ります。<text:span text:style-name="T17">var</text:span>がObjectのスロットに存在しない場合はnil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79">説明</text:p>
          </table:table-cell>
          <table:table-cell office:value-type="string">
            <text:p text:style-name="P63"/>
            <text:p text:style-name="P63">クラスまたはオブジェクトにメソッドを定義します。</text:p>
          </table:table-cell>
        </table:table-row>
        <table:table-row>
          <table:table-cell office:value-type="string">
            <text:p text:style-name="P79">書式</text:p>
          </table:table-cell>
          <table:table-cell office:value-type="string">
            <text:p text:style-name="P63"/>
            <text:p text:style-name="P63">Object method <text:span text:style-name="T17">name</text:span> ( <text:span text:style-name="T17">argspec</text:span> ) { <text:span text:style-name="T17">body</text:span> }</text:p>
            <text:p text:style-name="P63"><text:tab/><text:span text:style-name="T17">argspec</text:span> : [ <text:span text:style-name="T17">posargs</text:span> ... ] [ <text:span text:style-name="T17">keyword</text:span><text:span text:style-name="T21">: </text:span><text:span text:style-name="T17">keyargs </text:span>... ] [ args: <text:span text:style-name="T17">restarg</text:span> ]</text:p>
            <text:p text:style-name="P63"><text:tab/><text:span text:style-name="T17">posargs</text:span> : <text:span text:style-name="T17">symbol</text:span> | &amp;<text:span text:style-name="T17">symbol</text:span></text:p>
            <text:p text:style-name="P63"><text:tab/><text:span text:style-name="T17">keyargs</text:span> : <text:span text:style-name="T17">symbol</text:span> | &amp;<text:span text:style-name="T17">symbol</text:span></text:p>
            <text:p text:style-name="P63"><text:span text:style-name="T17"><text:tab/>restarg </text:span><text:span text:style-name="T21">:</text:span><text:span text:style-name="T17"> symbol</text:span></text:p>
          </table:table-cell>
        </table:table-row>
        <table:table-row>
          <table:table-cell office:value-type="string">
            <text:p text:style-name="P79">詳細</text:p>
          </table:table-cell>
          <table:table-cell office:value-type="string">
            <text:p text:style-name="P63"/>
            <text:p text:style-name="P63">クラスまたはオブジェクトにメソッド<text:span text:style-name="T17">name</text:span>を定義します。詳細は、コマンドリファレンスのdefunを参照願います。</text:p>
          </table:table-cell>
        </table:table-row>
        <table:table-row>
          <table:table-cell office:value-type="string">
            <text:p text:style-name="P79">戻り値</text:p>
          </table:table-cell>
          <table:table-cell office:value-type="string">
            <text:p text:style-name="P63"/>
            <text:p text:style-name="P63">定義された関数を返し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79">説明</text:p>
          </table:table-cell>
          <table:table-cell office:value-type="string">
            <text:p text:style-name="P63"/>
            <text:p text:style-name="P63">オブジェクトに適用可能なメソッドがあるかを調べます。</text:p>
          </table:table-cell>
        </table:table-row>
        <table:table-row>
          <table:table-cell office:value-type="string">
            <text:p text:style-name="P79">書式</text:p>
          </table:table-cell>
          <table:table-cell office:value-type="string">
            <text:p text:style-name="P63"/>
            <text:p text:style-name="P63">Object method? <text:span text:style-name="T17">var</text:span></text:p>
          </table:table-cell>
        </table:table-row>
        <table:table-row>
          <table:table-cell office:value-type="string">
            <text:p text:style-name="P79">詳細</text:p>
          </table:table-cell>
          <table:table-cell office:value-type="string">
            <text:p text:style-name="P63"/>
            <text:p text:style-name="P63">Objectに対して<text:span text:style-name="T17">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79">戻り値</text:p>
          </table:table-cell>
          <table:table-cell office:value-type="string">
            <text:p text:style-name="P63"/>
            <text:p text:style-name="P63">適用可能なメソッドが存在する場合は関数を返します。存在しない場合はnilを返し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79">説明</text:p>
          </table:table-cell>
          <table:table-cell office:value-type="string">
            <text:p text:style-name="P63"/>
            <text:p text:style-name="P63">インスタンス変数に値を設定します。</text:p>
          </table:table-cell>
        </table:table-row>
        <table:table-row>
          <table:table-cell office:value-type="string">
            <text:p text:style-name="P79">書式</text:p>
          </table:table-cell>
          <table:table-cell office:value-type="string">
            <text:p text:style-name="P63"/>
            <text:p text:style-name="P63">Object set! <text:span text:style-name="T17">var</text:span> <text:span text:style-name="T17">val</text:span> </text:p>
          </table:table-cell>
        </table:table-row>
        <table:table-row>
          <table:table-cell office:value-type="string">
            <text:p text:style-name="P79">詳細</text:p>
          </table:table-cell>
          <table:table-cell office:value-type="string">
            <text:p text:style-name="P63"/>
            <text:p text:style-name="P63">オブジェクトのインスタンス変数<text:span text:style-name="T17">var</text:span>に対して値<text:span text:style-name="T17">val</text:span>を設定します。</text:p>
          </table:table-cell>
        </table:table-row>
        <table:table-row>
          <table:table-cell office:value-type="string">
            <text:p text:style-name="P79">戻り値</text:p>
          </table:table-cell>
          <table:table-cell office:value-type="string">
            <text:p text:style-name="P63"/>
            <text:p text:style-name="P63"><text:span text:style-name="T17">val</text:span>を返し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79">説明</text:p>
          </table:table-cell>
          <table:table-cell office:value-type="string">
            <text:p text:style-name="P63"/>
            <text:p text:style-name="P63">オブジェクトの文字列表現を返します。</text:p>
          </table:table-cell>
        </table:table-row>
        <table:table-row>
          <table:table-cell office:value-type="string">
            <text:p text:style-name="P79">書式</text:p>
          </table:table-cell>
          <table:table-cell office:value-type="string">
            <text:p text:style-name="P63"/>
            <text:p text:style-name="P63">Object string</text:p>
          </table:table-cell>
        </table:table-row>
        <table:table-row>
          <table:table-cell office:value-type="string">
            <text:p text:style-name="P79">詳細</text:p>
          </table:table-cell>
          <table:table-cell office:value-type="string">
            <text:p text:style-name="P63"/>
            <text:p text:style-name="P6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79">戻り値</text:p>
          </table:table-cell>
          <table:table-cell office:value-type="string">
            <text:p text:style-name="P63"/>
            <text:p text:style-name="P63">オブジェクトを表す文字列が返り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79">説明</text:p>
          </table:table-cell>
          <table:table-cell office:value-type="string">
            <text:p text:style-name="P63"/>
            <text:p text:style-name="P63">オブジェクトのタイプを返します。</text:p>
          </table:table-cell>
        </table:table-row>
        <table:table-row>
          <table:table-cell office:value-type="string">
            <text:p text:style-name="P79">書式</text:p>
          </table:table-cell>
          <table:table-cell office:value-type="string">
            <text:p text:style-name="P63"/>
            <text:p text:style-name="P63">Object type?</text:p>
          </table:table-cell>
        </table:table-row>
        <table:table-row>
          <table:table-cell office:value-type="string">
            <text:p text:style-name="P79">詳細</text:p>
          </table:table-cell>
          <table:table-cell office:value-type="string">
            <text:p text:style-name="P63"/>
            <text:p text:style-name="P63">オブジェクトのタイプを返します。以下のシンボル型の値が返ります。</text:p>
            <text:list xml:id="list3513105452546051037" text:style-name="L41">
              <text:list-item>
                <text:p text:style-name="P140">整数: INTEGER</text:p>
              </text:list-item>
              <text:list-item>
                <text:p text:style-name="P140">浮動小数点: REAL</text:p>
              </text:list-item>
              <text:list-item>
                <text:p text:style-name="P140">文字列: STRING</text:p>
              </text:list-item>
              <text:list-item>
                <text:p text:style-name="P140">正規表現: RQUOTE</text:p>
              </text:list-item>
              <text:list-item>
                <text:p text:style-name="P140">リスト: LIST</text:p>
              </text:list-item>
              <text:list-item>
                <text:p text:style-name="P140">ブロック: CLOSURE</text:p>
              </text:list-item>
              <text:list-item>
                <text:p text:style-name="P140">オブジェクト: OBJECT</text:p>
              </text:list-item>
              <text:list-item>
                <text:p text:style-name="P141">辞書: DICT</text:p>
              </text:list-item>
              <text:list-item>
                <text:p text:style-name="P141">配列: VECTOR</text:p>
              </text:list-item>
            </text:list>
          </table:table-cell>
        </table:table-row>
        <table:table-row>
          <table:table-cell office:value-type="string">
            <text:p text:style-name="P79">戻り値</text:p>
          </table:table-cell>
          <table:table-cell office:value-type="string">
            <text:p text:style-name="P63"/>
            <text:p text:style-name="P63">シンボル値によるデータ型名が返り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79">説明</text:p>
          </table:table-cell>
          <table:table-cell office:value-type="string">
            <text:p text:style-name="P63"/>
            <text:p text:style-name="P63">オブジェクトのインスタンス変数一覧を返します。</text:p>
          </table:table-cell>
        </table:table-row>
        <table:table-row>
          <table:table-cell office:value-type="string">
            <text:p text:style-name="P79">書式</text:p>
          </table:table-cell>
          <table:table-cell office:value-type="string">
            <text:p text:style-name="P63"/>
            <text:p text:style-name="P63">Object vars</text:p>
          </table:table-cell>
        </table:table-row>
        <table:table-row>
          <table:table-cell office:value-type="string">
            <text:p text:style-name="P79">詳細</text:p>
          </table:table-cell>
          <table:table-cell office:value-type="string">
            <text:p text:style-name="P63"/>
            <text:p text:style-name="P63">オブジェクトが持つインスタンス変数のシンボル名をリストで返します。</text:p>
          </table:table-cell>
        </table:table-row>
        <table:table-row>
          <table:table-cell office:value-type="string">
            <text:p text:style-name="P79">戻り値</text:p>
          </table:table-cell>
          <table:table-cell office:value-type="string">
            <text:p text:style-name="P63"/>
            <text:p text:style-name="P63">オブジェクトのインスタンス変数の一覧がリストで返ります。</text:p>
          </table:table-cell>
        </table:table-row>
        <table:table-row>
          <table:table-cell office:value-type="string">
            <text:p text:style-name="P79">例外</text:p>
          </table:table-cell>
          <table:table-cell office:value-type="string">
            <text:p text:style-name="P63"/>
            <text:p text:style-name="P77">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20_1559979953"/>Real::!=<text:span text:style-name="T1">　</text:span><text:bookmark-end text:name="__RefHeading__14720_1559979953"/></text:h>
      <text:h text:style-name="P122" text:outline-level="3"><text:bookmark-start text:name="__RefHeading__14722_1559979953"/>Real::&lt;　<text:bookmark-end text:name="__RefHeading__14722_1559979953"/></text:h>
      <text:h text:style-name="P122" text:outline-level="3"><text:bookmark-start text:name="__RefHeading__14724_1559979953"/>Real::&lt;=　<text:bookmark-end text:name="__RefHeading__14724_1559979953"/></text:h>
      <text:h text:style-name="P122" text:outline-level="3"><text:bookmark-start text:name="__RefHeading__14726_1559979953"/>Real::=　<text:bookmark-end text:name="__RefHeading__14726_1559979953"/></text:h>
      <text:h text:style-name="P122" text:outline-level="3"><text:bookmark-start text:name="__RefHeading__14728_1559979953"/>Real::&gt;　<text:bookmark-end text:name="__RefHeading__14728_1559979953"/></text:h>
      <text:h text:style-name="P122"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79">説明</text:p>
          </table:table-cell>
          <table:table-cell office:value-type="string">
            <text:p text:style-name="P63"/>
            <text:p text:style-name="P63">浮動小数点の比較を行います。</text:p>
          </table:table-cell>
        </table:table-row>
        <table:table-row>
          <table:table-cell office:value-type="string">
            <text:p text:style-name="P79">書式</text:p>
          </table:table-cell>
          <table:table-cell office:value-type="string">
            <text:p text:style-name="P63"/>
            <text:p text:style-name="P63">Real = <text:span text:style-name="T17">val</text:span></text:p>
            <text:p text:style-name="P63">Real != <text:span text:style-name="T17">val</text:span></text:p>
            <text:p text:style-name="P63">Real &gt; <text:span text:style-name="T17">val</text:span></text:p>
            <text:p text:style-name="P63">Real &gt;= <text:span text:style-name="T17">val</text:span></text:p>
            <text:p text:style-name="P63">Real &lt; <text:span text:style-name="T17">val</text:span></text:p>
            <text:p text:style-name="P63">Real &lt;= <text:span text:style-name="T17">val</text:span></text:p>
          </table:table-cell>
        </table:table-row>
        <table:table-row>
          <table:table-cell office:value-type="string">
            <text:p text:style-name="P79">詳細</text:p>
          </table:table-cell>
          <table:table-cell office:value-type="string">
            <text:p text:style-name="P63"/>
            <text:p text:style-name="P63">Realと<text:span text:style-name="T17">val</text:span>の比較を行います。</text:p>
            <text:p text:style-name="P63">= 等しい場合真</text:p>
            <text:p text:style-name="P63">!= 等しくない場合真</text:p>
            <text:p text:style-name="P63">&gt; より大きい場合真</text:p>
            <text:p text:style-name="P63">&gt;= より大きいか等しい場合真</text:p>
            <text:p text:style-name="P63">&lt; より小さい場合真</text:p>
            <text:p text:style-name="P63">&lt;= より小さいか等しい場合真</text:p>
          </table:table-cell>
        </table:table-row>
        <table:table-row>
          <table:table-cell office:value-type="string">
            <text:p text:style-name="P79">戻り値</text:p>
          </table:table-cell>
          <table:table-cell office:value-type="string">
            <text:p text:style-name="P63"/>
            <text:p text:style-name="P63">比較の結果、真の場合はtを返します。偽の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32_1559979953"/>Real::*<text:span text:style-name="T1">　</text:span><text:bookmark-end text:name="__RefHeading__14732_1559979953"/></text:h>
      <text:h text:style-name="P122" text:outline-level="3"><text:bookmark-start text:name="__RefHeading__14734_1559979953"/>Real::+　<text:bookmark-end text:name="__RefHeading__14734_1559979953"/></text:h>
      <text:h text:style-name="P122" text:outline-level="3"><text:bookmark-start text:name="__RefHeading__14736_1559979953"/>Real::-　<text:bookmark-end text:name="__RefHeading__14736_1559979953"/></text:h>
      <text:h text:style-name="P122"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79">説明</text:p>
          </table:table-cell>
          <table:table-cell office:value-type="string">
            <text:p text:style-name="P63"/>
            <text:p text:style-name="P63">浮動小数点演算を行います。</text:p>
          </table:table-cell>
        </table:table-row>
        <table:table-row>
          <table:table-cell office:value-type="string">
            <text:p text:style-name="P79">書式</text:p>
          </table:table-cell>
          <table:table-cell office:value-type="string">
            <text:p text:style-name="P63"/>
            <text:p text:style-name="P63">Real + <text:span text:style-name="T17">val</text:span></text:p>
            <text:p text:style-name="P63">Real – <text:span text:style-name="T17">val</text:span></text:p>
            <text:p text:style-name="P63">Real * <text:span text:style-name="T17">val</text:span></text:p>
            <text:p text:style-name="P63">Real / <text:span text:style-name="T17">val</text:span></text:p>
          </table:table-cell>
        </table:table-row>
        <table:table-row>
          <table:table-cell office:value-type="string">
            <text:p text:style-name="P79">詳細</text:p>
          </table:table-cell>
          <table:table-cell office:value-type="string">
            <text:p text:style-name="P63"/>
            <text:p text:style-name="P63">Realと<text:span text:style-name="T17">val</text:span>の演算を行います。</text:p>
            <text:p text:style-name="P63">+ 加算</text:p>
            <text:p text:style-name="P63">- 減算</text:p>
            <text:p text:style-name="P63">* 乗算</text:p>
            <text:p text:style-name="P63">/ 除算</text:p>
          </table:table-cell>
        </table:table-row>
        <table:table-row>
          <table:table-cell office:value-type="string">
            <text:p text:style-name="P79">戻り値</text:p>
          </table:table-cell>
          <table:table-cell office:value-type="string">
            <text:p text:style-name="P63"/>
            <text:p text:style-name="P63">Realと<text:span text:style-name="T17">val</text:span>の演算結果を返します。<text:span text:style-name="T17">val</text:span>は浮動小数点もしくは整数を指定可能です。</text:p>
            <text:p text:style-name="P63"><text:span text:style-name="T17">val</text:span>に整数を指定した場合も返される型は浮動小数点型とな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40_1559979953"/>String::!=<text:span text:style-name="T1">　</text:span><text:bookmark-end text:name="__RefHeading__14740_1559979953"/></text:h>
      <text:h text:style-name="P122" text:outline-level="3"><text:bookmark-start text:name="__RefHeading__14742_1559979953"/>String::&lt;　<text:bookmark-end text:name="__RefHeading__14742_1559979953"/></text:h>
      <text:h text:style-name="P122" text:outline-level="3"><text:bookmark-start text:name="__RefHeading__14744_1559979953"/>String::&lt;=　<text:bookmark-end text:name="__RefHeading__14744_1559979953"/></text:h>
      <text:h text:style-name="P122" text:outline-level="3"><text:bookmark-start text:name="__RefHeading__14746_1559979953"/>String::=　<text:bookmark-end text:name="__RefHeading__14746_1559979953"/></text:h>
      <text:h text:style-name="P122" text:outline-level="3"><text:bookmark-start text:name="__RefHeading__14748_1559979953"/>String::&gt;　<text:bookmark-end text:name="__RefHeading__14748_1559979953"/></text:h>
      <text:h text:style-name="P122"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79">説明</text:p>
          </table:table-cell>
          <table:table-cell office:value-type="string">
            <text:p text:style-name="P63"/>
            <text:p text:style-name="P63">文字列の比較を行います。</text:p>
          </table:table-cell>
        </table:table-row>
        <table:table-row>
          <table:table-cell office:value-type="string">
            <text:p text:style-name="P79">書式</text:p>
          </table:table-cell>
          <table:table-cell office:value-type="string">
            <text:p text:style-name="P63"/>
            <text:p text:style-name="P63">String = <text:span text:style-name="T17">val</text:span></text:p>
            <text:p text:style-name="P63">String != <text:span text:style-name="T17">val</text:span></text:p>
            <text:p text:style-name="P63">String &gt; <text:span text:style-name="T17">val</text:span></text:p>
            <text:p text:style-name="P63">String &gt;= <text:span text:style-name="T17">val</text:span></text:p>
            <text:p text:style-name="P63">String &lt; <text:span text:style-name="T17">val</text:span></text:p>
            <text:p text:style-name="P63">String &lt;= <text:span text:style-name="T17">val</text:span></text:p>
          </table:table-cell>
        </table:table-row>
        <table:table-row>
          <table:table-cell office:value-type="string">
            <text:p text:style-name="P79">詳細</text:p>
          </table:table-cell>
          <table:table-cell office:value-type="string">
            <text:p text:style-name="P63"/>
            <text:p text:style-name="P63">Stringと<text:span text:style-name="T17">val</text:span>の比較を行います。比較は文字コードの順により行います。</text:p>
            <text:p text:style-name="P63">= 等しい場合真</text:p>
            <text:p text:style-name="P63">!= 等しくない場合真</text:p>
            <text:p text:style-name="P63">&gt; より大きい場合真</text:p>
            <text:p text:style-name="P63">&gt;= より大きいか等しい場合真</text:p>
            <text:p text:style-name="P63">&lt; より小さい場合真</text:p>
            <text:p text:style-name="P63">&lt;= より小さいか等しい場合真</text:p>
          </table:table-cell>
        </table:table-row>
        <table:table-row>
          <table:table-cell office:value-type="string">
            <text:p text:style-name="P79">戻り値</text:p>
          </table:table-cell>
          <table:table-cell office:value-type="string">
            <text:p text:style-name="P63"/>
            <text:p text:style-name="P63">比較の結果、真の場合はtを返します。偽の場合はnil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79">説明</text:p>
          </table:table-cell>
          <table:table-cell office:value-type="string">
            <text:p text:style-name="P63"/>
            <text:p text:style-name="P63">文字列を追加結合します。</text:p>
          </table:table-cell>
        </table:table-row>
        <table:table-row>
          <table:table-cell office:value-type="string">
            <text:p text:style-name="P79">書式</text:p>
          </table:table-cell>
          <table:table-cell office:value-type="string">
            <text:p text:style-name="P63"/>
            <text:p text:style-name="P63">String + <text:span text:style-name="T17">val</text:span> <text:s/>[ <text:span text:style-name="T17">val</text:span> <text:s/>... ]</text:p>
          </table:table-cell>
        </table:table-row>
        <table:table-row>
          <table:table-cell office:value-type="string">
            <text:p text:style-name="P79">詳細</text:p>
          </table:table-cell>
          <table:table-cell office:value-type="string">
            <text:p text:style-name="P63"/>
            <text:p text:style-name="P63">文字列に<text:span text:style-name="T17">val</text:span>を追加します。元の変数は、追加された状態に変更されます。v<text:span text:style-name="T17">al</text:span><text:span text:style-name="T21">は、</text:span>任意の型のデータが指定可能で、文字列型に変換され追加されます。</text:p>
          </table:table-cell>
        </table:table-row>
        <table:table-row>
          <table:table-cell office:value-type="string">
            <text:p text:style-name="P79">戻り値</text:p>
          </table:table-cell>
          <table:table-cell office:value-type="string">
            <text:p text:style-name="P63"/>
            <text:p text:style-name="P63">文字列が結合された結果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79">説明</text:p>
          </table:table-cell>
          <table:table-cell office:value-type="string">
            <text:p text:style-name="P63"/>
            <text:p text:style-name="P63">文字列を結合します。</text:p>
          </table:table-cell>
        </table:table-row>
        <table:table-row>
          <table:table-cell office:value-type="string">
            <text:p text:style-name="P79">書式</text:p>
          </table:table-cell>
          <table:table-cell office:value-type="string">
            <text:p text:style-name="P63"/>
            <text:p text:style-name="P63">String . <text:span text:style-name="T17">val</text:span> <text:s/>[ <text:span text:style-name="T17">val</text:span> <text:s/>... ]</text:p>
          </table:table-cell>
        </table:table-row>
        <table:table-row>
          <table:table-cell office:value-type="string">
            <text:p text:style-name="P79">詳細</text:p>
          </table:table-cell>
          <table:table-cell office:value-type="string">
            <text:p text:style-name="P63"/>
            <text:p text:style-name="P63">文字列に<text:span text:style-name="T17">val</text:span>を追加します。元の変数は変更されません。v<text:span text:style-name="T17">al</text:span><text:span text:style-name="T21">は、</text:span>任意の型のデータが指定可能で、文字列型に変換され追加されます。</text:p>
          </table:table-cell>
        </table:table-row>
        <table:table-row>
          <table:table-cell office:value-type="string">
            <text:p text:style-name="P79">戻り値</text:p>
          </table:table-cell>
          <table:table-cell office:value-type="string">
            <text:p text:style-name="P63"/>
            <text:p text:style-name="P63">文字列が結合された結果を返し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79">説明</text:p>
          </table:table-cell>
          <table:table-cell office:value-type="string">
            <text:p text:style-name="P63"/>
            <text:p text:style-name="P63">正規表現パターンマッチを行います。</text:p>
          </table:table-cell>
        </table:table-row>
        <table:table-row>
          <table:table-cell office:value-type="string">
            <text:p text:style-name="P79">書式</text:p>
          </table:table-cell>
          <table:table-cell office:value-type="string">
            <text:p text:style-name="P63"/>
            <text:p text:style-name="P63">String =~ '<text:span text:style-name="T17">regex</text:span>' [ :all ] [ :nocase ]</text:p>
          </table:table-cell>
        </table:table-row>
        <table:table-row>
          <table:table-cell office:value-type="string">
            <text:p text:style-name="P79">詳細</text:p>
          </table:table-cell>
          <table:table-cell office:value-type="string">
            <text:p text:style-name="P63"/>
            <text:p text:style-name="P63">正規表現<text:span text:style-name="T17">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63">パターンにマッチした場合、以下の形式にて情報を返します。</text:p>
            <text:p text:style-name="P63">((START END STRING) ...)</text:p>
            <text:p text:style-name="P63">START: 文字列がマッチした最初の文字の位置を示します。</text:p>
            <text:p text:style-name="P63">END: 文字列がマッチした最後の文字の次の文字を示します。</text:p>
            <text:p text:style-name="P63">STRING: マッチした文字列を示します。</text:p>
            <text:p text:style-name="P63">オプション :all を指定することにより、(START END STRING) の組が複数返る場合があります。</text:p>
          </table:table-cell>
        </table:table-row>
        <table:table-row>
          <table:table-cell office:value-type="string">
            <text:p text:style-name="P79">戻り値</text:p>
          </table:table-cell>
          <table:table-cell office:value-type="string">
            <text:p text:style-name="P63"/>
            <text:p text:style-name="P63">パターンマッチの情報がリストで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79">説明</text:p>
          </table:table-cell>
          <table:table-cell office:value-type="string">
            <text:p text:style-name="P63"/>
            <text:p text:style-name="P63">文字列をperfumeのスクリプトとして評価します。</text:p>
          </table:table-cell>
        </table:table-row>
        <table:table-row>
          <table:table-cell office:value-type="string">
            <text:p text:style-name="P79">書式</text:p>
          </table:table-cell>
          <table:table-cell office:value-type="string">
            <text:p text:style-name="P63"/>
            <text:p text:style-name="P63">String eval</text:p>
          </table:table-cell>
        </table:table-row>
        <table:table-row>
          <table:table-cell office:value-type="string">
            <text:p text:style-name="P79">詳細</text:p>
          </table:table-cell>
          <table:table-cell office:value-type="string">
            <text:p text:style-name="P63"/>
            <text:p text:style-name="P63">文字列を、perfumeのスクリプトとしてパースし、現在の環境で評価します。</text:p>
          </table:table-cell>
        </table:table-row>
        <table:table-row>
          <table:table-cell office:value-type="string">
            <text:p text:style-name="P79">戻り値</text:p>
          </table:table-cell>
          <table:table-cell office:value-type="string">
            <text:p text:style-name="P63"/>
            <text:p text:style-name="P63">スクリプトを実行した結果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79">説明</text:p>
          </table:table-cell>
          <table:table-cell office:value-type="string">
            <text:p text:style-name="P63"/>
            <text:p text:style-name="P63">文字列の長さを返します。</text:p>
          </table:table-cell>
        </table:table-row>
        <table:table-row>
          <table:table-cell office:value-type="string">
            <text:p text:style-name="P79">書式</text:p>
          </table:table-cell>
          <table:table-cell office:value-type="string">
            <text:p text:style-name="P63"/>
            <text:p text:style-name="P63">String len</text:p>
          </table:table-cell>
        </table:table-row>
        <table:table-row>
          <table:table-cell office:value-type="string">
            <text:p text:style-name="P79">詳細</text:p>
          </table:table-cell>
          <table:table-cell office:value-type="string">
            <text:p text:style-name="P63"/>
            <text:p text:style-name="P63">文字列の長さを返します。</text:p>
          </table:table-cell>
        </table:table-row>
        <table:table-row>
          <table:table-cell office:value-type="string">
            <text:p text:style-name="P79">戻り値</text:p>
          </table:table-cell>
          <table:table-cell office:value-type="string">
            <text:p text:style-name="P63"/>
            <text:p text:style-name="P63">文字列の長さ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h text:style-name="Heading_20_3" text:outline-level="3"/>
      <text:h text:style-name="P130"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79">説明</text:p>
          </table:table-cell>
          <table:table-cell office:value-type="string">
            <text:p text:style-name="P63"/>
            <text:p text:style-name="P63">部分文字列を生成します。</text:p>
          </table:table-cell>
        </table:table-row>
        <table:table-row>
          <table:table-cell office:value-type="string">
            <text:p text:style-name="P79">書式</text:p>
          </table:table-cell>
          <table:table-cell office:value-type="string">
            <text:p text:style-name="P63"/>
            <text:p text:style-name="P63">String sub <text:span text:style-name="T17">start</text:span> [ <text:span text:style-name="T17">end </text:span><text:span text:style-name="T21"><text:s/>]</text:span></text:p>
          </table:table-cell>
        </table:table-row>
        <table:table-row>
          <table:table-cell office:value-type="string">
            <text:p text:style-name="P79">詳細</text:p>
          </table:table-cell>
          <table:table-cell office:value-type="string">
            <text:p text:style-name="P63"/>
            <text:p text:style-name="P63">文字列から部分文字列を生成します。文字列の<text:span text:style-name="T17">start</text:span>から<text:span text:style-name="T17">end</text:span>を部分文字列として切り出します。<text:span text:style-name="T17">end</text:span>を省略した場合は、<text:span text:style-name="T17">start</text:span>から残り全ての文字列を返します。</text:p>
          </table:table-cell>
        </table:table-row>
        <table:table-row>
          <table:table-cell office:value-type="string">
            <text:p text:style-name="P79">戻り値</text:p>
          </table:table-cell>
          <table:table-cell office:value-type="string">
            <text:p text:style-name="P63"/>
            <text:p text:style-name="P63">切り出された部分文字列が返ります。</text:p>
          </table:table-cell>
        </table:table-row>
        <table:table-row>
          <table:table-cell office:value-type="string">
            <text:p text:style-name="P79">例外</text:p>
          </table:table-cell>
          <table:table-cell office:value-type="string">
            <text:p text:style-name="P63"/>
            <text:p text:style-name="P63">ErrSyntax: 書式に誤りがあります。</text:p>
          </table:table-cell>
        </table:table-row>
        <table:table-row>
          <table:table-cell office:value-type="string">
            <text:p text:style-name="P79">使用例</text:p>
          </table:table-cell>
          <table:table-cell office:value-type="string">
            <text:p text:style-name="P69"/>
            <text:p text:style-name="P69"/>
          </table:table-cell>
        </table:table-row>
      </table:table>
      <text:p text:style-name="Standard"/>
      <text:h text:style-name="P137"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83">説明</text:p>
          </table:table-cell>
          <table:table-cell office:value-type="string">
            <text:p text:style-name="P68"/>
            <text:p text:style-name="P68">vectorオブジェクトの最後に要素を追加します。</text:p>
          </table:table-cell>
        </table:table-row>
        <table:table-row>
          <table:table-cell office:value-type="string">
            <text:p text:style-name="P83">書式</text:p>
          </table:table-cell>
          <table:table-cell office:value-type="string">
            <text:p text:style-name="P68"/>
            <text:p text:style-name="P68">vector + <text:span text:style-name="T17">val</text:span></text:p>
            <text:p text:style-name="P78">vector append <text:span text:style-name="T17">val</text:span></text:p>
            <text:p text:style-name="P78">※appendは + のシノニムです。</text:p>
          </table:table-cell>
        </table:table-row>
        <table:table-row>
          <table:table-cell office:value-type="string">
            <text:p text:style-name="P83">詳細</text:p>
          </table:table-cell>
          <table:table-cell office:value-type="string">
            <text:p text:style-name="P68"/>
            <text:p text:style-name="P86"><text:span text:style-name="T1">配列型データの最後の要素として</text:span><text:span text:style-name="T19">val</text:span><text:span text:style-name="T1">を追加します。</text:span></text:p>
          </table:table-cell>
        </table:table-row>
        <table:table-row>
          <table:table-cell office:value-type="string">
            <text:p text:style-name="P83">戻り値</text:p>
          </table:table-cell>
          <table:table-cell office:value-type="string">
            <text:p text:style-name="P68"/>
            <text:p text:style-name="P68"><text:span text:style-name="T17">val</text:span>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5" text:outline-level="3"/>
      <text:h text:style-name="P137"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83">説明</text:p>
          </table:table-cell>
          <table:table-cell office:value-type="string">
            <text:p text:style-name="P68"/>
            <text:p text:style-name="P68">vectorオブジェクトを繰り返します。</text:p>
          </table:table-cell>
        </table:table-row>
        <table:table-row>
          <table:table-cell office:value-type="string">
            <text:p text:style-name="P83">書式</text:p>
          </table:table-cell>
          <table:table-cell office:value-type="string">
            <text:p text:style-name="P68"/>
            <text:p text:style-name="P68"><text:span text:style-name="T24">vector</text:span> each do: { | <text:span text:style-name="T17">val</text:span> | <text:s/><text:span text:style-name="T17">block</text:span> }</text:p>
          </table:table-cell>
        </table:table-row>
        <table:table-row>
          <table:table-cell office:value-type="string">
            <text:p text:style-name="P83">詳細</text:p>
          </table:table-cell>
          <table:table-cell office:value-type="string">
            <text:p text:style-name="P68"/>
            <text:p text:style-name="P68">vectorオブジェクトの全要素について<text:span text:style-name="T17">block</text:span>を実行します。現在の要素は<text:span text:style-name="T17">val</text:span>に設定されます。</text:p>
          </table:table-cell>
        </table:table-row>
        <table:table-row>
          <table:table-cell office:value-type="string">
            <text:p text:style-name="P83">戻り値</text:p>
          </table:table-cell>
          <table:table-cell office:value-type="string">
            <text:p text:style-name="P68"/>
            <text:p text:style-name="P68">最後の要素について実行された<text:span text:style-name="T17">block</text:span>の結果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83">説明</text:p>
          </table:table-cell>
          <table:table-cell office:value-type="string">
            <text:p text:style-name="P68"/>
            <text:p text:style-name="P68">vectorオブジェクトから要素を取り出します。</text:p>
          </table:table-cell>
        </table:table-row>
        <table:table-row>
          <table:table-cell office:value-type="string">
            <text:p text:style-name="P83">書式</text:p>
          </table:table-cell>
          <table:table-cell office:value-type="string">
            <text:p text:style-name="P68"/>
            <text:p text:style-name="P68">vector get <text:span text:style-name="T17">index</text:span></text:p>
          </table:table-cell>
        </table:table-row>
        <table:table-row>
          <table:table-cell office:value-type="string">
            <text:p text:style-name="P83">詳細</text:p>
          </table:table-cell>
          <table:table-cell office:value-type="string">
            <text:p text:style-name="P68"/>
            <text:p text:style-name="P68">vectorオブジェクトの<text:span text:style-name="T17">index</text:span>番目の要素を返します。<text:span text:style-name="T17">index</text:span>は0からはじまります。従って最後の要素は、[vector len] -1 となります。</text:p>
          </table:table-cell>
        </table:table-row>
        <table:table-row>
          <table:table-cell office:value-type="string">
            <text:p text:style-name="P83">戻り値</text:p>
          </table:table-cell>
          <table:table-cell office:value-type="string">
            <text:p text:style-name="P68"/>
            <text:p text:style-name="P68">Index番目の要素が返ります。</text:p>
            <text:p text:style-name="P68">ErrArrayBoundary: <text:span text:style-name="T17">index</text:span>の値に誤りがあ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83">説明</text:p>
          </table:table-cell>
          <table:table-cell office:value-type="string">
            <text:p text:style-name="P68"/>
            <text:p text:style-name="P68">vectorオブジェクトの最後の要素を返します。</text:p>
          </table:table-cell>
        </table:table-row>
        <table:table-row>
          <table:table-cell office:value-type="string">
            <text:p text:style-name="P83">書式</text:p>
          </table:table-cell>
          <table:table-cell office:value-type="string">
            <text:p text:style-name="P68"/>
            <text:p text:style-name="P68">vector last</text:p>
          </table:table-cell>
        </table:table-row>
        <table:table-row>
          <table:table-cell office:value-type="string">
            <text:p text:style-name="P83">詳細</text:p>
          </table:table-cell>
          <table:table-cell office:value-type="string">
            <text:p text:style-name="P68"/>
            <text:p text:style-name="P68">vectorオブジェクトの最後の要素を返します。vectorに要素が設定されていない場合はnilを返します。</text:p>
          </table:table-cell>
        </table:table-row>
        <table:table-row>
          <table:table-cell office:value-type="string">
            <text:p text:style-name="P83">戻り値</text:p>
          </table:table-cell>
          <table:table-cell office:value-type="string">
            <text:p text:style-name="P68"/>
            <text:p text:style-name="P68">最後の要素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83">説明</text:p>
          </table:table-cell>
          <table:table-cell office:value-type="string">
            <text:p text:style-name="P68"/>
            <text:p text:style-name="P68">vectorオブジェクトの要素数を返します。</text:p>
          </table:table-cell>
        </table:table-row>
        <table:table-row>
          <table:table-cell office:value-type="string">
            <text:p text:style-name="P83">書式</text:p>
          </table:table-cell>
          <table:table-cell office:value-type="string">
            <text:p text:style-name="P68"/>
            <text:p text:style-name="P68">vector len</text:p>
          </table:table-cell>
        </table:table-row>
        <table:table-row>
          <table:table-cell office:value-type="string">
            <text:p text:style-name="P83">詳細</text:p>
          </table:table-cell>
          <table:table-cell office:value-type="string">
            <text:p text:style-name="P68"/>
            <text:p text:style-name="P68">vectorオブジェクトの要素数を返します。</text:p>
          </table:table-cell>
        </table:table-row>
        <table:table-row>
          <table:table-cell office:value-type="string">
            <text:p text:style-name="P83">戻り値</text:p>
          </table:table-cell>
          <table:table-cell office:value-type="string">
            <text:p text:style-name="P68"/>
            <text:p text:style-name="P68">vectorオブジェクトの要素数として0以上の整数値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83">説明</text:p>
          </table:table-cell>
          <table:table-cell office:value-type="string">
            <text:p text:style-name="P68"/>
            <text:p text:style-name="P68">vectorオブジェクトをリストへ変換します。</text:p>
          </table:table-cell>
        </table:table-row>
        <table:table-row>
          <table:table-cell office:value-type="string">
            <text:p text:style-name="P83">書式</text:p>
          </table:table-cell>
          <table:table-cell office:value-type="string">
            <text:p text:style-name="P68"/>
            <text:p text:style-name="P68">vector list</text:p>
          </table:table-cell>
        </table:table-row>
        <table:table-row>
          <table:table-cell office:value-type="string">
            <text:p text:style-name="P83">詳細</text:p>
          </table:table-cell>
          <table:table-cell office:value-type="string">
            <text:p text:style-name="P68"/>
            <text:p text:style-name="P68">vectorオブジェクトの各要素を順番にリストの要素としたリストを返します。</text:p>
          </table:table-cell>
        </table:table-row>
        <table:table-row>
          <table:table-cell office:value-type="string">
            <text:p text:style-name="P83">戻り値</text:p>
          </table:table-cell>
          <table:table-cell office:value-type="string">
            <text:p text:style-name="P68"/>
            <text:p text:style-name="P68">vectorオブジェクトの要素のリストが返り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83">説明</text:p>
          </table:table-cell>
          <table:table-cell office:value-type="string">
            <text:p text:style-name="P68"/>
            <text:p text:style-name="P68">vectorの要素に値を設定します。</text:p>
          </table:table-cell>
        </table:table-row>
        <table:table-row>
          <table:table-cell office:value-type="string">
            <text:p text:style-name="P83">書式</text:p>
          </table:table-cell>
          <table:table-cell office:value-type="string">
            <text:p text:style-name="P68"/>
            <text:p text:style-name="P68">vector set <text:span text:style-name="T17">index</text:span> <text:span text:style-name="T17">val</text:span></text:p>
          </table:table-cell>
        </table:table-row>
        <table:table-row>
          <table:table-cell office:value-type="string">
            <text:p text:style-name="P83">詳細</text:p>
          </table:table-cell>
          <table:table-cell office:value-type="string">
            <text:p text:style-name="P68"/>
            <text:p text:style-name="P68">vectorオブジェクトの要素位置<text:span text:style-name="T17">index</text:span>に値<text:span text:style-name="T17">val</text:span>を設定します。<text:span text:style-name="T17">index</text:span>の範囲は、0から[vector len] -1 までとなります。</text:p>
          </table:table-cell>
        </table:table-row>
        <table:table-row>
          <table:table-cell office:value-type="string">
            <text:p text:style-name="P83">戻り値</text:p>
          </table:table-cell>
          <table:table-cell office:value-type="string">
            <text:p text:style-name="P68"/>
            <text:p text:style-name="P68"><text:span text:style-name="T17">val</text:span>を返します。</text:p>
          </table:table-cell>
        </table:table-row>
        <table:table-row>
          <table:table-cell office:value-type="string">
            <text:p text:style-name="P83">例外</text:p>
          </table:table-cell>
          <table:table-cell office:value-type="string">
            <text:p text:style-name="P68"/>
            <text:p text:style-name="P68">ErrSyntax: 書式に誤りがあります。</text:p>
            <text:p text:style-name="P68">ErrArrayBoundary: <text:span text:style-name="T17">index</text:span>の値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37"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83">説明</text:p>
          </table:table-cell>
          <table:table-cell office:value-type="string">
            <text:p text:style-name="P68"/>
            <text:p text:style-name="P68">vectorオブジェクトの文字列表現を返します。</text:p>
          </table:table-cell>
        </table:table-row>
        <table:table-row>
          <table:table-cell office:value-type="string">
            <text:p text:style-name="P83">書式</text:p>
          </table:table-cell>
          <table:table-cell office:value-type="string">
            <text:p text:style-name="P68"/>
            <text:p text:style-name="P68">vector string</text:p>
          </table:table-cell>
        </table:table-row>
        <table:table-row>
          <table:table-cell office:value-type="string">
            <text:p text:style-name="P83">詳細</text:p>
          </table:table-cell>
          <table:table-cell office:value-type="string">
            <text:p text:style-name="P68"/>
            <text:p text:style-name="P68">vectorオブジェクトの文字列表現を返します。</text:p>
          </table:table-cell>
        </table:table-row>
        <table:table-row>
          <table:table-cell office:value-type="string">
            <text:p text:style-name="P83">戻り値</text:p>
          </table:table-cell>
          <table:table-cell office:value-type="string">
            <text:p text:style-name="P68"/>
            <text:p text:style-name="P68">vectorオブジェクトの文字列表現を返します。</text:p>
          </table:table-cell>
        </table:table-row>
        <table:table-row>
          <table:table-cell office:value-type="string">
            <text:p text:style-name="P83">例外</text:p>
          </table:table-cell>
          <table:table-cell office:value-type="string">
            <text:p text:style-name="P68"/>
            <text:p text:style-name="P68">ErrSyntax: 書式に誤りがあります。</text:p>
          </table:table-cell>
        </table:table-row>
        <table:table-row>
          <table:table-cell office:value-type="string">
            <text:p text:style-name="P83">使用例</text:p>
          </table:table-cell>
          <table:table-cell office:value-type="string">
            <text:p text:style-name="P74"/>
            <text:p text:style-name="P74"/>
          </table:table-cell>
        </table:table-row>
      </table:table>
      <text:h text:style-name="P129" text:outline-level="3"/>
      <text:h text:style-name="P129" text:outline-level="3"/>
      <text:p text:style-name="P27">以上</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384" draw:style-name="Mgr1" draw:text-style-name="MP2" svg:x1="-0.318cm" svg:y1="1.561cm" svg:x2="15.24cm" svg:y2="1.561cm"><text:p/></draw:line></text:p>
      </style:header>
      <style:footer>
        <text:p text:style-name="MP4"><draw:frame draw:style-name="Mfr1" draw:name="枠2" text:anchor-type="paragraph" svg:y="0.002cm" draw:z-index="2"><draw:text-box fo:min-height="0.37cm" fo:min-width="0.041cm"><text:p text:style-name="Footer"><text:span text:style-name="Page_20_Number"><text:page-number text:select-page="current">2</text:page-number></text:span></text:p></draw:text-box></draw:frame><draw:line text:anchor-type="char" draw:z-index="391"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194" draw:style-name="Mgr1" draw:text-style-name="MP2" svg:x1="-0.318cm" svg:y1="1.561cm" svg:x2="15.24cm" svg:y2="1.561cm"><text:p/></draw:line></text:p>
      </style:header>
      <style:footer>
        <text:p text:style-name="MP3"><draw:frame draw:style-name="Mfr1" draw:name="枠3" text:anchor-type="paragraph" svg:y="0.002cm" draw:z-index="397"><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199" draw:style-name="Mgr1" draw:text-style-name="MP2" svg:x1="-0.318cm" svg:y1="1.561cm" svg:x2="15.24cm" svg:y2="1.561cm"><text:p/></draw:line></text:p>
      </style:header>
      <style:footer>
        <text:p text:style-name="MP3"><draw:frame draw:style-name="Mfr1" draw:name="枠4" text:anchor-type="paragraph" svg:y="0.002cm" draw:z-index="393"><draw:text-box fo:min-height="0.37cm" fo:min-width="0.041cm"><text:p text:style-name="Footer"><text:span text:style-name="Page_20_Number"><text:page-number text:select-page="current">14</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1">
      <style:header>
        <text:p text:style-name="Header">Toy-lang Language Manual<draw:line text:anchor-type="char" draw:z-index="200" draw:style-name="Mgr1" draw:text-style-name="MP2" svg:x1="-149130.807cm" svg:y1="-149130.807cm" svg:x2="-149115.249cm" svg:y2="-149130.807cm"><text:p/></draw:line></text:p>
      </style:header>
      <style:footer>
        <text:p text:style-name="MP3"><draw:frame draw:style-name="Mfr1" draw:name="枠5"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028">.1 プラットフォーム</text:bookmark-ref><draw:line text:anchor-type="char" draw:z-index="16" draw:style-name="Mgr1" draw:text-style-name="MP2" svg:x1="-149130.807cm" svg:y1="-149130.807cm" svg:x2="-149115.249cm" svg:y2="-149130.807cm"><text:p/></draw:line></text:p>
      </style:footer>
    </style:master-page>
    <style:master-page style:name="_35__20_を変換" style:display-name="5 を変換" style:page-layout-name="Mpm1">
      <style:header>
        <text:p text:style-name="Header">Toy-lang Language Manual<draw:line text:anchor-type="char" draw:z-index="201"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0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06" draw:style-name="Mgr1" draw:text-style-name="MP2" svg:x1="-0.318cm" svg:y1="1.561cm" svg:x2="15.24cm" svg:y2="1.561cm"><text:p/></draw:line></text:p>
      </style:header>
      <style:footer>
        <text:p text:style-name="MP3"><draw:frame draw:style-name="Mfr1" draw:name="枠8" text:anchor-type="paragraph" svg:y="0.002cm" draw:z-index="401"><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08" draw:style-name="Mgr1" draw:text-style-name="MP2" svg:x1="-0.318cm" svg:y1="1.561cm" svg:x2="15.24cm" svg:y2="1.561cm"><text:p/></draw:line></text:p>
      </style:header>
      <style:footer>
        <text:p text:style-name="MP3"><draw:frame draw:style-name="Mfr1" draw:name="枠9" text:anchor-type="paragraph" svg:y="0.002cm" draw:z-index="403"><draw:text-box fo:min-height="0.37cm" fo:min-width="0.041cm"><text:p text:style-name="Footer"><text:span text:style-name="Page_20_Number"><text:page-number text:select-page="current">20</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36" draw:style-name="Mgr1" draw:text-style-name="MP2" svg:x1="-0.318cm" svg:y1="1.561cm" svg:x2="15.24cm" svg:y2="1.561cm"><text:p/></draw:line></text:p>
      </style:header>
      <style:footer>
        <text:p text:style-name="MP3"><draw:frame draw:style-name="Mfr1" draw:name="枠10" text:anchor-type="paragraph" svg:y="0.002cm" draw:z-index="406"><draw:text-box fo:min-height="0.37cm" fo:min-width="0.041cm"><text:p text:style-name="Footer"><text:span text:style-name="Page_20_Number"><text:page-number text:select-page="current">48</text:page-number></text:span></text:p></draw:text-box></draw:frame><text:bookmark-ref text:reference-format="text" text:ref-name="_Ref230609227">4. 言語仕様</text:bookmark-ref><draw:line text:anchor-type="char" draw:z-index="52"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377" draw:style-name="Mgr1" draw:text-style-name="MP2" svg:x1="-0.318cm" svg:y1="1.561cm" svg:x2="15.24cm" svg:y2="1.561cm"><text:p/></draw:line></text:p>
      </style:header>
      <style:footer>
        <text:p text:style-name="MP3"><draw:frame draw:style-name="Mfr1" draw:name="枠11" text:anchor-type="paragraph" svg:y="0.002cm" draw:z-index="494"><draw:text-box fo:min-height="0.37cm" fo:min-width="0.041cm"><text:p text:style-name="Footer"><text:span text:style-name="Page_20_Number"><text:page-number text:select-page="current">189</text:page-number></text:span></text:p></draw:text-box></draw:frame><text:bookmark-ref text:reference-format="text" text:ref-name="_Ref230609241">5. リファレンス</text:bookmark-ref><draw:line text:anchor-type="char" draw:z-index="193"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z1h4570</meta:initial-creator>
    <meta:creation-date>2009-05-20T10:52:00</meta:creation-date>
    <dc:date>2014-12-10T21:21:25.056000000</dc:date>
    <meta:print-date>2014-12-10T15:02:46</meta:print-date>
    <meta:editing-cycles>105</meta:editing-cycles>
    <meta:editing-duration>P7DT2H59M12S</meta:editing-duration>
    <meta:printed-by>SATO Mitsuhide</meta:printed-by>
    <meta:document-statistic meta:table-count="168" meta:image-count="0" meta:object-count="0" meta:page-count="189" meta:paragraph-count="3024" meta:word-count="37926" meta:character-count="57952" meta:non-whitespace-character-count="53670"/>
    <meta:user-defined meta:name="情報 1"/>
    <meta:user-defined meta:name="情報 2"/>
    <meta:user-defined meta:name="情報 3"/>
    <meta:user-defined meta:name="情報 4"/>
  </office:meta>
</office:document-meta>
</file>